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4" style:family="table-cell" style:parent-style-name="Normal_32_2_32_3"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5" style:family="table-cell" style:parent-style-name="Normal_32_2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Hyperlink_32_2" style:data-style-name="N0">
      <style:table-cell-properties style:vertical-align="automatic"/>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9" style:family="table-cell" style:parent-style-name="Default" style:data-style-name="N38">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11"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12" style:family="table-cell" style:parent-style-name="Default" style:data-style-name="N0">
      <style:text-properties style:font-name="Arial" style:font-name-asian="Arial" style:font-name-complex="Arial" fo:font-size="12pt" style:font-size-asian="12pt" style:font-size-complex="12pt"/>
    </style:style>
    <style:style style:name="ce13" style:family="table-cell" style:parent-style-name="Default" style:data-style-name="N36">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15"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automatic" fo:wrap-option="wrap" style:repeat-content="false"/>
      <style:paragraph-properties fo:text-align="end" fo:margin-right="0cm"/>
      <style:text-properties fo:color="#0D0D0D"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color="#0D0D0D" style:font-name="Arial" style:font-name-asian="Arial" style:font-name-complex="Arial" fo:font-size="12pt" style:font-size-asian="12pt" style:font-size-complex="12pt"/>
    </style:style>
    <style:style style:name="ce20" style:family="table-cell" style:parent-style-name="Default" style:data-style-name="N3">
      <style:table-cell-properties style:vertical-align="automatic" fo:wrap-option="wrap" style:repeat-content="false"/>
      <style:paragraph-properties fo:text-align="end" fo:margin-right="0cm"/>
      <style:text-properties fo:color="#0D0D0D" style:font-name="Arial" style:font-name-asian="Arial" style:font-name-complex="Arial" fo:font-size="12pt" style:font-size-asian="12pt" style:font-size-complex="12pt"/>
    </style:style>
    <style:style style:name="ce21" style:family="table-cell" style:parent-style-name="Default" style:data-style-name="N37">
      <style:table-cell-properties style:vertical-align="automatic" fo:wrap-option="wrap" style:repeat-content="false"/>
      <style:paragraph-properties fo:text-align="end" fo:margin-right="0cm"/>
      <style:text-properties fo:color="#0D0D0D" style:font-name="Arial" style:font-name-asian="Arial" style:font-name-complex="Arial" fo:font-size="12pt" style:font-size-asian="12pt" style:font-size-complex="12pt"/>
    </style:style>
    <style:style style:name="ce22" style:family="table-cell" style:parent-style-name="Default" style:data-style-name="N0">
      <style:text-properties fo:color="#0D0D0D" style:font-name="Arial" style:font-name-asian="Arial" style:font-name-complex="Arial" fo:font-size="12pt" style:font-size-asian="12pt" style:font-size-complex="12pt"/>
    </style:style>
    <style:style style:name="ce23" style:family="table-cell" style:parent-style-name="Default" style:data-style-name="N3">
      <style:table-cell-properties style:vertical-align="automatic" style:repeat-content="false"/>
      <style:paragraph-properties fo:text-align="end" fo:margin-right="0cm"/>
      <style:text-properties fo:color="#0D0D0D" style:font-name="Arial" style:font-name-asian="Arial" style:font-name-complex="Arial" fo:font-size="12pt" style:font-size-asian="12pt" style:font-size-complex="12pt"/>
    </style:style>
    <style:style style:name="ce24" style:family="table-cell" style:parent-style-name="Default" style:data-style-name="N37">
      <style:table-cell-properties style:vertical-align="automatic" style:repeat-content="false"/>
      <style:paragraph-properties fo:text-align="end" fo:margin-right="0cm"/>
      <style:text-properties fo:color="#0D0D0D"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automatic" fo:wrap-option="wrap"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26" style:family="table-cell" style:parent-style-name="Default" style:data-style-name="N0">
      <style:text-properties style:font-name="Arial" style:font-name-asian="Arial" style:font-name-complex="Arial" fo:font-size="18pt" style:font-size-asian="18pt" style:font-size-complex="18pt"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Default" style:data-style-name="N37">
      <style:table-cell-properties style:vertical-align="automatic" style:repeat-content="false"/>
      <style:paragraph-properties fo:text-align="end" fo:margin-right="0cm"/>
    </style:style>
    <style:style style:name="ce29" style:family="table-cell" style:parent-style-name="Default" style:data-style-name="N36">
      <style:table-cell-properties style:vertical-align="automatic" style:repeat-content="false"/>
      <style:paragraph-properties fo:text-align="end" fo:margin-right="0cm"/>
    </style:style>
    <style:style style:name="ce30" style:family="table-cell" style:parent-style-name="Default" style:data-style-name="N0">
      <style:table-cell-properties style:vertical-align="top"/>
      <style:text-properties fo:font-size="12pt" style:font-size-asian="12pt" style:font-size-complex="12pt"/>
    </style:style>
    <style:style style:name="ce31" style:family="table-cell" style:parent-style-name="Default" style:data-style-name="N0">
      <style:table-cell-properties style:vertical-align="top" style:repeat-content="false"/>
      <style:paragraph-properties fo:text-align="end" fo:margin-right="0cm"/>
      <style:text-properties fo:font-size="12pt" style:font-size-asian="12pt" style:font-size-complex="12pt"/>
    </style:style>
    <style:style style:name="ce32" style:family="table-cell" style:parent-style-name="Default" style:data-style-name="N0">
      <style:text-properties style:font-name="Arial" style:font-name-asian="Arial" style:font-name-complex="Arial"/>
    </style:style>
    <style:style style:name="ce33"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middle"/>
      <style:text-properties style:font-name="Arial" style:font-name-asian="Arial" style:font-name-complex="Arial"/>
    </style:style>
    <style:style style:name="ce35" style:family="table-cell" style:parent-style-name="Default" style:data-style-name="N0">
      <style:table-cell-properties style:vertical-align="middle"/>
      <style:text-properties style:font-name="Arial" style:font-name-asian="Arial" style:font-name-complex="Arial" fo:font-size="14pt" style:font-size-asian="14pt" style:font-size-complex="14pt" fo:font-weight="bold" style:font-weight-asian="bold" style:font-weight-complex="bold"/>
    </style:style>
    <style:style style:name="ce36" style:family="table-cell" style:parent-style-name="Default" style:data-style-name="N0">
      <style:table-cell-properties style:vertical-align="middle"/>
      <style:text-properties style:font-name="Arial" style:font-name-asian="Arial" style:font-name-complex="Arial" fo:font-weight="bold" style:font-weight-asian="bold" style:font-weight-complex="bold"/>
    </style:style>
    <style:style style:name="ce3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37">
      <style:table-cell-properties style:vertical-align="middle"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0">
      <style:text-properties fo:font-weight="bold" style:font-weight-asian="bold" style:font-weight-complex="bold"/>
    </style:style>
    <style:style style:name="ce42"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4" style:family="table-cell" style:parent-style-name="Default" style:data-style-name="N3">
      <style:table-cell-properties style:vertical-align="middle"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5" style:family="table-cell" style:parent-style-name="Default" style:data-style-name="N37">
      <style:table-cell-properties style:vertical-align="middle"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47" style:family="table-cell" style:parent-style-name="Default" style:data-style-name="N36"/>
    <style:style style:name="ce48"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style:style>
    <style:style style:name="ce4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50"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style:style>
    <style:style style:name="ce52"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53" style:family="table-cell" style:parent-style-name="Default" style:data-style-name="N36">
      <style:text-properties fo:font-size="12pt" style:font-size-asian="12pt" style:font-size-complex="12pt"/>
    </style:style>
    <style:style style:name="ce54" style:family="table-cell" style:parent-style-name="Default" style:data-style-name="N0">
      <style:text-properties fo:font-size="12pt" style:font-size-asian="12pt" style:font-size-complex="12pt"/>
    </style:style>
    <style:style style:name="ce55"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56"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7"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37">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0">
      <style:text-properties fo:font-size="12pt" style:font-size-asian="12pt" style:font-size-complex="12pt" fo:font-weight="bold" style:font-weight-asian="bold" style:font-weight-complex="bold"/>
    </style:style>
    <style:style style:name="ce60"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9.5804166666667cm"/>
    </style:style>
    <style:style style:name="co2" style:family="table-column">
      <style:table-column-properties fo:break-before="auto" style:column-width="2.80458333333333cm"/>
    </style:style>
    <style:style style:name="co3" style:family="table-column">
      <style:table-column-properties fo:break-before="auto" style:column-width="2.34597222222222cm"/>
    </style:style>
    <style:style style:name="co4" style:family="table-column">
      <style:table-column-properties fo:break-before="auto" style:column-width="1.69333333333333cm"/>
    </style:style>
    <style:style style:name="co5" style:family="table-column">
      <style:table-column-properties fo:break-before="auto" style:column-width="9.47208333333333cm"/>
    </style:style>
    <style:style style:name="co6" style:family="table-column">
      <style:table-column-properties fo:break-before="auto" style:column-width="4.72722222222222cm" style:use-optimal-column-width="true"/>
    </style:style>
    <style:style style:name="co7" style:family="table-column">
      <style:table-column-properties fo:break-before="auto" style:column-width="7.46125cm" style:use-optimal-column-width="true"/>
    </style:style>
    <style:style style:name="co8" style:family="table-column">
      <style:table-column-properties fo:break-before="auto" style:column-width="8.27263888888889cm" style:use-optimal-column-width="true"/>
    </style:style>
    <style:style style:name="co9" style:family="table-column">
      <style:table-column-properties fo:break-before="auto" style:column-width="5.23875cm"/>
    </style:style>
    <style:style style:name="co10" style:family="table-column">
      <style:table-column-properties fo:break-before="auto" style:column-width="7.74347222222222cm" style:use-optimal-column-width="true"/>
    </style:style>
    <style:style style:name="co11" style:family="table-column">
      <style:table-column-properties fo:break-before="auto" style:column-width="4.23333333333333cm" style:use-optimal-column-width="true"/>
    </style:style>
    <style:style style:name="co12" style:family="table-column">
      <style:table-column-properties fo:break-before="auto" style:column-width="5.29166666666667cm"/>
    </style:style>
    <style:style style:name="co13" style:family="table-column">
      <style:table-column-properties fo:break-before="auto" style:column-width="4.88597222222222cm"/>
    </style:style>
    <style:style style:name="co14" style:family="table-column">
      <style:table-column-properties fo:break-before="auto" style:column-width="3.96875cm" style:use-optimal-column-width="true"/>
    </style:style>
    <style:style style:name="co15" style:family="table-column">
      <style:table-column-properties fo:break-before="auto" style:column-width="4.02166666666667cm" style:use-optimal-column-width="true"/>
    </style:style>
    <style:style style:name="co16" style:family="table-column">
      <style:table-column-properties fo:break-before="auto" style:column-width="4.40972222222222cm"/>
    </style:style>
    <style:style style:name="co17" style:family="table-column">
      <style:table-column-properties fo:break-before="auto" style:column-width="5.87375cm" style:use-optimal-column-width="true"/>
    </style:style>
    <style:style style:name="co18" style:family="table-column">
      <style:table-column-properties fo:break-before="auto" style:column-width="4.18041666666667cm" style:use-optimal-column-width="true"/>
    </style:style>
    <style:style style:name="co19" style:family="table-column">
      <style:table-column-properties fo:break-before="auto" style:column-width="4.49791666666667cm"/>
    </style:style>
    <style:style style:name="co20" style:family="table-column">
      <style:table-column-properties fo:break-before="auto" style:column-width="5.67972222222222cm"/>
    </style:style>
    <style:style style:name="co21" style:family="table-column">
      <style:table-column-properties fo:break-before="auto" style:column-width="5.20347222222222cm" style:use-optimal-column-width="true"/>
    </style:style>
    <style:style style:name="co22" style:family="table-column">
      <style:table-column-properties fo:break-before="auto" style:column-width="5.76791666666667cm" style:use-optimal-column-width="true"/>
    </style:style>
    <style:style style:name="co23" style:family="table-column">
      <style:table-column-properties fo:break-before="auto" style:column-width="8.21972222222222cm" style:use-optimal-column-width="true"/>
    </style:style>
    <style:style style:name="co24" style:family="table-column">
      <style:table-column-properties fo:break-before="auto" style:column-width="6.20888888888889cm" style:use-optimal-column-width="true"/>
    </style:style>
    <style:style style:name="co25" style:family="table-column">
      <style:table-column-properties fo:break-before="auto" style:column-width="6.68513888888889cm" style:use-optimal-column-width="true"/>
    </style:style>
    <style:style style:name="ro1" style:family="table-row">
      <style:table-row-properties style:row-height="31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186pt" style:use-optimal-row-height="true" fo:break-before="auto"/>
    </style:style>
    <style:style style:name="ro5" style:family="table-row">
      <style:table-row-properties style:row-height="29pt" style:use-optimal-row-height="false" fo:break-before="auto"/>
    </style:style>
    <style:style style:name="ro6" style:family="table-row">
      <style:table-row-properties style:row-height="15.5pt" style:use-optimal-row-height="true" fo:break-before="auto"/>
    </style:style>
    <style:style style:name="ro7" style:family="table-row">
      <style:table-row-properties style:row-height="29.5pt" style:use-optimal-row-height="false" fo:break-before="auto"/>
    </style:style>
    <style:style style:name="ro8" style:family="table-row">
      <style:table-row-properties style:row-height="14.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31pt" style:use-optimal-row-height="true" fo:break-before="auto"/>
    </style:style>
    <style:style style:name="ro11" style:family="table-row">
      <style:table-row-properties style:row-height="30.5pt" style:use-optimal-row-height="false" fo:break-before="auto"/>
    </style:style>
    <style:style style:name="ro12" style:family="table-row">
      <style:table-row-properties style:row-height="18.5pt" style:use-optimal-row-height="true" fo:break-before="auto"/>
    </style:style>
    <style:style style:name="ro13" style:family="table-row">
      <style:table-row-properties style:row-height="30.65pt" style:use-optimal-row-height="false" fo:break-before="auto"/>
    </style:style>
    <style:style style:name="ro14" style:family="table-row">
      <style:table-row-properties style:row-height="46.5pt" style:use-optimal-row-height="true" fo:break-before="auto"/>
    </style:style>
    <style:style style:name="ro15" style:family="table-row">
      <style:table-row-properties style:row-height="23pt" style:use-optimal-row-height="true" fo:break-before="auto"/>
    </style:style>
    <style:style style:name="ro16"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Seasonal influenza vaccine uptake in GP patients in England 2023 to 2024</text:p>
          </table:table-cell>
          <table:table-cell table:number-columns-repeated="16383"/>
        </table:table-row>
        <table:table-row table:style-name="ro2">
          <table:table-cell office:value-type="string" table:style-name="ce3">
            <text:p>Provisional monthly data from 1 September 2023 to 31 December 2023</text:p>
          </table:table-cell>
          <table:table-cell table:number-columns-repeated="16383"/>
        </table:table-row>
        <table:table-row table:style-name="ro2">
          <table:table-cell office:value-type="string" table:style-name="ce4">
            <text:p>By local authority</text:p>
          </table:table-cell>
          <table:table-cell table:number-columns-repeated="16383"/>
        </table:table-row>
        <table:table-row table:style-name="ro2">
          <table:table-cell office:value-type="string" table:style-name="ce4">
            <text:p>December 2023 survey</text:p>
          </table:table-cell>
          <table:table-cell table:number-columns-repeated="16383"/>
        </table:table-row>
        <table:table-row table:style-name="ro3">
          <table:table-cell office:value-type="string" table:style-name="ce4">
            <text:p>About these statistics</text:p>
          </table:table-cell>
          <table:table-cell table:number-columns-repeated="16383"/>
        </table:table-row>
        <table:table-row table:style-name="ro4">
          <table:table-cell office:value-type="string" table:style-name="ce5">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influenza@ukhsa.gov.uk with any comments about how we meet these standards. Alternatively, you can contact OSR by emailing regulation@statistics.gov.uk or via the OSR website.</text:p>
            <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 text:c="2"/></text:p>
            <text:p><text:s/></text:p>
            <text:p>UKHSA will next be conducting a formal review of these statistics in Spring 2024. Following this review, an implementation plan will be developed to continue to improve the trustworthiness, quality, and value of these statistics. Key continuous improvements made will be highlighted within future releases of these statistics for transparency.</text:p>
          </table:table-cell>
          <table:table-cell table:number-columns-repeated="16383"/>
        </table:table-row>
        <table:table-row table:style-name="ro5">
          <table:table-cell office:value-type="string" table:style-name="ce3">
            <text:p>Author</text:p>
          </table:table-cell>
          <table:table-cell table:number-columns-repeated="16383"/>
        </table:table-row>
        <table:table-row table:style-name="ro6">
          <table:table-cell office:value-type="string" table:style-name="ce6">
            <text:p>UK Health Security Agency (UKHSA)</text:p>
          </table:table-cell>
          <table:table-cell table:number-columns-repeated="16383"/>
        </table:table-row>
        <table:table-row table:style-name="ro6">
          <table:table-cell office:value-type="string" table:style-name="ce7">
            <text:p>Influenza@ukhsa.gov.uk</text:p>
          </table:table-cell>
          <table:table-cell table:number-columns-repeated="16383"/>
        </table:table-row>
        <table:table-row table:style-name="ro7">
          <table:table-cell office:value-type="string" table:style-name="ce8">
            <text:p>Publication date</text:p>
          </table:table-cell>
          <table:table-cell table:number-columns-repeated="16383"/>
        </table:table-row>
        <table:table-row table:style-name="ro6">
          <table:table-cell office:value-type="date" office:date-value="2024-01-25T00:00:00" table:style-name="ce9">
            <text:p>Thursday, January 25, 2024</text:p>
          </table:table-cell>
          <table:table-cell table:number-columns-repeated="16383"/>
        </table:table-row>
        <table:table-row table:style-name="ro8">
          <table:table-cell table:number-columns-repeated="16384" table:style-name="ce1"/>
        </table:table-row>
        <table:table-row table:number-rows-repeated="1048564" table:style-name="ro9">
          <table:table-cell table:number-columns-repeated="16384"/>
        </table:table-row>
      </table:table>
      <table:table table:name="National" table:style-name="ta1">
        <table:table-column table:style-name="co5" table:default-cell-style-name="ce12"/>
        <table:table-column table:style-name="co6" table:default-cell-style-name="ce11"/>
        <table:table-column table:style-name="co7" table:default-cell-style-name="ce11"/>
        <table:table-column table:style-name="co8" table:default-cell-style-name="ce11"/>
        <table:table-column table:style-name="co6" table:default-cell-style-name="ce11"/>
        <table:table-column table:style-name="co7" table:default-cell-style-name="ce11"/>
        <table:table-column table:style-name="co8" table:default-cell-style-name="ce11"/>
        <table:table-column table:style-name="co4" table:number-columns-repeated="16377" table:default-cell-style-name="ce12"/>
        <table:table-row table:style-name="ro3">
          <table:table-cell office:value-type="string" table:style-name="ce10">
            <text:p>Seasonal influenza vaccine uptake in GP patients in England 2023 to 2024</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2">
          <table:table-cell office:value-type="string" table:style-name="ce8">
            <text:p>Provisional end of December 2023 cumulative uptake data for England on influenza vaccinations given from 1 September 2023 to 31 December 2023.</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This worksheet contains 2 tables.</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3">
          <table:table-cell office:value-type="string" table:style-name="ce8">
            <text:p>Notes</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6">
          <table:table-cell office:value-type="string" table:style-name="ce12">
            <text:p>Note 1: data is provisional and represents 96.2% of all GP practices in England responding to the December 2023 main GP flu survey. The 2022 to 2023 data is based up until 31 December 2022 and represents 97.0% of all GP practices in England responding to the main GP flu surve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2: data is provisional and represents 93.4% of all GP practices in England responding to the December 2023 child GP flu survey.The 2022 to 2023 data is based up until 31 December 2022 and represents 98.7% of all GP practices in England responding to the child GP flu surve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3: where a total for England is quoted (e.g. sum of patients registered) this is taken from the 96.2% GP practice sample for the main survey and 93.4% for the child GP flu survey and is therefore not an extrapolated figure for all of England.</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4">
            <text:p>Note 4: for definitions of clinical at-risk groups for those aged 6 months to under 65 years, see the annual flu letter published on GOV.UK at: https://www.gov.uk/government/publications/national-flu-immunisation-programme-plan</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5: clinical at-risk group data for those aged under 65 years includes pregnant women with other risk factors but excludes otherwise 'healthy' pregnant women and carers.</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6: these data include all women already pregnant or becoming pregnant (in the first, second or third trimesters) as diagnosed by a medical professional from 1 September 2023.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7: please note the total number of practices in the GP main survey will not be equivalent to the total number of practices in the GP child survey. This is due to practices which consist of adult patients onl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6" table:style-name="ce11"/>
          <table:table-cell table:number-columns-repeated="10" table:style-name="ce12"/>
          <table:table-cell table:style-name="ce6"/>
          <table:table-cell table:number-columns-repeated="16366" table:style-name="ce1"/>
        </table:table-row>
        <table:table-row table:style-name="ro6">
          <table:table-cell office:value-type="string" table:style-name="ce12">
            <text:p>All figures are derived from data as extracted from records on GP systems or as submitted by GP practices or sub-ICBs or ICBs.<text:s/></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Data Source: ImmForm website: registered patient GP practice data.</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6">
          <table:table-cell office:value-type="string" table:style-name="ce12">
            <text:p>Influenza Vaccine Uptake Monitoring Programme, UK Health Security Agency (UKHSA)</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3">
          <table:table-cell office:value-type="string" table:style-name="ce15">
            <text:p>Table 1: response rates</text:p>
          </table:table-cell>
          <table:table-cell table:style-name="ce16"/>
          <table:table-cell table:number-columns-repeated="5" table:style-name="ce11"/>
          <table:table-cell table:number-columns-repeated="3" table:style-name="ce12"/>
          <table:table-cell table:number-columns-repeated="4" table:style-name="ce13"/>
          <table:table-cell table:number-columns-repeated="16370" table:style-name="ce1"/>
        </table:table-row>
        <table:table-row table:style-name="ro10">
          <table:table-cell office:value-type="string" table:style-name="ce17">
            <text:p>GP survey</text:p>
          </table:table-cell>
          <table:table-cell office:value-type="string" table:style-name="ce18">
            <text:p>2023 to 2024</text:p>
            <text:p>number of practices</text:p>
          </table:table-cell>
          <table:table-cell office:value-type="string" table:style-name="ce18">
            <text:p>2023 to 2024</text:p>
            <text:p>number of practices responding</text:p>
          </table:table-cell>
          <table:table-cell office:value-type="string" table:style-name="ce18">
            <text:p>2023 to 2024</text:p>
            <text:p>percentage of practices responding</text:p>
          </table:table-cell>
          <table:table-cell office:value-type="string" table:style-name="ce18">
            <text:p>2022 to 2023</text:p>
            <text:p>number of practices</text:p>
          </table:table-cell>
          <table:table-cell office:value-type="string" table:style-name="ce18">
            <text:p>2022 to 2023</text:p>
            <text:p>number of practices responding</text:p>
          </table:table-cell>
          <table:table-cell office:value-type="string" table:style-name="ce18">
            <text:p>2022 to 2023</text:p>
            <text:p>percentage of practices responding</text:p>
          </table:table-cell>
          <table:table-cell table:number-columns-repeated="7" table:style-name="ce12"/>
          <table:table-cell table:number-columns-repeated="16370" table:style-name="ce1"/>
        </table:table-row>
        <table:table-row table:style-name="ro6">
          <table:table-cell office:value-type="string" table:style-name="ce19">
            <text:p>GP Main Response summary</text:p>
          </table:table-cell>
          <table:table-cell office:value-type="float" office:value="6372" table:style-name="ce20">
            <text:p>6,372</text:p>
          </table:table-cell>
          <table:table-cell office:value-type="float" office:value="6130" table:style-name="ce20">
            <text:p>6,130</text:p>
          </table:table-cell>
          <table:table-cell office:value-type="float" office:value="96.2" table:style-name="ce21">
            <text:p>96.2</text:p>
          </table:table-cell>
          <table:table-cell office:value-type="float" office:value="6453" table:style-name="ce20">
            <text:p>6,453</text:p>
          </table:table-cell>
          <table:table-cell office:value-type="float" office:value="6260" table:style-name="ce20">
            <text:p>6,260</text:p>
          </table:table-cell>
          <table:table-cell office:value-type="float" office:value="97" table:style-name="ce21">
            <text:p>97.0</text:p>
          </table:table-cell>
          <table:table-cell table:number-columns-repeated="7" table:style-name="ce12"/>
          <table:table-cell table:number-columns-repeated="16370" table:style-name="ce1"/>
        </table:table-row>
        <table:table-row table:style-name="ro6">
          <table:table-cell office:value-type="string" table:style-name="ce22">
            <text:p>GP Child Response summary</text:p>
          </table:table-cell>
          <table:table-cell office:value-type="float" office:value="6367" table:style-name="ce23">
            <text:p>6,367</text:p>
          </table:table-cell>
          <table:table-cell office:value-type="float" office:value="5948" table:style-name="ce23">
            <text:p>5,948</text:p>
          </table:table-cell>
          <table:table-cell office:value-type="float" office:value="93.4" table:style-name="ce24">
            <text:p>93.4</text:p>
          </table:table-cell>
          <table:table-cell office:value-type="float" office:value="6448" table:style-name="ce23">
            <text:p>6,448</text:p>
          </table:table-cell>
          <table:table-cell office:value-type="float" office:value="6363" table:style-name="ce23">
            <text:p>6,363</text:p>
          </table:table-cell>
          <table:table-cell office:value-type="float" office:value="98.7" table:style-name="ce24">
            <text:p>98.7</text:p>
          </table:table-cell>
          <table:table-cell table:number-columns-repeated="7" table:style-name="ce12"/>
          <table:table-cell table:number-columns-repeated="16370" table:style-name="ce1"/>
        </table:table-row>
        <table:table-row table:style-name="ro11">
          <table:table-cell office:value-type="string" table:style-name="ce15">
            <text:p>Table 2: vaccination cohorts</text:p>
          </table:table-cell>
          <table:table-cell table:number-columns-repeated="6" table:style-name="ce11"/>
          <table:table-cell table:number-columns-repeated="7" table:style-name="ce12"/>
          <table:table-cell table:number-columns-repeated="16370" table:style-name="ce1"/>
        </table:table-row>
        <table:table-row table:style-name="ro10">
          <table:table-cell office:value-type="string" table:style-name="ce15">
            <text:p>Vaccination cohorts</text:p>
          </table:table-cell>
          <table:table-cell office:value-type="string" table:style-name="ce18">
            <text:p>2023 to 2024</text:p>
            <text:p>patients registered</text:p>
          </table:table-cell>
          <table:table-cell office:value-type="string" table:style-name="ce18">
            <text:p>2023 to 2024</text:p>
            <text:p>number vaccinated</text:p>
          </table:table-cell>
          <table:table-cell office:value-type="string" table:style-name="ce18">
            <text:p>2023 to 2024</text:p>
            <text:p>percentage vaccine uptake</text:p>
          </table:table-cell>
          <table:table-cell office:value-type="string" table:style-name="ce18">
            <text:p>2022 to 2023</text:p>
            <text:p>patients registered</text:p>
          </table:table-cell>
          <table:table-cell office:value-type="string" table:style-name="ce18">
            <text:p>2022 to 2023</text:p>
            <text:p>number vaccinated</text:p>
          </table:table-cell>
          <table:table-cell office:value-type="string" table:style-name="ce18">
            <text:p>2022 to 2023</text:p>
            <text:p>percentage vaccine uptake</text:p>
          </table:table-cell>
          <table:table-cell table:number-columns-repeated="7" table:style-name="ce12"/>
          <table:table-cell table:number-columns-repeated="16370" table:style-name="ce1"/>
        </table:table-row>
        <table:table-row table:style-name="ro6">
          <table:table-cell office:value-type="string" table:style-name="ce19">
            <text:p>65 years and over</text:p>
          </table:table-cell>
          <table:table-cell office:value-type="float" office:value="11064811" table:style-name="ce23">
            <text:p>11,064,811</text:p>
          </table:table-cell>
          <table:table-cell office:value-type="float" office:value="8521402" table:style-name="ce23">
            <text:p>8,521,402</text:p>
          </table:table-cell>
          <table:table-cell office:value-type="float" office:value="77" table:style-name="ce24">
            <text:p>77.0</text:p>
          </table:table-cell>
          <table:table-cell office:value-type="float" office:value="10809657" table:style-name="ce23">
            <text:p>10,809,657</text:p>
          </table:table-cell>
          <table:table-cell office:value-type="float" office:value="8477322" table:style-name="ce23">
            <text:p>8,477,322</text:p>
          </table:table-cell>
          <table:table-cell office:value-type="float" office:value="78.400000000000006" table:style-name="ce24">
            <text:p>78.4</text:p>
          </table:table-cell>
          <table:table-cell table:number-columns-repeated="7" table:style-name="ce12"/>
          <table:table-cell table:number-columns-repeated="16370" table:style-name="ce1"/>
        </table:table-row>
        <table:table-row table:style-name="ro12">
          <table:table-cell office:value-type="string" table:style-name="ce19">
            <text:p>6 months to under 65 years at-risk<text:span text:style-name="T1"><text:s/>4,5</text:span></text:p>
          </table:table-cell>
          <table:table-cell office:value-type="float" office:value="9249295" table:style-name="ce23">
            <text:p>9,249,295</text:p>
          </table:table-cell>
          <table:table-cell office:value-type="float" office:value="3725566" table:style-name="ce23">
            <text:p>3,725,566</text:p>
          </table:table-cell>
          <table:table-cell office:value-type="float" office:value="40.299999999999997" table:style-name="ce24">
            <text:p>40.3</text:p>
          </table:table-cell>
          <table:table-cell office:value-type="float" office:value="8448771" table:style-name="ce23">
            <text:p>8,448,771</text:p>
          </table:table-cell>
          <table:table-cell office:value-type="float" office:value="3913820" table:style-name="ce23">
            <text:p>3,913,820</text:p>
          </table:table-cell>
          <table:table-cell office:value-type="float" office:value="46.3" table:style-name="ce24">
            <text:p>46.3</text:p>
          </table:table-cell>
          <table:table-cell table:number-columns-repeated="7" table:style-name="ce12"/>
          <table:table-cell table:number-columns-repeated="16370" table:style-name="ce1"/>
        </table:table-row>
        <table:table-row table:style-name="ro12">
          <table:table-cell office:value-type="string" table:style-name="ce19">
            <text:p>Pregnant women<text:span text:style-name="T1">6</text:span></text:p>
          </table:table-cell>
          <table:table-cell office:value-type="float" office:value="592977" table:style-name="ce23">
            <text:p>592,977</text:p>
          </table:table-cell>
          <table:table-cell office:value-type="float" office:value="182943" table:style-name="ce23">
            <text:p>182,943</text:p>
          </table:table-cell>
          <table:table-cell office:value-type="float" office:value="30.9" table:style-name="ce24">
            <text:p>30.9</text:p>
          </table:table-cell>
          <table:table-cell office:value-type="float" office:value="527988" table:style-name="ce23">
            <text:p>527,988</text:p>
          </table:table-cell>
          <table:table-cell office:value-type="float" office:value="175265" table:style-name="ce23">
            <text:p>175,265</text:p>
          </table:table-cell>
          <table:table-cell office:value-type="float" office:value="33.200000000000003" table:style-name="ce24">
            <text:p>33.2</text:p>
          </table:table-cell>
          <table:table-cell table:number-columns-repeated="7" table:style-name="ce12"/>
          <table:table-cell table:number-columns-repeated="16370" table:style-name="ce1"/>
        </table:table-row>
        <table:table-row table:style-name="ro6">
          <table:table-cell office:value-type="string" table:style-name="ce25">
            <text:p>All 2 year olds (combined)</text:p>
          </table:table-cell>
          <table:table-cell office:value-type="float" office:value="608923" table:style-name="ce23">
            <text:p>608,923</text:p>
          </table:table-cell>
          <table:table-cell office:value-type="float" office:value="249535" table:style-name="ce23">
            <text:p>249,535</text:p>
          </table:table-cell>
          <table:table-cell office:value-type="float" office:value="41" table:style-name="ce24">
            <text:p>41.0</text:p>
          </table:table-cell>
          <table:table-cell office:value-type="float" office:value="609453" table:style-name="ce23">
            <text:p>609,453</text:p>
          </table:table-cell>
          <table:table-cell office:value-type="float" office:value="242753" table:style-name="ce23">
            <text:p>242,753</text:p>
          </table:table-cell>
          <table:table-cell office:value-type="float" office:value="39.799999999999997" table:style-name="ce24">
            <text:p>39.8</text:p>
          </table:table-cell>
          <table:table-cell table:number-columns-repeated="7" table:style-name="ce12"/>
          <table:table-cell table:number-columns-repeated="16370" table:style-name="ce1"/>
        </table:table-row>
        <table:table-row table:style-name="ro6">
          <table:table-cell office:value-type="string" table:style-name="ce25">
            <text:p>All 3 year olds (combined)</text:p>
          </table:table-cell>
          <table:table-cell office:value-type="float" office:value="623644" table:style-name="ce23">
            <text:p>623,644</text:p>
          </table:table-cell>
          <table:table-cell office:value-type="float" office:value="257272" table:style-name="ce23">
            <text:p>257,272</text:p>
          </table:table-cell>
          <table:table-cell office:value-type="float" office:value="41.3" table:style-name="ce24">
            <text:p>41.3</text:p>
          </table:table-cell>
          <table:table-cell office:value-type="float" office:value="637001" table:style-name="ce23">
            <text:p>637,001</text:p>
          </table:table-cell>
          <table:table-cell office:value-type="float" office:value="268807" table:style-name="ce23">
            <text:p>268,807</text:p>
          </table:table-cell>
          <table:table-cell office:value-type="float" office:value="42.2" table:style-name="ce24">
            <text:p>42.2</text:p>
          </table:table-cell>
          <table:table-cell table:number-columns-repeated="7" table:style-name="ce12"/>
          <table:table-cell table:number-columns-repeated="16370" table:style-name="ce1"/>
        </table:table-row>
        <table:table-row table:number-rows-repeated="1048550" table:style-name="ro9">
          <table:table-cell table:number-columns-repeated="16384"/>
        </table:table-row>
      </table:table>
      <table:table table:name="MainGP_LAs" table:style-name="ta1">
        <table:table-column table:style-name="co9" table:default-cell-style-name="ce1"/>
        <table:table-column table:style-name="co10" table:default-cell-style-name="ce1"/>
        <table:table-column table:style-name="co11" table:default-cell-style-name="ce27"/>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number-columns-repeated="3" table:default-cell-style-name="ce27"/>
        <table:table-column table:style-name="co18" table:number-columns-repeated="2" table:default-cell-style-name="ce27"/>
        <table:table-column table:style-name="co19" table:default-cell-style-name="ce27"/>
        <table:table-column table:style-name="co4" table:number-columns-repeated="16370" table:default-cell-style-name="ce1"/>
        <table:table-row table:style-name="ro1">
          <table:table-cell office:value-type="string" table:style-name="ce26">
            <text:p>Seasonal influenza vaccine uptake amongst GP patients in England 2023 to 2024</text:p>
          </table:table-cell>
          <table:table-cell table:style-name="ce1"/>
          <table:table-cell table:number-columns-repeated="2" table:style-name="ce27"/>
          <table:table-cell table:style-name="ce28"/>
          <table:table-cell table:number-columns-repeated="5" table:style-name="ce27"/>
          <table:table-cell table:number-columns-repeated="4" table:style-name="ce29"/>
          <table:table-cell table:number-columns-repeated="16370" table:style-name="ce1"/>
        </table:table-row>
        <table:table-row table:style-name="ro2">
          <table:table-cell office:value-type="string" table:style-name="ce8">
            <text:p>Provisional end of December 2023 cumulative uptake data for England on influenza vaccinations given from 1 September 2023 to 31 December 2023.</text:p>
          </table:table-cell>
          <table:table-cell table:style-name="ce30"/>
          <table:table-cell table:number-columns-repeated="12" table:style-name="ce31"/>
          <table:table-cell table:number-columns-repeated="4" table:style-name="ce32"/>
          <table:table-cell table:number-columns-repeated="16366" table:style-name="ce1"/>
        </table:table-row>
        <table:table-row table:style-name="ro6">
          <table:table-cell office:value-type="string" table:style-name="ce33">
            <text:p>This worksheet contains one table.</text:p>
          </table:table-cell>
          <table:table-cell table:style-name="ce34"/>
          <table:table-cell table:number-columns-repeated="8" table:style-name="ce27"/>
          <table:table-cell table:number-columns-repeated="4" table:style-name="ce29"/>
          <table:table-cell table:number-columns-repeated="4" table:style-name="ce32"/>
          <table:table-cell table:number-columns-repeated="16366" table:style-name="ce1"/>
        </table:table-row>
        <table:table-row table:style-name="ro5">
          <table:table-cell office:value-type="string" table:style-name="ce35">
            <text:p>Notes</text:p>
          </table:table-cell>
          <table:table-cell table:style-name="ce34"/>
          <table:table-cell table:number-columns-repeated="8" table:style-name="ce27"/>
          <table:table-cell table:number-columns-repeated="4" table:style-name="ce29"/>
          <table:table-cell table:number-columns-repeated="4" table:style-name="ce32"/>
          <table:table-cell table:number-columns-repeated="16366" table:style-name="ce1"/>
        </table:table-row>
        <table:table-row table:style-name="ro6">
          <table:table-cell office:value-type="string" table:style-name="ce12">
            <text:p>Note 1: data is provisional and represents 96.2% of all GP practices in England responding to the December 2023 main GP flu survey. The 2022 to 2023 data is based up until 31 December 2022 and represents 97.0% of all GP practices in England responding to the main GP flu surve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2: data is provisional and represents 93.4% of all GP practices in England responding to the December 2023 child GP flu survey.The 2022 to 2023 data is based up until 31 December 2022 and represents 98.7% of all GP practices in England responding to the child GP flu surve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3: where a total for England is quoted (e.g. sum of patients registered) this is taken from the 96.2% GP practice sample for the main survey and 93.4% for the child GP flu survey and is therefore not an extrapolated figure for all of England.</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4">
            <text:p>Note 4: for definitions of clinical at-risk groups for those aged 6 months to under 65 years, see the annual flu letter published on GOV.UK at: https://www.gov.uk/government/publications/national-flu-immunisation-programme-plan</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5: clinical at-risk group data for those aged under 65 years includes pregnant women with other risk factors but excludes otherwise 'healthy' pregnant women and carers.</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6: these data include all women already pregnant or becoming pregnant (in the first, second or third trimesters) as diagnosed by a medical professional from 1 September 2023.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7: please note the total number of practices in the GP main survey will not be equivalent to the total number of practices in the GP child survey. This is due to practices which consist of adult patients onl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Note 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6" table:style-name="ce11"/>
          <table:table-cell table:number-columns-repeated="10" table:style-name="ce12"/>
          <table:table-cell table:style-name="ce6"/>
          <table:table-cell table:number-columns-repeated="16366" table:style-name="ce1"/>
        </table:table-row>
        <table:table-row table:style-name="ro6">
          <table:table-cell office:value-type="string" table:style-name="ce12">
            <text:p>All figures are derived from data as extracted from records on GP systems or as submitted by GP practices or sub-ICBs or ICBs.<text:s/></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12">
            <text:p>Data Source: ImmForm website: registered patient GP practice data.</text:p>
          </table:table-cell>
          <table:table-cell table:number-columns-repeated="6" table:style-name="ce11"/>
          <table:table-cell table:number-columns-repeated="3" table:style-name="ce12"/>
          <table:table-cell table:number-columns-repeated="4" table:style-name="ce13"/>
          <table:table-cell table:number-columns-repeated="4" table:style-name="ce12"/>
          <table:table-cell table:number-columns-repeated="16366" table:style-name="ce1"/>
        </table:table-row>
        <table:table-row table:style-name="ro6">
          <table:table-cell office:value-type="string" table:style-name="ce33">
            <text:p>Influenza Vaccine Uptake Monitoring Programme, UK Health Security Agency (UKHSA)</text:p>
          </table:table-cell>
          <table:table-cell table:style-name="ce36"/>
          <table:table-cell table:number-columns-repeated="8" table:style-name="ce27"/>
          <table:table-cell table:number-columns-repeated="4" table:style-name="ce29"/>
          <table:table-cell table:number-columns-repeated="35" table:style-name="ce32"/>
          <table:table-cell table:number-columns-repeated="16335"/>
        </table:table-row>
        <table:table-row table:style-name="ro13">
          <table:table-cell office:value-type="string" table:style-name="ce15">
            <text:p>Table 3: main GP flu survey</text:p>
          </table:table-cell>
          <table:table-cell table:style-name="ce36"/>
          <table:table-cell table:number-columns-repeated="8" table:style-name="ce27"/>
          <table:table-cell table:number-columns-repeated="4" table:style-name="ce29"/>
          <table:table-cell table:number-columns-repeated="35" table:style-name="ce32"/>
          <table:table-cell table:number-columns-repeated="16335"/>
        </table:table-row>
        <table:table-row table:style-name="ro14">
          <table:table-cell office:value-type="string" table:style-name="ce37">
            <text:p>Region</text:p>
          </table:table-cell>
          <table:table-cell office:value-type="string" table:style-name="ce38">
            <text:p>Local authority name<text:s/></text:p>
          </table:table-cell>
          <table:table-cell office:value-type="string" table:style-name="ce39">
            <text:p>Response summary</text:p>
            <text:p>number of practices</text:p>
          </table:table-cell>
          <table:table-cell office:value-type="string" table:style-name="ce39">
            <text:p>Response summary</text:p>
            <text:p>number of forms completed</text:p>
          </table:table-cell>
          <table:table-cell office:value-type="string" table:style-name="ce40">
            <text:p>Response summary</text:p>
            <text:p>percentage of practices responding</text:p>
          </table:table-cell>
          <table:table-cell office:value-type="string" table:style-name="ce39">
            <text:p>65 years and over</text:p>
            <text:p>patients registered</text:p>
          </table:table-cell>
          <table:table-cell office:value-type="string" table:style-name="ce39">
            <text:p>65 years and over</text:p>
            <text:p>number vaccinated</text:p>
          </table:table-cell>
          <table:table-cell office:value-type="string" table:style-name="ce39">
            <text:p>65 years and over</text:p>
            <text:p>percentage vaccine uptake</text:p>
          </table:table-cell>
          <table:table-cell office:value-type="string" table:style-name="ce39">
            <text:p>Under 65 years (at-risk only)</text:p>
            <text:p>patients registered</text:p>
          </table:table-cell>
          <table:table-cell office:value-type="string" table:style-name="ce39">
            <text:p>Under 65 years (at-risk only)</text:p>
            <text:p>number vaccinated</text:p>
          </table:table-cell>
          <table:table-cell office:value-type="string" table:style-name="ce39">
            <text:p>Under 65 years (at-risk only)</text:p>
            <text:p>percentage vaccine uptake</text:p>
          </table:table-cell>
          <table:table-cell office:value-type="string" table:style-name="ce39">
            <text:p>All Pregnant women</text:p>
            <text:p>patients registered</text:p>
          </table:table-cell>
          <table:table-cell office:value-type="string" table:style-name="ce39">
            <text:p>All Pregnant women</text:p>
            <text:p>number vaccinated</text:p>
          </table:table-cell>
          <table:table-cell office:value-type="string" table:style-name="ce39">
            <text:p>All Pregnant women</text:p>
            <text:p>percentage vaccine uptake</text:p>
          </table:table-cell>
          <table:table-cell table:number-columns-repeated="16370" table:style-name="ce41"/>
        </table:table-row>
        <table:table-row table:style-name="ro6">
          <table:table-cell office:value-type="string" table:style-name="ce42">
            <text:p>North East</text:p>
          </table:table-cell>
          <table:table-cell office:value-type="string" table:style-name="ce43">
            <text:p>County Durham</text:p>
          </table:table-cell>
          <table:table-cell office:value-type="float" office:value="61" table:style-name="ce44">
            <text:p>61</text:p>
          </table:table-cell>
          <table:table-cell office:value-type="float" office:value="60" table:style-name="ce44">
            <text:p>60</text:p>
          </table:table-cell>
          <table:table-cell office:value-type="float" office:value="98.4" table:style-name="ce45">
            <text:p>98.4</text:p>
          </table:table-cell>
          <table:table-cell office:value-type="float" office:value="119506" table:style-name="ce44">
            <text:p>119,506</text:p>
          </table:table-cell>
          <table:table-cell office:value-type="float" office:value="96165" table:style-name="ce44">
            <text:p>96,165</text:p>
          </table:table-cell>
          <table:table-cell office:value-type="float" office:value="80.5" table:style-name="ce45">
            <text:p>80.5</text:p>
          </table:table-cell>
          <table:table-cell office:value-type="float" office:value="91416" table:style-name="ce44">
            <text:p>91,416</text:p>
          </table:table-cell>
          <table:table-cell office:value-type="float" office:value="40077" table:style-name="ce44">
            <text:p>40,077</text:p>
          </table:table-cell>
          <table:table-cell office:value-type="float" office:value="43.8" table:style-name="ce45">
            <text:p>43.8</text:p>
          </table:table-cell>
          <table:table-cell office:value-type="float" office:value="4854" table:style-name="ce44">
            <text:p>4,854</text:p>
          </table:table-cell>
          <table:table-cell office:value-type="float" office:value="1596" table:style-name="ce44">
            <text:p>1,596</text:p>
          </table:table-cell>
          <table:table-cell office:value-type="float" office:value="32.9" table:style-name="ce45">
            <text:p>32.9</text:p>
          </table:table-cell>
          <table:table-cell table:number-columns-repeated="16370"/>
        </table:table-row>
        <table:table-row table:style-name="ro6">
          <table:table-cell office:value-type="string" table:style-name="ce42">
            <text:p>North East</text:p>
          </table:table-cell>
          <table:table-cell office:value-type="string" table:style-name="ce43">
            <text:p>Darlington</text:p>
          </table:table-cell>
          <table:table-cell office:value-type="float" office:value="11" table:style-name="ce44">
            <text:p>11</text:p>
          </table:table-cell>
          <table:table-cell office:value-type="float" office:value="11" table:style-name="ce44">
            <text:p>11</text:p>
          </table:table-cell>
          <table:table-cell office:value-type="float" office:value="100" table:style-name="ce45">
            <text:p>100.0</text:p>
          </table:table-cell>
          <table:table-cell office:value-type="float" office:value="23585" table:style-name="ce44">
            <text:p>23,585</text:p>
          </table:table-cell>
          <table:table-cell office:value-type="float" office:value="18688" table:style-name="ce44">
            <text:p>18,688</text:p>
          </table:table-cell>
          <table:table-cell office:value-type="float" office:value="79.2" table:style-name="ce45">
            <text:p>79.2</text:p>
          </table:table-cell>
          <table:table-cell office:value-type="float" office:value="18544" table:style-name="ce44">
            <text:p>18,544</text:p>
          </table:table-cell>
          <table:table-cell office:value-type="float" office:value="7949" table:style-name="ce44">
            <text:p>7,949</text:p>
          </table:table-cell>
          <table:table-cell office:value-type="float" office:value="42.9" table:style-name="ce45">
            <text:p>42.9</text:p>
          </table:table-cell>
          <table:table-cell office:value-type="float" office:value="1107" table:style-name="ce44">
            <text:p>1,107</text:p>
          </table:table-cell>
          <table:table-cell office:value-type="float" office:value="407" table:style-name="ce44">
            <text:p>407</text:p>
          </table:table-cell>
          <table:table-cell office:value-type="float" office:value="36.799999999999997" table:style-name="ce45">
            <text:p>36.8</text:p>
          </table:table-cell>
          <table:table-cell table:number-columns-repeated="16370"/>
        </table:table-row>
        <table:table-row table:style-name="ro6">
          <table:table-cell office:value-type="string" table:style-name="ce42">
            <text:p>North East</text:p>
          </table:table-cell>
          <table:table-cell office:value-type="string" table:style-name="ce43">
            <text:p>Gateshead</text:p>
          </table:table-cell>
          <table:table-cell office:value-type="float" office:value="28" table:style-name="ce44">
            <text:p>28</text:p>
          </table:table-cell>
          <table:table-cell office:value-type="float" office:value="23" table:style-name="ce44">
            <text:p>23</text:p>
          </table:table-cell>
          <table:table-cell office:value-type="float" office:value="82.1" table:style-name="ce45">
            <text:p>82.1</text:p>
          </table:table-cell>
          <table:table-cell office:value-type="float" office:value="40144" table:style-name="ce44">
            <text:p>40,144</text:p>
          </table:table-cell>
          <table:table-cell office:value-type="float" office:value="31879" table:style-name="ce44">
            <text:p>31,879</text:p>
          </table:table-cell>
          <table:table-cell office:value-type="float" office:value="79.400000000000006" table:style-name="ce45">
            <text:p>79.4</text:p>
          </table:table-cell>
          <table:table-cell office:value-type="float" office:value="34961" table:style-name="ce44">
            <text:p>34,961</text:p>
          </table:table-cell>
          <table:table-cell office:value-type="float" office:value="14875" table:style-name="ce44">
            <text:p>14,875</text:p>
          </table:table-cell>
          <table:table-cell office:value-type="float" office:value="42.5" table:style-name="ce45">
            <text:p>42.5</text:p>
          </table:table-cell>
          <table:table-cell office:value-type="float" office:value="2313" table:style-name="ce44">
            <text:p>2,313</text:p>
          </table:table-cell>
          <table:table-cell office:value-type="float" office:value="746" table:style-name="ce44">
            <text:p>746</text:p>
          </table:table-cell>
          <table:table-cell office:value-type="float" office:value="32.299999999999997" table:style-name="ce45">
            <text:p>32.3</text:p>
          </table:table-cell>
          <table:table-cell table:number-columns-repeated="16370"/>
        </table:table-row>
        <table:table-row table:style-name="ro6">
          <table:table-cell office:value-type="string" table:style-name="ce42">
            <text:p>North East</text:p>
          </table:table-cell>
          <table:table-cell office:value-type="string" table:style-name="ce43">
            <text:p>Hartlepool</text:p>
          </table:table-cell>
          <table:table-cell office:value-type="float" office:value="11" table:style-name="ce44">
            <text:p>11</text:p>
          </table:table-cell>
          <table:table-cell office:value-type="float" office:value="11" table:style-name="ce44">
            <text:p>11</text:p>
          </table:table-cell>
          <table:table-cell office:value-type="float" office:value="100" table:style-name="ce45">
            <text:p>100.0</text:p>
          </table:table-cell>
          <table:table-cell office:value-type="float" office:value="19920" table:style-name="ce44">
            <text:p>19,920</text:p>
          </table:table-cell>
          <table:table-cell office:value-type="float" office:value="14925" table:style-name="ce44">
            <text:p>14,925</text:p>
          </table:table-cell>
          <table:table-cell office:value-type="float" office:value="74.900000000000006" table:style-name="ce45">
            <text:p>74.9</text:p>
          </table:table-cell>
          <table:table-cell office:value-type="float" office:value="16551" table:style-name="ce44">
            <text:p>16,551</text:p>
          </table:table-cell>
          <table:table-cell office:value-type="float" office:value="6345" table:style-name="ce44">
            <text:p>6,345</text:p>
          </table:table-cell>
          <table:table-cell office:value-type="float" office:value="38.299999999999997" table:style-name="ce45">
            <text:p>38.3</text:p>
          </table:table-cell>
          <table:table-cell office:value-type="float" office:value="857" table:style-name="ce44">
            <text:p>857</text:p>
          </table:table-cell>
          <table:table-cell office:value-type="float" office:value="264" table:style-name="ce44">
            <text:p>264</text:p>
          </table:table-cell>
          <table:table-cell office:value-type="float" office:value="30.8" table:style-name="ce45">
            <text:p>30.8</text:p>
          </table:table-cell>
          <table:table-cell table:number-columns-repeated="16370"/>
        </table:table-row>
        <table:table-row table:style-name="ro6">
          <table:table-cell office:value-type="string" table:style-name="ce42">
            <text:p>North East</text:p>
          </table:table-cell>
          <table:table-cell office:value-type="string" table:style-name="ce43">
            <text:p>Middlesbrough</text:p>
          </table:table-cell>
          <table:table-cell office:value-type="float" office:value="19" table:style-name="ce44">
            <text:p>19</text:p>
          </table:table-cell>
          <table:table-cell office:value-type="float" office:value="17" table:style-name="ce44">
            <text:p>17</text:p>
          </table:table-cell>
          <table:table-cell office:value-type="float" office:value="89.5" table:style-name="ce45">
            <text:p>89.5</text:p>
          </table:table-cell>
          <table:table-cell office:value-type="float" office:value="22893" table:style-name="ce44">
            <text:p>22,893</text:p>
          </table:table-cell>
          <table:table-cell office:value-type="float" office:value="17206" table:style-name="ce44">
            <text:p>17,206</text:p>
          </table:table-cell>
          <table:table-cell office:value-type="float" office:value="75.2" table:style-name="ce45">
            <text:p>75.2</text:p>
          </table:table-cell>
          <table:table-cell office:value-type="float" office:value="22369" table:style-name="ce44">
            <text:p>22,369</text:p>
          </table:table-cell>
          <table:table-cell office:value-type="float" office:value="7642" table:style-name="ce44">
            <text:p>7,642</text:p>
          </table:table-cell>
          <table:table-cell office:value-type="float" office:value="34.200000000000003" table:style-name="ce45">
            <text:p>34.2</text:p>
          </table:table-cell>
          <table:table-cell office:value-type="float" office:value="1799" table:style-name="ce44">
            <text:p>1,799</text:p>
          </table:table-cell>
          <table:table-cell office:value-type="float" office:value="485" table:style-name="ce44">
            <text:p>485</text:p>
          </table:table-cell>
          <table:table-cell office:value-type="float" office:value="27" table:style-name="ce45">
            <text:p>27.0</text:p>
          </table:table-cell>
          <table:table-cell table:number-columns-repeated="16370"/>
        </table:table-row>
        <table:table-row table:style-name="ro6">
          <table:table-cell office:value-type="string" table:style-name="ce42">
            <text:p>North East</text:p>
          </table:table-cell>
          <table:table-cell office:value-type="string" table:style-name="ce43">
            <text:p>Newcastle Upon Tyne</text:p>
          </table:table-cell>
          <table:table-cell office:value-type="float" office:value="30" table:style-name="ce44">
            <text:p>30</text:p>
          </table:table-cell>
          <table:table-cell office:value-type="float" office:value="30" table:style-name="ce44">
            <text:p>30</text:p>
          </table:table-cell>
          <table:table-cell office:value-type="float" office:value="100" table:style-name="ce45">
            <text:p>100.0</text:p>
          </table:table-cell>
          <table:table-cell office:value-type="float" office:value="48013" table:style-name="ce44">
            <text:p>48,013</text:p>
          </table:table-cell>
          <table:table-cell office:value-type="float" office:value="37578" table:style-name="ce44">
            <text:p>37,578</text:p>
          </table:table-cell>
          <table:table-cell office:value-type="float" office:value="78.3" table:style-name="ce45">
            <text:p>78.3</text:p>
          </table:table-cell>
          <table:table-cell office:value-type="float" office:value="49920" table:style-name="ce44">
            <text:p>49,920</text:p>
          </table:table-cell>
          <table:table-cell office:value-type="float" office:value="20269" table:style-name="ce44">
            <text:p>20,269</text:p>
          </table:table-cell>
          <table:table-cell office:value-type="float" office:value="40.6" table:style-name="ce45">
            <text:p>40.6</text:p>
          </table:table-cell>
          <table:table-cell office:value-type="float" office:value="2910" table:style-name="ce44">
            <text:p>2,910</text:p>
          </table:table-cell>
          <table:table-cell office:value-type="float" office:value="851" table:style-name="ce44">
            <text:p>851</text:p>
          </table:table-cell>
          <table:table-cell office:value-type="float" office:value="29.2" table:style-name="ce45">
            <text:p>29.2</text:p>
          </table:table-cell>
          <table:table-cell table:number-columns-repeated="16370"/>
        </table:table-row>
        <table:table-row table:style-name="ro6">
          <table:table-cell office:value-type="string" table:style-name="ce42">
            <text:p>North East</text:p>
          </table:table-cell>
          <table:table-cell office:value-type="string" table:style-name="ce43">
            <text:p>North Tyneside</text:p>
          </table:table-cell>
          <table:table-cell office:value-type="float" office:value="23" table:style-name="ce44">
            <text:p>23</text:p>
          </table:table-cell>
          <table:table-cell office:value-type="float" office:value="23" table:style-name="ce44">
            <text:p>23</text:p>
          </table:table-cell>
          <table:table-cell office:value-type="float" office:value="100" table:style-name="ce45">
            <text:p>100.0</text:p>
          </table:table-cell>
          <table:table-cell office:value-type="float" office:value="46620" table:style-name="ce44">
            <text:p>46,620</text:p>
          </table:table-cell>
          <table:table-cell office:value-type="float" office:value="37903" table:style-name="ce44">
            <text:p>37,903</text:p>
          </table:table-cell>
          <table:table-cell office:value-type="float" office:value="81.3" table:style-name="ce45">
            <text:p>81.3</text:p>
          </table:table-cell>
          <table:table-cell office:value-type="float" office:value="36176" table:style-name="ce44">
            <text:p>36,176</text:p>
          </table:table-cell>
          <table:table-cell office:value-type="float" office:value="16330" table:style-name="ce44">
            <text:p>16,330</text:p>
          </table:table-cell>
          <table:table-cell office:value-type="float" office:value="45.1" table:style-name="ce45">
            <text:p>45.1</text:p>
          </table:table-cell>
          <table:table-cell office:value-type="float" office:value="2019" table:style-name="ce44">
            <text:p>2,019</text:p>
          </table:table-cell>
          <table:table-cell office:value-type="float" office:value="774" table:style-name="ce44">
            <text:p>774</text:p>
          </table:table-cell>
          <table:table-cell office:value-type="float" office:value="38.299999999999997" table:style-name="ce45">
            <text:p>38.3</text:p>
          </table:table-cell>
          <table:table-cell table:number-columns-repeated="16370"/>
        </table:table-row>
        <table:table-row table:style-name="ro6">
          <table:table-cell office:value-type="string" table:style-name="ce42">
            <text:p>North East</text:p>
          </table:table-cell>
          <table:table-cell office:value-type="string" table:style-name="ce43">
            <text:p>Northumberland</text:p>
          </table:table-cell>
          <table:table-cell office:value-type="float" office:value="36" table:style-name="ce44">
            <text:p>36</text:p>
          </table:table-cell>
          <table:table-cell office:value-type="float" office:value="35" table:style-name="ce44">
            <text:p>35</text:p>
          </table:table-cell>
          <table:table-cell office:value-type="float" office:value="97.2" table:style-name="ce45">
            <text:p>97.2</text:p>
          </table:table-cell>
          <table:table-cell office:value-type="float" office:value="87766" table:style-name="ce44">
            <text:p>87,766</text:p>
          </table:table-cell>
          <table:table-cell office:value-type="float" office:value="71142" table:style-name="ce44">
            <text:p>71,142</text:p>
          </table:table-cell>
          <table:table-cell office:value-type="float" office:value="81.099999999999994" table:style-name="ce45">
            <text:p>81.1</text:p>
          </table:table-cell>
          <table:table-cell office:value-type="float" office:value="54020" table:style-name="ce44">
            <text:p>54,020</text:p>
          </table:table-cell>
          <table:table-cell office:value-type="float" office:value="25597" table:style-name="ce44">
            <text:p>25,597</text:p>
          </table:table-cell>
          <table:table-cell office:value-type="float" office:value="47.4" table:style-name="ce45">
            <text:p>47.4</text:p>
          </table:table-cell>
          <table:table-cell office:value-type="float" office:value="2698" table:style-name="ce44">
            <text:p>2,698</text:p>
          </table:table-cell>
          <table:table-cell office:value-type="float" office:value="959" table:style-name="ce44">
            <text:p>959</text:p>
          </table:table-cell>
          <table:table-cell office:value-type="float" office:value="35.5" table:style-name="ce45">
            <text:p>35.5</text:p>
          </table:table-cell>
          <table:table-cell table:number-columns-repeated="16370"/>
        </table:table-row>
        <table:table-row table:style-name="ro6">
          <table:table-cell office:value-type="string" table:style-name="ce42">
            <text:p>North East</text:p>
          </table:table-cell>
          <table:table-cell office:value-type="string" table:style-name="ce43">
            <text:p>Redcar And Cleveland</text:p>
          </table:table-cell>
          <table:table-cell office:value-type="float" office:value="16" table:style-name="ce44">
            <text:p>16</text:p>
          </table:table-cell>
          <table:table-cell office:value-type="float" office:value="15" table:style-name="ce44">
            <text:p>15</text:p>
          </table:table-cell>
          <table:table-cell office:value-type="float" office:value="93.8" table:style-name="ce45">
            <text:p>93.8</text:p>
          </table:table-cell>
          <table:table-cell office:value-type="float" office:value="32090" table:style-name="ce44">
            <text:p>32,090</text:p>
          </table:table-cell>
          <table:table-cell office:value-type="float" office:value="26091" table:style-name="ce44">
            <text:p>26,091</text:p>
          </table:table-cell>
          <table:table-cell office:value-type="float" office:value="81.3" table:style-name="ce45">
            <text:p>81.3</text:p>
          </table:table-cell>
          <table:table-cell office:value-type="float" office:value="23336" table:style-name="ce44">
            <text:p>23,336</text:p>
          </table:table-cell>
          <table:table-cell office:value-type="float" office:value="10137" table:style-name="ce44">
            <text:p>10,137</text:p>
          </table:table-cell>
          <table:table-cell office:value-type="float" office:value="43.4" table:style-name="ce45">
            <text:p>43.4</text:p>
          </table:table-cell>
          <table:table-cell office:value-type="float" office:value="1291" table:style-name="ce44">
            <text:p>1,291</text:p>
          </table:table-cell>
          <table:table-cell office:value-type="float" office:value="471" table:style-name="ce44">
            <text:p>471</text:p>
          </table:table-cell>
          <table:table-cell office:value-type="float" office:value="36.5" table:style-name="ce45">
            <text:p>36.5</text:p>
          </table:table-cell>
          <table:table-cell table:number-columns-repeated="16370"/>
        </table:table-row>
        <table:table-row table:style-name="ro6">
          <table:table-cell office:value-type="string" table:style-name="ce42">
            <text:p>North East</text:p>
          </table:table-cell>
          <table:table-cell office:value-type="string" table:style-name="ce43">
            <text:p>South Tyneside</text:p>
          </table:table-cell>
          <table:table-cell office:value-type="float" office:value="21" table:style-name="ce44">
            <text:p>21</text:p>
          </table:table-cell>
          <table:table-cell office:value-type="float" office:value="21" table:style-name="ce44">
            <text:p>21</text:p>
          </table:table-cell>
          <table:table-cell office:value-type="float" office:value="100" table:style-name="ce45">
            <text:p>100.0</text:p>
          </table:table-cell>
          <table:table-cell office:value-type="float" office:value="33375" table:style-name="ce44">
            <text:p>33,375</text:p>
          </table:table-cell>
          <table:table-cell office:value-type="float" office:value="26147" table:style-name="ce44">
            <text:p>26,147</text:p>
          </table:table-cell>
          <table:table-cell office:value-type="float" office:value="78.3" table:style-name="ce45">
            <text:p>78.3</text:p>
          </table:table-cell>
          <table:table-cell office:value-type="float" office:value="28817" table:style-name="ce44">
            <text:p>28,817</text:p>
          </table:table-cell>
          <table:table-cell office:value-type="float" office:value="12115" table:style-name="ce44">
            <text:p>12,115</text:p>
          </table:table-cell>
          <table:table-cell office:value-type="float" office:value="42" table:style-name="ce45">
            <text:p>42.0</text:p>
          </table:table-cell>
          <table:table-cell office:value-type="float" office:value="2507" table:style-name="ce44">
            <text:p>2,507</text:p>
          </table:table-cell>
          <table:table-cell office:value-type="float" office:value="763" table:style-name="ce44">
            <text:p>763</text:p>
          </table:table-cell>
          <table:table-cell office:value-type="float" office:value="30.4" table:style-name="ce45">
            <text:p>30.4</text:p>
          </table:table-cell>
          <table:table-cell table:number-columns-repeated="16370"/>
        </table:table-row>
        <table:table-row table:style-name="ro6">
          <table:table-cell office:value-type="string" table:style-name="ce42">
            <text:p>North East</text:p>
          </table:table-cell>
          <table:table-cell office:value-type="string" table:style-name="ce43">
            <text:p>Stockton-On-Tees</text:p>
          </table:table-cell>
          <table:table-cell office:value-type="float" office:value="21" table:style-name="ce44">
            <text:p>21</text:p>
          </table:table-cell>
          <table:table-cell office:value-type="float" office:value="20" table:style-name="ce44">
            <text:p>20</text:p>
          </table:table-cell>
          <table:table-cell office:value-type="float" office:value="95.2" table:style-name="ce45">
            <text:p>95.2</text:p>
          </table:table-cell>
          <table:table-cell office:value-type="float" office:value="37722" table:style-name="ce44">
            <text:p>37,722</text:p>
          </table:table-cell>
          <table:table-cell office:value-type="float" office:value="30051" table:style-name="ce44">
            <text:p>30,051</text:p>
          </table:table-cell>
          <table:table-cell office:value-type="float" office:value="79.7" table:style-name="ce45">
            <text:p>79.7</text:p>
          </table:table-cell>
          <table:table-cell office:value-type="float" office:value="32191" table:style-name="ce44">
            <text:p>32,191</text:p>
          </table:table-cell>
          <table:table-cell office:value-type="float" office:value="13389" table:style-name="ce44">
            <text:p>13,389</text:p>
          </table:table-cell>
          <table:table-cell office:value-type="float" office:value="41.6" table:style-name="ce45">
            <text:p>41.6</text:p>
          </table:table-cell>
          <table:table-cell office:value-type="float" office:value="1787" table:style-name="ce44">
            <text:p>1,787</text:p>
          </table:table-cell>
          <table:table-cell office:value-type="float" office:value="554" table:style-name="ce44">
            <text:p>554</text:p>
          </table:table-cell>
          <table:table-cell office:value-type="float" office:value="31" table:style-name="ce45">
            <text:p>31.0</text:p>
          </table:table-cell>
          <table:table-cell table:number-columns-repeated="16370"/>
        </table:table-row>
        <table:table-row table:style-name="ro6">
          <table:table-cell office:value-type="string" table:style-name="ce42">
            <text:p>North East</text:p>
          </table:table-cell>
          <table:table-cell office:value-type="string" table:style-name="ce43">
            <text:p>Sunderland</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59304" table:style-name="ce44">
            <text:p>59,304</text:p>
          </table:table-cell>
          <table:table-cell office:value-type="float" office:value="45868" table:style-name="ce44">
            <text:p>45,868</text:p>
          </table:table-cell>
          <table:table-cell office:value-type="float" office:value="77.3" table:style-name="ce45">
            <text:p>77.3</text:p>
          </table:table-cell>
          <table:table-cell office:value-type="float" office:value="53472" table:style-name="ce44">
            <text:p>53,472</text:p>
          </table:table-cell>
          <table:table-cell office:value-type="float" office:value="21494" table:style-name="ce44">
            <text:p>21,494</text:p>
          </table:table-cell>
          <table:table-cell office:value-type="float" office:value="40.200000000000003" table:style-name="ce45">
            <text:p>40.2</text:p>
          </table:table-cell>
          <table:table-cell office:value-type="float" office:value="3114" table:style-name="ce44">
            <text:p>3,114</text:p>
          </table:table-cell>
          <table:table-cell office:value-type="float" office:value="893" table:style-name="ce44">
            <text:p>893</text:p>
          </table:table-cell>
          <table:table-cell office:value-type="float" office:value="28.7" table:style-name="ce45">
            <text:p>28.7</text:p>
          </table:table-cell>
          <table:table-cell table:number-columns-repeated="16370"/>
        </table:table-row>
        <table:table-row table:style-name="ro6">
          <table:table-cell office:value-type="string" table:style-name="ce42">
            <text:p>North West</text:p>
          </table:table-cell>
          <table:table-cell office:value-type="string" table:style-name="ce43">
            <text:p>Blackburn With Darwen</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27216" table:style-name="ce44">
            <text:p>27,216</text:p>
          </table:table-cell>
          <table:table-cell office:value-type="float" office:value="19230" table:style-name="ce44">
            <text:p>19,230</text:p>
          </table:table-cell>
          <table:table-cell office:value-type="float" office:value="70.7" table:style-name="ce45">
            <text:p>70.7</text:p>
          </table:table-cell>
          <table:table-cell office:value-type="float" office:value="34246" table:style-name="ce44">
            <text:p>34,246</text:p>
          </table:table-cell>
          <table:table-cell office:value-type="float" office:value="11356" table:style-name="ce44">
            <text:p>11,356</text:p>
          </table:table-cell>
          <table:table-cell office:value-type="float" office:value="33.200000000000003" table:style-name="ce45">
            <text:p>33.2</text:p>
          </table:table-cell>
          <table:table-cell office:value-type="float" office:value="2656" table:style-name="ce44">
            <text:p>2,656</text:p>
          </table:table-cell>
          <table:table-cell office:value-type="float" office:value="538" table:style-name="ce44">
            <text:p>538</text:p>
          </table:table-cell>
          <table:table-cell office:value-type="float" office:value="20.3" table:style-name="ce45">
            <text:p>20.3</text:p>
          </table:table-cell>
          <table:table-cell table:number-columns-repeated="16370"/>
        </table:table-row>
        <table:table-row table:style-name="ro6">
          <table:table-cell office:value-type="string" table:style-name="ce42">
            <text:p>North West</text:p>
          </table:table-cell>
          <table:table-cell office:value-type="string" table:style-name="ce43">
            <text:p>Blackpool</text:p>
          </table:table-cell>
          <table:table-cell office:value-type="float" office:value="17" table:style-name="ce44">
            <text:p>17</text:p>
          </table:table-cell>
          <table:table-cell office:value-type="float" office:value="17" table:style-name="ce44">
            <text:p>17</text:p>
          </table:table-cell>
          <table:table-cell office:value-type="float" office:value="100" table:style-name="ce45">
            <text:p>100.0</text:p>
          </table:table-cell>
          <table:table-cell office:value-type="float" office:value="37219" table:style-name="ce44">
            <text:p>37,219</text:p>
          </table:table-cell>
          <table:table-cell office:value-type="float" office:value="27344" table:style-name="ce44">
            <text:p>27,344</text:p>
          </table:table-cell>
          <table:table-cell office:value-type="float" office:value="73.5" table:style-name="ce45">
            <text:p>73.5</text:p>
          </table:table-cell>
          <table:table-cell office:value-type="float" office:value="34867" table:style-name="ce44">
            <text:p>34,867</text:p>
          </table:table-cell>
          <table:table-cell office:value-type="float" office:value="13182" table:style-name="ce44">
            <text:p>13,182</text:p>
          </table:table-cell>
          <table:table-cell office:value-type="float" office:value="37.799999999999997" table:style-name="ce45">
            <text:p>37.8</text:p>
          </table:table-cell>
          <table:table-cell office:value-type="float" office:value="1734" table:style-name="ce44">
            <text:p>1,734</text:p>
          </table:table-cell>
          <table:table-cell office:value-type="float" office:value="384" table:style-name="ce44">
            <text:p>384</text:p>
          </table:table-cell>
          <table:table-cell office:value-type="float" office:value="22.1" table:style-name="ce45">
            <text:p>22.1</text:p>
          </table:table-cell>
          <table:table-cell table:number-columns-repeated="16370"/>
        </table:table-row>
        <table:table-row table:style-name="ro6">
          <table:table-cell office:value-type="string" table:style-name="ce42">
            <text:p>North West</text:p>
          </table:table-cell>
          <table:table-cell office:value-type="string" table:style-name="ce43">
            <text:p>Bolton</text:p>
          </table:table-cell>
          <table:table-cell office:value-type="float" office:value="49" table:style-name="ce44">
            <text:p>49</text:p>
          </table:table-cell>
          <table:table-cell office:value-type="float" office:value="49" table:style-name="ce44">
            <text:p>49</text:p>
          </table:table-cell>
          <table:table-cell office:value-type="float" office:value="100" table:style-name="ce45">
            <text:p>100.0</text:p>
          </table:table-cell>
          <table:table-cell office:value-type="float" office:value="54454" table:style-name="ce44">
            <text:p>54,454</text:p>
          </table:table-cell>
          <table:table-cell office:value-type="float" office:value="40988" table:style-name="ce44">
            <text:p>40,988</text:p>
          </table:table-cell>
          <table:table-cell office:value-type="float" office:value="75.3" table:style-name="ce45">
            <text:p>75.3</text:p>
          </table:table-cell>
          <table:table-cell office:value-type="float" office:value="54791" table:style-name="ce44">
            <text:p>54,791</text:p>
          </table:table-cell>
          <table:table-cell office:value-type="float" office:value="20120" table:style-name="ce44">
            <text:p>20,120</text:p>
          </table:table-cell>
          <table:table-cell office:value-type="float" office:value="36.700000000000003" table:style-name="ce45">
            <text:p>36.7</text:p>
          </table:table-cell>
          <table:table-cell office:value-type="float" office:value="2781" table:style-name="ce44">
            <text:p>2,781</text:p>
          </table:table-cell>
          <table:table-cell office:value-type="float" office:value="788" table:style-name="ce44">
            <text:p>788</text:p>
          </table:table-cell>
          <table:table-cell office:value-type="float" office:value="28.3" table:style-name="ce45">
            <text:p>28.3</text:p>
          </table:table-cell>
          <table:table-cell table:number-columns-repeated="16370"/>
        </table:table-row>
        <table:table-row table:style-name="ro6">
          <table:table-cell office:value-type="string" table:style-name="ce42">
            <text:p>North West</text:p>
          </table:table-cell>
          <table:table-cell office:value-type="string" table:style-name="ce43">
            <text:p>Bury</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38373" table:style-name="ce44">
            <text:p>38,373</text:p>
          </table:table-cell>
          <table:table-cell office:value-type="float" office:value="29397" table:style-name="ce44">
            <text:p>29,397</text:p>
          </table:table-cell>
          <table:table-cell office:value-type="float" office:value="76.599999999999994" table:style-name="ce45">
            <text:p>76.6</text:p>
          </table:table-cell>
          <table:table-cell office:value-type="float" office:value="34359" table:style-name="ce44">
            <text:p>34,359</text:p>
          </table:table-cell>
          <table:table-cell office:value-type="float" office:value="13056" table:style-name="ce44">
            <text:p>13,056</text:p>
          </table:table-cell>
          <table:table-cell office:value-type="float" office:value="38" table:style-name="ce45">
            <text:p>38.0</text:p>
          </table:table-cell>
          <table:table-cell office:value-type="float" office:value="1828" table:style-name="ce44">
            <text:p>1,828</text:p>
          </table:table-cell>
          <table:table-cell office:value-type="float" office:value="502" table:style-name="ce44">
            <text:p>502</text:p>
          </table:table-cell>
          <table:table-cell office:value-type="float" office:value="27.5" table:style-name="ce45">
            <text:p>27.5</text:p>
          </table:table-cell>
          <table:table-cell table:number-columns-repeated="16370"/>
        </table:table-row>
        <table:table-row table:style-name="ro6">
          <table:table-cell office:value-type="string" table:style-name="ce42">
            <text:p>North West</text:p>
          </table:table-cell>
          <table:table-cell office:value-type="string" table:style-name="ce43">
            <text:p>Cheshire East</text:p>
          </table:table-cell>
          <table:table-cell office:value-type="float" office:value="36" table:style-name="ce44">
            <text:p>36</text:p>
          </table:table-cell>
          <table:table-cell office:value-type="float" office:value="36" table:style-name="ce44">
            <text:p>36</text:p>
          </table:table-cell>
          <table:table-cell office:value-type="float" office:value="100" table:style-name="ce45">
            <text:p>100.0</text:p>
          </table:table-cell>
          <table:table-cell office:value-type="float" office:value="96005" table:style-name="ce44">
            <text:p>96,005</text:p>
          </table:table-cell>
          <table:table-cell office:value-type="float" office:value="79722" table:style-name="ce44">
            <text:p>79,722</text:p>
          </table:table-cell>
          <table:table-cell office:value-type="float" office:value="83" table:style-name="ce45">
            <text:p>83.0</text:p>
          </table:table-cell>
          <table:table-cell office:value-type="float" office:value="67696" table:style-name="ce44">
            <text:p>67,696</text:p>
          </table:table-cell>
          <table:table-cell office:value-type="float" office:value="31262" table:style-name="ce44">
            <text:p>31,262</text:p>
          </table:table-cell>
          <table:table-cell office:value-type="float" office:value="46.2" table:style-name="ce45">
            <text:p>46.2</text:p>
          </table:table-cell>
          <table:table-cell office:value-type="float" office:value="4201" table:style-name="ce44">
            <text:p>4,201</text:p>
          </table:table-cell>
          <table:table-cell office:value-type="float" office:value="1618" table:style-name="ce44">
            <text:p>1,618</text:p>
          </table:table-cell>
          <table:table-cell office:value-type="float" office:value="38.5" table:style-name="ce45">
            <text:p>38.5</text:p>
          </table:table-cell>
          <table:table-cell table:number-columns-repeated="16370"/>
        </table:table-row>
        <table:table-row table:style-name="ro6">
          <table:table-cell office:value-type="string" table:style-name="ce42">
            <text:p>North West</text:p>
          </table:table-cell>
          <table:table-cell office:value-type="string" table:style-name="ce43">
            <text:p>Cheshire West And Chester</text:p>
          </table:table-cell>
          <table:table-cell office:value-type="float" office:value="41" table:style-name="ce44">
            <text:p>41</text:p>
          </table:table-cell>
          <table:table-cell office:value-type="float" office:value="40" table:style-name="ce44">
            <text:p>40</text:p>
          </table:table-cell>
          <table:table-cell office:value-type="float" office:value="97.6" table:style-name="ce45">
            <text:p>97.6</text:p>
          </table:table-cell>
          <table:table-cell office:value-type="float" office:value="81303" table:style-name="ce44">
            <text:p>81,303</text:p>
          </table:table-cell>
          <table:table-cell office:value-type="float" office:value="65879" table:style-name="ce44">
            <text:p>65,879</text:p>
          </table:table-cell>
          <table:table-cell office:value-type="float" office:value="81" table:style-name="ce45">
            <text:p>81.0</text:p>
          </table:table-cell>
          <table:table-cell office:value-type="float" office:value="61624" table:style-name="ce44">
            <text:p>61,624</text:p>
          </table:table-cell>
          <table:table-cell office:value-type="float" office:value="27526" table:style-name="ce44">
            <text:p>27,526</text:p>
          </table:table-cell>
          <table:table-cell office:value-type="float" office:value="44.7" table:style-name="ce45">
            <text:p>44.7</text:p>
          </table:table-cell>
          <table:table-cell office:value-type="float" office:value="3561" table:style-name="ce44">
            <text:p>3,561</text:p>
          </table:table-cell>
          <table:table-cell office:value-type="float" office:value="1155" table:style-name="ce44">
            <text:p>1,155</text:p>
          </table:table-cell>
          <table:table-cell office:value-type="float" office:value="32.4" table:style-name="ce45">
            <text:p>32.4</text:p>
          </table:table-cell>
          <table:table-cell table:number-columns-repeated="16370"/>
        </table:table-row>
        <table:table-row table:style-name="ro6">
          <table:table-cell office:value-type="string" table:style-name="ce42">
            <text:p>North West</text:p>
          </table:table-cell>
          <table:table-cell office:value-type="string" table:style-name="ce43">
            <text:p>Cumberland</text:p>
          </table:table-cell>
          <table:table-cell office:value-type="float" office:value="26" table:style-name="ce44">
            <text:p>26</text:p>
          </table:table-cell>
          <table:table-cell office:value-type="float" office:value="26" table:style-name="ce44">
            <text:p>26</text:p>
          </table:table-cell>
          <table:table-cell office:value-type="float" office:value="100" table:style-name="ce45">
            <text:p>100.0</text:p>
          </table:table-cell>
          <table:table-cell office:value-type="float" office:value="69065" table:style-name="ce44">
            <text:p>69,065</text:p>
          </table:table-cell>
          <table:table-cell office:value-type="float" office:value="52376" table:style-name="ce44">
            <text:p>52,376</text:p>
          </table:table-cell>
          <table:table-cell office:value-type="float" office:value="75.8" table:style-name="ce45">
            <text:p>75.8</text:p>
          </table:table-cell>
          <table:table-cell office:value-type="float" office:value="49651" table:style-name="ce44">
            <text:p>49,651</text:p>
          </table:table-cell>
          <table:table-cell office:value-type="float" office:value="21004" table:style-name="ce44">
            <text:p>21,004</text:p>
          </table:table-cell>
          <table:table-cell office:value-type="float" office:value="42.3" table:style-name="ce45">
            <text:p>42.3</text:p>
          </table:table-cell>
          <table:table-cell office:value-type="float" office:value="2771" table:style-name="ce44">
            <text:p>2,771</text:p>
          </table:table-cell>
          <table:table-cell office:value-type="float" office:value="824" table:style-name="ce44">
            <text:p>824</text:p>
          </table:table-cell>
          <table:table-cell office:value-type="float" office:value="29.7" table:style-name="ce45">
            <text:p>29.7</text:p>
          </table:table-cell>
          <table:table-cell table:number-columns-repeated="16370"/>
        </table:table-row>
        <table:table-row table:style-name="ro6">
          <table:table-cell office:value-type="string" table:style-name="ce42">
            <text:p>North West</text:p>
          </table:table-cell>
          <table:table-cell office:value-type="string" table:style-name="ce43">
            <text:p>Westmorland and Furness</text:p>
          </table:table-cell>
          <table:table-cell office:value-type="float" office:value="34" table:style-name="ce44">
            <text:p>34</text:p>
          </table:table-cell>
          <table:table-cell office:value-type="float" office:value="34" table:style-name="ce44">
            <text:p>34</text:p>
          </table:table-cell>
          <table:table-cell office:value-type="float" office:value="100" table:style-name="ce45">
            <text:p>100.0</text:p>
          </table:table-cell>
          <table:table-cell office:value-type="float" office:value="59722" table:style-name="ce44">
            <text:p>59,722</text:p>
          </table:table-cell>
          <table:table-cell office:value-type="float" office:value="49115" table:style-name="ce44">
            <text:p>49,115</text:p>
          </table:table-cell>
          <table:table-cell office:value-type="float" office:value="82.2" table:style-name="ce45">
            <text:p>82.2</text:p>
          </table:table-cell>
          <table:table-cell office:value-type="float" office:value="35314" table:style-name="ce44">
            <text:p>35,314</text:p>
          </table:table-cell>
          <table:table-cell office:value-type="float" office:value="16555" table:style-name="ce44">
            <text:p>16,555</text:p>
          </table:table-cell>
          <table:table-cell office:value-type="float" office:value="46.9" table:style-name="ce45">
            <text:p>46.9</text:p>
          </table:table-cell>
          <table:table-cell office:value-type="float" office:value="2039" table:style-name="ce44">
            <text:p>2,039</text:p>
          </table:table-cell>
          <table:table-cell office:value-type="float" office:value="735" table:style-name="ce44">
            <text:p>735</text:p>
          </table:table-cell>
          <table:table-cell office:value-type="float" office:value="36" table:style-name="ce45">
            <text:p>36.0</text:p>
          </table:table-cell>
          <table:table-cell table:number-columns-repeated="16370"/>
        </table:table-row>
        <table:table-row table:style-name="ro6">
          <table:table-cell office:value-type="string" table:style-name="ce42">
            <text:p>North West</text:p>
          </table:table-cell>
          <table:table-cell office:value-type="string" table:style-name="ce43">
            <text:p>Halton</text:p>
          </table:table-cell>
          <table:table-cell office:value-type="float" office:value="14" table:style-name="ce44">
            <text:p>14</text:p>
          </table:table-cell>
          <table:table-cell office:value-type="float" office:value="13" table:style-name="ce44">
            <text:p>13</text:p>
          </table:table-cell>
          <table:table-cell office:value-type="float" office:value="92.9" table:style-name="ce45">
            <text:p>92.9</text:p>
          </table:table-cell>
          <table:table-cell office:value-type="float" office:value="23929" table:style-name="ce44">
            <text:p>23,929</text:p>
          </table:table-cell>
          <table:table-cell office:value-type="float" office:value="18380" table:style-name="ce44">
            <text:p>18,380</text:p>
          </table:table-cell>
          <table:table-cell office:value-type="float" office:value="76.8" table:style-name="ce45">
            <text:p>76.8</text:p>
          </table:table-cell>
          <table:table-cell office:value-type="float" office:value="23697" table:style-name="ce44">
            <text:p>23,697</text:p>
          </table:table-cell>
          <table:table-cell office:value-type="float" office:value="9357" table:style-name="ce44">
            <text:p>9,357</text:p>
          </table:table-cell>
          <table:table-cell office:value-type="float" office:value="39.5" table:style-name="ce45">
            <text:p>39.5</text:p>
          </table:table-cell>
          <table:table-cell office:value-type="float" office:value="1315" table:style-name="ce44">
            <text:p>1,315</text:p>
          </table:table-cell>
          <table:table-cell office:value-type="float" office:value="338" table:style-name="ce44">
            <text:p>338</text:p>
          </table:table-cell>
          <table:table-cell office:value-type="float" office:value="25.7" table:style-name="ce45">
            <text:p>25.7</text:p>
          </table:table-cell>
          <table:table-cell table:number-columns-repeated="16370"/>
        </table:table-row>
        <table:table-row table:style-name="ro6">
          <table:table-cell office:value-type="string" table:style-name="ce42">
            <text:p>North West</text:p>
          </table:table-cell>
          <table:table-cell office:value-type="string" table:style-name="ce43">
            <text:p>Knowsley</text:p>
          </table:table-cell>
          <table:table-cell office:value-type="float" office:value="24" table:style-name="ce44">
            <text:p>24</text:p>
          </table:table-cell>
          <table:table-cell office:value-type="float" office:value="22" table:style-name="ce44">
            <text:p>22</text:p>
          </table:table-cell>
          <table:table-cell office:value-type="float" office:value="91.7" table:style-name="ce45">
            <text:p>91.7</text:p>
          </table:table-cell>
          <table:table-cell office:value-type="float" office:value="27736" table:style-name="ce44">
            <text:p>27,736</text:p>
          </table:table-cell>
          <table:table-cell office:value-type="float" office:value="19398" table:style-name="ce44">
            <text:p>19,398</text:p>
          </table:table-cell>
          <table:table-cell office:value-type="float" office:value="69.900000000000006" table:style-name="ce45">
            <text:p>69.9</text:p>
          </table:table-cell>
          <table:table-cell office:value-type="float" office:value="29015" table:style-name="ce44">
            <text:p>29,015</text:p>
          </table:table-cell>
          <table:table-cell office:value-type="float" office:value="9906" table:style-name="ce44">
            <text:p>9,906</text:p>
          </table:table-cell>
          <table:table-cell office:value-type="float" office:value="34.1" table:style-name="ce45">
            <text:p>34.1</text:p>
          </table:table-cell>
          <table:table-cell office:value-type="float" office:value="1579" table:style-name="ce44">
            <text:p>1,579</text:p>
          </table:table-cell>
          <table:table-cell office:value-type="float" office:value="399" table:style-name="ce44">
            <text:p>399</text:p>
          </table:table-cell>
          <table:table-cell office:value-type="float" office:value="25.3" table:style-name="ce45">
            <text:p>25.3</text:p>
          </table:table-cell>
          <table:table-cell table:number-columns-repeated="16370"/>
        </table:table-row>
        <table:table-row table:style-name="ro6">
          <table:table-cell office:value-type="string" table:style-name="ce42">
            <text:p>North West</text:p>
          </table:table-cell>
          <table:table-cell office:value-type="string" table:style-name="ce43">
            <text:p>Lancashire</text:p>
          </table:table-cell>
          <table:table-cell office:value-type="float" office:value="130" table:style-name="ce44">
            <text:p>130</text:p>
          </table:table-cell>
          <table:table-cell office:value-type="float" office:value="130" table:style-name="ce44">
            <text:p>130</text:p>
          </table:table-cell>
          <table:table-cell office:value-type="float" office:value="100" table:style-name="ce45">
            <text:p>100.0</text:p>
          </table:table-cell>
          <table:table-cell office:value-type="float" office:value="264975" table:style-name="ce44">
            <text:p>264,975</text:p>
          </table:table-cell>
          <table:table-cell office:value-type="float" office:value="205049" table:style-name="ce44">
            <text:p>205,049</text:p>
          </table:table-cell>
          <table:table-cell office:value-type="float" office:value="77.400000000000006" table:style-name="ce45">
            <text:p>77.4</text:p>
          </table:table-cell>
          <table:table-cell office:value-type="float" office:value="212174" table:style-name="ce44">
            <text:p>212,174</text:p>
          </table:table-cell>
          <table:table-cell office:value-type="float" office:value="83128" table:style-name="ce44">
            <text:p>83,128</text:p>
          </table:table-cell>
          <table:table-cell office:value-type="float" office:value="39.200000000000003" table:style-name="ce45">
            <text:p>39.2</text:p>
          </table:table-cell>
          <table:table-cell office:value-type="float" office:value="12923" table:style-name="ce44">
            <text:p>12,923</text:p>
          </table:table-cell>
          <table:table-cell office:value-type="float" office:value="3303" table:style-name="ce44">
            <text:p>3,303</text:p>
          </table:table-cell>
          <table:table-cell office:value-type="float" office:value="25.6" table:style-name="ce45">
            <text:p>25.6</text:p>
          </table:table-cell>
          <table:table-cell table:number-columns-repeated="16370"/>
        </table:table-row>
        <table:table-row table:style-name="ro6">
          <table:table-cell office:value-type="string" table:style-name="ce42">
            <text:p>North West</text:p>
          </table:table-cell>
          <table:table-cell office:value-type="string" table:style-name="ce43">
            <text:p>Liverpool</text:p>
          </table:table-cell>
          <table:table-cell office:value-type="float" office:value="87" table:style-name="ce44">
            <text:p>87</text:p>
          </table:table-cell>
          <table:table-cell office:value-type="float" office:value="84" table:style-name="ce44">
            <text:p>84</text:p>
          </table:table-cell>
          <table:table-cell office:value-type="float" office:value="96.6" table:style-name="ce45">
            <text:p>96.6</text:p>
          </table:table-cell>
          <table:table-cell office:value-type="float" office:value="87650" table:style-name="ce44">
            <text:p>87,650</text:p>
          </table:table-cell>
          <table:table-cell office:value-type="float" office:value="60497" table:style-name="ce44">
            <text:p>60,497</text:p>
          </table:table-cell>
          <table:table-cell office:value-type="float" office:value="69" table:style-name="ce45">
            <text:p>69.0</text:p>
          </table:table-cell>
          <table:table-cell office:value-type="float" office:value="93815" table:style-name="ce44">
            <text:p>93,815</text:p>
          </table:table-cell>
          <table:table-cell office:value-type="float" office:value="30761" table:style-name="ce44">
            <text:p>30,761</text:p>
          </table:table-cell>
          <table:table-cell office:value-type="float" office:value="32.799999999999997" table:style-name="ce45">
            <text:p>32.8</text:p>
          </table:table-cell>
          <table:table-cell office:value-type="float" office:value="5991" table:style-name="ce44">
            <text:p>5,991</text:p>
          </table:table-cell>
          <table:table-cell office:value-type="float" office:value="1386" table:style-name="ce44">
            <text:p>1,386</text:p>
          </table:table-cell>
          <table:table-cell office:value-type="float" office:value="23.1" table:style-name="ce45">
            <text:p>23.1</text:p>
          </table:table-cell>
          <table:table-cell table:number-columns-repeated="16370"/>
        </table:table-row>
        <table:table-row table:style-name="ro6">
          <table:table-cell office:value-type="string" table:style-name="ce42">
            <text:p>North West</text:p>
          </table:table-cell>
          <table:table-cell office:value-type="string" table:style-name="ce43">
            <text:p>Manchester</text:p>
          </table:table-cell>
          <table:table-cell office:value-type="float" office:value="83" table:style-name="ce44">
            <text:p>83</text:p>
          </table:table-cell>
          <table:table-cell office:value-type="float" office:value="83" table:style-name="ce44">
            <text:p>83</text:p>
          </table:table-cell>
          <table:table-cell office:value-type="float" office:value="100" table:style-name="ce45">
            <text:p>100.0</text:p>
          </table:table-cell>
          <table:table-cell office:value-type="float" office:value="67148" table:style-name="ce44">
            <text:p>67,148</text:p>
          </table:table-cell>
          <table:table-cell office:value-type="float" office:value="44700" table:style-name="ce44">
            <text:p>44,700</text:p>
          </table:table-cell>
          <table:table-cell office:value-type="float" office:value="66.599999999999994" table:style-name="ce45">
            <text:p>66.6</text:p>
          </table:table-cell>
          <table:table-cell office:value-type="float" office:value="116828" table:style-name="ce44">
            <text:p>116,828</text:p>
          </table:table-cell>
          <table:table-cell office:value-type="float" office:value="41871" table:style-name="ce44">
            <text:p>41,871</text:p>
          </table:table-cell>
          <table:table-cell office:value-type="float" office:value="35.799999999999997" table:style-name="ce45">
            <text:p>35.8</text:p>
          </table:table-cell>
          <table:table-cell office:value-type="float" office:value="7965" table:style-name="ce44">
            <text:p>7,965</text:p>
          </table:table-cell>
          <table:table-cell office:value-type="float" office:value="1898" table:style-name="ce44">
            <text:p>1,898</text:p>
          </table:table-cell>
          <table:table-cell office:value-type="float" office:value="23.8" table:style-name="ce45">
            <text:p>23.8</text:p>
          </table:table-cell>
          <table:table-cell table:number-columns-repeated="16370"/>
        </table:table-row>
        <table:table-row table:style-name="ro6">
          <table:table-cell office:value-type="string" table:style-name="ce42">
            <text:p>North West</text:p>
          </table:table-cell>
          <table:table-cell office:value-type="string" table:style-name="ce43">
            <text:p>Oldham</text:p>
          </table:table-cell>
          <table:table-cell office:value-type="float" office:value="33" table:style-name="ce44">
            <text:p>33</text:p>
          </table:table-cell>
          <table:table-cell office:value-type="float" office:value="33" table:style-name="ce44">
            <text:p>33</text:p>
          </table:table-cell>
          <table:table-cell office:value-type="float" office:value="100" table:style-name="ce45">
            <text:p>100.0</text:p>
          </table:table-cell>
          <table:table-cell office:value-type="float" office:value="39085" table:style-name="ce44">
            <text:p>39,085</text:p>
          </table:table-cell>
          <table:table-cell office:value-type="float" office:value="29707" table:style-name="ce44">
            <text:p>29,707</text:p>
          </table:table-cell>
          <table:table-cell office:value-type="float" office:value="76" table:style-name="ce45">
            <text:p>76.0</text:p>
          </table:table-cell>
          <table:table-cell office:value-type="float" office:value="48269" table:style-name="ce44">
            <text:p>48,269</text:p>
          </table:table-cell>
          <table:table-cell office:value-type="float" office:value="17522" table:style-name="ce44">
            <text:p>17,522</text:p>
          </table:table-cell>
          <table:table-cell office:value-type="float" office:value="36.299999999999997" table:style-name="ce45">
            <text:p>36.3</text:p>
          </table:table-cell>
          <table:table-cell office:value-type="float" office:value="2731" table:style-name="ce44">
            <text:p>2,731</text:p>
          </table:table-cell>
          <table:table-cell office:value-type="float" office:value="708" table:style-name="ce44">
            <text:p>708</text:p>
          </table:table-cell>
          <table:table-cell office:value-type="float" office:value="25.9" table:style-name="ce45">
            <text:p>25.9</text:p>
          </table:table-cell>
          <table:table-cell table:number-columns-repeated="16370"/>
        </table:table-row>
        <table:table-row table:style-name="ro6">
          <table:table-cell office:value-type="string" table:style-name="ce42">
            <text:p>North West</text:p>
          </table:table-cell>
          <table:table-cell office:value-type="string" table:style-name="ce43">
            <text:p>Rochdale</text:p>
          </table:table-cell>
          <table:table-cell office:value-type="float" office:value="36" table:style-name="ce44">
            <text:p>36</text:p>
          </table:table-cell>
          <table:table-cell office:value-type="float" office:value="36" table:style-name="ce44">
            <text:p>36</text:p>
          </table:table-cell>
          <table:table-cell office:value-type="float" office:value="100" table:style-name="ce45">
            <text:p>100.0</text:p>
          </table:table-cell>
          <table:table-cell office:value-type="float" office:value="40348" table:style-name="ce44">
            <text:p>40,348</text:p>
          </table:table-cell>
          <table:table-cell office:value-type="float" office:value="30302" table:style-name="ce44">
            <text:p>30,302</text:p>
          </table:table-cell>
          <table:table-cell office:value-type="float" office:value="75.099999999999994" table:style-name="ce45">
            <text:p>75.1</text:p>
          </table:table-cell>
          <table:table-cell office:value-type="float" office:value="45331" table:style-name="ce44">
            <text:p>45,331</text:p>
          </table:table-cell>
          <table:table-cell office:value-type="float" office:value="17287" table:style-name="ce44">
            <text:p>17,287</text:p>
          </table:table-cell>
          <table:table-cell office:value-type="float" office:value="38.1" table:style-name="ce45">
            <text:p>38.1</text:p>
          </table:table-cell>
          <table:table-cell office:value-type="float" office:value="2162" table:style-name="ce44">
            <text:p>2,162</text:p>
          </table:table-cell>
          <table:table-cell office:value-type="float" office:value="608" table:style-name="ce44">
            <text:p>608</text:p>
          </table:table-cell>
          <table:table-cell office:value-type="float" office:value="28.1" table:style-name="ce45">
            <text:p>28.1</text:p>
          </table:table-cell>
          <table:table-cell table:number-columns-repeated="16370"/>
        </table:table-row>
        <table:table-row table:style-name="ro6">
          <table:table-cell office:value-type="string" table:style-name="ce42">
            <text:p>North West</text:p>
          </table:table-cell>
          <table:table-cell office:value-type="string" table:style-name="ce43">
            <text:p>Salford</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41018" table:style-name="ce44">
            <text:p>41,018</text:p>
          </table:table-cell>
          <table:table-cell office:value-type="float" office:value="29450" table:style-name="ce44">
            <text:p>29,450</text:p>
          </table:table-cell>
          <table:table-cell office:value-type="float" office:value="71.8" table:style-name="ce45">
            <text:p>71.8</text:p>
          </table:table-cell>
          <table:table-cell office:value-type="float" office:value="51011" table:style-name="ce44">
            <text:p>51,011</text:p>
          </table:table-cell>
          <table:table-cell office:value-type="float" office:value="17827" table:style-name="ce44">
            <text:p>17,827</text:p>
          </table:table-cell>
          <table:table-cell office:value-type="float" office:value="34.9" table:style-name="ce45">
            <text:p>34.9</text:p>
          </table:table-cell>
          <table:table-cell office:value-type="float" office:value="3878" table:style-name="ce44">
            <text:p>3,878</text:p>
          </table:table-cell>
          <table:table-cell office:value-type="float" office:value="933" table:style-name="ce44">
            <text:p>933</text:p>
          </table:table-cell>
          <table:table-cell office:value-type="float" office:value="24.1" table:style-name="ce45">
            <text:p>24.1</text:p>
          </table:table-cell>
          <table:table-cell table:number-columns-repeated="16370"/>
        </table:table-row>
        <table:table-row table:style-name="ro6">
          <table:table-cell office:value-type="string" table:style-name="ce42">
            <text:p>North West</text:p>
          </table:table-cell>
          <table:table-cell office:value-type="string" table:style-name="ce43">
            <text:p>Sefton</text:p>
          </table:table-cell>
          <table:table-cell office:value-type="float" office:value="44" table:style-name="ce44">
            <text:p>44</text:p>
          </table:table-cell>
          <table:table-cell office:value-type="float" office:value="41" table:style-name="ce44">
            <text:p>41</text:p>
          </table:table-cell>
          <table:table-cell office:value-type="float" office:value="93.2" table:style-name="ce45">
            <text:p>93.2</text:p>
          </table:table-cell>
          <table:table-cell office:value-type="float" office:value="64488" table:style-name="ce44">
            <text:p>64,488</text:p>
          </table:table-cell>
          <table:table-cell office:value-type="float" office:value="48975" table:style-name="ce44">
            <text:p>48,975</text:p>
          </table:table-cell>
          <table:table-cell office:value-type="float" office:value="75.900000000000006" table:style-name="ce45">
            <text:p>75.9</text:p>
          </table:table-cell>
          <table:table-cell office:value-type="float" office:value="45407" table:style-name="ce44">
            <text:p>45,407</text:p>
          </table:table-cell>
          <table:table-cell office:value-type="float" office:value="17285" table:style-name="ce44">
            <text:p>17,285</text:p>
          </table:table-cell>
          <table:table-cell office:value-type="float" office:value="38.1" table:style-name="ce45">
            <text:p>38.1</text:p>
          </table:table-cell>
          <table:table-cell office:value-type="float" office:value="2533" table:style-name="ce44">
            <text:p>2,533</text:p>
          </table:table-cell>
          <table:table-cell office:value-type="float" office:value="748" table:style-name="ce44">
            <text:p>748</text:p>
          </table:table-cell>
          <table:table-cell office:value-type="float" office:value="29.5" table:style-name="ce45">
            <text:p>29.5</text:p>
          </table:table-cell>
          <table:table-cell table:number-columns-repeated="16370"/>
        </table:table-row>
        <table:table-row table:style-name="ro6">
          <table:table-cell office:value-type="string" table:style-name="ce42">
            <text:p>North West</text:p>
          </table:table-cell>
          <table:table-cell office:value-type="string" table:style-name="ce43">
            <text:p>St. Helens</text:p>
          </table:table-cell>
          <table:table-cell office:value-type="float" office:value="31" table:style-name="ce44">
            <text:p>31</text:p>
          </table:table-cell>
          <table:table-cell office:value-type="float" office:value="29" table:style-name="ce44">
            <text:p>29</text:p>
          </table:table-cell>
          <table:table-cell office:value-type="float" office:value="93.5" table:style-name="ce45">
            <text:p>93.5</text:p>
          </table:table-cell>
          <table:table-cell office:value-type="float" office:value="39280" table:style-name="ce44">
            <text:p>39,280</text:p>
          </table:table-cell>
          <table:table-cell office:value-type="float" office:value="29960" table:style-name="ce44">
            <text:p>29,960</text:p>
          </table:table-cell>
          <table:table-cell office:value-type="float" office:value="76.3" table:style-name="ce45">
            <text:p>76.3</text:p>
          </table:table-cell>
          <table:table-cell office:value-type="float" office:value="32231" table:style-name="ce44">
            <text:p>32,231</text:p>
          </table:table-cell>
          <table:table-cell office:value-type="float" office:value="12460" table:style-name="ce44">
            <text:p>12,460</text:p>
          </table:table-cell>
          <table:table-cell office:value-type="float" office:value="38.700000000000003" table:style-name="ce45">
            <text:p>38.7</text:p>
          </table:table-cell>
          <table:table-cell office:value-type="float" office:value="1799" table:style-name="ce44">
            <text:p>1,799</text:p>
          </table:table-cell>
          <table:table-cell office:value-type="float" office:value="453" table:style-name="ce44">
            <text:p>453</text:p>
          </table:table-cell>
          <table:table-cell office:value-type="float" office:value="25.2" table:style-name="ce45">
            <text:p>25.2</text:p>
          </table:table-cell>
          <table:table-cell table:number-columns-repeated="16370"/>
        </table:table-row>
        <table:table-row table:style-name="ro6">
          <table:table-cell office:value-type="string" table:style-name="ce42">
            <text:p>North West</text:p>
          </table:table-cell>
          <table:table-cell office:value-type="string" table:style-name="ce43">
            <text:p>Stockport</text:p>
          </table:table-cell>
          <table:table-cell office:value-type="float" office:value="33" table:style-name="ce44">
            <text:p>33</text:p>
          </table:table-cell>
          <table:table-cell office:value-type="float" office:value="33" table:style-name="ce44">
            <text:p>33</text:p>
          </table:table-cell>
          <table:table-cell office:value-type="float" office:value="100" table:style-name="ce45">
            <text:p>100.0</text:p>
          </table:table-cell>
          <table:table-cell office:value-type="float" office:value="63772" table:style-name="ce44">
            <text:p>63,772</text:p>
          </table:table-cell>
          <table:table-cell office:value-type="float" office:value="52665" table:style-name="ce44">
            <text:p>52,665</text:p>
          </table:table-cell>
          <table:table-cell office:value-type="float" office:value="82.6" table:style-name="ce45">
            <text:p>82.6</text:p>
          </table:table-cell>
          <table:table-cell office:value-type="float" office:value="55050" table:style-name="ce44">
            <text:p>55,050</text:p>
          </table:table-cell>
          <table:table-cell office:value-type="float" office:value="26628" table:style-name="ce44">
            <text:p>26,628</text:p>
          </table:table-cell>
          <table:table-cell office:value-type="float" office:value="48.4" table:style-name="ce45">
            <text:p>48.4</text:p>
          </table:table-cell>
          <table:table-cell office:value-type="float" office:value="3462" table:style-name="ce44">
            <text:p>3,462</text:p>
          </table:table-cell>
          <table:table-cell office:value-type="float" office:value="1666" table:style-name="ce44">
            <text:p>1,666</text:p>
          </table:table-cell>
          <table:table-cell office:value-type="float" office:value="48.1" table:style-name="ce45">
            <text:p>48.1</text:p>
          </table:table-cell>
          <table:table-cell table:number-columns-repeated="16370"/>
        </table:table-row>
        <table:table-row table:style-name="ro6">
          <table:table-cell office:value-type="string" table:style-name="ce42">
            <text:p>North West</text:p>
          </table:table-cell>
          <table:table-cell office:value-type="string" table:style-name="ce43">
            <text:p>Tameside</text:p>
          </table:table-cell>
          <table:table-cell office:value-type="float" office:value="32" table:style-name="ce44">
            <text:p>32</text:p>
          </table:table-cell>
          <table:table-cell office:value-type="float" office:value="32" table:style-name="ce44">
            <text:p>32</text:p>
          </table:table-cell>
          <table:table-cell office:value-type="float" office:value="100" table:style-name="ce45">
            <text:p>100.0</text:p>
          </table:table-cell>
          <table:table-cell office:value-type="float" office:value="41999" table:style-name="ce44">
            <text:p>41,999</text:p>
          </table:table-cell>
          <table:table-cell office:value-type="float" office:value="30091" table:style-name="ce44">
            <text:p>30,091</text:p>
          </table:table-cell>
          <table:table-cell office:value-type="float" office:value="71.599999999999994" table:style-name="ce45">
            <text:p>71.6</text:p>
          </table:table-cell>
          <table:table-cell office:value-type="float" office:value="44211" table:style-name="ce44">
            <text:p>44,211</text:p>
          </table:table-cell>
          <table:table-cell office:value-type="float" office:value="16011" table:style-name="ce44">
            <text:p>16,011</text:p>
          </table:table-cell>
          <table:table-cell office:value-type="float" office:value="36.200000000000003" table:style-name="ce45">
            <text:p>36.2</text:p>
          </table:table-cell>
          <table:table-cell office:value-type="float" office:value="2653" table:style-name="ce44">
            <text:p>2,653</text:p>
          </table:table-cell>
          <table:table-cell office:value-type="float" office:value="660" table:style-name="ce44">
            <text:p>660</text:p>
          </table:table-cell>
          <table:table-cell office:value-type="float" office:value="24.9" table:style-name="ce45">
            <text:p>24.9</text:p>
          </table:table-cell>
          <table:table-cell table:number-columns-repeated="16370"/>
        </table:table-row>
        <table:table-row table:style-name="ro6">
          <table:table-cell office:value-type="string" table:style-name="ce42">
            <text:p>North West</text:p>
          </table:table-cell>
          <table:table-cell office:value-type="string" table:style-name="ce43">
            <text:p>Trafford</text:p>
          </table:table-cell>
          <table:table-cell office:value-type="float" office:value="27" table:style-name="ce44">
            <text:p>27</text:p>
          </table:table-cell>
          <table:table-cell office:value-type="float" office:value="27" table:style-name="ce44">
            <text:p>27</text:p>
          </table:table-cell>
          <table:table-cell office:value-type="float" office:value="100" table:style-name="ce45">
            <text:p>100.0</text:p>
          </table:table-cell>
          <table:table-cell office:value-type="float" office:value="43959" table:style-name="ce44">
            <text:p>43,959</text:p>
          </table:table-cell>
          <table:table-cell office:value-type="float" office:value="34579" table:style-name="ce44">
            <text:p>34,579</text:p>
          </table:table-cell>
          <table:table-cell office:value-type="float" office:value="78.7" table:style-name="ce45">
            <text:p>78.7</text:p>
          </table:table-cell>
          <table:table-cell office:value-type="float" office:value="40041" table:style-name="ce44">
            <text:p>40,041</text:p>
          </table:table-cell>
          <table:table-cell office:value-type="float" office:value="16963" table:style-name="ce44">
            <text:p>16,963</text:p>
          </table:table-cell>
          <table:table-cell office:value-type="float" office:value="42.4" table:style-name="ce45">
            <text:p>42.4</text:p>
          </table:table-cell>
          <table:table-cell office:value-type="float" office:value="2180" table:style-name="ce44">
            <text:p>2,180</text:p>
          </table:table-cell>
          <table:table-cell office:value-type="float" office:value="776" table:style-name="ce44">
            <text:p>776</text:p>
          </table:table-cell>
          <table:table-cell office:value-type="float" office:value="35.6" table:style-name="ce45">
            <text:p>35.6</text:p>
          </table:table-cell>
          <table:table-cell table:number-columns-repeated="16370"/>
        </table:table-row>
        <table:table-row table:style-name="ro6">
          <table:table-cell office:value-type="string" table:style-name="ce42">
            <text:p>North West</text:p>
          </table:table-cell>
          <table:table-cell office:value-type="string" table:style-name="ce43">
            <text:p>Warrington</text:p>
          </table:table-cell>
          <table:table-cell office:value-type="float" office:value="26" table:style-name="ce44">
            <text:p>26</text:p>
          </table:table-cell>
          <table:table-cell office:value-type="float" office:value="23" table:style-name="ce44">
            <text:p>23</text:p>
          </table:table-cell>
          <table:table-cell office:value-type="float" office:value="88.5" table:style-name="ce45">
            <text:p>88.5</text:p>
          </table:table-cell>
          <table:table-cell office:value-type="float" office:value="38862" table:style-name="ce44">
            <text:p>38,862</text:p>
          </table:table-cell>
          <table:table-cell office:value-type="float" office:value="30139" table:style-name="ce44">
            <text:p>30,139</text:p>
          </table:table-cell>
          <table:table-cell office:value-type="float" office:value="77.599999999999994" table:style-name="ce45">
            <text:p>77.6</text:p>
          </table:table-cell>
          <table:table-cell office:value-type="float" office:value="29832" table:style-name="ce44">
            <text:p>29,832</text:p>
          </table:table-cell>
          <table:table-cell office:value-type="float" office:value="11977" table:style-name="ce44">
            <text:p>11,977</text:p>
          </table:table-cell>
          <table:table-cell office:value-type="float" office:value="40.1" table:style-name="ce45">
            <text:p>40.1</text:p>
          </table:table-cell>
          <table:table-cell office:value-type="float" office:value="1574" table:style-name="ce44">
            <text:p>1,574</text:p>
          </table:table-cell>
          <table:table-cell office:value-type="float" office:value="544" table:style-name="ce44">
            <text:p>544</text:p>
          </table:table-cell>
          <table:table-cell office:value-type="float" office:value="34.6" table:style-name="ce45">
            <text:p>34.6</text:p>
          </table:table-cell>
          <table:table-cell table:number-columns-repeated="16370"/>
        </table:table-row>
        <table:table-row table:style-name="ro6">
          <table:table-cell office:value-type="string" table:style-name="ce42">
            <text:p>North West</text:p>
          </table:table-cell>
          <table:table-cell office:value-type="string" table:style-name="ce43">
            <text:p>Wigan</text:p>
          </table:table-cell>
          <table:table-cell office:value-type="float" office:value="56" table:style-name="ce44">
            <text:p>56</text:p>
          </table:table-cell>
          <table:table-cell office:value-type="float" office:value="56" table:style-name="ce44">
            <text:p>56</text:p>
          </table:table-cell>
          <table:table-cell office:value-type="float" office:value="100" table:style-name="ce45">
            <text:p>100.0</text:p>
          </table:table-cell>
          <table:table-cell office:value-type="float" office:value="66065" table:style-name="ce44">
            <text:p>66,065</text:p>
          </table:table-cell>
          <table:table-cell office:value-type="float" office:value="51313" table:style-name="ce44">
            <text:p>51,313</text:p>
          </table:table-cell>
          <table:table-cell office:value-type="float" office:value="77.7" table:style-name="ce45">
            <text:p>77.7</text:p>
          </table:table-cell>
          <table:table-cell office:value-type="float" office:value="56588" table:style-name="ce44">
            <text:p>56,588</text:p>
          </table:table-cell>
          <table:table-cell office:value-type="float" office:value="22421" table:style-name="ce44">
            <text:p>22,421</text:p>
          </table:table-cell>
          <table:table-cell office:value-type="float" office:value="39.6" table:style-name="ce45">
            <text:p>39.6</text:p>
          </table:table-cell>
          <table:table-cell office:value-type="float" office:value="3176" table:style-name="ce44">
            <text:p>3,176</text:p>
          </table:table-cell>
          <table:table-cell office:value-type="float" office:value="980" table:style-name="ce44">
            <text:p>980</text:p>
          </table:table-cell>
          <table:table-cell office:value-type="float" office:value="30.9" table:style-name="ce45">
            <text:p>30.9</text:p>
          </table:table-cell>
          <table:table-cell table:number-columns-repeated="16370"/>
        </table:table-row>
        <table:table-row table:style-name="ro6">
          <table:table-cell office:value-type="string" table:style-name="ce42">
            <text:p>North West</text:p>
          </table:table-cell>
          <table:table-cell office:value-type="string" table:style-name="ce43">
            <text:p>Wirral</text:p>
          </table:table-cell>
          <table:table-cell office:value-type="float" office:value="47" table:style-name="ce44">
            <text:p>47</text:p>
          </table:table-cell>
          <table:table-cell office:value-type="float" office:value="44" table:style-name="ce44">
            <text:p>44</text:p>
          </table:table-cell>
          <table:table-cell office:value-type="float" office:value="93.6" table:style-name="ce45">
            <text:p>93.6</text:p>
          </table:table-cell>
          <table:table-cell office:value-type="float" office:value="75893" table:style-name="ce44">
            <text:p>75,893</text:p>
          </table:table-cell>
          <table:table-cell office:value-type="float" office:value="59641" table:style-name="ce44">
            <text:p>59,641</text:p>
          </table:table-cell>
          <table:table-cell office:value-type="float" office:value="78.599999999999994" table:style-name="ce45">
            <text:p>78.6</text:p>
          </table:table-cell>
          <table:table-cell office:value-type="float" office:value="59813" table:style-name="ce44">
            <text:p>59,813</text:p>
          </table:table-cell>
          <table:table-cell office:value-type="float" office:value="24197" table:style-name="ce44">
            <text:p>24,197</text:p>
          </table:table-cell>
          <table:table-cell office:value-type="float" office:value="40.5" table:style-name="ce45">
            <text:p>40.5</text:p>
          </table:table-cell>
          <table:table-cell office:value-type="float" office:value="3021" table:style-name="ce44">
            <text:p>3,021</text:p>
          </table:table-cell>
          <table:table-cell office:value-type="float" office:value="892" table:style-name="ce44">
            <text:p>892</text:p>
          </table:table-cell>
          <table:table-cell office:value-type="float" office:value="29.5" table:style-name="ce45">
            <text:p>29.5</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Barnsley</text:p>
          </table:table-cell>
          <table:table-cell office:value-type="float" office:value="31" table:style-name="ce44">
            <text:p>31</text:p>
          </table:table-cell>
          <table:table-cell office:value-type="float" office:value="31" table:style-name="ce44">
            <text:p>31</text:p>
          </table:table-cell>
          <table:table-cell office:value-type="float" office:value="100" table:style-name="ce45">
            <text:p>100.0</text:p>
          </table:table-cell>
          <table:table-cell office:value-type="float" office:value="53183" table:style-name="ce44">
            <text:p>53,183</text:p>
          </table:table-cell>
          <table:table-cell office:value-type="float" office:value="42908" table:style-name="ce44">
            <text:p>42,908</text:p>
          </table:table-cell>
          <table:table-cell office:value-type="float" office:value="80.7" table:style-name="ce45">
            <text:p>80.7</text:p>
          </table:table-cell>
          <table:table-cell office:value-type="float" office:value="46081" table:style-name="ce44">
            <text:p>46,081</text:p>
          </table:table-cell>
          <table:table-cell office:value-type="float" office:value="20304" table:style-name="ce44">
            <text:p>20,304</text:p>
          </table:table-cell>
          <table:table-cell office:value-type="float" office:value="44.1" table:style-name="ce45">
            <text:p>44.1</text:p>
          </table:table-cell>
          <table:table-cell office:value-type="float" office:value="2568" table:style-name="ce44">
            <text:p>2,568</text:p>
          </table:table-cell>
          <table:table-cell office:value-type="float" office:value="814" table:style-name="ce44">
            <text:p>814</text:p>
          </table:table-cell>
          <table:table-cell office:value-type="float" office:value="31.7" table:style-name="ce45">
            <text:p>31.7</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Bradford</text:p>
          </table:table-cell>
          <table:table-cell office:value-type="float" office:value="66" table:style-name="ce44">
            <text:p>66</text:p>
          </table:table-cell>
          <table:table-cell office:value-type="float" office:value="57" table:style-name="ce44">
            <text:p>57</text:p>
          </table:table-cell>
          <table:table-cell office:value-type="float" office:value="86.4" table:style-name="ce45">
            <text:p>86.4</text:p>
          </table:table-cell>
          <table:table-cell office:value-type="float" office:value="98438" table:style-name="ce44">
            <text:p>98,438</text:p>
          </table:table-cell>
          <table:table-cell office:value-type="float" office:value="71815" table:style-name="ce44">
            <text:p>71,815</text:p>
          </table:table-cell>
          <table:table-cell office:value-type="float" office:value="73" table:style-name="ce45">
            <text:p>73.0</text:p>
          </table:table-cell>
          <table:table-cell office:value-type="float" office:value="106169" table:style-name="ce44">
            <text:p>106,169</text:p>
          </table:table-cell>
          <table:table-cell office:value-type="float" office:value="34070" table:style-name="ce44">
            <text:p>34,070</text:p>
          </table:table-cell>
          <table:table-cell office:value-type="float" office:value="32.1" table:style-name="ce45">
            <text:p>32.1</text:p>
          </table:table-cell>
          <table:table-cell office:value-type="float" office:value="7476" table:style-name="ce44">
            <text:p>7,476</text:p>
          </table:table-cell>
          <table:table-cell office:value-type="float" office:value="1646" table:style-name="ce44">
            <text:p>1,646</text:p>
          </table:table-cell>
          <table:table-cell office:value-type="float" office:value="22" table:style-name="ce45">
            <text:p>22.0</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Calderdale</text:p>
          </table:table-cell>
          <table:table-cell office:value-type="float" office:value="20" table:style-name="ce44">
            <text:p>20</text:p>
          </table:table-cell>
          <table:table-cell office:value-type="float" office:value="19" table:style-name="ce44">
            <text:p>19</text:p>
          </table:table-cell>
          <table:table-cell office:value-type="float" office:value="95" table:style-name="ce45">
            <text:p>95.0</text:p>
          </table:table-cell>
          <table:table-cell office:value-type="float" office:value="41263" table:style-name="ce44">
            <text:p>41,263</text:p>
          </table:table-cell>
          <table:table-cell office:value-type="float" office:value="30369" table:style-name="ce44">
            <text:p>30,369</text:p>
          </table:table-cell>
          <table:table-cell office:value-type="float" office:value="73.599999999999994" table:style-name="ce45">
            <text:p>73.6</text:p>
          </table:table-cell>
          <table:table-cell office:value-type="float" office:value="34017" table:style-name="ce44">
            <text:p>34,017</text:p>
          </table:table-cell>
          <table:table-cell office:value-type="float" office:value="13401" table:style-name="ce44">
            <text:p>13,401</text:p>
          </table:table-cell>
          <table:table-cell office:value-type="float" office:value="39.4" table:style-name="ce45">
            <text:p>39.4</text:p>
          </table:table-cell>
          <table:table-cell office:value-type="float" office:value="1421" table:style-name="ce44">
            <text:p>1,421</text:p>
          </table:table-cell>
          <table:table-cell office:value-type="float" office:value="544" table:style-name="ce44">
            <text:p>544</text:p>
          </table:table-cell>
          <table:table-cell office:value-type="float" office:value="38.299999999999997" table:style-name="ce45">
            <text:p>38.3</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Doncaster</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65834" table:style-name="ce44">
            <text:p>65,834</text:p>
          </table:table-cell>
          <table:table-cell office:value-type="float" office:value="51869" table:style-name="ce44">
            <text:p>51,869</text:p>
          </table:table-cell>
          <table:table-cell office:value-type="float" office:value="78.8" table:style-name="ce45">
            <text:p>78.8</text:p>
          </table:table-cell>
          <table:table-cell office:value-type="float" office:value="54687" table:style-name="ce44">
            <text:p>54,687</text:p>
          </table:table-cell>
          <table:table-cell office:value-type="float" office:value="22808" table:style-name="ce44">
            <text:p>22,808</text:p>
          </table:table-cell>
          <table:table-cell office:value-type="float" office:value="41.7" table:style-name="ce45">
            <text:p>41.7</text:p>
          </table:table-cell>
          <table:table-cell office:value-type="float" office:value="3252" table:style-name="ce44">
            <text:p>3,252</text:p>
          </table:table-cell>
          <table:table-cell office:value-type="float" office:value="914" table:style-name="ce44">
            <text:p>914</text:p>
          </table:table-cell>
          <table:table-cell office:value-type="float" office:value="28.1" table:style-name="ce45">
            <text:p>28.1</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East Riding Of Yorkshire</text:p>
          </table:table-cell>
          <table:table-cell office:value-type="float" office:value="24" table:style-name="ce44">
            <text:p>24</text:p>
          </table:table-cell>
          <table:table-cell office:value-type="float" office:value="22" table:style-name="ce44">
            <text:p>22</text:p>
          </table:table-cell>
          <table:table-cell office:value-type="float" office:value="91.7" table:style-name="ce45">
            <text:p>91.7</text:p>
          </table:table-cell>
          <table:table-cell office:value-type="float" office:value="74385" table:style-name="ce44">
            <text:p>74,385</text:p>
          </table:table-cell>
          <table:table-cell office:value-type="float" office:value="61000" table:style-name="ce44">
            <text:p>61,000</text:p>
          </table:table-cell>
          <table:table-cell office:value-type="float" office:value="82" table:style-name="ce45">
            <text:p>82.0</text:p>
          </table:table-cell>
          <table:table-cell office:value-type="float" office:value="42188" table:style-name="ce44">
            <text:p>42,188</text:p>
          </table:table-cell>
          <table:table-cell office:value-type="float" office:value="19594" table:style-name="ce44">
            <text:p>19,594</text:p>
          </table:table-cell>
          <table:table-cell office:value-type="float" office:value="46.4" table:style-name="ce45">
            <text:p>46.4</text:p>
          </table:table-cell>
          <table:table-cell office:value-type="float" office:value="2228" table:style-name="ce44">
            <text:p>2,228</text:p>
          </table:table-cell>
          <table:table-cell office:value-type="float" office:value="874" table:style-name="ce44">
            <text:p>874</text:p>
          </table:table-cell>
          <table:table-cell office:value-type="float" office:value="39.200000000000003" table:style-name="ce45">
            <text:p>39.2</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Kingston Upon Hull, City Of</text:p>
          </table:table-cell>
          <table:table-cell office:value-type="float" office:value="29" table:style-name="ce44">
            <text:p>29</text:p>
          </table:table-cell>
          <table:table-cell office:value-type="float" office:value="28" table:style-name="ce44">
            <text:p>28</text:p>
          </table:table-cell>
          <table:table-cell office:value-type="float" office:value="96.6" table:style-name="ce45">
            <text:p>96.6</text:p>
          </table:table-cell>
          <table:table-cell office:value-type="float" office:value="49469" table:style-name="ce44">
            <text:p>49,469</text:p>
          </table:table-cell>
          <table:table-cell office:value-type="float" office:value="36542" table:style-name="ce44">
            <text:p>36,542</text:p>
          </table:table-cell>
          <table:table-cell office:value-type="float" office:value="73.900000000000006" table:style-name="ce45">
            <text:p>73.9</text:p>
          </table:table-cell>
          <table:table-cell office:value-type="float" office:value="49369" table:style-name="ce44">
            <text:p>49,369</text:p>
          </table:table-cell>
          <table:table-cell office:value-type="float" office:value="18363" table:style-name="ce44">
            <text:p>18,363</text:p>
          </table:table-cell>
          <table:table-cell office:value-type="float" office:value="37.200000000000003" table:style-name="ce45">
            <text:p>37.2</text:p>
          </table:table-cell>
          <table:table-cell office:value-type="float" office:value="3629" table:style-name="ce44">
            <text:p>3,629</text:p>
          </table:table-cell>
          <table:table-cell office:value-type="float" office:value="1004" table:style-name="ce44">
            <text:p>1,004</text:p>
          </table:table-cell>
          <table:table-cell office:value-type="float" office:value="27.7" table:style-name="ce45">
            <text:p>27.7</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Kirklees</text:p>
          </table:table-cell>
          <table:table-cell office:value-type="float" office:value="64" table:style-name="ce44">
            <text:p>64</text:p>
          </table:table-cell>
          <table:table-cell office:value-type="float" office:value="62" table:style-name="ce44">
            <text:p>62</text:p>
          </table:table-cell>
          <table:table-cell office:value-type="float" office:value="96.9" table:style-name="ce45">
            <text:p>96.9</text:p>
          </table:table-cell>
          <table:table-cell office:value-type="float" office:value="75346" table:style-name="ce44">
            <text:p>75,346</text:p>
          </table:table-cell>
          <table:table-cell office:value-type="float" office:value="57900" table:style-name="ce44">
            <text:p>57,900</text:p>
          </table:table-cell>
          <table:table-cell office:value-type="float" office:value="76.8" table:style-name="ce45">
            <text:p>76.8</text:p>
          </table:table-cell>
          <table:table-cell office:value-type="float" office:value="70274" table:style-name="ce44">
            <text:p>70,274</text:p>
          </table:table-cell>
          <table:table-cell office:value-type="float" office:value="26576" table:style-name="ce44">
            <text:p>26,576</text:p>
          </table:table-cell>
          <table:table-cell office:value-type="float" office:value="37.799999999999997" table:style-name="ce45">
            <text:p>37.8</text:p>
          </table:table-cell>
          <table:table-cell office:value-type="float" office:value="3957" table:style-name="ce44">
            <text:p>3,957</text:p>
          </table:table-cell>
          <table:table-cell office:value-type="float" office:value="1131" table:style-name="ce44">
            <text:p>1,131</text:p>
          </table:table-cell>
          <table:table-cell office:value-type="float" office:value="28.6" table:style-name="ce45">
            <text:p>28.6</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Leeds</text:p>
          </table:table-cell>
          <table:table-cell office:value-type="float" office:value="89" table:style-name="ce44">
            <text:p>89</text:p>
          </table:table-cell>
          <table:table-cell office:value-type="float" office:value="87" table:style-name="ce44">
            <text:p>87</text:p>
          </table:table-cell>
          <table:table-cell office:value-type="float" office:value="97.8" table:style-name="ce45">
            <text:p>97.8</text:p>
          </table:table-cell>
          <table:table-cell office:value-type="float" office:value="139362" table:style-name="ce44">
            <text:p>139,362</text:p>
          </table:table-cell>
          <table:table-cell office:value-type="float" office:value="110377" table:style-name="ce44">
            <text:p>110,377</text:p>
          </table:table-cell>
          <table:table-cell office:value-type="float" office:value="79.2" table:style-name="ce45">
            <text:p>79.2</text:p>
          </table:table-cell>
          <table:table-cell office:value-type="float" office:value="132817" table:style-name="ce44">
            <text:p>132,817</text:p>
          </table:table-cell>
          <table:table-cell office:value-type="float" office:value="52094" table:style-name="ce44">
            <text:p>52,094</text:p>
          </table:table-cell>
          <table:table-cell office:value-type="float" office:value="39.200000000000003" table:style-name="ce45">
            <text:p>39.2</text:p>
          </table:table-cell>
          <table:table-cell office:value-type="float" office:value="8726" table:style-name="ce44">
            <text:p>8,726</text:p>
          </table:table-cell>
          <table:table-cell office:value-type="float" office:value="2982" table:style-name="ce44">
            <text:p>2,982</text:p>
          </table:table-cell>
          <table:table-cell office:value-type="float" office:value="34.200000000000003" table:style-name="ce45">
            <text:p>34.2</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North East Lincolnshire</text:p>
          </table:table-cell>
          <table:table-cell office:value-type="float" office:value="22" table:style-name="ce44">
            <text:p>22</text:p>
          </table:table-cell>
          <table:table-cell office:value-type="float" office:value="19" table:style-name="ce44">
            <text:p>19</text:p>
          </table:table-cell>
          <table:table-cell office:value-type="float" office:value="86.4" table:style-name="ce45">
            <text:p>86.4</text:p>
          </table:table-cell>
          <table:table-cell office:value-type="float" office:value="36382" table:style-name="ce44">
            <text:p>36,382</text:p>
          </table:table-cell>
          <table:table-cell office:value-type="float" office:value="28009" table:style-name="ce44">
            <text:p>28,009</text:p>
          </table:table-cell>
          <table:table-cell office:value-type="float" office:value="77" table:style-name="ce45">
            <text:p>77.0</text:p>
          </table:table-cell>
          <table:table-cell office:value-type="float" office:value="29722" table:style-name="ce44">
            <text:p>29,722</text:p>
          </table:table-cell>
          <table:table-cell office:value-type="float" office:value="11192" table:style-name="ce44">
            <text:p>11,192</text:p>
          </table:table-cell>
          <table:table-cell office:value-type="float" office:value="37.700000000000003" table:style-name="ce45">
            <text:p>37.7</text:p>
          </table:table-cell>
          <table:table-cell office:value-type="float" office:value="1494" table:style-name="ce44">
            <text:p>1,494</text:p>
          </table:table-cell>
          <table:table-cell office:value-type="float" office:value="478" table:style-name="ce44">
            <text:p>478</text:p>
          </table:table-cell>
          <table:table-cell office:value-type="float" office:value="32" table:style-name="ce45">
            <text:p>32.0</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North Lincolnshire</text:p>
          </table:table-cell>
          <table:table-cell office:value-type="float" office:value="20" table:style-name="ce44">
            <text:p>20</text:p>
          </table:table-cell>
          <table:table-cell office:value-type="float" office:value="18" table:style-name="ce44">
            <text:p>18</text:p>
          </table:table-cell>
          <table:table-cell office:value-type="float" office:value="90" table:style-name="ce45">
            <text:p>90.0</text:p>
          </table:table-cell>
          <table:table-cell office:value-type="float" office:value="35873" table:style-name="ce44">
            <text:p>35,873</text:p>
          </table:table-cell>
          <table:table-cell office:value-type="float" office:value="28498" table:style-name="ce44">
            <text:p>28,498</text:p>
          </table:table-cell>
          <table:table-cell office:value-type="float" office:value="79.400000000000006" table:style-name="ce45">
            <text:p>79.4</text:p>
          </table:table-cell>
          <table:table-cell office:value-type="float" office:value="25659" table:style-name="ce44">
            <text:p>25,659</text:p>
          </table:table-cell>
          <table:table-cell office:value-type="float" office:value="10748" table:style-name="ce44">
            <text:p>10,748</text:p>
          </table:table-cell>
          <table:table-cell office:value-type="float" office:value="41.9" table:style-name="ce45">
            <text:p>41.9</text:p>
          </table:table-cell>
          <table:table-cell office:value-type="float" office:value="1379" table:style-name="ce44">
            <text:p>1,379</text:p>
          </table:table-cell>
          <table:table-cell office:value-type="float" office:value="377" table:style-name="ce44">
            <text:p>377</text:p>
          </table:table-cell>
          <table:table-cell office:value-type="float" office:value="27.3" table:style-name="ce45">
            <text:p>27.3</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North Yorkshire</text:p>
          </table:table-cell>
          <table:table-cell office:value-type="float" office:value="68" table:style-name="ce44">
            <text:p>68</text:p>
          </table:table-cell>
          <table:table-cell office:value-type="float" office:value="67" table:style-name="ce44">
            <text:p>67</text:p>
          </table:table-cell>
          <table:table-cell office:value-type="float" office:value="98.5" table:style-name="ce45">
            <text:p>98.5</text:p>
          </table:table-cell>
          <table:table-cell office:value-type="float" office:value="154012" table:style-name="ce44">
            <text:p>154,012</text:p>
          </table:table-cell>
          <table:table-cell office:value-type="float" office:value="127965" table:style-name="ce44">
            <text:p>127,965</text:p>
          </table:table-cell>
          <table:table-cell office:value-type="float" office:value="83.1" table:style-name="ce45">
            <text:p>83.1</text:p>
          </table:table-cell>
          <table:table-cell office:value-type="float" office:value="85187" table:style-name="ce44">
            <text:p>85,187</text:p>
          </table:table-cell>
          <table:table-cell office:value-type="float" office:value="42077" table:style-name="ce44">
            <text:p>42,077</text:p>
          </table:table-cell>
          <table:table-cell office:value-type="float" office:value="49.4" table:style-name="ce45">
            <text:p>49.4</text:p>
          </table:table-cell>
          <table:table-cell office:value-type="float" office:value="4484" table:style-name="ce44">
            <text:p>4,484</text:p>
          </table:table-cell>
          <table:table-cell office:value-type="float" office:value="1840" table:style-name="ce44">
            <text:p>1,840</text:p>
          </table:table-cell>
          <table:table-cell office:value-type="float" office:value="41" table:style-name="ce45">
            <text:p>41.0</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Rotherham</text:p>
          </table:table-cell>
          <table:table-cell office:value-type="float" office:value="28" table:style-name="ce44">
            <text:p>28</text:p>
          </table:table-cell>
          <table:table-cell office:value-type="float" office:value="28" table:style-name="ce44">
            <text:p>28</text:p>
          </table:table-cell>
          <table:table-cell office:value-type="float" office:value="100" table:style-name="ce45">
            <text:p>100.0</text:p>
          </table:table-cell>
          <table:table-cell office:value-type="float" office:value="53608" table:style-name="ce44">
            <text:p>53,608</text:p>
          </table:table-cell>
          <table:table-cell office:value-type="float" office:value="43399" table:style-name="ce44">
            <text:p>43,399</text:p>
          </table:table-cell>
          <table:table-cell office:value-type="float" office:value="81" table:style-name="ce45">
            <text:p>81.0</text:p>
          </table:table-cell>
          <table:table-cell office:value-type="float" office:value="47692" table:style-name="ce44">
            <text:p>47,692</text:p>
          </table:table-cell>
          <table:table-cell office:value-type="float" office:value="20568" table:style-name="ce44">
            <text:p>20,568</text:p>
          </table:table-cell>
          <table:table-cell office:value-type="float" office:value="43.1" table:style-name="ce45">
            <text:p>43.1</text:p>
          </table:table-cell>
          <table:table-cell office:value-type="float" office:value="3039" table:style-name="ce44">
            <text:p>3,039</text:p>
          </table:table-cell>
          <table:table-cell office:value-type="float" office:value="1018" table:style-name="ce44">
            <text:p>1,018</text:p>
          </table:table-cell>
          <table:table-cell office:value-type="float" office:value="33.5" table:style-name="ce45">
            <text:p>33.5</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Sheffield</text:p>
          </table:table-cell>
          <table:table-cell office:value-type="float" office:value="74" table:style-name="ce44">
            <text:p>74</text:p>
          </table:table-cell>
          <table:table-cell office:value-type="float" office:value="74" table:style-name="ce44">
            <text:p>74</text:p>
          </table:table-cell>
          <table:table-cell office:value-type="float" office:value="100" table:style-name="ce45">
            <text:p>100.0</text:p>
          </table:table-cell>
          <table:table-cell office:value-type="float" office:value="101487" table:style-name="ce44">
            <text:p>101,487</text:p>
          </table:table-cell>
          <table:table-cell office:value-type="float" office:value="81671" table:style-name="ce44">
            <text:p>81,671</text:p>
          </table:table-cell>
          <table:table-cell office:value-type="float" office:value="80.5" table:style-name="ce45">
            <text:p>80.5</text:p>
          </table:table-cell>
          <table:table-cell office:value-type="float" office:value="99250" table:style-name="ce44">
            <text:p>99,250</text:p>
          </table:table-cell>
          <table:table-cell office:value-type="float" office:value="41251" table:style-name="ce44">
            <text:p>41,251</text:p>
          </table:table-cell>
          <table:table-cell office:value-type="float" office:value="41.6" table:style-name="ce45">
            <text:p>41.6</text:p>
          </table:table-cell>
          <table:table-cell office:value-type="float" office:value="5905" table:style-name="ce44">
            <text:p>5,905</text:p>
          </table:table-cell>
          <table:table-cell office:value-type="float" office:value="2037" table:style-name="ce44">
            <text:p>2,037</text:p>
          </table:table-cell>
          <table:table-cell office:value-type="float" office:value="34.5" table:style-name="ce45">
            <text:p>34.5</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Wakefield</text:p>
          </table:table-cell>
          <table:table-cell office:value-type="float" office:value="35" table:style-name="ce44">
            <text:p>35</text:p>
          </table:table-cell>
          <table:table-cell office:value-type="float" office:value="32" table:style-name="ce44">
            <text:p>32</text:p>
          </table:table-cell>
          <table:table-cell office:value-type="float" office:value="91.4" table:style-name="ce45">
            <text:p>91.4</text:p>
          </table:table-cell>
          <table:table-cell office:value-type="float" office:value="72144" table:style-name="ce44">
            <text:p>72,144</text:p>
          </table:table-cell>
          <table:table-cell office:value-type="float" office:value="56609" table:style-name="ce44">
            <text:p>56,609</text:p>
          </table:table-cell>
          <table:table-cell office:value-type="float" office:value="78.5" table:style-name="ce45">
            <text:p>78.5</text:p>
          </table:table-cell>
          <table:table-cell office:value-type="float" office:value="61213" table:style-name="ce44">
            <text:p>61,213</text:p>
          </table:table-cell>
          <table:table-cell office:value-type="float" office:value="24944" table:style-name="ce44">
            <text:p>24,944</text:p>
          </table:table-cell>
          <table:table-cell office:value-type="float" office:value="40.700000000000003" table:style-name="ce45">
            <text:p>40.7</text:p>
          </table:table-cell>
          <table:table-cell office:value-type="float" office:value="3340" table:style-name="ce44">
            <text:p>3,340</text:p>
          </table:table-cell>
          <table:table-cell office:value-type="float" office:value="1139" table:style-name="ce44">
            <text:p>1,139</text:p>
          </table:table-cell>
          <table:table-cell office:value-type="float" office:value="34.1" table:style-name="ce45">
            <text:p>34.1</text:p>
          </table:table-cell>
          <table:table-cell table:number-columns-repeated="16370"/>
        </table:table-row>
        <table:table-row table:style-name="ro10">
          <table:table-cell office:value-type="string" table:style-name="ce42">
            <text:p>Yorkshire and the Humber</text:p>
          </table:table-cell>
          <table:table-cell office:value-type="string" table:style-name="ce43">
            <text:p>York</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44357" table:style-name="ce44">
            <text:p>44,357</text:p>
          </table:table-cell>
          <table:table-cell office:value-type="float" office:value="36384" table:style-name="ce44">
            <text:p>36,384</text:p>
          </table:table-cell>
          <table:table-cell office:value-type="float" office:value="82" table:style-name="ce45">
            <text:p>82.0</text:p>
          </table:table-cell>
          <table:table-cell office:value-type="float" office:value="29787" table:style-name="ce44">
            <text:p>29,787</text:p>
          </table:table-cell>
          <table:table-cell office:value-type="float" office:value="13761" table:style-name="ce44">
            <text:p>13,761</text:p>
          </table:table-cell>
          <table:table-cell office:value-type="float" office:value="46.2" table:style-name="ce45">
            <text:p>46.2</text:p>
          </table:table-cell>
          <table:table-cell office:value-type="float" office:value="1612" table:style-name="ce44">
            <text:p>1,612</text:p>
          </table:table-cell>
          <table:table-cell office:value-type="float" office:value="714" table:style-name="ce44">
            <text:p>714</text:p>
          </table:table-cell>
          <table:table-cell office:value-type="float" office:value="44.3" table:style-name="ce45">
            <text:p>44.3</text:p>
          </table:table-cell>
          <table:table-cell table:number-columns-repeated="16370"/>
        </table:table-row>
        <table:table-row table:style-name="ro6">
          <table:table-cell office:value-type="string" table:style-name="ce42">
            <text:p>East Midlands</text:p>
          </table:table-cell>
          <table:table-cell office:value-type="string" table:style-name="ce43">
            <text:p>Derby</text:p>
          </table:table-cell>
          <table:table-cell office:value-type="float" office:value="24" table:style-name="ce44">
            <text:p>24</text:p>
          </table:table-cell>
          <table:table-cell office:value-type="float" office:value="23" table:style-name="ce44">
            <text:p>23</text:p>
          </table:table-cell>
          <table:table-cell office:value-type="float" office:value="95.8" table:style-name="ce45">
            <text:p>95.8</text:p>
          </table:table-cell>
          <table:table-cell office:value-type="float" office:value="47039" table:style-name="ce44">
            <text:p>47,039</text:p>
          </table:table-cell>
          <table:table-cell office:value-type="float" office:value="36336" table:style-name="ce44">
            <text:p>36,336</text:p>
          </table:table-cell>
          <table:table-cell office:value-type="float" office:value="77.2" table:style-name="ce45">
            <text:p>77.2</text:p>
          </table:table-cell>
          <table:table-cell office:value-type="float" office:value="43454" table:style-name="ce44">
            <text:p>43,454</text:p>
          </table:table-cell>
          <table:table-cell office:value-type="float" office:value="17012" table:style-name="ce44">
            <text:p>17,012</text:p>
          </table:table-cell>
          <table:table-cell office:value-type="float" office:value="39.1" table:style-name="ce45">
            <text:p>39.1</text:p>
          </table:table-cell>
          <table:table-cell office:value-type="float" office:value="3207" table:style-name="ce44">
            <text:p>3,207</text:p>
          </table:table-cell>
          <table:table-cell office:value-type="float" office:value="1017" table:style-name="ce44">
            <text:p>1,017</text:p>
          </table:table-cell>
          <table:table-cell office:value-type="float" office:value="31.7" table:style-name="ce45">
            <text:p>31.7</text:p>
          </table:table-cell>
          <table:table-cell table:number-columns-repeated="16370"/>
        </table:table-row>
        <table:table-row table:style-name="ro6">
          <table:table-cell office:value-type="string" table:style-name="ce42">
            <text:p>East Midlands</text:p>
          </table:table-cell>
          <table:table-cell office:value-type="string" table:style-name="ce43">
            <text:p>Derbyshire</text:p>
          </table:table-cell>
          <table:table-cell office:value-type="float" office:value="95" table:style-name="ce44">
            <text:p>95</text:p>
          </table:table-cell>
          <table:table-cell office:value-type="float" office:value="92" table:style-name="ce44">
            <text:p>92</text:p>
          </table:table-cell>
          <table:table-cell office:value-type="float" office:value="96.8" table:style-name="ce45">
            <text:p>96.8</text:p>
          </table:table-cell>
          <table:table-cell office:value-type="float" office:value="189795" table:style-name="ce44">
            <text:p>189,795</text:p>
          </table:table-cell>
          <table:table-cell office:value-type="float" office:value="156897" table:style-name="ce44">
            <text:p>156,897</text:p>
          </table:table-cell>
          <table:table-cell office:value-type="float" office:value="82.7" table:style-name="ce45">
            <text:p>82.7</text:p>
          </table:table-cell>
          <table:table-cell office:value-type="float" office:value="135168" table:style-name="ce44">
            <text:p>135,168</text:p>
          </table:table-cell>
          <table:table-cell office:value-type="float" office:value="62588" table:style-name="ce44">
            <text:p>62,588</text:p>
          </table:table-cell>
          <table:table-cell office:value-type="float" office:value="46.3" table:style-name="ce45">
            <text:p>46.3</text:p>
          </table:table-cell>
          <table:table-cell office:value-type="float" office:value="6989" table:style-name="ce44">
            <text:p>6,989</text:p>
          </table:table-cell>
          <table:table-cell office:value-type="float" office:value="3085" table:style-name="ce44">
            <text:p>3,085</text:p>
          </table:table-cell>
          <table:table-cell office:value-type="float" office:value="44.1" table:style-name="ce45">
            <text:p>44.1</text:p>
          </table:table-cell>
          <table:table-cell table:number-columns-repeated="16370"/>
        </table:table-row>
        <table:table-row table:style-name="ro6">
          <table:table-cell office:value-type="string" table:style-name="ce42">
            <text:p>East Midlands</text:p>
          </table:table-cell>
          <table:table-cell office:value-type="string" table:style-name="ce43">
            <text:p>Leicester</text:p>
          </table:table-cell>
          <table:table-cell office:value-type="float" office:value="50" table:style-name="ce44">
            <text:p>50</text:p>
          </table:table-cell>
          <table:table-cell office:value-type="float" office:value="50" table:style-name="ce44">
            <text:p>50</text:p>
          </table:table-cell>
          <table:table-cell office:value-type="float" office:value="100" table:style-name="ce45">
            <text:p>100.0</text:p>
          </table:table-cell>
          <table:table-cell office:value-type="float" office:value="51388" table:style-name="ce44">
            <text:p>51,388</text:p>
          </table:table-cell>
          <table:table-cell office:value-type="float" office:value="35031" table:style-name="ce44">
            <text:p>35,031</text:p>
          </table:table-cell>
          <table:table-cell office:value-type="float" office:value="68.2" table:style-name="ce45">
            <text:p>68.2</text:p>
          </table:table-cell>
          <table:table-cell office:value-type="float" office:value="63454" table:style-name="ce44">
            <text:p>63,454</text:p>
          </table:table-cell>
          <table:table-cell office:value-type="float" office:value="22583" table:style-name="ce44">
            <text:p>22,583</text:p>
          </table:table-cell>
          <table:table-cell office:value-type="float" office:value="35.6" table:style-name="ce45">
            <text:p>35.6</text:p>
          </table:table-cell>
          <table:table-cell office:value-type="float" office:value="5093" table:style-name="ce44">
            <text:p>5,093</text:p>
          </table:table-cell>
          <table:table-cell office:value-type="float" office:value="1323" table:style-name="ce44">
            <text:p>1,323</text:p>
          </table:table-cell>
          <table:table-cell office:value-type="float" office:value="26" table:style-name="ce45">
            <text:p>26.0</text:p>
          </table:table-cell>
          <table:table-cell table:number-columns-repeated="16370"/>
        </table:table-row>
        <table:table-row table:style-name="ro6">
          <table:table-cell office:value-type="string" table:style-name="ce42">
            <text:p>East Midlands</text:p>
          </table:table-cell>
          <table:table-cell office:value-type="string" table:style-name="ce43">
            <text:p>Leicestershire and Rutland</text:p>
          </table:table-cell>
          <table:table-cell office:value-type="float" office:value="78" table:style-name="ce44">
            <text:p>78</text:p>
          </table:table-cell>
          <table:table-cell office:value-type="float" office:value="78" table:style-name="ce44">
            <text:p>78</text:p>
          </table:table-cell>
          <table:table-cell office:value-type="float" office:value="100" table:style-name="ce45">
            <text:p>100.0</text:p>
          </table:table-cell>
          <table:table-cell office:value-type="float" office:value="169047" table:style-name="ce44">
            <text:p>169,047</text:p>
          </table:table-cell>
          <table:table-cell office:value-type="float" office:value="137078" table:style-name="ce44">
            <text:p>137,078</text:p>
          </table:table-cell>
          <table:table-cell office:value-type="float" office:value="81.088691310700582" table:style-name="ce45">
            <text:p>81.1</text:p>
          </table:table-cell>
          <table:table-cell office:value-type="float" office:value="114850" table:style-name="ce44">
            <text:p>114,850</text:p>
          </table:table-cell>
          <table:table-cell office:value-type="float" office:value="50407" table:style-name="ce44">
            <text:p>50,407</text:p>
          </table:table-cell>
          <table:table-cell office:value-type="float" office:value="43.889420983892037" table:style-name="ce45">
            <text:p>43.9</text:p>
          </table:table-cell>
          <table:table-cell office:value-type="float" office:value="6501" table:style-name="ce44">
            <text:p>6,501</text:p>
          </table:table-cell>
          <table:table-cell office:value-type="float" office:value="2564" table:style-name="ce44">
            <text:p>2,564</text:p>
          </table:table-cell>
          <table:table-cell office:value-type="float" office:value="39.440086140593756" table:style-name="ce45">
            <text:p>39.4</text:p>
          </table:table-cell>
          <table:table-cell table:number-columns-repeated="16370"/>
        </table:table-row>
        <table:table-row table:style-name="ro6">
          <table:table-cell office:value-type="string" table:style-name="ce42">
            <text:p>East Midlands</text:p>
          </table:table-cell>
          <table:table-cell office:value-type="string" table:style-name="ce43">
            <text:p>Lincolnshire</text:p>
          </table:table-cell>
          <table:table-cell office:value-type="float" office:value="80" table:style-name="ce44">
            <text:p>80</text:p>
          </table:table-cell>
          <table:table-cell office:value-type="float" office:value="80" table:style-name="ce44">
            <text:p>80</text:p>
          </table:table-cell>
          <table:table-cell office:value-type="float" office:value="100" table:style-name="ce45">
            <text:p>100.0</text:p>
          </table:table-cell>
          <table:table-cell office:value-type="float" office:value="192602" table:style-name="ce44">
            <text:p>192,602</text:p>
          </table:table-cell>
          <table:table-cell office:value-type="float" office:value="153519" table:style-name="ce44">
            <text:p>153,519</text:p>
          </table:table-cell>
          <table:table-cell office:value-type="float" office:value="79.7" table:style-name="ce45">
            <text:p>79.7</text:p>
          </table:table-cell>
          <table:table-cell office:value-type="float" office:value="125563" table:style-name="ce44">
            <text:p>125,563</text:p>
          </table:table-cell>
          <table:table-cell office:value-type="float" office:value="56601" table:style-name="ce44">
            <text:p>56,601</text:p>
          </table:table-cell>
          <table:table-cell office:value-type="float" office:value="45.1" table:style-name="ce45">
            <text:p>45.1</text:p>
          </table:table-cell>
          <table:table-cell office:value-type="float" office:value="5770" table:style-name="ce44">
            <text:p>5,770</text:p>
          </table:table-cell>
          <table:table-cell office:value-type="float" office:value="2238" table:style-name="ce44">
            <text:p>2,238</text:p>
          </table:table-cell>
          <table:table-cell office:value-type="float" office:value="38.799999999999997" table:style-name="ce45">
            <text:p>38.8</text:p>
          </table:table-cell>
          <table:table-cell table:number-columns-repeated="16370"/>
        </table:table-row>
        <table:table-row table:style-name="ro6">
          <table:table-cell office:value-type="string" table:style-name="ce42">
            <text:p>East Midlands</text:p>
          </table:table-cell>
          <table:table-cell office:value-type="string" table:style-name="ce43">
            <text:p>North Northamptonshire</text:p>
          </table:table-cell>
          <table:table-cell office:value-type="float" office:value="31" table:style-name="ce44">
            <text:p>31</text:p>
          </table:table-cell>
          <table:table-cell office:value-type="float" office:value="29" table:style-name="ce44">
            <text:p>29</text:p>
          </table:table-cell>
          <table:table-cell office:value-type="float" office:value="93.5" table:style-name="ce45">
            <text:p>93.5</text:p>
          </table:table-cell>
          <table:table-cell office:value-type="float" office:value="68953" table:style-name="ce44">
            <text:p>68,953</text:p>
          </table:table-cell>
          <table:table-cell office:value-type="float" office:value="53970" table:style-name="ce44">
            <text:p>53,970</text:p>
          </table:table-cell>
          <table:table-cell office:value-type="float" office:value="78.3" table:style-name="ce45">
            <text:p>78.3</text:p>
          </table:table-cell>
          <table:table-cell office:value-type="float" office:value="57432" table:style-name="ce44">
            <text:p>57,432</text:p>
          </table:table-cell>
          <table:table-cell office:value-type="float" office:value="23988" table:style-name="ce44">
            <text:p>23,988</text:p>
          </table:table-cell>
          <table:table-cell office:value-type="float" office:value="41.8" table:style-name="ce45">
            <text:p>41.8</text:p>
          </table:table-cell>
          <table:table-cell office:value-type="float" office:value="3140" table:style-name="ce44">
            <text:p>3,140</text:p>
          </table:table-cell>
          <table:table-cell office:value-type="float" office:value="1197" table:style-name="ce44">
            <text:p>1,197</text:p>
          </table:table-cell>
          <table:table-cell office:value-type="float" office:value="38.1" table:style-name="ce45">
            <text:p>38.1</text:p>
          </table:table-cell>
          <table:table-cell table:number-columns-repeated="16370"/>
        </table:table-row>
        <table:table-row table:style-name="ro6">
          <table:table-cell office:value-type="string" table:style-name="ce42">
            <text:p>East Midlands</text:p>
          </table:table-cell>
          <table:table-cell office:value-type="string" table:style-name="ce43">
            <text:p>West Northamptonshire</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76408" table:style-name="ce44">
            <text:p>76,408</text:p>
          </table:table-cell>
          <table:table-cell office:value-type="float" office:value="59191" table:style-name="ce44">
            <text:p>59,191</text:p>
          </table:table-cell>
          <table:table-cell office:value-type="float" office:value="77.5" table:style-name="ce45">
            <text:p>77.5</text:p>
          </table:table-cell>
          <table:table-cell office:value-type="float" office:value="62067" table:style-name="ce44">
            <text:p>62,067</text:p>
          </table:table-cell>
          <table:table-cell office:value-type="float" office:value="25147" table:style-name="ce44">
            <text:p>25,147</text:p>
          </table:table-cell>
          <table:table-cell office:value-type="float" office:value="40.5" table:style-name="ce45">
            <text:p>40.5</text:p>
          </table:table-cell>
          <table:table-cell office:value-type="float" office:value="3888" table:style-name="ce44">
            <text:p>3,888</text:p>
          </table:table-cell>
          <table:table-cell office:value-type="float" office:value="1272" table:style-name="ce44">
            <text:p>1,272</text:p>
          </table:table-cell>
          <table:table-cell office:value-type="float" office:value="32.700000000000003" table:style-name="ce45">
            <text:p>32.7</text:p>
          </table:table-cell>
          <table:table-cell table:number-columns-repeated="16370"/>
        </table:table-row>
        <table:table-row table:style-name="ro6">
          <table:table-cell office:value-type="string" table:style-name="ce42">
            <text:p>East Midlands</text:p>
          </table:table-cell>
          <table:table-cell office:value-type="string" table:style-name="ce43">
            <text:p>Nottingham</text:p>
          </table:table-cell>
          <table:table-cell office:value-type="float" office:value="43" table:style-name="ce44">
            <text:p>43</text:p>
          </table:table-cell>
          <table:table-cell office:value-type="float" office:value="43" table:style-name="ce44">
            <text:p>43</text:p>
          </table:table-cell>
          <table:table-cell office:value-type="float" office:value="100" table:style-name="ce45">
            <text:p>100.0</text:p>
          </table:table-cell>
          <table:table-cell office:value-type="float" office:value="44081" table:style-name="ce44">
            <text:p>44,081</text:p>
          </table:table-cell>
          <table:table-cell office:value-type="float" office:value="31926" table:style-name="ce44">
            <text:p>31,926</text:p>
          </table:table-cell>
          <table:table-cell office:value-type="float" office:value="72.400000000000006" table:style-name="ce45">
            <text:p>72.4</text:p>
          </table:table-cell>
          <table:table-cell office:value-type="float" office:value="55344" table:style-name="ce44">
            <text:p>55,344</text:p>
          </table:table-cell>
          <table:table-cell office:value-type="float" office:value="19155" table:style-name="ce44">
            <text:p>19,155</text:p>
          </table:table-cell>
          <table:table-cell office:value-type="float" office:value="34.6" table:style-name="ce45">
            <text:p>34.6</text:p>
          </table:table-cell>
          <table:table-cell office:value-type="float" office:value="3388" table:style-name="ce44">
            <text:p>3,388</text:p>
          </table:table-cell>
          <table:table-cell office:value-type="float" office:value="961" table:style-name="ce44">
            <text:p>961</text:p>
          </table:table-cell>
          <table:table-cell office:value-type="float" office:value="28.4" table:style-name="ce45">
            <text:p>28.4</text:p>
          </table:table-cell>
          <table:table-cell table:number-columns-repeated="16370"/>
        </table:table-row>
        <table:table-row table:style-name="ro6">
          <table:table-cell office:value-type="string" table:style-name="ce42">
            <text:p>East Midlands</text:p>
          </table:table-cell>
          <table:table-cell office:value-type="string" table:style-name="ce43">
            <text:p>Nottinghamshire</text:p>
          </table:table-cell>
          <table:table-cell office:value-type="float" office:value="83" table:style-name="ce44">
            <text:p>83</text:p>
          </table:table-cell>
          <table:table-cell office:value-type="float" office:value="82" table:style-name="ce44">
            <text:p>82</text:p>
          </table:table-cell>
          <table:table-cell office:value-type="float" office:value="98.8" table:style-name="ce45">
            <text:p>98.8</text:p>
          </table:table-cell>
          <table:table-cell office:value-type="float" office:value="180743" table:style-name="ce44">
            <text:p>180,743</text:p>
          </table:table-cell>
          <table:table-cell office:value-type="float" office:value="145747" table:style-name="ce44">
            <text:p>145,747</text:p>
          </table:table-cell>
          <table:table-cell office:value-type="float" office:value="80.599999999999994" table:style-name="ce45">
            <text:p>80.6</text:p>
          </table:table-cell>
          <table:table-cell office:value-type="float" office:value="128857" table:style-name="ce44">
            <text:p>128,857</text:p>
          </table:table-cell>
          <table:table-cell office:value-type="float" office:value="54794" table:style-name="ce44">
            <text:p>54,794</text:p>
          </table:table-cell>
          <table:table-cell office:value-type="float" office:value="42.5" table:style-name="ce45">
            <text:p>42.5</text:p>
          </table:table-cell>
          <table:table-cell office:value-type="float" office:value="7978" table:style-name="ce44">
            <text:p>7,978</text:p>
          </table:table-cell>
          <table:table-cell office:value-type="float" office:value="2615" table:style-name="ce44">
            <text:p>2,615</text:p>
          </table:table-cell>
          <table:table-cell office:value-type="float" office:value="32.799999999999997" table:style-name="ce45">
            <text:p>32.8</text:p>
          </table:table-cell>
          <table:table-cell table:number-columns-repeated="16370"/>
        </table:table-row>
        <table:table-row table:style-name="ro6">
          <table:table-cell office:value-type="string" table:style-name="ce42">
            <text:p>West Midlands</text:p>
          </table:table-cell>
          <table:table-cell office:value-type="string" table:style-name="ce43">
            <text:p>Birmingham</text:p>
          </table:table-cell>
          <table:table-cell office:value-type="float" office:value="163" table:style-name="ce44">
            <text:p>163</text:p>
          </table:table-cell>
          <table:table-cell office:value-type="float" office:value="142" table:style-name="ce44">
            <text:p>142</text:p>
          </table:table-cell>
          <table:table-cell office:value-type="float" office:value="87.1" table:style-name="ce45">
            <text:p>87.1</text:p>
          </table:table-cell>
          <table:table-cell office:value-type="float" office:value="155592" table:style-name="ce44">
            <text:p>155,592</text:p>
          </table:table-cell>
          <table:table-cell office:value-type="float" office:value="103871" table:style-name="ce44">
            <text:p>103,871</text:p>
          </table:table-cell>
          <table:table-cell office:value-type="float" office:value="66.8" table:style-name="ce45">
            <text:p>66.8</text:p>
          </table:table-cell>
          <table:table-cell office:value-type="float" office:value="194729" table:style-name="ce44">
            <text:p>194,729</text:p>
          </table:table-cell>
          <table:table-cell office:value-type="float" office:value="61361" table:style-name="ce44">
            <text:p>61,361</text:p>
          </table:table-cell>
          <table:table-cell office:value-type="float" office:value="31.5" table:style-name="ce45">
            <text:p>31.5</text:p>
          </table:table-cell>
          <table:table-cell office:value-type="float" office:value="15880" table:style-name="ce44">
            <text:p>15,880</text:p>
          </table:table-cell>
          <table:table-cell office:value-type="float" office:value="3606" table:style-name="ce44">
            <text:p>3,606</text:p>
          </table:table-cell>
          <table:table-cell office:value-type="float" office:value="22.7" table:style-name="ce45">
            <text:p>22.7</text:p>
          </table:table-cell>
          <table:table-cell table:number-columns-repeated="16370"/>
        </table:table-row>
        <table:table-row table:style-name="ro6">
          <table:table-cell office:value-type="string" table:style-name="ce42">
            <text:p>West Midlands</text:p>
          </table:table-cell>
          <table:table-cell office:value-type="string" table:style-name="ce43">
            <text:p>Coventry</text:p>
          </table:table-cell>
          <table:table-cell office:value-type="float" office:value="50" table:style-name="ce44">
            <text:p>50</text:p>
          </table:table-cell>
          <table:table-cell office:value-type="float" office:value="50" table:style-name="ce44">
            <text:p>50</text:p>
          </table:table-cell>
          <table:table-cell office:value-type="float" office:value="100" table:style-name="ce45">
            <text:p>100.0</text:p>
          </table:table-cell>
          <table:table-cell office:value-type="float" office:value="58433" table:style-name="ce44">
            <text:p>58,433</text:p>
          </table:table-cell>
          <table:table-cell office:value-type="float" office:value="43850" table:style-name="ce44">
            <text:p>43,850</text:p>
          </table:table-cell>
          <table:table-cell office:value-type="float" office:value="75" table:style-name="ce45">
            <text:p>75.0</text:p>
          </table:table-cell>
          <table:table-cell office:value-type="float" office:value="65706" table:style-name="ce44">
            <text:p>65,706</text:p>
          </table:table-cell>
          <table:table-cell office:value-type="float" office:value="24553" table:style-name="ce44">
            <text:p>24,553</text:p>
          </table:table-cell>
          <table:table-cell office:value-type="float" office:value="37.4" table:style-name="ce45">
            <text:p>37.4</text:p>
          </table:table-cell>
          <table:table-cell office:value-type="float" office:value="4937" table:style-name="ce44">
            <text:p>4,937</text:p>
          </table:table-cell>
          <table:table-cell office:value-type="float" office:value="1464" table:style-name="ce44">
            <text:p>1,464</text:p>
          </table:table-cell>
          <table:table-cell office:value-type="float" office:value="29.7" table:style-name="ce45">
            <text:p>29.7</text:p>
          </table:table-cell>
          <table:table-cell table:number-columns-repeated="16370"/>
        </table:table-row>
        <table:table-row table:style-name="ro6">
          <table:table-cell office:value-type="string" table:style-name="ce42">
            <text:p>West Midlands</text:p>
          </table:table-cell>
          <table:table-cell office:value-type="string" table:style-name="ce43">
            <text:p>Dudley</text:p>
          </table:table-cell>
          <table:table-cell office:value-type="float" office:value="43" table:style-name="ce44">
            <text:p>43</text:p>
          </table:table-cell>
          <table:table-cell office:value-type="float" office:value="39" table:style-name="ce44">
            <text:p>39</text:p>
          </table:table-cell>
          <table:table-cell office:value-type="float" office:value="90.7" table:style-name="ce45">
            <text:p>90.7</text:p>
          </table:table-cell>
          <table:table-cell office:value-type="float" office:value="65756" table:style-name="ce44">
            <text:p>65,756</text:p>
          </table:table-cell>
          <table:table-cell office:value-type="float" office:value="49954" table:style-name="ce44">
            <text:p>49,954</text:p>
          </table:table-cell>
          <table:table-cell office:value-type="float" office:value="76" table:style-name="ce45">
            <text:p>76.0</text:p>
          </table:table-cell>
          <table:table-cell office:value-type="float" office:value="54126" table:style-name="ce44">
            <text:p>54,126</text:p>
          </table:table-cell>
          <table:table-cell office:value-type="float" office:value="21652" table:style-name="ce44">
            <text:p>21,652</text:p>
          </table:table-cell>
          <table:table-cell office:value-type="float" office:value="40" table:style-name="ce45">
            <text:p>40.0</text:p>
          </table:table-cell>
          <table:table-cell office:value-type="float" office:value="3380" table:style-name="ce44">
            <text:p>3,380</text:p>
          </table:table-cell>
          <table:table-cell office:value-type="float" office:value="969" table:style-name="ce44">
            <text:p>969</text:p>
          </table:table-cell>
          <table:table-cell office:value-type="float" office:value="28.7" table:style-name="ce45">
            <text:p>28.7</text:p>
          </table:table-cell>
          <table:table-cell table:number-columns-repeated="16370"/>
        </table:table-row>
        <table:table-row table:style-name="ro6">
          <table:table-cell office:value-type="string" table:style-name="ce42">
            <text:p>West Midlands</text:p>
          </table:table-cell>
          <table:table-cell office:value-type="string" table:style-name="ce43">
            <text:p>Herefordshire, County Of</text:p>
          </table:table-cell>
          <table:table-cell office:value-type="float" office:value="18" table:style-name="ce44">
            <text:p>18</text:p>
          </table:table-cell>
          <table:table-cell office:value-type="float" office:value="18" table:style-name="ce44">
            <text:p>18</text:p>
          </table:table-cell>
          <table:table-cell office:value-type="float" office:value="100" table:style-name="ce45">
            <text:p>100.0</text:p>
          </table:table-cell>
          <table:table-cell office:value-type="float" office:value="51153" table:style-name="ce44">
            <text:p>51,153</text:p>
          </table:table-cell>
          <table:table-cell office:value-type="float" office:value="41526" table:style-name="ce44">
            <text:p>41,526</text:p>
          </table:table-cell>
          <table:table-cell office:value-type="float" office:value="81.2" table:style-name="ce45">
            <text:p>81.2</text:p>
          </table:table-cell>
          <table:table-cell office:value-type="float" office:value="29494" table:style-name="ce44">
            <text:p>29,494</text:p>
          </table:table-cell>
          <table:table-cell office:value-type="float" office:value="14110" table:style-name="ce44">
            <text:p>14,110</text:p>
          </table:table-cell>
          <table:table-cell office:value-type="float" office:value="47.8" table:style-name="ce45">
            <text:p>47.8</text:p>
          </table:table-cell>
          <table:table-cell office:value-type="float" office:value="1877" table:style-name="ce44">
            <text:p>1,877</text:p>
          </table:table-cell>
          <table:table-cell office:value-type="float" office:value="610" table:style-name="ce44">
            <text:p>610</text:p>
          </table:table-cell>
          <table:table-cell office:value-type="float" office:value="32.5" table:style-name="ce45">
            <text:p>32.5</text:p>
          </table:table-cell>
          <table:table-cell table:number-columns-repeated="16370"/>
        </table:table-row>
        <table:table-row table:style-name="ro6">
          <table:table-cell office:value-type="string" table:style-name="ce42">
            <text:p>West Midlands</text:p>
          </table:table-cell>
          <table:table-cell office:value-type="string" table:style-name="ce43">
            <text:p>Sandwell</text:p>
          </table:table-cell>
          <table:table-cell office:value-type="float" office:value="49" table:style-name="ce44">
            <text:p>49</text:p>
          </table:table-cell>
          <table:table-cell office:value-type="float" office:value="47" table:style-name="ce44">
            <text:p>47</text:p>
          </table:table-cell>
          <table:table-cell office:value-type="float" office:value="95.9" table:style-name="ce45">
            <text:p>95.9</text:p>
          </table:table-cell>
          <table:table-cell office:value-type="float" office:value="52721" table:style-name="ce44">
            <text:p>52,721</text:p>
          </table:table-cell>
          <table:table-cell office:value-type="float" office:value="34236" table:style-name="ce44">
            <text:p>34,236</text:p>
          </table:table-cell>
          <table:table-cell office:value-type="float" office:value="64.900000000000006" table:style-name="ce45">
            <text:p>64.9</text:p>
          </table:table-cell>
          <table:table-cell office:value-type="float" office:value="60880" table:style-name="ce44">
            <text:p>60,880</text:p>
          </table:table-cell>
          <table:table-cell office:value-type="float" office:value="19409" table:style-name="ce44">
            <text:p>19,409</text:p>
          </table:table-cell>
          <table:table-cell office:value-type="float" office:value="31.9" table:style-name="ce45">
            <text:p>31.9</text:p>
          </table:table-cell>
          <table:table-cell office:value-type="float" office:value="4367" table:style-name="ce44">
            <text:p>4,367</text:p>
          </table:table-cell>
          <table:table-cell office:value-type="float" office:value="952" table:style-name="ce44">
            <text:p>952</text:p>
          </table:table-cell>
          <table:table-cell office:value-type="float" office:value="21.8" table:style-name="ce45">
            <text:p>21.8</text:p>
          </table:table-cell>
          <table:table-cell table:number-columns-repeated="16370"/>
        </table:table-row>
        <table:table-row table:style-name="ro6">
          <table:table-cell office:value-type="string" table:style-name="ce42">
            <text:p>West Midlands</text:p>
          </table:table-cell>
          <table:table-cell office:value-type="string" table:style-name="ce43">
            <text:p>Shropshire</text:p>
          </table:table-cell>
          <table:table-cell office:value-type="float" office:value="39" table:style-name="ce44">
            <text:p>39</text:p>
          </table:table-cell>
          <table:table-cell office:value-type="float" office:value="33" table:style-name="ce44">
            <text:p>33</text:p>
          </table:table-cell>
          <table:table-cell office:value-type="float" office:value="84.6" table:style-name="ce45">
            <text:p>84.6</text:p>
          </table:table-cell>
          <table:table-cell office:value-type="float" office:value="72137" table:style-name="ce44">
            <text:p>72,137</text:p>
          </table:table-cell>
          <table:table-cell office:value-type="float" office:value="57417" table:style-name="ce44">
            <text:p>57,417</text:p>
          </table:table-cell>
          <table:table-cell office:value-type="float" office:value="79.599999999999994" table:style-name="ce45">
            <text:p>79.6</text:p>
          </table:table-cell>
          <table:table-cell office:value-type="float" office:value="39730" table:style-name="ce44">
            <text:p>39,730</text:p>
          </table:table-cell>
          <table:table-cell office:value-type="float" office:value="17611" table:style-name="ce44">
            <text:p>17,611</text:p>
          </table:table-cell>
          <table:table-cell office:value-type="float" office:value="44.3" table:style-name="ce45">
            <text:p>44.3</text:p>
          </table:table-cell>
          <table:table-cell office:value-type="float" office:value="2052" table:style-name="ce44">
            <text:p>2,052</text:p>
          </table:table-cell>
          <table:table-cell office:value-type="float" office:value="800" table:style-name="ce44">
            <text:p>800</text:p>
          </table:table-cell>
          <table:table-cell office:value-type="float" office:value="39" table:style-name="ce45">
            <text:p>39.0</text:p>
          </table:table-cell>
          <table:table-cell table:number-columns-repeated="16370"/>
        </table:table-row>
        <table:table-row table:style-name="ro6">
          <table:table-cell office:value-type="string" table:style-name="ce42">
            <text:p>West Midlands</text:p>
          </table:table-cell>
          <table:table-cell office:value-type="string" table:style-name="ce43">
            <text:p>Solihull</text:p>
          </table:table-cell>
          <table:table-cell office:value-type="float" office:value="20" table:style-name="ce44">
            <text:p>20</text:p>
          </table:table-cell>
          <table:table-cell office:value-type="float" office:value="18" table:style-name="ce44">
            <text:p>18</text:p>
          </table:table-cell>
          <table:table-cell office:value-type="float" office:value="90" table:style-name="ce45">
            <text:p>90.0</text:p>
          </table:table-cell>
          <table:table-cell office:value-type="float" office:value="46826" table:style-name="ce44">
            <text:p>46,826</text:p>
          </table:table-cell>
          <table:table-cell office:value-type="float" office:value="36752" table:style-name="ce44">
            <text:p>36,752</text:p>
          </table:table-cell>
          <table:table-cell office:value-type="float" office:value="78.5" table:style-name="ce45">
            <text:p>78.5</text:p>
          </table:table-cell>
          <table:table-cell office:value-type="float" office:value="33650" table:style-name="ce44">
            <text:p>33,650</text:p>
          </table:table-cell>
          <table:table-cell office:value-type="float" office:value="13524" table:style-name="ce44">
            <text:p>13,524</text:p>
          </table:table-cell>
          <table:table-cell office:value-type="float" office:value="40.200000000000003" table:style-name="ce45">
            <text:p>40.2</text:p>
          </table:table-cell>
          <table:table-cell office:value-type="float" office:value="2111" table:style-name="ce44">
            <text:p>2,111</text:p>
          </table:table-cell>
          <table:table-cell office:value-type="float" office:value="625" table:style-name="ce44">
            <text:p>625</text:p>
          </table:table-cell>
          <table:table-cell office:value-type="float" office:value="29.6" table:style-name="ce45">
            <text:p>29.6</text:p>
          </table:table-cell>
          <table:table-cell table:number-columns-repeated="16370"/>
        </table:table-row>
        <table:table-row table:style-name="ro6">
          <table:table-cell office:value-type="string" table:style-name="ce42">
            <text:p>West Midlands</text:p>
          </table:table-cell>
          <table:table-cell office:value-type="string" table:style-name="ce43">
            <text:p>Staffordshire</text:p>
          </table:table-cell>
          <table:table-cell office:value-type="float" office:value="105" table:style-name="ce44">
            <text:p>105</text:p>
          </table:table-cell>
          <table:table-cell office:value-type="float" office:value="101" table:style-name="ce44">
            <text:p>101</text:p>
          </table:table-cell>
          <table:table-cell office:value-type="float" office:value="96.2" table:style-name="ce45">
            <text:p>96.2</text:p>
          </table:table-cell>
          <table:table-cell office:value-type="float" office:value="189397" table:style-name="ce44">
            <text:p>189,397</text:p>
          </table:table-cell>
          <table:table-cell office:value-type="float" office:value="150713" table:style-name="ce44">
            <text:p>150,713</text:p>
          </table:table-cell>
          <table:table-cell office:value-type="float" office:value="79.599999999999994" table:style-name="ce45">
            <text:p>79.6</text:p>
          </table:table-cell>
          <table:table-cell office:value-type="float" office:value="137126" table:style-name="ce44">
            <text:p>137,126</text:p>
          </table:table-cell>
          <table:table-cell office:value-type="float" office:value="59680" table:style-name="ce44">
            <text:p>59,680</text:p>
          </table:table-cell>
          <table:table-cell office:value-type="float" office:value="43.5" table:style-name="ce45">
            <text:p>43.5</text:p>
          </table:table-cell>
          <table:table-cell office:value-type="float" office:value="8325" table:style-name="ce44">
            <text:p>8,325</text:p>
          </table:table-cell>
          <table:table-cell office:value-type="float" office:value="2711" table:style-name="ce44">
            <text:p>2,711</text:p>
          </table:table-cell>
          <table:table-cell office:value-type="float" office:value="32.6" table:style-name="ce45">
            <text:p>32.6</text:p>
          </table:table-cell>
          <table:table-cell table:number-columns-repeated="16370"/>
        </table:table-row>
        <table:table-row table:style-name="ro6">
          <table:table-cell office:value-type="string" table:style-name="ce42">
            <text:p>West Midlands</text:p>
          </table:table-cell>
          <table:table-cell office:value-type="string" table:style-name="ce43">
            <text:p>Stoke-On-Trent</text:p>
          </table:table-cell>
          <table:table-cell office:value-type="float" office:value="35" table:style-name="ce44">
            <text:p>35</text:p>
          </table:table-cell>
          <table:table-cell office:value-type="float" office:value="35" table:style-name="ce44">
            <text:p>35</text:p>
          </table:table-cell>
          <table:table-cell office:value-type="float" office:value="100" table:style-name="ce45">
            <text:p>100.0</text:p>
          </table:table-cell>
          <table:table-cell office:value-type="float" office:value="50421" table:style-name="ce44">
            <text:p>50,421</text:p>
          </table:table-cell>
          <table:table-cell office:value-type="float" office:value="38763" table:style-name="ce44">
            <text:p>38,763</text:p>
          </table:table-cell>
          <table:table-cell office:value-type="float" office:value="76.900000000000006" table:style-name="ce45">
            <text:p>76.9</text:p>
          </table:table-cell>
          <table:table-cell office:value-type="float" office:value="50709" table:style-name="ce44">
            <text:p>50,709</text:p>
          </table:table-cell>
          <table:table-cell office:value-type="float" office:value="20471" table:style-name="ce44">
            <text:p>20,471</text:p>
          </table:table-cell>
          <table:table-cell office:value-type="float" office:value="40.4" table:style-name="ce45">
            <text:p>40.4</text:p>
          </table:table-cell>
          <table:table-cell office:value-type="float" office:value="3613" table:style-name="ce44">
            <text:p>3,613</text:p>
          </table:table-cell>
          <table:table-cell office:value-type="float" office:value="1084" table:style-name="ce44">
            <text:p>1,084</text:p>
          </table:table-cell>
          <table:table-cell office:value-type="float" office:value="30" table:style-name="ce45">
            <text:p>30.0</text:p>
          </table:table-cell>
          <table:table-cell table:number-columns-repeated="16370"/>
        </table:table-row>
        <table:table-row table:style-name="ro6">
          <table:table-cell office:value-type="string" table:style-name="ce42">
            <text:p>West Midlands</text:p>
          </table:table-cell>
          <table:table-cell office:value-type="string" table:style-name="ce43">
            <text:p>Telford And Wrekin</text:p>
          </table:table-cell>
          <table:table-cell office:value-type="float" office:value="13" table:style-name="ce44">
            <text:p>13</text:p>
          </table:table-cell>
          <table:table-cell office:value-type="float" office:value="9" table:style-name="ce44">
            <text:p>9</text:p>
          </table:table-cell>
          <table:table-cell office:value-type="float" office:value="69.2" table:style-name="ce45">
            <text:p>69.2</text:p>
          </table:table-cell>
          <table:table-cell office:value-type="float" office:value="27296" table:style-name="ce44">
            <text:p>27,296</text:p>
          </table:table-cell>
          <table:table-cell office:value-type="float" office:value="20104" table:style-name="ce44">
            <text:p>20,104</text:p>
          </table:table-cell>
          <table:table-cell office:value-type="float" office:value="73.7" table:style-name="ce45">
            <text:p>73.7</text:p>
          </table:table-cell>
          <table:table-cell office:value-type="float" office:value="27503" table:style-name="ce44">
            <text:p>27,503</text:p>
          </table:table-cell>
          <table:table-cell office:value-type="float" office:value="9864" table:style-name="ce44">
            <text:p>9,864</text:p>
          </table:table-cell>
          <table:table-cell office:value-type="float" office:value="35.9" table:style-name="ce45">
            <text:p>35.9</text:p>
          </table:table-cell>
          <table:table-cell office:value-type="float" office:value="1582" table:style-name="ce44">
            <text:p>1,582</text:p>
          </table:table-cell>
          <table:table-cell office:value-type="float" office:value="574" table:style-name="ce44">
            <text:p>574</text:p>
          </table:table-cell>
          <table:table-cell office:value-type="float" office:value="36.299999999999997" table:style-name="ce45">
            <text:p>36.3</text:p>
          </table:table-cell>
          <table:table-cell table:number-columns-repeated="16370"/>
        </table:table-row>
        <table:table-row table:style-name="ro6">
          <table:table-cell office:value-type="string" table:style-name="ce42">
            <text:p>West Midlands</text:p>
          </table:table-cell>
          <table:table-cell office:value-type="string" table:style-name="ce43">
            <text:p>Walsall</text:p>
          </table:table-cell>
          <table:table-cell office:value-type="float" office:value="51" table:style-name="ce44">
            <text:p>51</text:p>
          </table:table-cell>
          <table:table-cell office:value-type="float" office:value="34" table:style-name="ce44">
            <text:p>34</text:p>
          </table:table-cell>
          <table:table-cell office:value-type="float" office:value="66.7" table:style-name="ce45">
            <text:p>66.7</text:p>
          </table:table-cell>
          <table:table-cell office:value-type="float" office:value="37001" table:style-name="ce44">
            <text:p>37,001</text:p>
          </table:table-cell>
          <table:table-cell office:value-type="float" office:value="26791" table:style-name="ce44">
            <text:p>26,791</text:p>
          </table:table-cell>
          <table:table-cell office:value-type="float" office:value="72.400000000000006" table:style-name="ce45">
            <text:p>72.4</text:p>
          </table:table-cell>
          <table:table-cell office:value-type="float" office:value="39562" table:style-name="ce44">
            <text:p>39,562</text:p>
          </table:table-cell>
          <table:table-cell office:value-type="float" office:value="14392" table:style-name="ce44">
            <text:p>14,392</text:p>
          </table:table-cell>
          <table:table-cell office:value-type="float" office:value="36.4" table:style-name="ce45">
            <text:p>36.4</text:p>
          </table:table-cell>
          <table:table-cell office:value-type="float" office:value="2833" table:style-name="ce44">
            <text:p>2,833</text:p>
          </table:table-cell>
          <table:table-cell office:value-type="float" office:value="690" table:style-name="ce44">
            <text:p>690</text:p>
          </table:table-cell>
          <table:table-cell office:value-type="float" office:value="24.4" table:style-name="ce45">
            <text:p>24.4</text:p>
          </table:table-cell>
          <table:table-cell table:number-columns-repeated="16370"/>
        </table:table-row>
        <table:table-row table:style-name="ro6">
          <table:table-cell office:value-type="string" table:style-name="ce42">
            <text:p>West Midlands</text:p>
          </table:table-cell>
          <table:table-cell office:value-type="string" table:style-name="ce43">
            <text:p>Warwickshire</text:p>
          </table:table-cell>
          <table:table-cell office:value-type="float" office:value="70" table:style-name="ce44">
            <text:p>70</text:p>
          </table:table-cell>
          <table:table-cell office:value-type="float" office:value="70" table:style-name="ce44">
            <text:p>70</text:p>
          </table:table-cell>
          <table:table-cell office:value-type="float" office:value="100" table:style-name="ce45">
            <text:p>100.0</text:p>
          </table:table-cell>
          <table:table-cell office:value-type="float" office:value="131548" table:style-name="ce44">
            <text:p>131,548</text:p>
          </table:table-cell>
          <table:table-cell office:value-type="float" office:value="105413" table:style-name="ce44">
            <text:p>105,413</text:p>
          </table:table-cell>
          <table:table-cell office:value-type="float" office:value="80.099999999999994" table:style-name="ce45">
            <text:p>80.1</text:p>
          </table:table-cell>
          <table:table-cell office:value-type="float" office:value="96915" table:style-name="ce44">
            <text:p>96,915</text:p>
          </table:table-cell>
          <table:table-cell office:value-type="float" office:value="43547" table:style-name="ce44">
            <text:p>43,547</text:p>
          </table:table-cell>
          <table:table-cell office:value-type="float" office:value="44.9" table:style-name="ce45">
            <text:p>44.9</text:p>
          </table:table-cell>
          <table:table-cell office:value-type="float" office:value="6450" table:style-name="ce44">
            <text:p>6,450</text:p>
          </table:table-cell>
          <table:table-cell office:value-type="float" office:value="2432" table:style-name="ce44">
            <text:p>2,432</text:p>
          </table:table-cell>
          <table:table-cell office:value-type="float" office:value="37.700000000000003" table:style-name="ce45">
            <text:p>37.7</text:p>
          </table:table-cell>
          <table:table-cell table:number-columns-repeated="16370"/>
        </table:table-row>
        <table:table-row table:style-name="ro6">
          <table:table-cell office:value-type="string" table:style-name="ce42">
            <text:p>West Midlands</text:p>
          </table:table-cell>
          <table:table-cell office:value-type="string" table:style-name="ce43">
            <text:p>Wolverhampton</text:p>
          </table:table-cell>
          <table:table-cell office:value-type="float" office:value="37" table:style-name="ce44">
            <text:p>37</text:p>
          </table:table-cell>
          <table:table-cell office:value-type="float" office:value="29" table:style-name="ce44">
            <text:p>29</text:p>
          </table:table-cell>
          <table:table-cell office:value-type="float" office:value="78.400000000000006" table:style-name="ce45">
            <text:p>78.4</text:p>
          </table:table-cell>
          <table:table-cell office:value-type="float" office:value="43009" table:style-name="ce44">
            <text:p>43,009</text:p>
          </table:table-cell>
          <table:table-cell office:value-type="float" office:value="29290" table:style-name="ce44">
            <text:p>29,290</text:p>
          </table:table-cell>
          <table:table-cell office:value-type="float" office:value="68.099999999999994" table:style-name="ce45">
            <text:p>68.1</text:p>
          </table:table-cell>
          <table:table-cell office:value-type="float" office:value="45885" table:style-name="ce44">
            <text:p>45,885</text:p>
          </table:table-cell>
          <table:table-cell office:value-type="float" office:value="15331" table:style-name="ce44">
            <text:p>15,331</text:p>
          </table:table-cell>
          <table:table-cell office:value-type="float" office:value="33.4" table:style-name="ce45">
            <text:p>33.4</text:p>
          </table:table-cell>
          <table:table-cell office:value-type="float" office:value="3713" table:style-name="ce44">
            <text:p>3,713</text:p>
          </table:table-cell>
          <table:table-cell office:value-type="float" office:value="771" table:style-name="ce44">
            <text:p>771</text:p>
          </table:table-cell>
          <table:table-cell office:value-type="float" office:value="20.8" table:style-name="ce45">
            <text:p>20.8</text:p>
          </table:table-cell>
          <table:table-cell table:number-columns-repeated="16370"/>
        </table:table-row>
        <table:table-row table:style-name="ro6">
          <table:table-cell office:value-type="string" table:style-name="ce42">
            <text:p>West Midlands</text:p>
          </table:table-cell>
          <table:table-cell office:value-type="string" table:style-name="ce43">
            <text:p>Worcestershire</text:p>
          </table:table-cell>
          <table:table-cell office:value-type="float" office:value="61" table:style-name="ce44">
            <text:p>61</text:p>
          </table:table-cell>
          <table:table-cell office:value-type="float" office:value="61" table:style-name="ce44">
            <text:p>61</text:p>
          </table:table-cell>
          <table:table-cell office:value-type="float" office:value="100" table:style-name="ce45">
            <text:p>100.0</text:p>
          </table:table-cell>
          <table:table-cell office:value-type="float" office:value="145935" table:style-name="ce44">
            <text:p>145,935</text:p>
          </table:table-cell>
          <table:table-cell office:value-type="float" office:value="118994" table:style-name="ce44">
            <text:p>118,994</text:p>
          </table:table-cell>
          <table:table-cell office:value-type="float" office:value="81.5" table:style-name="ce45">
            <text:p>81.5</text:p>
          </table:table-cell>
          <table:table-cell office:value-type="float" office:value="99463" table:style-name="ce44">
            <text:p>99,463</text:p>
          </table:table-cell>
          <table:table-cell office:value-type="float" office:value="44704" table:style-name="ce44">
            <text:p>44,704</text:p>
          </table:table-cell>
          <table:table-cell office:value-type="float" office:value="44.9" table:style-name="ce45">
            <text:p>44.9</text:p>
          </table:table-cell>
          <table:table-cell office:value-type="float" office:value="5779" table:style-name="ce44">
            <text:p>5,779</text:p>
          </table:table-cell>
          <table:table-cell office:value-type="float" office:value="1911" table:style-name="ce44">
            <text:p>1,911</text:p>
          </table:table-cell>
          <table:table-cell office:value-type="float" office:value="33.1" table:style-name="ce45">
            <text:p>33.1</text:p>
          </table:table-cell>
          <table:table-cell table:number-columns-repeated="16370"/>
        </table:table-row>
        <table:table-row table:style-name="ro6">
          <table:table-cell office:value-type="string" table:style-name="ce42">
            <text:p>East Of England</text:p>
          </table:table-cell>
          <table:table-cell office:value-type="string" table:style-name="ce43">
            <text:p>Bedford</text:p>
          </table:table-cell>
          <table:table-cell office:value-type="float" office:value="17" table:style-name="ce44">
            <text:p>17</text:p>
          </table:table-cell>
          <table:table-cell office:value-type="float" office:value="15" table:style-name="ce44">
            <text:p>15</text:p>
          </table:table-cell>
          <table:table-cell office:value-type="float" office:value="88.2" table:style-name="ce45">
            <text:p>88.2</text:p>
          </table:table-cell>
          <table:table-cell office:value-type="float" office:value="29860" table:style-name="ce44">
            <text:p>29,860</text:p>
          </table:table-cell>
          <table:table-cell office:value-type="float" office:value="23286" table:style-name="ce44">
            <text:p>23,286</text:p>
          </table:table-cell>
          <table:table-cell office:value-type="float" office:value="78" table:style-name="ce45">
            <text:p>78.0</text:p>
          </table:table-cell>
          <table:table-cell office:value-type="float" office:value="27341" table:style-name="ce44">
            <text:p>27,341</text:p>
          </table:table-cell>
          <table:table-cell office:value-type="float" office:value="10852" table:style-name="ce44">
            <text:p>10,852</text:p>
          </table:table-cell>
          <table:table-cell office:value-type="float" office:value="39.700000000000003" table:style-name="ce45">
            <text:p>39.7</text:p>
          </table:table-cell>
          <table:table-cell office:value-type="float" office:value="2085" table:style-name="ce44">
            <text:p>2,085</text:p>
          </table:table-cell>
          <table:table-cell office:value-type="float" office:value="667" table:style-name="ce44">
            <text:p>667</text:p>
          </table:table-cell>
          <table:table-cell office:value-type="float" office:value="32" table:style-name="ce45">
            <text:p>32.0</text:p>
          </table:table-cell>
          <table:table-cell table:number-columns-repeated="16370"/>
        </table:table-row>
        <table:table-row table:style-name="ro6">
          <table:table-cell office:value-type="string" table:style-name="ce42">
            <text:p>East Of England</text:p>
          </table:table-cell>
          <table:table-cell office:value-type="string" table:style-name="ce43">
            <text:p>Cambridgeshire</text:p>
          </table:table-cell>
          <table:table-cell office:value-type="float" office:value="67" table:style-name="ce44">
            <text:p>67</text:p>
          </table:table-cell>
          <table:table-cell office:value-type="float" office:value="67" table:style-name="ce44">
            <text:p>67</text:p>
          </table:table-cell>
          <table:table-cell office:value-type="float" office:value="100" table:style-name="ce45">
            <text:p>100.0</text:p>
          </table:table-cell>
          <table:table-cell office:value-type="float" office:value="138203" table:style-name="ce44">
            <text:p>138,203</text:p>
          </table:table-cell>
          <table:table-cell office:value-type="float" office:value="111618" table:style-name="ce44">
            <text:p>111,618</text:p>
          </table:table-cell>
          <table:table-cell office:value-type="float" office:value="80.8" table:style-name="ce45">
            <text:p>80.8</text:p>
          </table:table-cell>
          <table:table-cell office:value-type="float" office:value="110593" table:style-name="ce44">
            <text:p>110,593</text:p>
          </table:table-cell>
          <table:table-cell office:value-type="float" office:value="50278" table:style-name="ce44">
            <text:p>50,278</text:p>
          </table:table-cell>
          <table:table-cell office:value-type="float" office:value="45.5" table:style-name="ce45">
            <text:p>45.5</text:p>
          </table:table-cell>
          <table:table-cell office:value-type="float" office:value="7211" table:style-name="ce44">
            <text:p>7,211</text:p>
          </table:table-cell>
          <table:table-cell office:value-type="float" office:value="2788" table:style-name="ce44">
            <text:p>2,788</text:p>
          </table:table-cell>
          <table:table-cell office:value-type="float" office:value="38.700000000000003" table:style-name="ce45">
            <text:p>38.7</text:p>
          </table:table-cell>
          <table:table-cell table:number-columns-repeated="16370"/>
        </table:table-row>
        <table:table-row table:style-name="ro6">
          <table:table-cell office:value-type="string" table:style-name="ce42">
            <text:p>East Of England</text:p>
          </table:table-cell>
          <table:table-cell office:value-type="string" table:style-name="ce43">
            <text:p>Central Bedfordshire</text:p>
          </table:table-cell>
          <table:table-cell office:value-type="float" office:value="24" table:style-name="ce44">
            <text:p>24</text:p>
          </table:table-cell>
          <table:table-cell office:value-type="float" office:value="22" table:style-name="ce44">
            <text:p>22</text:p>
          </table:table-cell>
          <table:table-cell office:value-type="float" office:value="91.7" table:style-name="ce45">
            <text:p>91.7</text:p>
          </table:table-cell>
          <table:table-cell office:value-type="float" office:value="52202" table:style-name="ce44">
            <text:p>52,202</text:p>
          </table:table-cell>
          <table:table-cell office:value-type="float" office:value="42180" table:style-name="ce44">
            <text:p>42,180</text:p>
          </table:table-cell>
          <table:table-cell office:value-type="float" office:value="80.8" table:style-name="ce45">
            <text:p>80.8</text:p>
          </table:table-cell>
          <table:table-cell office:value-type="float" office:value="39907" table:style-name="ce44">
            <text:p>39,907</text:p>
          </table:table-cell>
          <table:table-cell office:value-type="float" office:value="17295" table:style-name="ce44">
            <text:p>17,295</text:p>
          </table:table-cell>
          <table:table-cell office:value-type="float" office:value="43.3" table:style-name="ce45">
            <text:p>43.3</text:p>
          </table:table-cell>
          <table:table-cell office:value-type="float" office:value="2659" table:style-name="ce44">
            <text:p>2,659</text:p>
          </table:table-cell>
          <table:table-cell office:value-type="float" office:value="893" table:style-name="ce44">
            <text:p>893</text:p>
          </table:table-cell>
          <table:table-cell office:value-type="float" office:value="33.6" table:style-name="ce45">
            <text:p>33.6</text:p>
          </table:table-cell>
          <table:table-cell table:number-columns-repeated="16370"/>
        </table:table-row>
        <table:table-row table:style-name="ro6">
          <table:table-cell office:value-type="string" table:style-name="ce42">
            <text:p>East Of England</text:p>
          </table:table-cell>
          <table:table-cell office:value-type="string" table:style-name="ce43">
            <text:p>Essex</text:p>
          </table:table-cell>
          <table:table-cell office:value-type="float" office:value="158" table:style-name="ce44">
            <text:p>158</text:p>
          </table:table-cell>
          <table:table-cell office:value-type="float" office:value="151" table:style-name="ce44">
            <text:p>151</text:p>
          </table:table-cell>
          <table:table-cell office:value-type="float" office:value="95.6" table:style-name="ce45">
            <text:p>95.6</text:p>
          </table:table-cell>
          <table:table-cell office:value-type="float" office:value="316309" table:style-name="ce44">
            <text:p>316,309</text:p>
          </table:table-cell>
          <table:table-cell office:value-type="float" office:value="242170" table:style-name="ce44">
            <text:p>242,170</text:p>
          </table:table-cell>
          <table:table-cell office:value-type="float" office:value="76.599999999999994" table:style-name="ce45">
            <text:p>76.6</text:p>
          </table:table-cell>
          <table:table-cell office:value-type="float" office:value="213330" table:style-name="ce44">
            <text:p>213,330</text:p>
          </table:table-cell>
          <table:table-cell office:value-type="float" office:value="81893" table:style-name="ce44">
            <text:p>81,893</text:p>
          </table:table-cell>
          <table:table-cell office:value-type="float" office:value="38.4" table:style-name="ce45">
            <text:p>38.4</text:p>
          </table:table-cell>
          <table:table-cell office:value-type="float" office:value="12992" table:style-name="ce44">
            <text:p>12,992</text:p>
          </table:table-cell>
          <table:table-cell office:value-type="float" office:value="3672" table:style-name="ce44">
            <text:p>3,672</text:p>
          </table:table-cell>
          <table:table-cell office:value-type="float" office:value="28.3" table:style-name="ce45">
            <text:p>28.3</text:p>
          </table:table-cell>
          <table:table-cell table:number-columns-repeated="16370"/>
        </table:table-row>
        <table:table-row table:style-name="ro6">
          <table:table-cell office:value-type="string" table:style-name="ce42">
            <text:p>East Of England</text:p>
          </table:table-cell>
          <table:table-cell office:value-type="string" table:style-name="ce43">
            <text:p>Hertfordshire</text:p>
          </table:table-cell>
          <table:table-cell office:value-type="float" office:value="104" table:style-name="ce44">
            <text:p>104</text:p>
          </table:table-cell>
          <table:table-cell office:value-type="float" office:value="87" table:style-name="ce44">
            <text:p>87</text:p>
          </table:table-cell>
          <table:table-cell office:value-type="float" office:value="83.7" table:style-name="ce45">
            <text:p>83.7</text:p>
          </table:table-cell>
          <table:table-cell office:value-type="float" office:value="201533" table:style-name="ce44">
            <text:p>201,533</text:p>
          </table:table-cell>
          <table:table-cell office:value-type="float" office:value="157411" table:style-name="ce44">
            <text:p>157,411</text:p>
          </table:table-cell>
          <table:table-cell office:value-type="float" office:value="78.099999999999994" table:style-name="ce45">
            <text:p>78.1</text:p>
          </table:table-cell>
          <table:table-cell office:value-type="float" office:value="168747" table:style-name="ce44">
            <text:p>168,747</text:p>
          </table:table-cell>
          <table:table-cell office:value-type="float" office:value="71696" table:style-name="ce44">
            <text:p>71,696</text:p>
          </table:table-cell>
          <table:table-cell office:value-type="float" office:value="42.5" table:style-name="ce45">
            <text:p>42.5</text:p>
          </table:table-cell>
          <table:table-cell office:value-type="float" office:value="12340" table:style-name="ce44">
            <text:p>12,340</text:p>
          </table:table-cell>
          <table:table-cell office:value-type="float" office:value="4087" table:style-name="ce44">
            <text:p>4,087</text:p>
          </table:table-cell>
          <table:table-cell office:value-type="float" office:value="33.1" table:style-name="ce45">
            <text:p>33.1</text:p>
          </table:table-cell>
          <table:table-cell table:number-columns-repeated="16370"/>
        </table:table-row>
        <table:table-row table:style-name="ro6">
          <table:table-cell office:value-type="string" table:style-name="ce42">
            <text:p>East Of England</text:p>
          </table:table-cell>
          <table:table-cell office:value-type="string" table:style-name="ce43">
            <text:p>Luton</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31559" table:style-name="ce44">
            <text:p>31,559</text:p>
          </table:table-cell>
          <table:table-cell office:value-type="float" office:value="21103" table:style-name="ce44">
            <text:p>21,103</text:p>
          </table:table-cell>
          <table:table-cell office:value-type="float" office:value="66.900000000000006" table:style-name="ce45">
            <text:p>66.9</text:p>
          </table:table-cell>
          <table:table-cell office:value-type="float" office:value="42271" table:style-name="ce44">
            <text:p>42,271</text:p>
          </table:table-cell>
          <table:table-cell office:value-type="float" office:value="13903" table:style-name="ce44">
            <text:p>13,903</text:p>
          </table:table-cell>
          <table:table-cell office:value-type="float" office:value="32.9" table:style-name="ce45">
            <text:p>32.9</text:p>
          </table:table-cell>
          <table:table-cell office:value-type="float" office:value="3083" table:style-name="ce44">
            <text:p>3,083</text:p>
          </table:table-cell>
          <table:table-cell office:value-type="float" office:value="729" table:style-name="ce44">
            <text:p>729</text:p>
          </table:table-cell>
          <table:table-cell office:value-type="float" office:value="23.6" table:style-name="ce45">
            <text:p>23.6</text:p>
          </table:table-cell>
          <table:table-cell table:number-columns-repeated="16370"/>
        </table:table-row>
        <table:table-row table:style-name="ro6">
          <table:table-cell office:value-type="string" table:style-name="ce42">
            <text:p>East Of England</text:p>
          </table:table-cell>
          <table:table-cell office:value-type="string" table:style-name="ce43">
            <text:p>Norfolk</text:p>
          </table:table-cell>
          <table:table-cell office:value-type="float" office:value="93" table:style-name="ce44">
            <text:p>93</text:p>
          </table:table-cell>
          <table:table-cell office:value-type="float" office:value="93" table:style-name="ce44">
            <text:p>93</text:p>
          </table:table-cell>
          <table:table-cell office:value-type="float" office:value="100" table:style-name="ce45">
            <text:p>100.0</text:p>
          </table:table-cell>
          <table:table-cell office:value-type="float" office:value="233350" table:style-name="ce44">
            <text:p>233,350</text:p>
          </table:table-cell>
          <table:table-cell office:value-type="float" office:value="188717" table:style-name="ce44">
            <text:p>188,717</text:p>
          </table:table-cell>
          <table:table-cell office:value-type="float" office:value="80.900000000000006" table:style-name="ce45">
            <text:p>80.9</text:p>
          </table:table-cell>
          <table:table-cell office:value-type="float" office:value="141606" table:style-name="ce44">
            <text:p>141,606</text:p>
          </table:table-cell>
          <table:table-cell office:value-type="float" office:value="65546" table:style-name="ce44">
            <text:p>65,546</text:p>
          </table:table-cell>
          <table:table-cell office:value-type="float" office:value="46.3" table:style-name="ce45">
            <text:p>46.3</text:p>
          </table:table-cell>
          <table:table-cell office:value-type="float" office:value="6769" table:style-name="ce44">
            <text:p>6,769</text:p>
          </table:table-cell>
          <table:table-cell office:value-type="float" office:value="2458" table:style-name="ce44">
            <text:p>2,458</text:p>
          </table:table-cell>
          <table:table-cell office:value-type="float" office:value="36.299999999999997" table:style-name="ce45">
            <text:p>36.3</text:p>
          </table:table-cell>
          <table:table-cell table:number-columns-repeated="16370"/>
        </table:table-row>
        <table:table-row table:style-name="ro6">
          <table:table-cell office:value-type="string" table:style-name="ce42">
            <text:p>East Of England</text:p>
          </table:table-cell>
          <table:table-cell office:value-type="string" table:style-name="ce43">
            <text:p>Peterborough</text:p>
          </table:table-cell>
          <table:table-cell office:value-type="float" office:value="18" table:style-name="ce44">
            <text:p>18</text:p>
          </table:table-cell>
          <table:table-cell office:value-type="float" office:value="17" table:style-name="ce44">
            <text:p>17</text:p>
          </table:table-cell>
          <table:table-cell office:value-type="float" office:value="94.4" table:style-name="ce45">
            <text:p>94.4</text:p>
          </table:table-cell>
          <table:table-cell office:value-type="float" office:value="29369" table:style-name="ce44">
            <text:p>29,369</text:p>
          </table:table-cell>
          <table:table-cell office:value-type="float" office:value="21049" table:style-name="ce44">
            <text:p>21,049</text:p>
          </table:table-cell>
          <table:table-cell office:value-type="float" office:value="71.7" table:style-name="ce45">
            <text:p>71.7</text:p>
          </table:table-cell>
          <table:table-cell office:value-type="float" office:value="31920" table:style-name="ce44">
            <text:p>31,920</text:p>
          </table:table-cell>
          <table:table-cell office:value-type="float" office:value="10830" table:style-name="ce44">
            <text:p>10,830</text:p>
          </table:table-cell>
          <table:table-cell office:value-type="float" office:value="33.9" table:style-name="ce45">
            <text:p>33.9</text:p>
          </table:table-cell>
          <table:table-cell office:value-type="float" office:value="2339" table:style-name="ce44">
            <text:p>2,339</text:p>
          </table:table-cell>
          <table:table-cell office:value-type="float" office:value="466" table:style-name="ce44">
            <text:p>466</text:p>
          </table:table-cell>
          <table:table-cell office:value-type="float" office:value="19.899999999999999" table:style-name="ce45">
            <text:p>19.9</text:p>
          </table:table-cell>
          <table:table-cell table:number-columns-repeated="16370"/>
        </table:table-row>
        <table:table-row table:style-name="ro6">
          <table:table-cell office:value-type="string" table:style-name="ce42">
            <text:p>East Of England</text:p>
          </table:table-cell>
          <table:table-cell office:value-type="string" table:style-name="ce43">
            <text:p>Southend-On-Sea</text:p>
          </table:table-cell>
          <table:table-cell office:value-type="float" office:value="24" table:style-name="ce44">
            <text:p>24</text:p>
          </table:table-cell>
          <table:table-cell office:value-type="float" office:value="22" table:style-name="ce44">
            <text:p>22</text:p>
          </table:table-cell>
          <table:table-cell office:value-type="float" office:value="91.7" table:style-name="ce45">
            <text:p>91.7</text:p>
          </table:table-cell>
          <table:table-cell office:value-type="float" office:value="35457" table:style-name="ce44">
            <text:p>35,457</text:p>
          </table:table-cell>
          <table:table-cell office:value-type="float" office:value="25146" table:style-name="ce44">
            <text:p>25,146</text:p>
          </table:table-cell>
          <table:table-cell office:value-type="float" office:value="70.900000000000006" table:style-name="ce45">
            <text:p>70.9</text:p>
          </table:table-cell>
          <table:table-cell office:value-type="float" office:value="26478" table:style-name="ce44">
            <text:p>26,478</text:p>
          </table:table-cell>
          <table:table-cell office:value-type="float" office:value="9397" table:style-name="ce44">
            <text:p>9,397</text:p>
          </table:table-cell>
          <table:table-cell office:value-type="float" office:value="35.5" table:style-name="ce45">
            <text:p>35.5</text:p>
          </table:table-cell>
          <table:table-cell office:value-type="float" office:value="1647" table:style-name="ce44">
            <text:p>1,647</text:p>
          </table:table-cell>
          <table:table-cell office:value-type="float" office:value="440" table:style-name="ce44">
            <text:p>440</text:p>
          </table:table-cell>
          <table:table-cell office:value-type="float" office:value="26.7" table:style-name="ce45">
            <text:p>26.7</text:p>
          </table:table-cell>
          <table:table-cell table:number-columns-repeated="16370"/>
        </table:table-row>
        <table:table-row table:style-name="ro6">
          <table:table-cell office:value-type="string" table:style-name="ce42">
            <text:p>East Of England</text:p>
          </table:table-cell>
          <table:table-cell office:value-type="string" table:style-name="ce43">
            <text:p>Suffolk</text:p>
          </table:table-cell>
          <table:table-cell office:value-type="float" office:value="72" table:style-name="ce44">
            <text:p>72</text:p>
          </table:table-cell>
          <table:table-cell office:value-type="float" office:value="69" table:style-name="ce44">
            <text:p>69</text:p>
          </table:table-cell>
          <table:table-cell office:value-type="float" office:value="95.8" table:style-name="ce45">
            <text:p>95.8</text:p>
          </table:table-cell>
          <table:table-cell office:value-type="float" office:value="191257" table:style-name="ce44">
            <text:p>191,257</text:p>
          </table:table-cell>
          <table:table-cell office:value-type="float" office:value="157006" table:style-name="ce44">
            <text:p>157,006</text:p>
          </table:table-cell>
          <table:table-cell office:value-type="float" office:value="82.1" table:style-name="ce45">
            <text:p>82.1</text:p>
          </table:table-cell>
          <table:table-cell office:value-type="float" office:value="117663" table:style-name="ce44">
            <text:p>117,663</text:p>
          </table:table-cell>
          <table:table-cell office:value-type="float" office:value="54033" table:style-name="ce44">
            <text:p>54,033</text:p>
          </table:table-cell>
          <table:table-cell office:value-type="float" office:value="45.9" table:style-name="ce45">
            <text:p>45.9</text:p>
          </table:table-cell>
          <table:table-cell office:value-type="float" office:value="6857" table:style-name="ce44">
            <text:p>6,857</text:p>
          </table:table-cell>
          <table:table-cell office:value-type="float" office:value="2383" table:style-name="ce44">
            <text:p>2,383</text:p>
          </table:table-cell>
          <table:table-cell office:value-type="float" office:value="34.799999999999997" table:style-name="ce45">
            <text:p>34.8</text:p>
          </table:table-cell>
          <table:table-cell table:number-columns-repeated="16370"/>
        </table:table-row>
        <table:table-row table:style-name="ro6">
          <table:table-cell office:value-type="string" table:style-name="ce42">
            <text:p>East Of England</text:p>
          </table:table-cell>
          <table:table-cell office:value-type="string" table:style-name="ce43">
            <text:p>Thurrock</text:p>
          </table:table-cell>
          <table:table-cell office:value-type="float" office:value="27" table:style-name="ce44">
            <text:p>27</text:p>
          </table:table-cell>
          <table:table-cell office:value-type="float" office:value="25" table:style-name="ce44">
            <text:p>25</text:p>
          </table:table-cell>
          <table:table-cell office:value-type="float" office:value="92.6" table:style-name="ce45">
            <text:p>92.6</text:p>
          </table:table-cell>
          <table:table-cell office:value-type="float" office:value="24966" table:style-name="ce44">
            <text:p>24,966</text:p>
          </table:table-cell>
          <table:table-cell office:value-type="float" office:value="17253" table:style-name="ce44">
            <text:p>17,253</text:p>
          </table:table-cell>
          <table:table-cell office:value-type="float" office:value="69.099999999999994" table:style-name="ce45">
            <text:p>69.1</text:p>
          </table:table-cell>
          <table:table-cell office:value-type="float" office:value="27186" table:style-name="ce44">
            <text:p>27,186</text:p>
          </table:table-cell>
          <table:table-cell office:value-type="float" office:value="8453" table:style-name="ce44">
            <text:p>8,453</text:p>
          </table:table-cell>
          <table:table-cell office:value-type="float" office:value="31.1" table:style-name="ce45">
            <text:p>31.1</text:p>
          </table:table-cell>
          <table:table-cell office:value-type="float" office:value="1870" table:style-name="ce44">
            <text:p>1,870</text:p>
          </table:table-cell>
          <table:table-cell office:value-type="float" office:value="315" table:style-name="ce44">
            <text:p>315</text:p>
          </table:table-cell>
          <table:table-cell office:value-type="float" office:value="16.8" table:style-name="ce45">
            <text:p>16.8</text:p>
          </table:table-cell>
          <table:table-cell table:number-columns-repeated="16370"/>
        </table:table-row>
        <table:table-row table:style-name="ro6">
          <table:table-cell office:value-type="string" table:style-name="ce42">
            <text:p>London</text:p>
          </table:table-cell>
          <table:table-cell office:value-type="string" table:style-name="ce43">
            <text:p>Barking And Dagenham</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24205" table:style-name="ce44">
            <text:p>24,205</text:p>
          </table:table-cell>
          <table:table-cell office:value-type="float" office:value="15039" table:style-name="ce44">
            <text:p>15,039</text:p>
          </table:table-cell>
          <table:table-cell office:value-type="float" office:value="62.1" table:style-name="ce45">
            <text:p>62.1</text:p>
          </table:table-cell>
          <table:table-cell office:value-type="float" office:value="43879" table:style-name="ce44">
            <text:p>43,879</text:p>
          </table:table-cell>
          <table:table-cell office:value-type="float" office:value="14979" table:style-name="ce44">
            <text:p>14,979</text:p>
          </table:table-cell>
          <table:table-cell office:value-type="float" office:value="34.1" table:style-name="ce45">
            <text:p>34.1</text:p>
          </table:table-cell>
          <table:table-cell office:value-type="float" office:value="3954" table:style-name="ce44">
            <text:p>3,954</text:p>
          </table:table-cell>
          <table:table-cell office:value-type="float" office:value="814" table:style-name="ce44">
            <text:p>814</text:p>
          </table:table-cell>
          <table:table-cell office:value-type="float" office:value="20.6" table:style-name="ce45">
            <text:p>20.6</text:p>
          </table:table-cell>
          <table:table-cell table:number-columns-repeated="16370"/>
        </table:table-row>
        <table:table-row table:style-name="ro6">
          <table:table-cell office:value-type="string" table:style-name="ce42">
            <text:p>London</text:p>
          </table:table-cell>
          <table:table-cell office:value-type="string" table:style-name="ce43">
            <text:p>Barnet</text:p>
          </table:table-cell>
          <table:table-cell office:value-type="float" office:value="48" table:style-name="ce44">
            <text:p>48</text:p>
          </table:table-cell>
          <table:table-cell office:value-type="float" office:value="45" table:style-name="ce44">
            <text:p>45</text:p>
          </table:table-cell>
          <table:table-cell office:value-type="float" office:value="93.8" table:style-name="ce45">
            <text:p>93.8</text:p>
          </table:table-cell>
          <table:table-cell office:value-type="float" office:value="60520" table:style-name="ce44">
            <text:p>60,520</text:p>
          </table:table-cell>
          <table:table-cell office:value-type="float" office:value="40914" table:style-name="ce44">
            <text:p>40,914</text:p>
          </table:table-cell>
          <table:table-cell office:value-type="float" office:value="67.599999999999994" table:style-name="ce45">
            <text:p>67.6</text:p>
          </table:table-cell>
          <table:table-cell office:value-type="float" office:value="54574" table:style-name="ce44">
            <text:p>54,574</text:p>
          </table:table-cell>
          <table:table-cell office:value-type="float" office:value="17887" table:style-name="ce44">
            <text:p>17,887</text:p>
          </table:table-cell>
          <table:table-cell office:value-type="float" office:value="32.799999999999997" table:style-name="ce45">
            <text:p>32.8</text:p>
          </table:table-cell>
          <table:table-cell office:value-type="float" office:value="3855" table:style-name="ce44">
            <text:p>3,855</text:p>
          </table:table-cell>
          <table:table-cell office:value-type="float" office:value="952" table:style-name="ce44">
            <text:p>952</text:p>
          </table:table-cell>
          <table:table-cell office:value-type="float" office:value="24.7" table:style-name="ce45">
            <text:p>24.7</text:p>
          </table:table-cell>
          <table:table-cell table:number-columns-repeated="16370"/>
        </table:table-row>
        <table:table-row table:style-name="ro6">
          <table:table-cell office:value-type="string" table:style-name="ce42">
            <text:p>London</text:p>
          </table:table-cell>
          <table:table-cell office:value-type="string" table:style-name="ce43">
            <text:p>Bexley</text:p>
          </table:table-cell>
          <table:table-cell office:value-type="float" office:value="21" table:style-name="ce44">
            <text:p>21</text:p>
          </table:table-cell>
          <table:table-cell office:value-type="float" office:value="21" table:style-name="ce44">
            <text:p>21</text:p>
          </table:table-cell>
          <table:table-cell office:value-type="float" office:value="100" table:style-name="ce45">
            <text:p>100.0</text:p>
          </table:table-cell>
          <table:table-cell office:value-type="float" office:value="42954" table:style-name="ce44">
            <text:p>42,954</text:p>
          </table:table-cell>
          <table:table-cell office:value-type="float" office:value="31138" table:style-name="ce44">
            <text:p>31,138</text:p>
          </table:table-cell>
          <table:table-cell office:value-type="float" office:value="72.5" table:style-name="ce45">
            <text:p>72.5</text:p>
          </table:table-cell>
          <table:table-cell office:value-type="float" office:value="36876" table:style-name="ce44">
            <text:p>36,876</text:p>
          </table:table-cell>
          <table:table-cell office:value-type="float" office:value="13424" table:style-name="ce44">
            <text:p>13,424</text:p>
          </table:table-cell>
          <table:table-cell office:value-type="float" office:value="36.4" table:style-name="ce45">
            <text:p>36.4</text:p>
          </table:table-cell>
          <table:table-cell office:value-type="float" office:value="3071" table:style-name="ce44">
            <text:p>3,071</text:p>
          </table:table-cell>
          <table:table-cell office:value-type="float" office:value="790" table:style-name="ce44">
            <text:p>790</text:p>
          </table:table-cell>
          <table:table-cell office:value-type="float" office:value="25.7" table:style-name="ce45">
            <text:p>25.7</text:p>
          </table:table-cell>
          <table:table-cell table:number-columns-repeated="16370"/>
        </table:table-row>
        <table:table-row table:style-name="ro6">
          <table:table-cell office:value-type="string" table:style-name="ce42">
            <text:p>London</text:p>
          </table:table-cell>
          <table:table-cell office:value-type="string" table:style-name="ce43">
            <text:p>Brent</text:p>
          </table:table-cell>
          <table:table-cell office:value-type="float" office:value="51" table:style-name="ce44">
            <text:p>51</text:p>
          </table:table-cell>
          <table:table-cell office:value-type="float" office:value="50" table:style-name="ce44">
            <text:p>50</text:p>
          </table:table-cell>
          <table:table-cell office:value-type="float" office:value="98" table:style-name="ce45">
            <text:p>98.0</text:p>
          </table:table-cell>
          <table:table-cell office:value-type="float" office:value="47095" table:style-name="ce44">
            <text:p>47,095</text:p>
          </table:table-cell>
          <table:table-cell office:value-type="float" office:value="27895" table:style-name="ce44">
            <text:p>27,895</text:p>
          </table:table-cell>
          <table:table-cell office:value-type="float" office:value="59.2" table:style-name="ce45">
            <text:p>59.2</text:p>
          </table:table-cell>
          <table:table-cell office:value-type="float" office:value="63099" table:style-name="ce44">
            <text:p>63,099</text:p>
          </table:table-cell>
          <table:table-cell office:value-type="float" office:value="20356" table:style-name="ce44">
            <text:p>20,356</text:p>
          </table:table-cell>
          <table:table-cell office:value-type="float" office:value="32.299999999999997" table:style-name="ce45">
            <text:p>32.3</text:p>
          </table:table-cell>
          <table:table-cell office:value-type="float" office:value="5730" table:style-name="ce44">
            <text:p>5,730</text:p>
          </table:table-cell>
          <table:table-cell office:value-type="float" office:value="1204" table:style-name="ce44">
            <text:p>1,204</text:p>
          </table:table-cell>
          <table:table-cell office:value-type="float" office:value="21" table:style-name="ce45">
            <text:p>21.0</text:p>
          </table:table-cell>
          <table:table-cell table:number-columns-repeated="16370"/>
        </table:table-row>
        <table:table-row table:style-name="ro6">
          <table:table-cell office:value-type="string" table:style-name="ce42">
            <text:p>London</text:p>
          </table:table-cell>
          <table:table-cell office:value-type="string" table:style-name="ce43">
            <text:p>Bromley</text:p>
          </table:table-cell>
          <table:table-cell office:value-type="float" office:value="43" table:style-name="ce44">
            <text:p>43</text:p>
          </table:table-cell>
          <table:table-cell office:value-type="float" office:value="42" table:style-name="ce44">
            <text:p>42</text:p>
          </table:table-cell>
          <table:table-cell office:value-type="float" office:value="97.7" table:style-name="ce45">
            <text:p>97.7</text:p>
          </table:table-cell>
          <table:table-cell office:value-type="float" office:value="64783" table:style-name="ce44">
            <text:p>64,783</text:p>
          </table:table-cell>
          <table:table-cell office:value-type="float" office:value="48593" table:style-name="ce44">
            <text:p>48,593</text:p>
          </table:table-cell>
          <table:table-cell office:value-type="float" office:value="75" table:style-name="ce45">
            <text:p>75.0</text:p>
          </table:table-cell>
          <table:table-cell office:value-type="float" office:value="49875" table:style-name="ce44">
            <text:p>49,875</text:p>
          </table:table-cell>
          <table:table-cell office:value-type="float" office:value="19626" table:style-name="ce44">
            <text:p>19,626</text:p>
          </table:table-cell>
          <table:table-cell office:value-type="float" office:value="39.4" table:style-name="ce45">
            <text:p>39.4</text:p>
          </table:table-cell>
          <table:table-cell office:value-type="float" office:value="3253" table:style-name="ce44">
            <text:p>3,253</text:p>
          </table:table-cell>
          <table:table-cell office:value-type="float" office:value="1028" table:style-name="ce44">
            <text:p>1,028</text:p>
          </table:table-cell>
          <table:table-cell office:value-type="float" office:value="31.6" table:style-name="ce45">
            <text:p>31.6</text:p>
          </table:table-cell>
          <table:table-cell table:number-columns-repeated="16370"/>
        </table:table-row>
        <table:table-row table:style-name="ro6">
          <table:table-cell office:value-type="string" table:style-name="ce42">
            <text:p>London</text:p>
          </table:table-cell>
          <table:table-cell office:value-type="string" table:style-name="ce43">
            <text:p>Camden</text:p>
          </table:table-cell>
          <table:table-cell office:value-type="float" office:value="33" table:style-name="ce44">
            <text:p>33</text:p>
          </table:table-cell>
          <table:table-cell office:value-type="float" office:value="32" table:style-name="ce44">
            <text:p>32</text:p>
          </table:table-cell>
          <table:table-cell office:value-type="float" office:value="97" table:style-name="ce45">
            <text:p>97.0</text:p>
          </table:table-cell>
          <table:table-cell office:value-type="float" office:value="29981" table:style-name="ce44">
            <text:p>29,981</text:p>
          </table:table-cell>
          <table:table-cell office:value-type="float" office:value="19245" table:style-name="ce44">
            <text:p>19,245</text:p>
          </table:table-cell>
          <table:table-cell office:value-type="float" office:value="64.2" table:style-name="ce45">
            <text:p>64.2</text:p>
          </table:table-cell>
          <table:table-cell office:value-type="float" office:value="38970" table:style-name="ce44">
            <text:p>38,970</text:p>
          </table:table-cell>
          <table:table-cell office:value-type="float" office:value="12269" table:style-name="ce44">
            <text:p>12,269</text:p>
          </table:table-cell>
          <table:table-cell office:value-type="float" office:value="31.5" table:style-name="ce45">
            <text:p>31.5</text:p>
          </table:table-cell>
          <table:table-cell office:value-type="float" office:value="2969" table:style-name="ce44">
            <text:p>2,969</text:p>
          </table:table-cell>
          <table:table-cell office:value-type="float" office:value="787" table:style-name="ce44">
            <text:p>787</text:p>
          </table:table-cell>
          <table:table-cell office:value-type="float" office:value="26.5" table:style-name="ce45">
            <text:p>26.5</text:p>
          </table:table-cell>
          <table:table-cell table:number-columns-repeated="16370"/>
        </table:table-row>
        <table:table-row table:style-name="ro6">
          <table:table-cell office:value-type="string" table:style-name="ce42">
            <text:p>London</text:p>
          </table:table-cell>
          <table:table-cell office:value-type="string" table:style-name="ce43">
            <text:p>City and Hackney</text:p>
          </table:table-cell>
          <table:table-cell office:value-type="float" office:value="40" table:style-name="ce44">
            <text:p>40</text:p>
          </table:table-cell>
          <table:table-cell office:value-type="float" office:value="40" table:style-name="ce44">
            <text:p>40</text:p>
          </table:table-cell>
          <table:table-cell office:value-type="float" office:value="100" table:style-name="ce45">
            <text:p>100.0</text:p>
          </table:table-cell>
          <table:table-cell office:value-type="float" office:value="27774" table:style-name="ce44">
            <text:p>27,774</text:p>
          </table:table-cell>
          <table:table-cell office:value-type="float" office:value="15907" table:style-name="ce44">
            <text:p>15,907</text:p>
          </table:table-cell>
          <table:table-cell office:value-type="float" office:value="57.27298912652121" table:style-name="ce45">
            <text:p>57.3</text:p>
          </table:table-cell>
          <table:table-cell office:value-type="float" office:value="50566" table:style-name="ce44">
            <text:p>50,566</text:p>
          </table:table-cell>
          <table:table-cell office:value-type="float" office:value="14358" table:style-name="ce44">
            <text:p>14,358</text:p>
          </table:table-cell>
          <table:table-cell office:value-type="float" office:value="28.394573428786142" table:style-name="ce45">
            <text:p>28.4</text:p>
          </table:table-cell>
          <table:table-cell office:value-type="float" office:value="5511" table:style-name="ce44">
            <text:p>5,511</text:p>
          </table:table-cell>
          <table:table-cell office:value-type="float" office:value="1019" table:style-name="ce44">
            <text:p>1,019</text:p>
          </table:table-cell>
          <table:table-cell office:value-type="float" office:value="18.490292142986753" table:style-name="ce45">
            <text:p>18.5</text:p>
          </table:table-cell>
          <table:table-cell table:number-columns-repeated="16370"/>
        </table:table-row>
        <table:table-row table:style-name="ro6">
          <table:table-cell office:value-type="string" table:style-name="ce42">
            <text:p>London</text:p>
          </table:table-cell>
          <table:table-cell office:value-type="string" table:style-name="ce43">
            <text:p>Croydon</text:p>
          </table:table-cell>
          <table:table-cell office:value-type="float" office:value="48" table:style-name="ce44">
            <text:p>48</text:p>
          </table:table-cell>
          <table:table-cell office:value-type="float" office:value="40" table:style-name="ce44">
            <text:p>40</text:p>
          </table:table-cell>
          <table:table-cell office:value-type="float" office:value="83.3" table:style-name="ce45">
            <text:p>83.3</text:p>
          </table:table-cell>
          <table:table-cell office:value-type="float" office:value="46394" table:style-name="ce44">
            <text:p>46,394</text:p>
          </table:table-cell>
          <table:table-cell office:value-type="float" office:value="29926" table:style-name="ce44">
            <text:p>29,926</text:p>
          </table:table-cell>
          <table:table-cell office:value-type="float" office:value="64.5" table:style-name="ce45">
            <text:p>64.5</text:p>
          </table:table-cell>
          <table:table-cell office:value-type="float" office:value="53700" table:style-name="ce44">
            <text:p>53,700</text:p>
          </table:table-cell>
          <table:table-cell office:value-type="float" office:value="17052" table:style-name="ce44">
            <text:p>17,052</text:p>
          </table:table-cell>
          <table:table-cell office:value-type="float" office:value="31.8" table:style-name="ce45">
            <text:p>31.8</text:p>
          </table:table-cell>
          <table:table-cell office:value-type="float" office:value="3941" table:style-name="ce44">
            <text:p>3,941</text:p>
          </table:table-cell>
          <table:table-cell office:value-type="float" office:value="955" table:style-name="ce44">
            <text:p>955</text:p>
          </table:table-cell>
          <table:table-cell office:value-type="float" office:value="24.2" table:style-name="ce45">
            <text:p>24.2</text:p>
          </table:table-cell>
          <table:table-cell table:number-columns-repeated="16370"/>
        </table:table-row>
        <table:table-row table:style-name="ro6">
          <table:table-cell office:value-type="string" table:style-name="ce42">
            <text:p>London</text:p>
          </table:table-cell>
          <table:table-cell office:value-type="string" table:style-name="ce43">
            <text:p>Ealing</text:p>
          </table:table-cell>
          <table:table-cell office:value-type="float" office:value="70" table:style-name="ce44">
            <text:p>70</text:p>
          </table:table-cell>
          <table:table-cell office:value-type="float" office:value="69" table:style-name="ce44">
            <text:p>69</text:p>
          </table:table-cell>
          <table:table-cell office:value-type="float" office:value="98.6" table:style-name="ce45">
            <text:p>98.6</text:p>
          </table:table-cell>
          <table:table-cell office:value-type="float" office:value="52755" table:style-name="ce44">
            <text:p>52,755</text:p>
          </table:table-cell>
          <table:table-cell office:value-type="float" office:value="33827" table:style-name="ce44">
            <text:p>33,827</text:p>
          </table:table-cell>
          <table:table-cell office:value-type="float" office:value="64.099999999999994" table:style-name="ce45">
            <text:p>64.1</text:p>
          </table:table-cell>
          <table:table-cell office:value-type="float" office:value="62178" table:style-name="ce44">
            <text:p>62,178</text:p>
          </table:table-cell>
          <table:table-cell office:value-type="float" office:value="22561" table:style-name="ce44">
            <text:p>22,561</text:p>
          </table:table-cell>
          <table:table-cell office:value-type="float" office:value="36.299999999999997" table:style-name="ce45">
            <text:p>36.3</text:p>
          </table:table-cell>
          <table:table-cell office:value-type="float" office:value="4501" table:style-name="ce44">
            <text:p>4,501</text:p>
          </table:table-cell>
          <table:table-cell office:value-type="float" office:value="1221" table:style-name="ce44">
            <text:p>1,221</text:p>
          </table:table-cell>
          <table:table-cell office:value-type="float" office:value="27.1" table:style-name="ce45">
            <text:p>27.1</text:p>
          </table:table-cell>
          <table:table-cell table:number-columns-repeated="16370"/>
        </table:table-row>
        <table:table-row table:style-name="ro6">
          <table:table-cell office:value-type="string" table:style-name="ce42">
            <text:p>London</text:p>
          </table:table-cell>
          <table:table-cell office:value-type="string" table:style-name="ce43">
            <text:p>Enfield</text:p>
          </table:table-cell>
          <table:table-cell office:value-type="float" office:value="30" table:style-name="ce44">
            <text:p>30</text:p>
          </table:table-cell>
          <table:table-cell office:value-type="float" office:value="30" table:style-name="ce44">
            <text:p>30</text:p>
          </table:table-cell>
          <table:table-cell office:value-type="float" office:value="100" table:style-name="ce45">
            <text:p>100.0</text:p>
          </table:table-cell>
          <table:table-cell office:value-type="float" office:value="49505" table:style-name="ce44">
            <text:p>49,505</text:p>
          </table:table-cell>
          <table:table-cell office:value-type="float" office:value="28620" table:style-name="ce44">
            <text:p>28,620</text:p>
          </table:table-cell>
          <table:table-cell office:value-type="float" office:value="57.8" table:style-name="ce45">
            <text:p>57.8</text:p>
          </table:table-cell>
          <table:table-cell office:value-type="float" office:value="52873" table:style-name="ce44">
            <text:p>52,873</text:p>
          </table:table-cell>
          <table:table-cell office:value-type="float" office:value="14689" table:style-name="ce44">
            <text:p>14,689</text:p>
          </table:table-cell>
          <table:table-cell office:value-type="float" office:value="27.8" table:style-name="ce45">
            <text:p>27.8</text:p>
          </table:table-cell>
          <table:table-cell office:value-type="float" office:value="3368" table:style-name="ce44">
            <text:p>3,368</text:p>
          </table:table-cell>
          <table:table-cell office:value-type="float" office:value="496" table:style-name="ce44">
            <text:p>496</text:p>
          </table:table-cell>
          <table:table-cell office:value-type="float" office:value="14.7" table:style-name="ce45">
            <text:p>14.7</text:p>
          </table:table-cell>
          <table:table-cell table:number-columns-repeated="16370"/>
        </table:table-row>
        <table:table-row table:style-name="ro6">
          <table:table-cell office:value-type="string" table:style-name="ce42">
            <text:p>London</text:p>
          </table:table-cell>
          <table:table-cell office:value-type="string" table:style-name="ce43">
            <text:p>Greenwich</text:p>
          </table:table-cell>
          <table:table-cell office:value-type="float" office:value="30" table:style-name="ce44">
            <text:p>30</text:p>
          </table:table-cell>
          <table:table-cell office:value-type="float" office:value="30" table:style-name="ce44">
            <text:p>30</text:p>
          </table:table-cell>
          <table:table-cell office:value-type="float" office:value="100" table:style-name="ce45">
            <text:p>100.0</text:p>
          </table:table-cell>
          <table:table-cell office:value-type="float" office:value="34490" table:style-name="ce44">
            <text:p>34,490</text:p>
          </table:table-cell>
          <table:table-cell office:value-type="float" office:value="22362" table:style-name="ce44">
            <text:p>22,362</text:p>
          </table:table-cell>
          <table:table-cell office:value-type="float" office:value="64.8" table:style-name="ce45">
            <text:p>64.8</text:p>
          </table:table-cell>
          <table:table-cell office:value-type="float" office:value="47071" table:style-name="ce44">
            <text:p>47,071</text:p>
          </table:table-cell>
          <table:table-cell office:value-type="float" office:value="16382" table:style-name="ce44">
            <text:p>16,382</text:p>
          </table:table-cell>
          <table:table-cell office:value-type="float" office:value="34.799999999999997" table:style-name="ce45">
            <text:p>34.8</text:p>
          </table:table-cell>
          <table:table-cell office:value-type="float" office:value="3655" table:style-name="ce44">
            <text:p>3,655</text:p>
          </table:table-cell>
          <table:table-cell office:value-type="float" office:value="941" table:style-name="ce44">
            <text:p>941</text:p>
          </table:table-cell>
          <table:table-cell office:value-type="float" office:value="25.7" table:style-name="ce45">
            <text:p>25.7</text:p>
          </table:table-cell>
          <table:table-cell table:number-columns-repeated="16370"/>
        </table:table-row>
        <table:table-row table:style-name="ro6">
          <table:table-cell office:value-type="string" table:style-name="ce42">
            <text:p>London</text:p>
          </table:table-cell>
          <table:table-cell office:value-type="string" table:style-name="ce43">
            <text:p>Hammersmith And Fulham</text:p>
          </table:table-cell>
          <table:table-cell office:value-type="float" office:value="29" table:style-name="ce44">
            <text:p>29</text:p>
          </table:table-cell>
          <table:table-cell office:value-type="float" office:value="28" table:style-name="ce44">
            <text:p>28</text:p>
          </table:table-cell>
          <table:table-cell office:value-type="float" office:value="96.6" table:style-name="ce45">
            <text:p>96.6</text:p>
          </table:table-cell>
          <table:table-cell office:value-type="float" office:value="24821" table:style-name="ce44">
            <text:p>24,821</text:p>
          </table:table-cell>
          <table:table-cell office:value-type="float" office:value="13753" table:style-name="ce44">
            <text:p>13,753</text:p>
          </table:table-cell>
          <table:table-cell office:value-type="float" office:value="55.4" table:style-name="ce45">
            <text:p>55.4</text:p>
          </table:table-cell>
          <table:table-cell office:value-type="float" office:value="36098" table:style-name="ce44">
            <text:p>36,098</text:p>
          </table:table-cell>
          <table:table-cell office:value-type="float" office:value="9017" table:style-name="ce44">
            <text:p>9,017</text:p>
          </table:table-cell>
          <table:table-cell office:value-type="float" office:value="25" table:style-name="ce45">
            <text:p>25.0</text:p>
          </table:table-cell>
          <table:table-cell office:value-type="float" office:value="2240" table:style-name="ce44">
            <text:p>2,240</text:p>
          </table:table-cell>
          <table:table-cell office:value-type="float" office:value="616" table:style-name="ce44">
            <text:p>616</text:p>
          </table:table-cell>
          <table:table-cell office:value-type="float" office:value="27.5" table:style-name="ce45">
            <text:p>27.5</text:p>
          </table:table-cell>
          <table:table-cell table:number-columns-repeated="16370"/>
        </table:table-row>
        <table:table-row table:style-name="ro6">
          <table:table-cell office:value-type="string" table:style-name="ce42">
            <text:p>London</text:p>
          </table:table-cell>
          <table:table-cell office:value-type="string" table:style-name="ce43">
            <text:p>Haringey</text:p>
          </table:table-cell>
          <table:table-cell office:value-type="float" office:value="33" table:style-name="ce44">
            <text:p>33</text:p>
          </table:table-cell>
          <table:table-cell office:value-type="float" office:value="33" table:style-name="ce44">
            <text:p>33</text:p>
          </table:table-cell>
          <table:table-cell office:value-type="float" office:value="100" table:style-name="ce45">
            <text:p>100.0</text:p>
          </table:table-cell>
          <table:table-cell office:value-type="float" office:value="36343" table:style-name="ce44">
            <text:p>36,343</text:p>
          </table:table-cell>
          <table:table-cell office:value-type="float" office:value="21375" table:style-name="ce44">
            <text:p>21,375</text:p>
          </table:table-cell>
          <table:table-cell office:value-type="float" office:value="58.8" table:style-name="ce45">
            <text:p>58.8</text:p>
          </table:table-cell>
          <table:table-cell office:value-type="float" office:value="47492" table:style-name="ce44">
            <text:p>47,492</text:p>
          </table:table-cell>
          <table:table-cell office:value-type="float" office:value="13951" table:style-name="ce44">
            <text:p>13,951</text:p>
          </table:table-cell>
          <table:table-cell office:value-type="float" office:value="29.4" table:style-name="ce45">
            <text:p>29.4</text:p>
          </table:table-cell>
          <table:table-cell office:value-type="float" office:value="3329" table:style-name="ce44">
            <text:p>3,329</text:p>
          </table:table-cell>
          <table:table-cell office:value-type="float" office:value="782" table:style-name="ce44">
            <text:p>782</text:p>
          </table:table-cell>
          <table:table-cell office:value-type="float" office:value="23.5" table:style-name="ce45">
            <text:p>23.5</text:p>
          </table:table-cell>
          <table:table-cell table:number-columns-repeated="16370"/>
        </table:table-row>
        <table:table-row table:style-name="ro6">
          <table:table-cell office:value-type="string" table:style-name="ce42">
            <text:p>London</text:p>
          </table:table-cell>
          <table:table-cell office:value-type="string" table:style-name="ce43">
            <text:p>Harrow</text:p>
          </table:table-cell>
          <table:table-cell office:value-type="float" office:value="32" table:style-name="ce44">
            <text:p>32</text:p>
          </table:table-cell>
          <table:table-cell office:value-type="float" office:value="31" table:style-name="ce44">
            <text:p>31</text:p>
          </table:table-cell>
          <table:table-cell office:value-type="float" office:value="96.9" table:style-name="ce45">
            <text:p>96.9</text:p>
          </table:table-cell>
          <table:table-cell office:value-type="float" office:value="42077" table:style-name="ce44">
            <text:p>42,077</text:p>
          </table:table-cell>
          <table:table-cell office:value-type="float" office:value="29779" table:style-name="ce44">
            <text:p>29,779</text:p>
          </table:table-cell>
          <table:table-cell office:value-type="float" office:value="70.8" table:style-name="ce45">
            <text:p>70.8</text:p>
          </table:table-cell>
          <table:table-cell office:value-type="float" office:value="41577" table:style-name="ce44">
            <text:p>41,577</text:p>
          </table:table-cell>
          <table:table-cell office:value-type="float" office:value="15327" table:style-name="ce44">
            <text:p>15,327</text:p>
          </table:table-cell>
          <table:table-cell office:value-type="float" office:value="36.9" table:style-name="ce45">
            <text:p>36.9</text:p>
          </table:table-cell>
          <table:table-cell office:value-type="float" office:value="3313" table:style-name="ce44">
            <text:p>3,313</text:p>
          </table:table-cell>
          <table:table-cell office:value-type="float" office:value="724" table:style-name="ce44">
            <text:p>724</text:p>
          </table:table-cell>
          <table:table-cell office:value-type="float" office:value="21.9" table:style-name="ce45">
            <text:p>21.9</text:p>
          </table:table-cell>
          <table:table-cell table:number-columns-repeated="16370"/>
        </table:table-row>
        <table:table-row table:style-name="ro6">
          <table:table-cell office:value-type="string" table:style-name="ce42">
            <text:p>London</text:p>
          </table:table-cell>
          <table:table-cell office:value-type="string" table:style-name="ce43">
            <text:p>Havering</text:p>
          </table:table-cell>
          <table:table-cell office:value-type="float" office:value="35" table:style-name="ce44">
            <text:p>35</text:p>
          </table:table-cell>
          <table:table-cell office:value-type="float" office:value="35" table:style-name="ce44">
            <text:p>35</text:p>
          </table:table-cell>
          <table:table-cell office:value-type="float" office:value="100" table:style-name="ce45">
            <text:p>100.0</text:p>
          </table:table-cell>
          <table:table-cell office:value-type="float" office:value="47975" table:style-name="ce44">
            <text:p>47,975</text:p>
          </table:table-cell>
          <table:table-cell office:value-type="float" office:value="34562" table:style-name="ce44">
            <text:p>34,562</text:p>
          </table:table-cell>
          <table:table-cell office:value-type="float" office:value="72" table:style-name="ce45">
            <text:p>72.0</text:p>
          </table:table-cell>
          <table:table-cell office:value-type="float" office:value="39214" table:style-name="ce44">
            <text:p>39,214</text:p>
          </table:table-cell>
          <table:table-cell office:value-type="float" office:value="14026" table:style-name="ce44">
            <text:p>14,026</text:p>
          </table:table-cell>
          <table:table-cell office:value-type="float" office:value="35.799999999999997" table:style-name="ce45">
            <text:p>35.8</text:p>
          </table:table-cell>
          <table:table-cell office:value-type="float" office:value="2811" table:style-name="ce44">
            <text:p>2,811</text:p>
          </table:table-cell>
          <table:table-cell office:value-type="float" office:value="653" table:style-name="ce44">
            <text:p>653</text:p>
          </table:table-cell>
          <table:table-cell office:value-type="float" office:value="23.2" table:style-name="ce45">
            <text:p>23.2</text:p>
          </table:table-cell>
          <table:table-cell table:number-columns-repeated="16370"/>
        </table:table-row>
        <table:table-row table:style-name="ro6">
          <table:table-cell office:value-type="string" table:style-name="ce42">
            <text:p>London</text:p>
          </table:table-cell>
          <table:table-cell office:value-type="string" table:style-name="ce43">
            <text:p>Hillingdon</text:p>
          </table:table-cell>
          <table:table-cell office:value-type="float" office:value="44" table:style-name="ce44">
            <text:p>44</text:p>
          </table:table-cell>
          <table:table-cell office:value-type="float" office:value="43" table:style-name="ce44">
            <text:p>43</text:p>
          </table:table-cell>
          <table:table-cell office:value-type="float" office:value="97.7" table:style-name="ce45">
            <text:p>97.7</text:p>
          </table:table-cell>
          <table:table-cell office:value-type="float" office:value="45269" table:style-name="ce44">
            <text:p>45,269</text:p>
          </table:table-cell>
          <table:table-cell office:value-type="float" office:value="31930" table:style-name="ce44">
            <text:p>31,930</text:p>
          </table:table-cell>
          <table:table-cell office:value-type="float" office:value="70.5" table:style-name="ce45">
            <text:p>70.5</text:p>
          </table:table-cell>
          <table:table-cell office:value-type="float" office:value="50274" table:style-name="ce44">
            <text:p>50,274</text:p>
          </table:table-cell>
          <table:table-cell office:value-type="float" office:value="18667" table:style-name="ce44">
            <text:p>18,667</text:p>
          </table:table-cell>
          <table:table-cell office:value-type="float" office:value="37.1" table:style-name="ce45">
            <text:p>37.1</text:p>
          </table:table-cell>
          <table:table-cell office:value-type="float" office:value="3766" table:style-name="ce44">
            <text:p>3,766</text:p>
          </table:table-cell>
          <table:table-cell office:value-type="float" office:value="925" table:style-name="ce44">
            <text:p>925</text:p>
          </table:table-cell>
          <table:table-cell office:value-type="float" office:value="24.6" table:style-name="ce45">
            <text:p>24.6</text:p>
          </table:table-cell>
          <table:table-cell table:number-columns-repeated="16370"/>
        </table:table-row>
        <table:table-row table:style-name="ro6">
          <table:table-cell office:value-type="string" table:style-name="ce42">
            <text:p>London</text:p>
          </table:table-cell>
          <table:table-cell office:value-type="string" table:style-name="ce43">
            <text:p>Hounslow</text:p>
          </table:table-cell>
          <table:table-cell office:value-type="float" office:value="46" table:style-name="ce44">
            <text:p>46</text:p>
          </table:table-cell>
          <table:table-cell office:value-type="float" office:value="46" table:style-name="ce44">
            <text:p>46</text:p>
          </table:table-cell>
          <table:table-cell office:value-type="float" office:value="100" table:style-name="ce45">
            <text:p>100.0</text:p>
          </table:table-cell>
          <table:table-cell office:value-type="float" office:value="40939" table:style-name="ce44">
            <text:p>40,939</text:p>
          </table:table-cell>
          <table:table-cell office:value-type="float" office:value="26959" table:style-name="ce44">
            <text:p>26,959</text:p>
          </table:table-cell>
          <table:table-cell office:value-type="float" office:value="65.900000000000006" table:style-name="ce45">
            <text:p>65.9</text:p>
          </table:table-cell>
          <table:table-cell office:value-type="float" office:value="45942" table:style-name="ce44">
            <text:p>45,942</text:p>
          </table:table-cell>
          <table:table-cell office:value-type="float" office:value="16770" table:style-name="ce44">
            <text:p>16,770</text:p>
          </table:table-cell>
          <table:table-cell office:value-type="float" office:value="36.5" table:style-name="ce45">
            <text:p>36.5</text:p>
          </table:table-cell>
          <table:table-cell office:value-type="float" office:value="4436" table:style-name="ce44">
            <text:p>4,436</text:p>
          </table:table-cell>
          <table:table-cell office:value-type="float" office:value="1108" table:style-name="ce44">
            <text:p>1,108</text:p>
          </table:table-cell>
          <table:table-cell office:value-type="float" office:value="25" table:style-name="ce45">
            <text:p>25.0</text:p>
          </table:table-cell>
          <table:table-cell table:number-columns-repeated="16370"/>
        </table:table-row>
        <table:table-row table:style-name="ro6">
          <table:table-cell office:value-type="string" table:style-name="ce42">
            <text:p>London</text:p>
          </table:table-cell>
          <table:table-cell office:value-type="string" table:style-name="ce43">
            <text:p>Islington</text:p>
          </table:table-cell>
          <table:table-cell office:value-type="float" office:value="31" table:style-name="ce44">
            <text:p>31</text:p>
          </table:table-cell>
          <table:table-cell office:value-type="float" office:value="31" table:style-name="ce44">
            <text:p>31</text:p>
          </table:table-cell>
          <table:table-cell office:value-type="float" office:value="100" table:style-name="ce45">
            <text:p>100.0</text:p>
          </table:table-cell>
          <table:table-cell office:value-type="float" office:value="25475" table:style-name="ce44">
            <text:p>25,475</text:p>
          </table:table-cell>
          <table:table-cell office:value-type="float" office:value="15385" table:style-name="ce44">
            <text:p>15,385</text:p>
          </table:table-cell>
          <table:table-cell office:value-type="float" office:value="60.4" table:style-name="ce45">
            <text:p>60.4</text:p>
          </table:table-cell>
          <table:table-cell office:value-type="float" office:value="39286" table:style-name="ce44">
            <text:p>39,286</text:p>
          </table:table-cell>
          <table:table-cell office:value-type="float" office:value="11615" table:style-name="ce44">
            <text:p>11,615</text:p>
          </table:table-cell>
          <table:table-cell office:value-type="float" office:value="29.6" table:style-name="ce45">
            <text:p>29.6</text:p>
          </table:table-cell>
          <table:table-cell office:value-type="float" office:value="2885" table:style-name="ce44">
            <text:p>2,885</text:p>
          </table:table-cell>
          <table:table-cell office:value-type="float" office:value="729" table:style-name="ce44">
            <text:p>729</text:p>
          </table:table-cell>
          <table:table-cell office:value-type="float" office:value="25.3" table:style-name="ce45">
            <text:p>25.3</text:p>
          </table:table-cell>
          <table:table-cell table:number-columns-repeated="16370"/>
        </table:table-row>
        <table:table-row table:style-name="ro6">
          <table:table-cell office:value-type="string" table:style-name="ce42">
            <text:p>London</text:p>
          </table:table-cell>
          <table:table-cell office:value-type="string" table:style-name="ce43">
            <text:p>Kensington And Chelsea</text:p>
          </table:table-cell>
          <table:table-cell office:value-type="float" office:value="32" table:style-name="ce44">
            <text:p>32</text:p>
          </table:table-cell>
          <table:table-cell office:value-type="float" office:value="32" table:style-name="ce44">
            <text:p>32</text:p>
          </table:table-cell>
          <table:table-cell office:value-type="float" office:value="100" table:style-name="ce45">
            <text:p>100.0</text:p>
          </table:table-cell>
          <table:table-cell office:value-type="float" office:value="29248" table:style-name="ce44">
            <text:p>29,248</text:p>
          </table:table-cell>
          <table:table-cell office:value-type="float" office:value="16588" table:style-name="ce44">
            <text:p>16,588</text:p>
          </table:table-cell>
          <table:table-cell office:value-type="float" office:value="56.7" table:style-name="ce45">
            <text:p>56.7</text:p>
          </table:table-cell>
          <table:table-cell office:value-type="float" office:value="22213" table:style-name="ce44">
            <text:p>22,213</text:p>
          </table:table-cell>
          <table:table-cell office:value-type="float" office:value="6146" table:style-name="ce44">
            <text:p>6,146</text:p>
          </table:table-cell>
          <table:table-cell office:value-type="float" office:value="27.7" table:style-name="ce45">
            <text:p>27.7</text:p>
          </table:table-cell>
          <table:table-cell office:value-type="float" office:value="1409" table:style-name="ce44">
            <text:p>1,409</text:p>
          </table:table-cell>
          <table:table-cell office:value-type="float" office:value="381" table:style-name="ce44">
            <text:p>381</text:p>
          </table:table-cell>
          <table:table-cell office:value-type="float" office:value="27" table:style-name="ce45">
            <text:p>27.0</text:p>
          </table:table-cell>
          <table:table-cell table:number-columns-repeated="16370"/>
        </table:table-row>
        <table:table-row table:style-name="ro6">
          <table:table-cell office:value-type="string" table:style-name="ce42">
            <text:p>London</text:p>
          </table:table-cell>
          <table:table-cell office:value-type="string" table:style-name="ce43">
            <text:p>Kingston Upon Thames</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29286" table:style-name="ce44">
            <text:p>29,286</text:p>
          </table:table-cell>
          <table:table-cell office:value-type="float" office:value="21304" table:style-name="ce44">
            <text:p>21,304</text:p>
          </table:table-cell>
          <table:table-cell office:value-type="float" office:value="72.7" table:style-name="ce45">
            <text:p>72.7</text:p>
          </table:table-cell>
          <table:table-cell office:value-type="float" office:value="26432" table:style-name="ce44">
            <text:p>26,432</text:p>
          </table:table-cell>
          <table:table-cell office:value-type="float" office:value="10861" table:style-name="ce44">
            <text:p>10,861</text:p>
          </table:table-cell>
          <table:table-cell office:value-type="float" office:value="41.1" table:style-name="ce45">
            <text:p>41.1</text:p>
          </table:table-cell>
          <table:table-cell office:value-type="float" office:value="1664" table:style-name="ce44">
            <text:p>1,664</text:p>
          </table:table-cell>
          <table:table-cell office:value-type="float" office:value="622" table:style-name="ce44">
            <text:p>622</text:p>
          </table:table-cell>
          <table:table-cell office:value-type="float" office:value="37.4" table:style-name="ce45">
            <text:p>37.4</text:p>
          </table:table-cell>
          <table:table-cell table:number-columns-repeated="16370"/>
        </table:table-row>
        <table:table-row table:style-name="ro6">
          <table:table-cell office:value-type="string" table:style-name="ce42">
            <text:p>London</text:p>
          </table:table-cell>
          <table:table-cell office:value-type="string" table:style-name="ce43">
            <text:p>Lambeth</text:p>
          </table:table-cell>
          <table:table-cell office:value-type="float" office:value="42" table:style-name="ce44">
            <text:p>42</text:p>
          </table:table-cell>
          <table:table-cell office:value-type="float" office:value="40" table:style-name="ce44">
            <text:p>40</text:p>
          </table:table-cell>
          <table:table-cell office:value-type="float" office:value="95.2" table:style-name="ce45">
            <text:p>95.2</text:p>
          </table:table-cell>
          <table:table-cell office:value-type="float" office:value="37806" table:style-name="ce44">
            <text:p>37,806</text:p>
          </table:table-cell>
          <table:table-cell office:value-type="float" office:value="21407" table:style-name="ce44">
            <text:p>21,407</text:p>
          </table:table-cell>
          <table:table-cell office:value-type="float" office:value="56.6" table:style-name="ce45">
            <text:p>56.6</text:p>
          </table:table-cell>
          <table:table-cell office:value-type="float" office:value="63972" table:style-name="ce44">
            <text:p>63,972</text:p>
          </table:table-cell>
          <table:table-cell office:value-type="float" office:value="18712" table:style-name="ce44">
            <text:p>18,712</text:p>
          </table:table-cell>
          <table:table-cell office:value-type="float" office:value="29.3" table:style-name="ce45">
            <text:p>29.3</text:p>
          </table:table-cell>
          <table:table-cell office:value-type="float" office:value="4467" table:style-name="ce44">
            <text:p>4,467</text:p>
          </table:table-cell>
          <table:table-cell office:value-type="float" office:value="1165" table:style-name="ce44">
            <text:p>1,165</text:p>
          </table:table-cell>
          <table:table-cell office:value-type="float" office:value="26.1" table:style-name="ce45">
            <text:p>26.1</text:p>
          </table:table-cell>
          <table:table-cell table:number-columns-repeated="16370"/>
        </table:table-row>
        <table:table-row table:style-name="ro6">
          <table:table-cell office:value-type="string" table:style-name="ce42">
            <text:p>London</text:p>
          </table:table-cell>
          <table:table-cell office:value-type="string" table:style-name="ce43">
            <text:p>Lewisham</text:p>
          </table:table-cell>
          <table:table-cell office:value-type="float" office:value="31" table:style-name="ce44">
            <text:p>31</text:p>
          </table:table-cell>
          <table:table-cell office:value-type="float" office:value="27" table:style-name="ce44">
            <text:p>27</text:p>
          </table:table-cell>
          <table:table-cell office:value-type="float" office:value="87.1" table:style-name="ce45">
            <text:p>87.1</text:p>
          </table:table-cell>
          <table:table-cell office:value-type="float" office:value="35679" table:style-name="ce44">
            <text:p>35,679</text:p>
          </table:table-cell>
          <table:table-cell office:value-type="float" office:value="20220" table:style-name="ce44">
            <text:p>20,220</text:p>
          </table:table-cell>
          <table:table-cell office:value-type="float" office:value="56.7" table:style-name="ce45">
            <text:p>56.7</text:p>
          </table:table-cell>
          <table:table-cell office:value-type="float" office:value="54004" table:style-name="ce44">
            <text:p>54,004</text:p>
          </table:table-cell>
          <table:table-cell office:value-type="float" office:value="15658" table:style-name="ce44">
            <text:p>15,658</text:p>
          </table:table-cell>
          <table:table-cell office:value-type="float" office:value="29" table:style-name="ce45">
            <text:p>29.0</text:p>
          </table:table-cell>
          <table:table-cell office:value-type="float" office:value="4247" table:style-name="ce44">
            <text:p>4,247</text:p>
          </table:table-cell>
          <table:table-cell office:value-type="float" office:value="1229" table:style-name="ce44">
            <text:p>1,229</text:p>
          </table:table-cell>
          <table:table-cell office:value-type="float" office:value="28.9" table:style-name="ce45">
            <text:p>28.9</text:p>
          </table:table-cell>
          <table:table-cell table:number-columns-repeated="16370"/>
        </table:table-row>
        <table:table-row table:style-name="ro6">
          <table:table-cell office:value-type="string" table:style-name="ce42">
            <text:p>London</text:p>
          </table:table-cell>
          <table:table-cell office:value-type="string" table:style-name="ce43">
            <text:p>Merton</text:p>
          </table:table-cell>
          <table:table-cell office:value-type="float" office:value="22" table:style-name="ce44">
            <text:p>22</text:p>
          </table:table-cell>
          <table:table-cell office:value-type="float" office:value="21" table:style-name="ce44">
            <text:p>21</text:p>
          </table:table-cell>
          <table:table-cell office:value-type="float" office:value="95.5" table:style-name="ce45">
            <text:p>95.5</text:p>
          </table:table-cell>
          <table:table-cell office:value-type="float" office:value="28270" table:style-name="ce44">
            <text:p>28,270</text:p>
          </table:table-cell>
          <table:table-cell office:value-type="float" office:value="17998" table:style-name="ce44">
            <text:p>17,998</text:p>
          </table:table-cell>
          <table:table-cell office:value-type="float" office:value="63.7" table:style-name="ce45">
            <text:p>63.7</text:p>
          </table:table-cell>
          <table:table-cell office:value-type="float" office:value="29111" table:style-name="ce44">
            <text:p>29,111</text:p>
          </table:table-cell>
          <table:table-cell office:value-type="float" office:value="10134" table:style-name="ce44">
            <text:p>10,134</text:p>
          </table:table-cell>
          <table:table-cell office:value-type="float" office:value="34.799999999999997" table:style-name="ce45">
            <text:p>34.8</text:p>
          </table:table-cell>
          <table:table-cell office:value-type="float" office:value="2084" table:style-name="ce44">
            <text:p>2,084</text:p>
          </table:table-cell>
          <table:table-cell office:value-type="float" office:value="670" table:style-name="ce44">
            <text:p>670</text:p>
          </table:table-cell>
          <table:table-cell office:value-type="float" office:value="32.1" table:style-name="ce45">
            <text:p>32.1</text:p>
          </table:table-cell>
          <table:table-cell table:number-columns-repeated="16370"/>
        </table:table-row>
        <table:table-row table:style-name="ro6">
          <table:table-cell office:value-type="string" table:style-name="ce42">
            <text:p>London</text:p>
          </table:table-cell>
          <table:table-cell office:value-type="string" table:style-name="ce43">
            <text:p>Newham</text:p>
          </table:table-cell>
          <table:table-cell office:value-type="float" office:value="44" table:style-name="ce44">
            <text:p>44</text:p>
          </table:table-cell>
          <table:table-cell office:value-type="float" office:value="42" table:style-name="ce44">
            <text:p>42</text:p>
          </table:table-cell>
          <table:table-cell office:value-type="float" office:value="95.5" table:style-name="ce45">
            <text:p>95.5</text:p>
          </table:table-cell>
          <table:table-cell office:value-type="float" office:value="31251" table:style-name="ce44">
            <text:p>31,251</text:p>
          </table:table-cell>
          <table:table-cell office:value-type="float" office:value="18273" table:style-name="ce44">
            <text:p>18,273</text:p>
          </table:table-cell>
          <table:table-cell office:value-type="float" office:value="58.5" table:style-name="ce45">
            <text:p>58.5</text:p>
          </table:table-cell>
          <table:table-cell office:value-type="float" office:value="71833" table:style-name="ce44">
            <text:p>71,833</text:p>
          </table:table-cell>
          <table:table-cell office:value-type="float" office:value="24982" table:style-name="ce44">
            <text:p>24,982</text:p>
          </table:table-cell>
          <table:table-cell office:value-type="float" office:value="34.799999999999997" table:style-name="ce45">
            <text:p>34.8</text:p>
          </table:table-cell>
          <table:table-cell office:value-type="float" office:value="7249" table:style-name="ce44">
            <text:p>7,249</text:p>
          </table:table-cell>
          <table:table-cell office:value-type="float" office:value="2015" table:style-name="ce44">
            <text:p>2,015</text:p>
          </table:table-cell>
          <table:table-cell office:value-type="float" office:value="27.8" table:style-name="ce45">
            <text:p>27.8</text:p>
          </table:table-cell>
          <table:table-cell table:number-columns-repeated="16370"/>
        </table:table-row>
        <table:table-row table:style-name="ro6">
          <table:table-cell office:value-type="string" table:style-name="ce42">
            <text:p>London</text:p>
          </table:table-cell>
          <table:table-cell office:value-type="string" table:style-name="ce43">
            <text:p>Redbridge</text:p>
          </table:table-cell>
          <table:table-cell office:value-type="float" office:value="43" table:style-name="ce44">
            <text:p>43</text:p>
          </table:table-cell>
          <table:table-cell office:value-type="float" office:value="42" table:style-name="ce44">
            <text:p>42</text:p>
          </table:table-cell>
          <table:table-cell office:value-type="float" office:value="97.7" table:style-name="ce45">
            <text:p>97.7</text:p>
          </table:table-cell>
          <table:table-cell office:value-type="float" office:value="42022" table:style-name="ce44">
            <text:p>42,022</text:p>
          </table:table-cell>
          <table:table-cell office:value-type="float" office:value="28254" table:style-name="ce44">
            <text:p>28,254</text:p>
          </table:table-cell>
          <table:table-cell office:value-type="float" office:value="67.2" table:style-name="ce45">
            <text:p>67.2</text:p>
          </table:table-cell>
          <table:table-cell office:value-type="float" office:value="51764" table:style-name="ce44">
            <text:p>51,764</text:p>
          </table:table-cell>
          <table:table-cell office:value-type="float" office:value="18573" table:style-name="ce44">
            <text:p>18,573</text:p>
          </table:table-cell>
          <table:table-cell office:value-type="float" office:value="35.9" table:style-name="ce45">
            <text:p>35.9</text:p>
          </table:table-cell>
          <table:table-cell office:value-type="float" office:value="4336" table:style-name="ce44">
            <text:p>4,336</text:p>
          </table:table-cell>
          <table:table-cell office:value-type="float" office:value="1032" table:style-name="ce44">
            <text:p>1,032</text:p>
          </table:table-cell>
          <table:table-cell office:value-type="float" office:value="23.8" table:style-name="ce45">
            <text:p>23.8</text:p>
          </table:table-cell>
          <table:table-cell table:number-columns-repeated="16370"/>
        </table:table-row>
        <table:table-row table:style-name="ro6">
          <table:table-cell office:value-type="string" table:style-name="ce42">
            <text:p>London</text:p>
          </table:table-cell>
          <table:table-cell office:value-type="string" table:style-name="ce43">
            <text:p>Richmond Upon Thames</text:p>
          </table:table-cell>
          <table:table-cell office:value-type="float" office:value="25" table:style-name="ce44">
            <text:p>25</text:p>
          </table:table-cell>
          <table:table-cell office:value-type="float" office:value="24" table:style-name="ce44">
            <text:p>24</text:p>
          </table:table-cell>
          <table:table-cell office:value-type="float" office:value="96" table:style-name="ce45">
            <text:p>96.0</text:p>
          </table:table-cell>
          <table:table-cell office:value-type="float" office:value="34049" table:style-name="ce44">
            <text:p>34,049</text:p>
          </table:table-cell>
          <table:table-cell office:value-type="float" office:value="25047" table:style-name="ce44">
            <text:p>25,047</text:p>
          </table:table-cell>
          <table:table-cell office:value-type="float" office:value="73.599999999999994" table:style-name="ce45">
            <text:p>73.6</text:p>
          </table:table-cell>
          <table:table-cell office:value-type="float" office:value="23654" table:style-name="ce44">
            <text:p>23,654</text:p>
          </table:table-cell>
          <table:table-cell office:value-type="float" office:value="9271" table:style-name="ce44">
            <text:p>9,271</text:p>
          </table:table-cell>
          <table:table-cell office:value-type="float" office:value="39.200000000000003" table:style-name="ce45">
            <text:p>39.2</text:p>
          </table:table-cell>
          <table:table-cell office:value-type="float" office:value="1475" table:style-name="ce44">
            <text:p>1,475</text:p>
          </table:table-cell>
          <table:table-cell office:value-type="float" office:value="545" table:style-name="ce44">
            <text:p>545</text:p>
          </table:table-cell>
          <table:table-cell office:value-type="float" office:value="36.9" table:style-name="ce45">
            <text:p>36.9</text:p>
          </table:table-cell>
          <table:table-cell table:number-columns-repeated="16370"/>
        </table:table-row>
        <table:table-row table:style-name="ro6">
          <table:table-cell office:value-type="string" table:style-name="ce42">
            <text:p>London</text:p>
          </table:table-cell>
          <table:table-cell office:value-type="string" table:style-name="ce43">
            <text:p>Southwark</text:p>
          </table:table-cell>
          <table:table-cell office:value-type="float" office:value="32" table:style-name="ce44">
            <text:p>32</text:p>
          </table:table-cell>
          <table:table-cell office:value-type="float" office:value="32" table:style-name="ce44">
            <text:p>32</text:p>
          </table:table-cell>
          <table:table-cell office:value-type="float" office:value="100" table:style-name="ce45">
            <text:p>100.0</text:p>
          </table:table-cell>
          <table:table-cell office:value-type="float" office:value="30881" table:style-name="ce44">
            <text:p>30,881</text:p>
          </table:table-cell>
          <table:table-cell office:value-type="float" office:value="18280" table:style-name="ce44">
            <text:p>18,280</text:p>
          </table:table-cell>
          <table:table-cell office:value-type="float" office:value="59.2" table:style-name="ce45">
            <text:p>59.2</text:p>
          </table:table-cell>
          <table:table-cell office:value-type="float" office:value="53033" table:style-name="ce44">
            <text:p>53,033</text:p>
          </table:table-cell>
          <table:table-cell office:value-type="float" office:value="16748" table:style-name="ce44">
            <text:p>16,748</text:p>
          </table:table-cell>
          <table:table-cell office:value-type="float" office:value="31.6" table:style-name="ce45">
            <text:p>31.6</text:p>
          </table:table-cell>
          <table:table-cell office:value-type="float" office:value="3830" table:style-name="ce44">
            <text:p>3,830</text:p>
          </table:table-cell>
          <table:table-cell office:value-type="float" office:value="930" table:style-name="ce44">
            <text:p>930</text:p>
          </table:table-cell>
          <table:table-cell office:value-type="float" office:value="24.3" table:style-name="ce45">
            <text:p>24.3</text:p>
          </table:table-cell>
          <table:table-cell table:number-columns-repeated="16370"/>
        </table:table-row>
        <table:table-row table:style-name="ro6">
          <table:table-cell office:value-type="string" table:style-name="ce42">
            <text:p>London</text:p>
          </table:table-cell>
          <table:table-cell office:value-type="string" table:style-name="ce43">
            <text:p>Sutton</text:p>
          </table:table-cell>
          <table:table-cell office:value-type="float" office:value="23" table:style-name="ce44">
            <text:p>23</text:p>
          </table:table-cell>
          <table:table-cell office:value-type="float" office:value="22" table:style-name="ce44">
            <text:p>22</text:p>
          </table:table-cell>
          <table:table-cell office:value-type="float" office:value="95.7" table:style-name="ce45">
            <text:p>95.7</text:p>
          </table:table-cell>
          <table:table-cell office:value-type="float" office:value="33452" table:style-name="ce44">
            <text:p>33,452</text:p>
          </table:table-cell>
          <table:table-cell office:value-type="float" office:value="24738" table:style-name="ce44">
            <text:p>24,738</text:p>
          </table:table-cell>
          <table:table-cell office:value-type="float" office:value="74" table:style-name="ce45">
            <text:p>74.0</text:p>
          </table:table-cell>
          <table:table-cell office:value-type="float" office:value="32319" table:style-name="ce44">
            <text:p>32,319</text:p>
          </table:table-cell>
          <table:table-cell office:value-type="float" office:value="12905" table:style-name="ce44">
            <text:p>12,905</text:p>
          </table:table-cell>
          <table:table-cell office:value-type="float" office:value="39.9" table:style-name="ce45">
            <text:p>39.9</text:p>
          </table:table-cell>
          <table:table-cell office:value-type="float" office:value="1976" table:style-name="ce44">
            <text:p>1,976</text:p>
          </table:table-cell>
          <table:table-cell office:value-type="float" office:value="650" table:style-name="ce44">
            <text:p>650</text:p>
          </table:table-cell>
          <table:table-cell office:value-type="float" office:value="32.9" table:style-name="ce45">
            <text:p>32.9</text:p>
          </table:table-cell>
          <table:table-cell table:number-columns-repeated="16370"/>
        </table:table-row>
        <table:table-row table:style-name="ro6">
          <table:table-cell office:value-type="string" table:style-name="ce42">
            <text:p>London</text:p>
          </table:table-cell>
          <table:table-cell office:value-type="string" table:style-name="ce43">
            <text:p>Tower Hamlets</text:p>
          </table:table-cell>
          <table:table-cell office:value-type="float" office:value="30" table:style-name="ce44">
            <text:p>30</text:p>
          </table:table-cell>
          <table:table-cell office:value-type="float" office:value="28" table:style-name="ce44">
            <text:p>28</text:p>
          </table:table-cell>
          <table:table-cell office:value-type="float" office:value="93.3" table:style-name="ce45">
            <text:p>93.3</text:p>
          </table:table-cell>
          <table:table-cell office:value-type="float" office:value="22081" table:style-name="ce44">
            <text:p>22,081</text:p>
          </table:table-cell>
          <table:table-cell office:value-type="float" office:value="13326" table:style-name="ce44">
            <text:p>13,326</text:p>
          </table:table-cell>
          <table:table-cell office:value-type="float" office:value="60.4" table:style-name="ce45">
            <text:p>60.4</text:p>
          </table:table-cell>
          <table:table-cell office:value-type="float" office:value="57741" table:style-name="ce44">
            <text:p>57,741</text:p>
          </table:table-cell>
          <table:table-cell office:value-type="float" office:value="19374" table:style-name="ce44">
            <text:p>19,374</text:p>
          </table:table-cell>
          <table:table-cell office:value-type="float" office:value="33.6" table:style-name="ce45">
            <text:p>33.6</text:p>
          </table:table-cell>
          <table:table-cell office:value-type="float" office:value="6711" table:style-name="ce44">
            <text:p>6,711</text:p>
          </table:table-cell>
          <table:table-cell office:value-type="float" office:value="1608" table:style-name="ce44">
            <text:p>1,608</text:p>
          </table:table-cell>
          <table:table-cell office:value-type="float" office:value="24" table:style-name="ce45">
            <text:p>24.0</text:p>
          </table:table-cell>
          <table:table-cell table:number-columns-repeated="16370"/>
        </table:table-row>
        <table:table-row table:style-name="ro6">
          <table:table-cell office:value-type="string" table:style-name="ce42">
            <text:p>London</text:p>
          </table:table-cell>
          <table:table-cell office:value-type="string" table:style-name="ce43">
            <text:p>Waltham Forest</text:p>
          </table:table-cell>
          <table:table-cell office:value-type="float" office:value="39" table:style-name="ce44">
            <text:p>39</text:p>
          </table:table-cell>
          <table:table-cell office:value-type="float" office:value="35" table:style-name="ce44">
            <text:p>35</text:p>
          </table:table-cell>
          <table:table-cell office:value-type="float" office:value="89.7" table:style-name="ce45">
            <text:p>89.7</text:p>
          </table:table-cell>
          <table:table-cell office:value-type="float" office:value="31627" table:style-name="ce44">
            <text:p>31,627</text:p>
          </table:table-cell>
          <table:table-cell office:value-type="float" office:value="19132" table:style-name="ce44">
            <text:p>19,132</text:p>
          </table:table-cell>
          <table:table-cell office:value-type="float" office:value="60.5" table:style-name="ce45">
            <text:p>60.5</text:p>
          </table:table-cell>
          <table:table-cell office:value-type="float" office:value="44007" table:style-name="ce44">
            <text:p>44,007</text:p>
          </table:table-cell>
          <table:table-cell office:value-type="float" office:value="13414" table:style-name="ce44">
            <text:p>13,414</text:p>
          </table:table-cell>
          <table:table-cell office:value-type="float" office:value="30.5" table:style-name="ce45">
            <text:p>30.5</text:p>
          </table:table-cell>
          <table:table-cell office:value-type="float" office:value="3353" table:style-name="ce44">
            <text:p>3,353</text:p>
          </table:table-cell>
          <table:table-cell office:value-type="float" office:value="968" table:style-name="ce44">
            <text:p>968</text:p>
          </table:table-cell>
          <table:table-cell office:value-type="float" office:value="28.9" table:style-name="ce45">
            <text:p>28.9</text:p>
          </table:table-cell>
          <table:table-cell table:number-columns-repeated="16370"/>
        </table:table-row>
        <table:table-row table:style-name="ro6">
          <table:table-cell office:value-type="string" table:style-name="ce42">
            <text:p>London</text:p>
          </table:table-cell>
          <table:table-cell office:value-type="string" table:style-name="ce43">
            <text:p>Wandsworth</text:p>
          </table:table-cell>
          <table:table-cell office:value-type="float" office:value="37" table:style-name="ce44">
            <text:p>37</text:p>
          </table:table-cell>
          <table:table-cell office:value-type="float" office:value="37" table:style-name="ce44">
            <text:p>37</text:p>
          </table:table-cell>
          <table:table-cell office:value-type="float" office:value="100" table:style-name="ce45">
            <text:p>100.0</text:p>
          </table:table-cell>
          <table:table-cell office:value-type="float" office:value="38517" table:style-name="ce44">
            <text:p>38,517</text:p>
          </table:table-cell>
          <table:table-cell office:value-type="float" office:value="24660" table:style-name="ce44">
            <text:p>24,660</text:p>
          </table:table-cell>
          <table:table-cell office:value-type="float" office:value="64" table:style-name="ce45">
            <text:p>64.0</text:p>
          </table:table-cell>
          <table:table-cell office:value-type="float" office:value="50198" table:style-name="ce44">
            <text:p>50,198</text:p>
          </table:table-cell>
          <table:table-cell office:value-type="float" office:value="17464" table:style-name="ce44">
            <text:p>17,464</text:p>
          </table:table-cell>
          <table:table-cell office:value-type="float" office:value="34.799999999999997" table:style-name="ce45">
            <text:p>34.8</text:p>
          </table:table-cell>
          <table:table-cell office:value-type="float" office:value="4523" table:style-name="ce44">
            <text:p>4,523</text:p>
          </table:table-cell>
          <table:table-cell office:value-type="float" office:value="1532" table:style-name="ce44">
            <text:p>1,532</text:p>
          </table:table-cell>
          <table:table-cell office:value-type="float" office:value="33.9" table:style-name="ce45">
            <text:p>33.9</text:p>
          </table:table-cell>
          <table:table-cell table:number-columns-repeated="16370"/>
        </table:table-row>
        <table:table-row table:style-name="ro6">
          <table:table-cell office:value-type="string" table:style-name="ce42">
            <text:p>London</text:p>
          </table:table-cell>
          <table:table-cell office:value-type="string" table:style-name="ce43">
            <text:p>Westminster</text:p>
          </table:table-cell>
          <table:table-cell office:value-type="float" office:value="41" table:style-name="ce44">
            <text:p>41</text:p>
          </table:table-cell>
          <table:table-cell office:value-type="float" office:value="41" table:style-name="ce44">
            <text:p>41</text:p>
          </table:table-cell>
          <table:table-cell office:value-type="float" office:value="100" table:style-name="ce45">
            <text:p>100.0</text:p>
          </table:table-cell>
          <table:table-cell office:value-type="float" office:value="32646" table:style-name="ce44">
            <text:p>32,646</text:p>
          </table:table-cell>
          <table:table-cell office:value-type="float" office:value="18292" table:style-name="ce44">
            <text:p>18,292</text:p>
          </table:table-cell>
          <table:table-cell office:value-type="float" office:value="56" table:style-name="ce45">
            <text:p>56.0</text:p>
          </table:table-cell>
          <table:table-cell office:value-type="float" office:value="31959" table:style-name="ce44">
            <text:p>31,959</text:p>
          </table:table-cell>
          <table:table-cell office:value-type="float" office:value="9515" table:style-name="ce44">
            <text:p>9,515</text:p>
          </table:table-cell>
          <table:table-cell office:value-type="float" office:value="29.8" table:style-name="ce45">
            <text:p>29.8</text:p>
          </table:table-cell>
          <table:table-cell office:value-type="float" office:value="1808" table:style-name="ce44">
            <text:p>1,808</text:p>
          </table:table-cell>
          <table:table-cell office:value-type="float" office:value="505" table:style-name="ce44">
            <text:p>505</text:p>
          </table:table-cell>
          <table:table-cell office:value-type="float" office:value="27.9" table:style-name="ce45">
            <text:p>27.9</text:p>
          </table:table-cell>
          <table:table-cell table:number-columns-repeated="16370"/>
        </table:table-row>
        <table:table-row table:style-name="ro6">
          <table:table-cell office:value-type="string" table:style-name="ce42">
            <text:p>South East</text:p>
          </table:table-cell>
          <table:table-cell office:value-type="string" table:style-name="ce43">
            <text:p>Bracknell Forest</text:p>
          </table:table-cell>
          <table:table-cell office:value-type="float" office:value="10" table:style-name="ce44">
            <text:p>10</text:p>
          </table:table-cell>
          <table:table-cell office:value-type="float" office:value="8" table:style-name="ce44">
            <text:p>8</text:p>
          </table:table-cell>
          <table:table-cell office:value-type="float" office:value="80" table:style-name="ce45">
            <text:p>80.0</text:p>
          </table:table-cell>
          <table:table-cell office:value-type="float" office:value="18962" table:style-name="ce44">
            <text:p>18,962</text:p>
          </table:table-cell>
          <table:table-cell office:value-type="float" office:value="15092" table:style-name="ce44">
            <text:p>15,092</text:p>
          </table:table-cell>
          <table:table-cell office:value-type="float" office:value="79.599999999999994" table:style-name="ce45">
            <text:p>79.6</text:p>
          </table:table-cell>
          <table:table-cell office:value-type="float" office:value="17648" table:style-name="ce44">
            <text:p>17,648</text:p>
          </table:table-cell>
          <table:table-cell office:value-type="float" office:value="8034" table:style-name="ce44">
            <text:p>8,034</text:p>
          </table:table-cell>
          <table:table-cell office:value-type="float" office:value="45.5" table:style-name="ce45">
            <text:p>45.5</text:p>
          </table:table-cell>
          <table:table-cell office:value-type="float" office:value="986" table:style-name="ce44">
            <text:p>986</text:p>
          </table:table-cell>
          <table:table-cell office:value-type="float" office:value="303" table:style-name="ce44">
            <text:p>303</text:p>
          </table:table-cell>
          <table:table-cell office:value-type="float" office:value="30.7" table:style-name="ce45">
            <text:p>30.7</text:p>
          </table:table-cell>
          <table:table-cell table:number-columns-repeated="16370"/>
        </table:table-row>
        <table:table-row table:style-name="ro6">
          <table:table-cell office:value-type="string" table:style-name="ce42">
            <text:p>South East</text:p>
          </table:table-cell>
          <table:table-cell office:value-type="string" table:style-name="ce43">
            <text:p>Brighton And Hove</text:p>
          </table:table-cell>
          <table:table-cell office:value-type="float" office:value="31" table:style-name="ce44">
            <text:p>31</text:p>
          </table:table-cell>
          <table:table-cell office:value-type="float" office:value="31" table:style-name="ce44">
            <text:p>31</text:p>
          </table:table-cell>
          <table:table-cell office:value-type="float" office:value="100" table:style-name="ce45">
            <text:p>100.0</text:p>
          </table:table-cell>
          <table:table-cell office:value-type="float" office:value="45026" table:style-name="ce44">
            <text:p>45,026</text:p>
          </table:table-cell>
          <table:table-cell office:value-type="float" office:value="32388" table:style-name="ce44">
            <text:p>32,388</text:p>
          </table:table-cell>
          <table:table-cell office:value-type="float" office:value="71.900000000000006" table:style-name="ce45">
            <text:p>71.9</text:p>
          </table:table-cell>
          <table:table-cell office:value-type="float" office:value="44144" table:style-name="ce44">
            <text:p>44,144</text:p>
          </table:table-cell>
          <table:table-cell office:value-type="float" office:value="16993" table:style-name="ce44">
            <text:p>16,993</text:p>
          </table:table-cell>
          <table:table-cell office:value-type="float" office:value="38.5" table:style-name="ce45">
            <text:p>38.5</text:p>
          </table:table-cell>
          <table:table-cell office:value-type="float" office:value="2353" table:style-name="ce44">
            <text:p>2,353</text:p>
          </table:table-cell>
          <table:table-cell office:value-type="float" office:value="798" table:style-name="ce44">
            <text:p>798</text:p>
          </table:table-cell>
          <table:table-cell office:value-type="float" office:value="33.9" table:style-name="ce45">
            <text:p>33.9</text:p>
          </table:table-cell>
          <table:table-cell table:number-columns-repeated="16370"/>
        </table:table-row>
        <table:table-row table:style-name="ro6">
          <table:table-cell office:value-type="string" table:style-name="ce42">
            <text:p>South East</text:p>
          </table:table-cell>
          <table:table-cell office:value-type="string" table:style-name="ce43">
            <text:p>Buckinghamshire</text:p>
          </table:table-cell>
          <table:table-cell office:value-type="float" office:value="47" table:style-name="ce44">
            <text:p>47</text:p>
          </table:table-cell>
          <table:table-cell office:value-type="float" office:value="46" table:style-name="ce44">
            <text:p>46</text:p>
          </table:table-cell>
          <table:table-cell office:value-type="float" office:value="97.9" table:style-name="ce45">
            <text:p>97.9</text:p>
          </table:table-cell>
          <table:table-cell office:value-type="float" office:value="110859" table:style-name="ce44">
            <text:p>110,859</text:p>
          </table:table-cell>
          <table:table-cell office:value-type="float" office:value="87640" table:style-name="ce44">
            <text:p>87,640</text:p>
          </table:table-cell>
          <table:table-cell office:value-type="float" office:value="79.099999999999994" table:style-name="ce45">
            <text:p>79.1</text:p>
          </table:table-cell>
          <table:table-cell office:value-type="float" office:value="87197" table:style-name="ce44">
            <text:p>87,197</text:p>
          </table:table-cell>
          <table:table-cell office:value-type="float" office:value="35016" table:style-name="ce44">
            <text:p>35,016</text:p>
          </table:table-cell>
          <table:table-cell office:value-type="float" office:value="40.200000000000003" table:style-name="ce45">
            <text:p>40.2</text:p>
          </table:table-cell>
          <table:table-cell office:value-type="float" office:value="5838" table:style-name="ce44">
            <text:p>5,838</text:p>
          </table:table-cell>
          <table:table-cell office:value-type="float" office:value="1823" table:style-name="ce44">
            <text:p>1,823</text:p>
          </table:table-cell>
          <table:table-cell office:value-type="float" office:value="31.2" table:style-name="ce45">
            <text:p>31.2</text:p>
          </table:table-cell>
          <table:table-cell table:number-columns-repeated="16370"/>
        </table:table-row>
        <table:table-row table:style-name="ro6">
          <table:table-cell office:value-type="string" table:style-name="ce42">
            <text:p>South East</text:p>
          </table:table-cell>
          <table:table-cell office:value-type="string" table:style-name="ce43">
            <text:p>East Sussex</text:p>
          </table:table-cell>
          <table:table-cell office:value-type="float" office:value="52" table:style-name="ce44">
            <text:p>52</text:p>
          </table:table-cell>
          <table:table-cell office:value-type="float" office:value="50" table:style-name="ce44">
            <text:p>50</text:p>
          </table:table-cell>
          <table:table-cell office:value-type="float" office:value="96.2" table:style-name="ce45">
            <text:p>96.2</text:p>
          </table:table-cell>
          <table:table-cell office:value-type="float" office:value="149476" table:style-name="ce44">
            <text:p>149,476</text:p>
          </table:table-cell>
          <table:table-cell office:value-type="float" office:value="115690" table:style-name="ce44">
            <text:p>115,690</text:p>
          </table:table-cell>
          <table:table-cell office:value-type="float" office:value="77.400000000000006" table:style-name="ce45">
            <text:p>77.4</text:p>
          </table:table-cell>
          <table:table-cell office:value-type="float" office:value="87015" table:style-name="ce44">
            <text:p>87,015</text:p>
          </table:table-cell>
          <table:table-cell office:value-type="float" office:value="34967" table:style-name="ce44">
            <text:p>34,967</text:p>
          </table:table-cell>
          <table:table-cell office:value-type="float" office:value="40.200000000000003" table:style-name="ce45">
            <text:p>40.2</text:p>
          </table:table-cell>
          <table:table-cell office:value-type="float" office:value="4655" table:style-name="ce44">
            <text:p>4,655</text:p>
          </table:table-cell>
          <table:table-cell office:value-type="float" office:value="1393" table:style-name="ce44">
            <text:p>1,393</text:p>
          </table:table-cell>
          <table:table-cell office:value-type="float" office:value="29.9" table:style-name="ce45">
            <text:p>29.9</text:p>
          </table:table-cell>
          <table:table-cell table:number-columns-repeated="16370"/>
        </table:table-row>
        <table:table-row table:style-name="ro6">
          <table:table-cell office:value-type="string" table:style-name="ce42">
            <text:p>South East</text:p>
          </table:table-cell>
          <table:table-cell office:value-type="string" table:style-name="ce43">
            <text:p>Hampshire</text:p>
          </table:table-cell>
          <table:table-cell office:value-type="float" office:value="106" table:style-name="ce44">
            <text:p>106</text:p>
          </table:table-cell>
          <table:table-cell office:value-type="float" office:value="99" table:style-name="ce44">
            <text:p>99</text:p>
          </table:table-cell>
          <table:table-cell office:value-type="float" office:value="93.4" table:style-name="ce45">
            <text:p>93.4</text:p>
          </table:table-cell>
          <table:table-cell office:value-type="float" office:value="310227" table:style-name="ce44">
            <text:p>310,227</text:p>
          </table:table-cell>
          <table:table-cell office:value-type="float" office:value="257706" table:style-name="ce44">
            <text:p>257,706</text:p>
          </table:table-cell>
          <table:table-cell office:value-type="float" office:value="83.1" table:style-name="ce45">
            <text:p>83.1</text:p>
          </table:table-cell>
          <table:table-cell office:value-type="float" office:value="212547" table:style-name="ce44">
            <text:p>212,547</text:p>
          </table:table-cell>
          <table:table-cell office:value-type="float" office:value="102907" table:style-name="ce44">
            <text:p>102,907</text:p>
          </table:table-cell>
          <table:table-cell office:value-type="float" office:value="48.4" table:style-name="ce45">
            <text:p>48.4</text:p>
          </table:table-cell>
          <table:table-cell office:value-type="float" office:value="13832" table:style-name="ce44">
            <text:p>13,832</text:p>
          </table:table-cell>
          <table:table-cell office:value-type="float" office:value="5530" table:style-name="ce44">
            <text:p>5,530</text:p>
          </table:table-cell>
          <table:table-cell office:value-type="float" office:value="40" table:style-name="ce45">
            <text:p>40.0</text:p>
          </table:table-cell>
          <table:table-cell table:number-columns-repeated="16370"/>
        </table:table-row>
        <table:table-row table:style-name="ro6">
          <table:table-cell office:value-type="string" table:style-name="ce42">
            <text:p>South East</text:p>
          </table:table-cell>
          <table:table-cell office:value-type="string" table:style-name="ce43">
            <text:p>Isle Of Wight</text:p>
          </table:table-cell>
          <table:table-cell office:value-type="float" office:value="12" table:style-name="ce44">
            <text:p>12</text:p>
          </table:table-cell>
          <table:table-cell office:value-type="float" office:value="12" table:style-name="ce44">
            <text:p>12</text:p>
          </table:table-cell>
          <table:table-cell office:value-type="float" office:value="100" table:style-name="ce45">
            <text:p>100.0</text:p>
          </table:table-cell>
          <table:table-cell office:value-type="float" office:value="43088" table:style-name="ce44">
            <text:p>43,088</text:p>
          </table:table-cell>
          <table:table-cell office:value-type="float" office:value="33310" table:style-name="ce44">
            <text:p>33,310</text:p>
          </table:table-cell>
          <table:table-cell office:value-type="float" office:value="77.3" table:style-name="ce45">
            <text:p>77.3</text:p>
          </table:table-cell>
          <table:table-cell office:value-type="float" office:value="20924" table:style-name="ce44">
            <text:p>20,924</text:p>
          </table:table-cell>
          <table:table-cell office:value-type="float" office:value="8582" table:style-name="ce44">
            <text:p>8,582</text:p>
          </table:table-cell>
          <table:table-cell office:value-type="float" office:value="41" table:style-name="ce45">
            <text:p>41.0</text:p>
          </table:table-cell>
          <table:table-cell office:value-type="float" office:value="1054" table:style-name="ce44">
            <text:p>1,054</text:p>
          </table:table-cell>
          <table:table-cell office:value-type="float" office:value="312" table:style-name="ce44">
            <text:p>312</text:p>
          </table:table-cell>
          <table:table-cell office:value-type="float" office:value="29.6" table:style-name="ce45">
            <text:p>29.6</text:p>
          </table:table-cell>
          <table:table-cell table:number-columns-repeated="16370"/>
        </table:table-row>
        <table:table-row table:style-name="ro6">
          <table:table-cell office:value-type="string" table:style-name="ce42">
            <text:p>South East</text:p>
          </table:table-cell>
          <table:table-cell office:value-type="string" table:style-name="ce43">
            <text:p>Kent</text:p>
          </table:table-cell>
          <table:table-cell office:value-type="float" office:value="153" table:style-name="ce44">
            <text:p>153</text:p>
          </table:table-cell>
          <table:table-cell office:value-type="float" office:value="148" table:style-name="ce44">
            <text:p>148</text:p>
          </table:table-cell>
          <table:table-cell office:value-type="float" office:value="96.7" table:style-name="ce45">
            <text:p>96.7</text:p>
          </table:table-cell>
          <table:table-cell office:value-type="float" office:value="342011" table:style-name="ce44">
            <text:p>342,011</text:p>
          </table:table-cell>
          <table:table-cell office:value-type="float" office:value="267465" table:style-name="ce44">
            <text:p>267,465</text:p>
          </table:table-cell>
          <table:table-cell office:value-type="float" office:value="78.2" table:style-name="ce45">
            <text:p>78.2</text:p>
          </table:table-cell>
          <table:table-cell office:value-type="float" office:value="251530" table:style-name="ce44">
            <text:p>251,530</text:p>
          </table:table-cell>
          <table:table-cell office:value-type="float" office:value="106391" table:style-name="ce44">
            <text:p>106,391</text:p>
          </table:table-cell>
          <table:table-cell office:value-type="float" office:value="42.3" table:style-name="ce45">
            <text:p>42.3</text:p>
          </table:table-cell>
          <table:table-cell office:value-type="float" office:value="16836" table:style-name="ce44">
            <text:p>16,836</text:p>
          </table:table-cell>
          <table:table-cell office:value-type="float" office:value="5277" table:style-name="ce44">
            <text:p>5,277</text:p>
          </table:table-cell>
          <table:table-cell office:value-type="float" office:value="31.3" table:style-name="ce45">
            <text:p>31.3</text:p>
          </table:table-cell>
          <table:table-cell table:number-columns-repeated="16370"/>
        </table:table-row>
        <table:table-row table:style-name="ro6">
          <table:table-cell office:value-type="string" table:style-name="ce42">
            <text:p>South East</text:p>
          </table:table-cell>
          <table:table-cell office:value-type="string" table:style-name="ce43">
            <text:p>Medway</text:p>
          </table:table-cell>
          <table:table-cell office:value-type="float" office:value="35" table:style-name="ce44">
            <text:p>35</text:p>
          </table:table-cell>
          <table:table-cell office:value-type="float" office:value="33" table:style-name="ce44">
            <text:p>33</text:p>
          </table:table-cell>
          <table:table-cell office:value-type="float" office:value="94.3" table:style-name="ce45">
            <text:p>94.3</text:p>
          </table:table-cell>
          <table:table-cell office:value-type="float" office:value="50960" table:style-name="ce44">
            <text:p>50,960</text:p>
          </table:table-cell>
          <table:table-cell office:value-type="float" office:value="38545" table:style-name="ce44">
            <text:p>38,545</text:p>
          </table:table-cell>
          <table:table-cell office:value-type="float" office:value="75.599999999999994" table:style-name="ce45">
            <text:p>75.6</text:p>
          </table:table-cell>
          <table:table-cell office:value-type="float" office:value="49928" table:style-name="ce44">
            <text:p>49,928</text:p>
          </table:table-cell>
          <table:table-cell office:value-type="float" office:value="20316" table:style-name="ce44">
            <text:p>20,316</text:p>
          </table:table-cell>
          <table:table-cell office:value-type="float" office:value="40.700000000000003" table:style-name="ce45">
            <text:p>40.7</text:p>
          </table:table-cell>
          <table:table-cell office:value-type="float" office:value="3481" table:style-name="ce44">
            <text:p>3,481</text:p>
          </table:table-cell>
          <table:table-cell office:value-type="float" office:value="913" table:style-name="ce44">
            <text:p>913</text:p>
          </table:table-cell>
          <table:table-cell office:value-type="float" office:value="26.2" table:style-name="ce45">
            <text:p>26.2</text:p>
          </table:table-cell>
          <table:table-cell table:number-columns-repeated="16370"/>
        </table:table-row>
        <table:table-row table:style-name="ro6">
          <table:table-cell office:value-type="string" table:style-name="ce42">
            <text:p>South East</text:p>
          </table:table-cell>
          <table:table-cell office:value-type="string" table:style-name="ce43">
            <text:p>Milton Keynes</text:p>
          </table:table-cell>
          <table:table-cell office:value-type="float" office:value="26" table:style-name="ce44">
            <text:p>26</text:p>
          </table:table-cell>
          <table:table-cell office:value-type="float" office:value="26" table:style-name="ce44">
            <text:p>26</text:p>
          </table:table-cell>
          <table:table-cell office:value-type="float" office:value="100" table:style-name="ce45">
            <text:p>100.0</text:p>
          </table:table-cell>
          <table:table-cell office:value-type="float" office:value="48362" table:style-name="ce44">
            <text:p>48,362</text:p>
          </table:table-cell>
          <table:table-cell office:value-type="float" office:value="37188" table:style-name="ce44">
            <text:p>37,188</text:p>
          </table:table-cell>
          <table:table-cell office:value-type="float" office:value="76.900000000000006" table:style-name="ce45">
            <text:p>76.9</text:p>
          </table:table-cell>
          <table:table-cell office:value-type="float" office:value="48007" table:style-name="ce44">
            <text:p>48,007</text:p>
          </table:table-cell>
          <table:table-cell office:value-type="float" office:value="18758" table:style-name="ce44">
            <text:p>18,758</text:p>
          </table:table-cell>
          <table:table-cell office:value-type="float" office:value="39.1" table:style-name="ce45">
            <text:p>39.1</text:p>
          </table:table-cell>
          <table:table-cell office:value-type="float" office:value="3103" table:style-name="ce44">
            <text:p>3,103</text:p>
          </table:table-cell>
          <table:table-cell office:value-type="float" office:value="972" table:style-name="ce44">
            <text:p>972</text:p>
          </table:table-cell>
          <table:table-cell office:value-type="float" office:value="31.3" table:style-name="ce45">
            <text:p>31.3</text:p>
          </table:table-cell>
          <table:table-cell table:number-columns-repeated="16370"/>
        </table:table-row>
        <table:table-row table:style-name="ro6">
          <table:table-cell office:value-type="string" table:style-name="ce42">
            <text:p>South East</text:p>
          </table:table-cell>
          <table:table-cell office:value-type="string" table:style-name="ce43">
            <text:p>Oxfordshire</text:p>
          </table:table-cell>
          <table:table-cell office:value-type="float" office:value="65" table:style-name="ce44">
            <text:p>65</text:p>
          </table:table-cell>
          <table:table-cell office:value-type="float" office:value="64" table:style-name="ce44">
            <text:p>64</text:p>
          </table:table-cell>
          <table:table-cell office:value-type="float" office:value="98.5" table:style-name="ce45">
            <text:p>98.5</text:p>
          </table:table-cell>
          <table:table-cell office:value-type="float" office:value="138721" table:style-name="ce44">
            <text:p>138,721</text:p>
          </table:table-cell>
          <table:table-cell office:value-type="float" office:value="114188" table:style-name="ce44">
            <text:p>114,188</text:p>
          </table:table-cell>
          <table:table-cell office:value-type="float" office:value="82.3" table:style-name="ce45">
            <text:p>82.3</text:p>
          </table:table-cell>
          <table:table-cell office:value-type="float" office:value="111773" table:style-name="ce44">
            <text:p>111,773</text:p>
          </table:table-cell>
          <table:table-cell office:value-type="float" office:value="51728" table:style-name="ce44">
            <text:p>51,728</text:p>
          </table:table-cell>
          <table:table-cell office:value-type="float" office:value="46.3" table:style-name="ce45">
            <text:p>46.3</text:p>
          </table:table-cell>
          <table:table-cell office:value-type="float" office:value="7801" table:style-name="ce44">
            <text:p>7,801</text:p>
          </table:table-cell>
          <table:table-cell office:value-type="float" office:value="2930" table:style-name="ce44">
            <text:p>2,930</text:p>
          </table:table-cell>
          <table:table-cell office:value-type="float" office:value="37.6" table:style-name="ce45">
            <text:p>37.6</text:p>
          </table:table-cell>
          <table:table-cell table:number-columns-repeated="16370"/>
        </table:table-row>
        <table:table-row table:style-name="ro6">
          <table:table-cell office:value-type="string" table:style-name="ce42">
            <text:p>South East</text:p>
          </table:table-cell>
          <table:table-cell office:value-type="string" table:style-name="ce43">
            <text:p>Portsmouth</text:p>
          </table:table-cell>
          <table:table-cell office:value-type="float" office:value="12" table:style-name="ce44">
            <text:p>12</text:p>
          </table:table-cell>
          <table:table-cell office:value-type="float" office:value="11" table:style-name="ce44">
            <text:p>11</text:p>
          </table:table-cell>
          <table:table-cell office:value-type="float" office:value="91.7" table:style-name="ce45">
            <text:p>91.7</text:p>
          </table:table-cell>
          <table:table-cell office:value-type="float" office:value="34903" table:style-name="ce44">
            <text:p>34,903</text:p>
          </table:table-cell>
          <table:table-cell office:value-type="float" office:value="27293" table:style-name="ce44">
            <text:p>27,293</text:p>
          </table:table-cell>
          <table:table-cell office:value-type="float" office:value="78.2" table:style-name="ce45">
            <text:p>78.2</text:p>
          </table:table-cell>
          <table:table-cell office:value-type="float" office:value="34765" table:style-name="ce44">
            <text:p>34,765</text:p>
          </table:table-cell>
          <table:table-cell office:value-type="float" office:value="15654" table:style-name="ce44">
            <text:p>15,654</text:p>
          </table:table-cell>
          <table:table-cell office:value-type="float" office:value="45" table:style-name="ce45">
            <text:p>45.0</text:p>
          </table:table-cell>
          <table:table-cell office:value-type="float" office:value="2438" table:style-name="ce44">
            <text:p>2,438</text:p>
          </table:table-cell>
          <table:table-cell office:value-type="float" office:value="869" table:style-name="ce44">
            <text:p>869</text:p>
          </table:table-cell>
          <table:table-cell office:value-type="float" office:value="35.6" table:style-name="ce45">
            <text:p>35.6</text:p>
          </table:table-cell>
          <table:table-cell table:number-columns-repeated="16370"/>
        </table:table-row>
        <table:table-row table:style-name="ro6">
          <table:table-cell office:value-type="string" table:style-name="ce42">
            <text:p>South East</text:p>
          </table:table-cell>
          <table:table-cell office:value-type="string" table:style-name="ce43">
            <text:p>Reading</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31637" table:style-name="ce44">
            <text:p>31,637</text:p>
          </table:table-cell>
          <table:table-cell office:value-type="float" office:value="23456" table:style-name="ce44">
            <text:p>23,456</text:p>
          </table:table-cell>
          <table:table-cell office:value-type="float" office:value="74.099999999999994" table:style-name="ce45">
            <text:p>74.1</text:p>
          </table:table-cell>
          <table:table-cell office:value-type="float" office:value="36086" table:style-name="ce44">
            <text:p>36,086</text:p>
          </table:table-cell>
          <table:table-cell office:value-type="float" office:value="14799" table:style-name="ce44">
            <text:p>14,799</text:p>
          </table:table-cell>
          <table:table-cell office:value-type="float" office:value="41" table:style-name="ce45">
            <text:p>41.0</text:p>
          </table:table-cell>
          <table:table-cell office:value-type="float" office:value="2345" table:style-name="ce44">
            <text:p>2,345</text:p>
          </table:table-cell>
          <table:table-cell office:value-type="float" office:value="780" table:style-name="ce44">
            <text:p>780</text:p>
          </table:table-cell>
          <table:table-cell office:value-type="float" office:value="33.299999999999997" table:style-name="ce45">
            <text:p>33.3</text:p>
          </table:table-cell>
          <table:table-cell table:number-columns-repeated="16370"/>
        </table:table-row>
        <table:table-row table:style-name="ro6">
          <table:table-cell office:value-type="string" table:style-name="ce42">
            <text:p>South East</text:p>
          </table:table-cell>
          <table:table-cell office:value-type="string" table:style-name="ce43">
            <text:p>Slough</text:p>
          </table:table-cell>
          <table:table-cell office:value-type="float" office:value="15" table:style-name="ce44">
            <text:p>15</text:p>
          </table:table-cell>
          <table:table-cell office:value-type="float" office:value="15" table:style-name="ce44">
            <text:p>15</text:p>
          </table:table-cell>
          <table:table-cell office:value-type="float" office:value="100" table:style-name="ce45">
            <text:p>100.0</text:p>
          </table:table-cell>
          <table:table-cell office:value-type="float" office:value="17530" table:style-name="ce44">
            <text:p>17,530</text:p>
          </table:table-cell>
          <table:table-cell office:value-type="float" office:value="11387" table:style-name="ce44">
            <text:p>11,387</text:p>
          </table:table-cell>
          <table:table-cell office:value-type="float" office:value="65" table:style-name="ce45">
            <text:p>65.0</text:p>
          </table:table-cell>
          <table:table-cell office:value-type="float" office:value="30441" table:style-name="ce44">
            <text:p>30,441</text:p>
          </table:table-cell>
          <table:table-cell office:value-type="float" office:value="10209" table:style-name="ce44">
            <text:p>10,209</text:p>
          </table:table-cell>
          <table:table-cell office:value-type="float" office:value="33.5" table:style-name="ce45">
            <text:p>33.5</text:p>
          </table:table-cell>
          <table:table-cell office:value-type="float" office:value="2505" table:style-name="ce44">
            <text:p>2,505</text:p>
          </table:table-cell>
          <table:table-cell office:value-type="float" office:value="546" table:style-name="ce44">
            <text:p>546</text:p>
          </table:table-cell>
          <table:table-cell office:value-type="float" office:value="21.8" table:style-name="ce45">
            <text:p>21.8</text:p>
          </table:table-cell>
          <table:table-cell table:number-columns-repeated="16370"/>
        </table:table-row>
        <table:table-row table:style-name="ro6">
          <table:table-cell office:value-type="string" table:style-name="ce42">
            <text:p>South East</text:p>
          </table:table-cell>
          <table:table-cell office:value-type="string" table:style-name="ce43">
            <text:p>Southampton</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44702" table:style-name="ce44">
            <text:p>44,702</text:p>
          </table:table-cell>
          <table:table-cell office:value-type="float" office:value="34017" table:style-name="ce44">
            <text:p>34,017</text:p>
          </table:table-cell>
          <table:table-cell office:value-type="float" office:value="76.099999999999994" table:style-name="ce45">
            <text:p>76.1</text:p>
          </table:table-cell>
          <table:table-cell office:value-type="float" office:value="46674" table:style-name="ce44">
            <text:p>46,674</text:p>
          </table:table-cell>
          <table:table-cell office:value-type="float" office:value="18613" table:style-name="ce44">
            <text:p>18,613</text:p>
          </table:table-cell>
          <table:table-cell office:value-type="float" office:value="39.9" table:style-name="ce45">
            <text:p>39.9</text:p>
          </table:table-cell>
          <table:table-cell office:value-type="float" office:value="3192" table:style-name="ce44">
            <text:p>3,192</text:p>
          </table:table-cell>
          <table:table-cell office:value-type="float" office:value="1141" table:style-name="ce44">
            <text:p>1,141</text:p>
          </table:table-cell>
          <table:table-cell office:value-type="float" office:value="35.700000000000003" table:style-name="ce45">
            <text:p>35.7</text:p>
          </table:table-cell>
          <table:table-cell table:number-columns-repeated="16370"/>
        </table:table-row>
        <table:table-row table:style-name="ro6">
          <table:table-cell office:value-type="string" table:style-name="ce42">
            <text:p>South East</text:p>
          </table:table-cell>
          <table:table-cell office:value-type="string" table:style-name="ce43">
            <text:p>Surrey</text:p>
          </table:table-cell>
          <table:table-cell office:value-type="float" office:value="116" table:style-name="ce44">
            <text:p>116</text:p>
          </table:table-cell>
          <table:table-cell office:value-type="float" office:value="113" table:style-name="ce44">
            <text:p>113</text:p>
          </table:table-cell>
          <table:table-cell office:value-type="float" office:value="97.4" table:style-name="ce45">
            <text:p>97.4</text:p>
          </table:table-cell>
          <table:table-cell office:value-type="float" office:value="246238" table:style-name="ce44">
            <text:p>246,238</text:p>
          </table:table-cell>
          <table:table-cell office:value-type="float" office:value="192909" table:style-name="ce44">
            <text:p>192,909</text:p>
          </table:table-cell>
          <table:table-cell office:value-type="float" office:value="78.3" table:style-name="ce45">
            <text:p>78.3</text:p>
          </table:table-cell>
          <table:table-cell office:value-type="float" office:value="177233" table:style-name="ce44">
            <text:p>177,233</text:p>
          </table:table-cell>
          <table:table-cell office:value-type="float" office:value="76693" table:style-name="ce44">
            <text:p>76,693</text:p>
          </table:table-cell>
          <table:table-cell office:value-type="float" office:value="43.3" table:style-name="ce45">
            <text:p>43.3</text:p>
          </table:table-cell>
          <table:table-cell office:value-type="float" office:value="10768" table:style-name="ce44">
            <text:p>10,768</text:p>
          </table:table-cell>
          <table:table-cell office:value-type="float" office:value="3854" table:style-name="ce44">
            <text:p>3,854</text:p>
          </table:table-cell>
          <table:table-cell office:value-type="float" office:value="35.799999999999997" table:style-name="ce45">
            <text:p>35.8</text:p>
          </table:table-cell>
          <table:table-cell table:number-columns-repeated="16370"/>
        </table:table-row>
        <table:table-row table:style-name="ro6">
          <table:table-cell office:value-type="string" table:style-name="ce42">
            <text:p>South East</text:p>
          </table:table-cell>
          <table:table-cell office:value-type="string" table:style-name="ce43">
            <text:p>West Berkshire</text:p>
          </table:table-cell>
          <table:table-cell office:value-type="float" office:value="13" table:style-name="ce44">
            <text:p>13</text:p>
          </table:table-cell>
          <table:table-cell office:value-type="float" office:value="11" table:style-name="ce44">
            <text:p>11</text:p>
          </table:table-cell>
          <table:table-cell office:value-type="float" office:value="84.6" table:style-name="ce45">
            <text:p>84.6</text:p>
          </table:table-cell>
          <table:table-cell office:value-type="float" office:value="27537" table:style-name="ce44">
            <text:p>27,537</text:p>
          </table:table-cell>
          <table:table-cell office:value-type="float" office:value="23182" table:style-name="ce44">
            <text:p>23,182</text:p>
          </table:table-cell>
          <table:table-cell office:value-type="float" office:value="84.2" table:style-name="ce45">
            <text:p>84.2</text:p>
          </table:table-cell>
          <table:table-cell office:value-type="float" office:value="20773" table:style-name="ce44">
            <text:p>20,773</text:p>
          </table:table-cell>
          <table:table-cell office:value-type="float" office:value="10296" table:style-name="ce44">
            <text:p>10,296</text:p>
          </table:table-cell>
          <table:table-cell office:value-type="float" office:value="49.6" table:style-name="ce45">
            <text:p>49.6</text:p>
          </table:table-cell>
          <table:table-cell office:value-type="float" office:value="1007" table:style-name="ce44">
            <text:p>1,007</text:p>
          </table:table-cell>
          <table:table-cell office:value-type="float" office:value="409" table:style-name="ce44">
            <text:p>409</text:p>
          </table:table-cell>
          <table:table-cell office:value-type="float" office:value="40.6" table:style-name="ce45">
            <text:p>40.6</text:p>
          </table:table-cell>
          <table:table-cell table:number-columns-repeated="16370"/>
        </table:table-row>
        <table:table-row table:style-name="ro6">
          <table:table-cell office:value-type="string" table:style-name="ce42">
            <text:p>South East</text:p>
          </table:table-cell>
          <table:table-cell office:value-type="string" table:style-name="ce43">
            <text:p>West Sussex</text:p>
          </table:table-cell>
          <table:table-cell office:value-type="float" office:value="75" table:style-name="ce44">
            <text:p>75</text:p>
          </table:table-cell>
          <table:table-cell office:value-type="float" office:value="75" table:style-name="ce44">
            <text:p>75</text:p>
          </table:table-cell>
          <table:table-cell office:value-type="float" office:value="100" table:style-name="ce45">
            <text:p>100.0</text:p>
          </table:table-cell>
          <table:table-cell office:value-type="float" office:value="215592" table:style-name="ce44">
            <text:p>215,592</text:p>
          </table:table-cell>
          <table:table-cell office:value-type="float" office:value="174320" table:style-name="ce44">
            <text:p>174,320</text:p>
          </table:table-cell>
          <table:table-cell office:value-type="float" office:value="80.900000000000006" table:style-name="ce45">
            <text:p>80.9</text:p>
          </table:table-cell>
          <table:table-cell office:value-type="float" office:value="136122" table:style-name="ce44">
            <text:p>136,122</text:p>
          </table:table-cell>
          <table:table-cell office:value-type="float" office:value="60533" table:style-name="ce44">
            <text:p>60,533</text:p>
          </table:table-cell>
          <table:table-cell office:value-type="float" office:value="44.5" table:style-name="ce45">
            <text:p>44.5</text:p>
          </table:table-cell>
          <table:table-cell office:value-type="float" office:value="7998" table:style-name="ce44">
            <text:p>7,998</text:p>
          </table:table-cell>
          <table:table-cell office:value-type="float" office:value="2945" table:style-name="ce44">
            <text:p>2,945</text:p>
          </table:table-cell>
          <table:table-cell office:value-type="float" office:value="36.799999999999997" table:style-name="ce45">
            <text:p>36.8</text:p>
          </table:table-cell>
          <table:table-cell table:number-columns-repeated="16370"/>
        </table:table-row>
        <table:table-row table:style-name="ro6">
          <table:table-cell office:value-type="string" table:style-name="ce42">
            <text:p>South East</text:p>
          </table:table-cell>
          <table:table-cell office:value-type="string" table:style-name="ce43">
            <text:p>Windsor And Maidenhead</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31869" table:style-name="ce44">
            <text:p>31,869</text:p>
          </table:table-cell>
          <table:table-cell office:value-type="float" office:value="25097" table:style-name="ce44">
            <text:p>25,097</text:p>
          </table:table-cell>
          <table:table-cell office:value-type="float" office:value="78.8" table:style-name="ce45">
            <text:p>78.8</text:p>
          </table:table-cell>
          <table:table-cell office:value-type="float" office:value="23878" table:style-name="ce44">
            <text:p>23,878</text:p>
          </table:table-cell>
          <table:table-cell office:value-type="float" office:value="10185" table:style-name="ce44">
            <text:p>10,185</text:p>
          </table:table-cell>
          <table:table-cell office:value-type="float" office:value="42.7" table:style-name="ce45">
            <text:p>42.7</text:p>
          </table:table-cell>
          <table:table-cell office:value-type="float" office:value="1583" table:style-name="ce44">
            <text:p>1,583</text:p>
          </table:table-cell>
          <table:table-cell office:value-type="float" office:value="459" table:style-name="ce44">
            <text:p>459</text:p>
          </table:table-cell>
          <table:table-cell office:value-type="float" office:value="29" table:style-name="ce45">
            <text:p>29.0</text:p>
          </table:table-cell>
          <table:table-cell table:number-columns-repeated="16370"/>
        </table:table-row>
        <table:table-row table:style-name="ro6">
          <table:table-cell office:value-type="string" table:style-name="ce42">
            <text:p>South East</text:p>
          </table:table-cell>
          <table:table-cell office:value-type="string" table:style-name="ce43">
            <text:p>Wokingham</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28686" table:style-name="ce44">
            <text:p>28,686</text:p>
          </table:table-cell>
          <table:table-cell office:value-type="float" office:value="23528" table:style-name="ce44">
            <text:p>23,528</text:p>
          </table:table-cell>
          <table:table-cell office:value-type="float" office:value="82" table:style-name="ce45">
            <text:p>82.0</text:p>
          </table:table-cell>
          <table:table-cell office:value-type="float" office:value="21613" table:style-name="ce44">
            <text:p>21,613</text:p>
          </table:table-cell>
          <table:table-cell office:value-type="float" office:value="9824" table:style-name="ce44">
            <text:p>9,824</text:p>
          </table:table-cell>
          <table:table-cell office:value-type="float" office:value="45.5" table:style-name="ce45">
            <text:p>45.5</text:p>
          </table:table-cell>
          <table:table-cell office:value-type="float" office:value="1089" table:style-name="ce44">
            <text:p>1,089</text:p>
          </table:table-cell>
          <table:table-cell office:value-type="float" office:value="420" table:style-name="ce44">
            <text:p>420</text:p>
          </table:table-cell>
          <table:table-cell office:value-type="float" office:value="38.6" table:style-name="ce45">
            <text:p>38.6</text:p>
          </table:table-cell>
          <table:table-cell table:number-columns-repeated="16370"/>
        </table:table-row>
        <table:table-row table:style-name="ro6">
          <table:table-cell office:value-type="string" table:style-name="ce42">
            <text:p>South West</text:p>
          </table:table-cell>
          <table:table-cell office:value-type="string" table:style-name="ce43">
            <text:p>Bath And North East Somerset</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43154" table:style-name="ce44">
            <text:p>43,154</text:p>
          </table:table-cell>
          <table:table-cell office:value-type="float" office:value="35829" table:style-name="ce44">
            <text:p>35,829</text:p>
          </table:table-cell>
          <table:table-cell office:value-type="float" office:value="83" table:style-name="ce45">
            <text:p>83.0</text:p>
          </table:table-cell>
          <table:table-cell office:value-type="float" office:value="28335" table:style-name="ce44">
            <text:p>28,335</text:p>
          </table:table-cell>
          <table:table-cell office:value-type="float" office:value="13955" table:style-name="ce44">
            <text:p>13,955</text:p>
          </table:table-cell>
          <table:table-cell office:value-type="float" office:value="49.3" table:style-name="ce45">
            <text:p>49.3</text:p>
          </table:table-cell>
          <table:table-cell office:value-type="float" office:value="1632" table:style-name="ce44">
            <text:p>1,632</text:p>
          </table:table-cell>
          <table:table-cell office:value-type="float" office:value="788" table:style-name="ce44">
            <text:p>788</text:p>
          </table:table-cell>
          <table:table-cell office:value-type="float" office:value="48.3" table:style-name="ce45">
            <text:p>48.3</text:p>
          </table:table-cell>
          <table:table-cell table:number-columns-repeated="16370"/>
        </table:table-row>
        <table:table-row table:style-name="ro6">
          <table:table-cell office:value-type="string" table:style-name="ce42">
            <text:p>South West</text:p>
          </table:table-cell>
          <table:table-cell office:value-type="string" table:style-name="ce43">
            <text:p>Bournemouth, Poole And Christchurch</text:p>
          </table:table-cell>
          <table:table-cell office:value-type="float" office:value="33" table:style-name="ce44">
            <text:p>33</text:p>
          </table:table-cell>
          <table:table-cell office:value-type="float" office:value="32" table:style-name="ce44">
            <text:p>32</text:p>
          </table:table-cell>
          <table:table-cell office:value-type="float" office:value="97" table:style-name="ce45">
            <text:p>97.0</text:p>
          </table:table-cell>
          <table:table-cell office:value-type="float" office:value="99277" table:style-name="ce44">
            <text:p>99,277</text:p>
          </table:table-cell>
          <table:table-cell office:value-type="float" office:value="76703" table:style-name="ce44">
            <text:p>76,703</text:p>
          </table:table-cell>
          <table:table-cell office:value-type="float" office:value="77.3" table:style-name="ce45">
            <text:p>77.3</text:p>
          </table:table-cell>
          <table:table-cell office:value-type="float" office:value="64441" table:style-name="ce44">
            <text:p>64,441</text:p>
          </table:table-cell>
          <table:table-cell office:value-type="float" office:value="26142" table:style-name="ce44">
            <text:p>26,142</text:p>
          </table:table-cell>
          <table:table-cell office:value-type="float" office:value="40.6" table:style-name="ce45">
            <text:p>40.6</text:p>
          </table:table-cell>
          <table:table-cell office:value-type="float" office:value="3427" table:style-name="ce44">
            <text:p>3,427</text:p>
          </table:table-cell>
          <table:table-cell office:value-type="float" office:value="1122" table:style-name="ce44">
            <text:p>1,122</text:p>
          </table:table-cell>
          <table:table-cell office:value-type="float" office:value="32.700000000000003" table:style-name="ce45">
            <text:p>32.7</text:p>
          </table:table-cell>
          <table:table-cell table:number-columns-repeated="16370"/>
        </table:table-row>
        <table:table-row table:style-name="ro6">
          <table:table-cell office:value-type="string" table:style-name="ce42">
            <text:p>South West</text:p>
          </table:table-cell>
          <table:table-cell office:value-type="string" table:style-name="ce43">
            <text:p>Bristol, City Of</text:p>
          </table:table-cell>
          <table:table-cell office:value-type="float" office:value="39" table:style-name="ce44">
            <text:p>39</text:p>
          </table:table-cell>
          <table:table-cell office:value-type="float" office:value="39" table:style-name="ce44">
            <text:p>39</text:p>
          </table:table-cell>
          <table:table-cell office:value-type="float" office:value="100" table:style-name="ce45">
            <text:p>100.0</text:p>
          </table:table-cell>
          <table:table-cell office:value-type="float" office:value="70537" table:style-name="ce44">
            <text:p>70,537</text:p>
          </table:table-cell>
          <table:table-cell office:value-type="float" office:value="54844" table:style-name="ce44">
            <text:p>54,844</text:p>
          </table:table-cell>
          <table:table-cell office:value-type="float" office:value="77.8" table:style-name="ce45">
            <text:p>77.8</text:p>
          </table:table-cell>
          <table:table-cell office:value-type="float" office:value="85197" table:style-name="ce44">
            <text:p>85,197</text:p>
          </table:table-cell>
          <table:table-cell office:value-type="float" office:value="35669" table:style-name="ce44">
            <text:p>35,669</text:p>
          </table:table-cell>
          <table:table-cell office:value-type="float" office:value="41.9" table:style-name="ce45">
            <text:p>41.9</text:p>
          </table:table-cell>
          <table:table-cell office:value-type="float" office:value="6742" table:style-name="ce44">
            <text:p>6,742</text:p>
          </table:table-cell>
          <table:table-cell office:value-type="float" office:value="2251" table:style-name="ce44">
            <text:p>2,251</text:p>
          </table:table-cell>
          <table:table-cell office:value-type="float" office:value="33.4" table:style-name="ce45">
            <text:p>33.4</text:p>
          </table:table-cell>
          <table:table-cell table:number-columns-repeated="16370"/>
        </table:table-row>
        <table:table-row table:style-name="ro6">
          <table:table-cell office:value-type="string" table:style-name="ce42">
            <text:p>South West</text:p>
          </table:table-cell>
          <table:table-cell office:value-type="string" table:style-name="ce43">
            <text:p>Devon</text:p>
          </table:table-cell>
          <table:table-cell office:value-type="float" office:value="88" table:style-name="ce44">
            <text:p>88</text:p>
          </table:table-cell>
          <table:table-cell office:value-type="float" office:value="88" table:style-name="ce44">
            <text:p>88</text:p>
          </table:table-cell>
          <table:table-cell office:value-type="float" office:value="100" table:style-name="ce45">
            <text:p>100.0</text:p>
          </table:table-cell>
          <table:table-cell office:value-type="float" office:value="228296" table:style-name="ce44">
            <text:p>228,296</text:p>
          </table:table-cell>
          <table:table-cell office:value-type="float" office:value="184738" table:style-name="ce44">
            <text:p>184,738</text:p>
          </table:table-cell>
          <table:table-cell office:value-type="float" office:value="80.900000000000006" table:style-name="ce45">
            <text:p>80.9</text:p>
          </table:table-cell>
          <table:table-cell office:value-type="float" office:value="122560" table:style-name="ce44">
            <text:p>122,560</text:p>
          </table:table-cell>
          <table:table-cell office:value-type="float" office:value="57936" table:style-name="ce44">
            <text:p>57,936</text:p>
          </table:table-cell>
          <table:table-cell office:value-type="float" office:value="47.3" table:style-name="ce45">
            <text:p>47.3</text:p>
          </table:table-cell>
          <table:table-cell office:value-type="float" office:value="6191" table:style-name="ce44">
            <text:p>6,191</text:p>
          </table:table-cell>
          <table:table-cell office:value-type="float" office:value="2529" table:style-name="ce44">
            <text:p>2,529</text:p>
          </table:table-cell>
          <table:table-cell office:value-type="float" office:value="40.799999999999997" table:style-name="ce45">
            <text:p>40.8</text:p>
          </table:table-cell>
          <table:table-cell table:number-columns-repeated="16370"/>
        </table:table-row>
        <table:table-row table:style-name="ro6">
          <table:table-cell office:value-type="string" table:style-name="ce42">
            <text:p>South West</text:p>
          </table:table-cell>
          <table:table-cell office:value-type="string" table:style-name="ce43">
            <text:p>Dorset</text:p>
          </table:table-cell>
          <table:table-cell office:value-type="float" office:value="40" table:style-name="ce44">
            <text:p>40</text:p>
          </table:table-cell>
          <table:table-cell office:value-type="float" office:value="40" table:style-name="ce44">
            <text:p>40</text:p>
          </table:table-cell>
          <table:table-cell office:value-type="float" office:value="100" table:style-name="ce45">
            <text:p>100.0</text:p>
          </table:table-cell>
          <table:table-cell office:value-type="float" office:value="112300" table:style-name="ce44">
            <text:p>112,300</text:p>
          </table:table-cell>
          <table:table-cell office:value-type="float" office:value="92701" table:style-name="ce44">
            <text:p>92,701</text:p>
          </table:table-cell>
          <table:table-cell office:value-type="float" office:value="82.5" table:style-name="ce45">
            <text:p>82.5</text:p>
          </table:table-cell>
          <table:table-cell office:value-type="float" office:value="51431" table:style-name="ce44">
            <text:p>51,431</text:p>
          </table:table-cell>
          <table:table-cell office:value-type="float" office:value="24783" table:style-name="ce44">
            <text:p>24,783</text:p>
          </table:table-cell>
          <table:table-cell office:value-type="float" office:value="48.2" table:style-name="ce45">
            <text:p>48.2</text:p>
          </table:table-cell>
          <table:table-cell office:value-type="float" office:value="2330" table:style-name="ce44">
            <text:p>2,330</text:p>
          </table:table-cell>
          <table:table-cell office:value-type="float" office:value="977" table:style-name="ce44">
            <text:p>977</text:p>
          </table:table-cell>
          <table:table-cell office:value-type="float" office:value="41.9" table:style-name="ce45">
            <text:p>41.9</text:p>
          </table:table-cell>
          <table:table-cell table:number-columns-repeated="16370"/>
        </table:table-row>
        <table:table-row table:style-name="ro6">
          <table:table-cell office:value-type="string" table:style-name="ce42">
            <text:p>South West</text:p>
          </table:table-cell>
          <table:table-cell office:value-type="string" table:style-name="ce43">
            <text:p>Gloucestershire</text:p>
          </table:table-cell>
          <table:table-cell office:value-type="float" office:value="69" table:style-name="ce44">
            <text:p>69</text:p>
          </table:table-cell>
          <table:table-cell office:value-type="float" office:value="67" table:style-name="ce44">
            <text:p>67</text:p>
          </table:table-cell>
          <table:table-cell office:value-type="float" office:value="97.1" table:style-name="ce45">
            <text:p>97.1</text:p>
          </table:table-cell>
          <table:table-cell office:value-type="float" office:value="150944" table:style-name="ce44">
            <text:p>150,944</text:p>
          </table:table-cell>
          <table:table-cell office:value-type="float" office:value="125275" table:style-name="ce44">
            <text:p>125,275</text:p>
          </table:table-cell>
          <table:table-cell office:value-type="float" office:value="83" table:style-name="ce45">
            <text:p>83.0</text:p>
          </table:table-cell>
          <table:table-cell office:value-type="float" office:value="99713" table:style-name="ce44">
            <text:p>99,713</text:p>
          </table:table-cell>
          <table:table-cell office:value-type="float" office:value="49056" table:style-name="ce44">
            <text:p>49,056</text:p>
          </table:table-cell>
          <table:table-cell office:value-type="float" office:value="49.2" table:style-name="ce45">
            <text:p>49.2</text:p>
          </table:table-cell>
          <table:table-cell office:value-type="float" office:value="5322" table:style-name="ce44">
            <text:p>5,322</text:p>
          </table:table-cell>
          <table:table-cell office:value-type="float" office:value="2191" table:style-name="ce44">
            <text:p>2,191</text:p>
          </table:table-cell>
          <table:table-cell office:value-type="float" office:value="41.2" table:style-name="ce45">
            <text:p>41.2</text:p>
          </table:table-cell>
          <table:table-cell table:number-columns-repeated="16370"/>
        </table:table-row>
        <table:table-row table:style-name="ro6">
          <table:table-cell office:value-type="string" table:style-name="ce42">
            <text:p>South West</text:p>
          </table:table-cell>
          <table:table-cell office:value-type="string" table:style-name="ce43">
            <text:p>Kernow (Cornwall and Isles of Scilly)</text:p>
          </table:table-cell>
          <table:table-cell office:value-type="float" office:value="55" table:style-name="ce44">
            <text:p>55</text:p>
          </table:table-cell>
          <table:table-cell office:value-type="float" office:value="54" table:style-name="ce44">
            <text:p>54</text:p>
          </table:table-cell>
          <table:table-cell office:value-type="float" office:value="98.181818181818187" table:style-name="ce45">
            <text:p>98.2</text:p>
          </table:table-cell>
          <table:table-cell office:value-type="float" office:value="150855" table:style-name="ce44">
            <text:p>150,855</text:p>
          </table:table-cell>
          <table:table-cell office:value-type="float" office:value="117442" table:style-name="ce44">
            <text:p>117,442</text:p>
          </table:table-cell>
          <table:table-cell office:value-type="float" office:value="77.850916442941895" table:style-name="ce45">
            <text:p>77.9</text:p>
          </table:table-cell>
          <table:table-cell office:value-type="float" office:value="93675" table:style-name="ce44">
            <text:p>93,675</text:p>
          </table:table-cell>
          <table:table-cell office:value-type="float" office:value="37960" table:style-name="ce44">
            <text:p>37,960</text:p>
          </table:table-cell>
          <table:table-cell office:value-type="float" office:value="40.523085134774483" table:style-name="ce45">
            <text:p>40.5</text:p>
          </table:table-cell>
          <table:table-cell office:value-type="float" office:value="3863" table:style-name="ce44">
            <text:p>3,863</text:p>
          </table:table-cell>
          <table:table-cell office:value-type="float" office:value="1044" table:style-name="ce44">
            <text:p>1,044</text:p>
          </table:table-cell>
          <table:table-cell office:value-type="float" office:value="27.025627750453019" table:style-name="ce45">
            <text:p>27.0</text:p>
          </table:table-cell>
          <table:table-cell table:number-columns-repeated="16370"/>
        </table:table-row>
        <table:table-row table:style-name="ro6">
          <table:table-cell office:value-type="string" table:style-name="ce42">
            <text:p>South West</text:p>
          </table:table-cell>
          <table:table-cell office:value-type="string" table:style-name="ce43">
            <text:p>North Somerset</text:p>
          </table:table-cell>
          <table:table-cell office:value-type="float" office:value="14" table:style-name="ce44">
            <text:p>14</text:p>
          </table:table-cell>
          <table:table-cell office:value-type="float" office:value="13" table:style-name="ce44">
            <text:p>13</text:p>
          </table:table-cell>
          <table:table-cell office:value-type="float" office:value="92.9" table:style-name="ce45">
            <text:p>92.9</text:p>
          </table:table-cell>
          <table:table-cell office:value-type="float" office:value="51703" table:style-name="ce44">
            <text:p>51,703</text:p>
          </table:table-cell>
          <table:table-cell office:value-type="float" office:value="40484" table:style-name="ce44">
            <text:p>40,484</text:p>
          </table:table-cell>
          <table:table-cell office:value-type="float" office:value="78.3" table:style-name="ce45">
            <text:p>78.3</text:p>
          </table:table-cell>
          <table:table-cell office:value-type="float" office:value="34532" table:style-name="ce44">
            <text:p>34,532</text:p>
          </table:table-cell>
          <table:table-cell office:value-type="float" office:value="15386" table:style-name="ce44">
            <text:p>15,386</text:p>
          </table:table-cell>
          <table:table-cell office:value-type="float" office:value="44.6" table:style-name="ce45">
            <text:p>44.6</text:p>
          </table:table-cell>
          <table:table-cell office:value-type="float" office:value="2128" table:style-name="ce44">
            <text:p>2,128</text:p>
          </table:table-cell>
          <table:table-cell office:value-type="float" office:value="596" table:style-name="ce44">
            <text:p>596</text:p>
          </table:table-cell>
          <table:table-cell office:value-type="float" office:value="28" table:style-name="ce45">
            <text:p>28.0</text:p>
          </table:table-cell>
          <table:table-cell table:number-columns-repeated="16370"/>
        </table:table-row>
        <table:table-row table:style-name="ro6">
          <table:table-cell office:value-type="string" table:style-name="ce42">
            <text:p>South West</text:p>
          </table:table-cell>
          <table:table-cell office:value-type="string" table:style-name="ce43">
            <text:p>Plymouth</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47878" table:style-name="ce44">
            <text:p>47,878</text:p>
          </table:table-cell>
          <table:table-cell office:value-type="float" office:value="37879" table:style-name="ce44">
            <text:p>37,879</text:p>
          </table:table-cell>
          <table:table-cell office:value-type="float" office:value="79.099999999999994" table:style-name="ce45">
            <text:p>79.1</text:p>
          </table:table-cell>
          <table:table-cell office:value-type="float" office:value="41388" table:style-name="ce44">
            <text:p>41,388</text:p>
          </table:table-cell>
          <table:table-cell office:value-type="float" office:value="18163" table:style-name="ce44">
            <text:p>18,163</text:p>
          </table:table-cell>
          <table:table-cell office:value-type="float" office:value="43.9" table:style-name="ce45">
            <text:p>43.9</text:p>
          </table:table-cell>
          <table:table-cell office:value-type="float" office:value="2419" table:style-name="ce44">
            <text:p>2,419</text:p>
          </table:table-cell>
          <table:table-cell office:value-type="float" office:value="792" table:style-name="ce44">
            <text:p>792</text:p>
          </table:table-cell>
          <table:table-cell office:value-type="float" office:value="32.700000000000003" table:style-name="ce45">
            <text:p>32.7</text:p>
          </table:table-cell>
          <table:table-cell table:number-columns-repeated="16370"/>
        </table:table-row>
        <table:table-row table:style-name="ro6">
          <table:table-cell office:value-type="string" table:style-name="ce42">
            <text:p>South West</text:p>
          </table:table-cell>
          <table:table-cell office:value-type="string" table:style-name="ce43">
            <text:p>Somerset</text:p>
          </table:table-cell>
          <table:table-cell office:value-type="float" office:value="62" table:style-name="ce44">
            <text:p>62</text:p>
          </table:table-cell>
          <table:table-cell office:value-type="float" office:value="54" table:style-name="ce44">
            <text:p>54</text:p>
          </table:table-cell>
          <table:table-cell office:value-type="float" office:value="87.1" table:style-name="ce45">
            <text:p>87.1</text:p>
          </table:table-cell>
          <table:table-cell office:value-type="float" office:value="131044" table:style-name="ce44">
            <text:p>131,044</text:p>
          </table:table-cell>
          <table:table-cell office:value-type="float" office:value="105458" table:style-name="ce44">
            <text:p>105,458</text:p>
          </table:table-cell>
          <table:table-cell office:value-type="float" office:value="80.5" table:style-name="ce45">
            <text:p>80.5</text:p>
          </table:table-cell>
          <table:table-cell office:value-type="float" office:value="82041" table:style-name="ce44">
            <text:p>82,041</text:p>
          </table:table-cell>
          <table:table-cell office:value-type="float" office:value="37034" table:style-name="ce44">
            <text:p>37,034</text:p>
          </table:table-cell>
          <table:table-cell office:value-type="float" office:value="45.1" table:style-name="ce45">
            <text:p>45.1</text:p>
          </table:table-cell>
          <table:table-cell office:value-type="float" office:value="4972" table:style-name="ce44">
            <text:p>4,972</text:p>
          </table:table-cell>
          <table:table-cell office:value-type="float" office:value="1844" table:style-name="ce44">
            <text:p>1,844</text:p>
          </table:table-cell>
          <table:table-cell office:value-type="float" office:value="37.1" table:style-name="ce45">
            <text:p>37.1</text:p>
          </table:table-cell>
          <table:table-cell table:number-columns-repeated="16370"/>
        </table:table-row>
        <table:table-row table:style-name="ro6">
          <table:table-cell office:value-type="string" table:style-name="ce42">
            <text:p>South West</text:p>
          </table:table-cell>
          <table:table-cell office:value-type="string" table:style-name="ce43">
            <text:p>South Gloucestershire</text:p>
          </table:table-cell>
          <table:table-cell office:value-type="float" office:value="23" table:style-name="ce44">
            <text:p>23</text:p>
          </table:table-cell>
          <table:table-cell office:value-type="float" office:value="22" table:style-name="ce44">
            <text:p>22</text:p>
          </table:table-cell>
          <table:table-cell office:value-type="float" office:value="95.7" table:style-name="ce45">
            <text:p>95.7</text:p>
          </table:table-cell>
          <table:table-cell office:value-type="float" office:value="52683" table:style-name="ce44">
            <text:p>52,683</text:p>
          </table:table-cell>
          <table:table-cell office:value-type="float" office:value="44615" table:style-name="ce44">
            <text:p>44,615</text:p>
          </table:table-cell>
          <table:table-cell office:value-type="float" office:value="84.7" table:style-name="ce45">
            <text:p>84.7</text:p>
          </table:table-cell>
          <table:table-cell office:value-type="float" office:value="44341" table:style-name="ce44">
            <text:p>44,341</text:p>
          </table:table-cell>
          <table:table-cell office:value-type="float" office:value="22485" table:style-name="ce44">
            <text:p>22,485</text:p>
          </table:table-cell>
          <table:table-cell office:value-type="float" office:value="50.7" table:style-name="ce45">
            <text:p>50.7</text:p>
          </table:table-cell>
          <table:table-cell office:value-type="float" office:value="2788" table:style-name="ce44">
            <text:p>2,788</text:p>
          </table:table-cell>
          <table:table-cell office:value-type="float" office:value="997" table:style-name="ce44">
            <text:p>997</text:p>
          </table:table-cell>
          <table:table-cell office:value-type="float" office:value="35.799999999999997" table:style-name="ce45">
            <text:p>35.8</text:p>
          </table:table-cell>
          <table:table-cell table:number-columns-repeated="16370"/>
        </table:table-row>
        <table:table-row table:style-name="ro6">
          <table:table-cell office:value-type="string" table:style-name="ce42">
            <text:p>South West</text:p>
          </table:table-cell>
          <table:table-cell office:value-type="string" table:style-name="ce43">
            <text:p>Swindon</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41906" table:style-name="ce44">
            <text:p>41,906</text:p>
          </table:table-cell>
          <table:table-cell office:value-type="float" office:value="33621" table:style-name="ce44">
            <text:p>33,621</text:p>
          </table:table-cell>
          <table:table-cell office:value-type="float" office:value="80.2" table:style-name="ce45">
            <text:p>80.2</text:p>
          </table:table-cell>
          <table:table-cell office:value-type="float" office:value="38720" table:style-name="ce44">
            <text:p>38,720</text:p>
          </table:table-cell>
          <table:table-cell office:value-type="float" office:value="18277" table:style-name="ce44">
            <text:p>18,277</text:p>
          </table:table-cell>
          <table:table-cell office:value-type="float" office:value="47.2" table:style-name="ce45">
            <text:p>47.2</text:p>
          </table:table-cell>
          <table:table-cell office:value-type="float" office:value="2503" table:style-name="ce44">
            <text:p>2,503</text:p>
          </table:table-cell>
          <table:table-cell office:value-type="float" office:value="887" table:style-name="ce44">
            <text:p>887</text:p>
          </table:table-cell>
          <table:table-cell office:value-type="float" office:value="35.4" table:style-name="ce45">
            <text:p>35.4</text:p>
          </table:table-cell>
          <table:table-cell table:number-columns-repeated="16370"/>
        </table:table-row>
        <table:table-row table:style-name="ro6">
          <table:table-cell office:value-type="string" table:style-name="ce42">
            <text:p>South West</text:p>
          </table:table-cell>
          <table:table-cell office:value-type="string" table:style-name="ce43">
            <text:p>Torbay</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40115" table:style-name="ce44">
            <text:p>40,115</text:p>
          </table:table-cell>
          <table:table-cell office:value-type="float" office:value="29929" table:style-name="ce44">
            <text:p>29,929</text:p>
          </table:table-cell>
          <table:table-cell office:value-type="float" office:value="74.599999999999994" table:style-name="ce45">
            <text:p>74.6</text:p>
          </table:table-cell>
          <table:table-cell office:value-type="float" office:value="24432" table:style-name="ce44">
            <text:p>24,432</text:p>
          </table:table-cell>
          <table:table-cell office:value-type="float" office:value="10100" table:style-name="ce44">
            <text:p>10,100</text:p>
          </table:table-cell>
          <table:table-cell office:value-type="float" office:value="41.3" table:style-name="ce45">
            <text:p>41.3</text:p>
          </table:table-cell>
          <table:table-cell office:value-type="float" office:value="1083" table:style-name="ce44">
            <text:p>1,083</text:p>
          </table:table-cell>
          <table:table-cell office:value-type="float" office:value="382" table:style-name="ce44">
            <text:p>382</text:p>
          </table:table-cell>
          <table:table-cell office:value-type="float" office:value="35.299999999999997" table:style-name="ce45">
            <text:p>35.3</text:p>
          </table:table-cell>
          <table:table-cell table:number-columns-repeated="16370"/>
        </table:table-row>
        <table:table-row table:style-name="ro6">
          <table:table-cell office:value-type="string" table:style-name="ce42">
            <text:p>South West</text:p>
          </table:table-cell>
          <table:table-cell office:value-type="string" table:style-name="ce43">
            <text:p>Wiltshire</text:p>
          </table:table-cell>
          <table:table-cell office:value-type="float" office:value="44" table:style-name="ce44">
            <text:p>44</text:p>
          </table:table-cell>
          <table:table-cell office:value-type="float" office:value="44" table:style-name="ce44">
            <text:p>44</text:p>
          </table:table-cell>
          <table:table-cell office:value-type="float" office:value="100" table:style-name="ce45">
            <text:p>100.0</text:p>
          </table:table-cell>
          <table:table-cell office:value-type="float" office:value="120572" table:style-name="ce44">
            <text:p>120,572</text:p>
          </table:table-cell>
          <table:table-cell office:value-type="float" office:value="100592" table:style-name="ce44">
            <text:p>100,592</text:p>
          </table:table-cell>
          <table:table-cell office:value-type="float" office:value="83.4" table:style-name="ce45">
            <text:p>83.4</text:p>
          </table:table-cell>
          <table:table-cell office:value-type="float" office:value="73952" table:style-name="ce44">
            <text:p>73,952</text:p>
          </table:table-cell>
          <table:table-cell office:value-type="float" office:value="37117" table:style-name="ce44">
            <text:p>37,117</text:p>
          </table:table-cell>
          <table:table-cell office:value-type="float" office:value="50.2" table:style-name="ce45">
            <text:p>50.2</text:p>
          </table:table-cell>
          <table:table-cell office:value-type="float" office:value="4009" table:style-name="ce44">
            <text:p>4,009</text:p>
          </table:table-cell>
          <table:table-cell office:value-type="float" office:value="1793" table:style-name="ce44">
            <text:p>1,793</text:p>
          </table:table-cell>
          <table:table-cell office:value-type="float" office:value="44.7" table:style-name="ce45">
            <text:p>44.7</text:p>
          </table:table-cell>
          <table:table-cell table:number-columns-repeated="16370"/>
        </table:table-row>
        <table:table-row table:style-name="ro6">
          <table:table-cell office:value-type="string" table:style-name="ce46">
            <text:p>England</text:p>
          </table:table-cell>
          <table:table-cell office:value-type="string" table:style-name="ce46">
            <text:p>Total</text:p>
          </table:table-cell>
          <table:table-cell office:value-type="float" office:value="6372" table:style-name="ce44">
            <text:p>6,372</text:p>
          </table:table-cell>
          <table:table-cell office:value-type="float" office:value="6130" table:style-name="ce44">
            <text:p>6,130</text:p>
          </table:table-cell>
          <table:table-cell office:value-type="float" office:value="96.2" table:style-name="ce45">
            <text:p>96.2</text:p>
          </table:table-cell>
          <table:table-cell office:value-type="float" office:value="11064811" table:style-name="ce44">
            <text:p>11,064,811</text:p>
          </table:table-cell>
          <table:table-cell office:value-type="float" office:value="8521402" table:style-name="ce44">
            <text:p>8,521,402</text:p>
          </table:table-cell>
          <table:table-cell office:value-type="float" office:value="77" table:style-name="ce45">
            <text:p>77.0</text:p>
          </table:table-cell>
          <table:table-cell office:value-type="float" office:value="9249295" table:style-name="ce44">
            <text:p>9,249,295</text:p>
          </table:table-cell>
          <table:table-cell office:value-type="float" office:value="3725566" table:style-name="ce44">
            <text:p>3,725,566</text:p>
          </table:table-cell>
          <table:table-cell office:value-type="float" office:value="40.299999999999997" table:style-name="ce45">
            <text:p>40.3</text:p>
          </table:table-cell>
          <table:table-cell office:value-type="float" office:value="592977" table:style-name="ce44">
            <text:p>592,977</text:p>
          </table:table-cell>
          <table:table-cell office:value-type="float" office:value="182943" table:style-name="ce44">
            <text:p>182,943</text:p>
          </table:table-cell>
          <table:table-cell office:value-type="float" office:value="30.9" table:style-name="ce45">
            <text:p>30.9</text:p>
          </table:table-cell>
          <table:table-cell table:number-columns-repeated="16370"/>
        </table:table-row>
        <table:table-row table:number-rows-repeated="1048408" table:style-name="ro9">
          <table:table-cell table:number-columns-repeated="16384"/>
        </table:table-row>
      </table:table>
      <table:table table:name="ChildGP_LAs" table:style-name="ta1">
        <table:table-column table:style-name="co20" table:default-cell-style-name="ce1"/>
        <table:table-column table:style-name="co10" table:default-cell-style-name="ce1"/>
        <table:table-column table:style-name="co21" table:default-cell-style-name="ce27"/>
        <table:table-column table:style-name="co22" table:default-cell-style-name="ce27"/>
        <table:table-column table:style-name="co23" table:default-cell-style-name="ce27"/>
        <table:table-column table:style-name="co24" table:number-columns-repeated="2" table:default-cell-style-name="ce27"/>
        <table:table-column table:style-name="co25" table:default-cell-style-name="ce27"/>
        <table:table-column table:style-name="co24" table:number-columns-repeated="2" table:default-cell-style-name="ce27"/>
        <table:table-column table:style-name="co25" table:default-cell-style-name="ce27"/>
        <table:table-column table:style-name="co4" table:number-columns-repeated="16373" table:default-cell-style-name="ce1"/>
        <table:table-row table:style-name="ro15">
          <table:table-cell office:value-type="string" table:style-name="ce26">
            <text:p>Seasonal influenza vaccine uptake in GP patients in England 2023 to 2024</text:p>
          </table:table-cell>
          <table:table-cell table:style-name="ce1"/>
          <table:table-cell table:number-columns-repeated="2" table:style-name="ce27"/>
          <table:table-cell table:style-name="ce28"/>
          <table:table-cell table:number-columns-repeated="3" table:style-name="ce29"/>
          <table:table-cell table:number-columns-repeated="3" table:style-name="ce27"/>
          <table:table-cell table:number-columns-repeated="16373" table:style-name="ce1"/>
        </table:table-row>
        <table:table-row table:style-name="ro2">
          <table:table-cell office:value-type="string" table:style-name="ce8">
            <text:p>Provisional end of December 2023 cumulative uptake data for England on influenza vaccinations given from 1 September 2023 to 31 December 2023.</text:p>
          </table:table-cell>
          <table:table-cell table:style-name="ce30"/>
          <table:table-cell table:number-columns-repeated="9" table:style-name="ce31"/>
          <table:table-cell table:number-columns-repeated="3" table:style-name="ce30"/>
          <table:table-cell table:number-columns-repeated="8" table:style-name="ce1"/>
          <table:table-cell table:style-name="ce32"/>
          <table:table-cell table:number-columns-repeated="16361"/>
        </table:table-row>
        <table:table-row table:style-name="ro6">
          <table:table-cell office:value-type="string" table:style-name="ce33">
            <text:p>This worksheet contains one table.</text:p>
          </table:table-cell>
          <table:table-cell table:style-name="ce34"/>
          <table:table-cell table:number-columns-repeated="8" table:style-name="ce27"/>
          <table:table-cell table:style-name="ce29"/>
          <table:table-cell table:number-columns-repeated="3" table:style-name="ce47"/>
          <table:table-cell table:number-columns-repeated="8" table:style-name="ce1"/>
          <table:table-cell table:style-name="ce32"/>
          <table:table-cell table:number-columns-repeated="16361"/>
        </table:table-row>
        <table:table-row table:style-name="ro16">
          <table:table-cell office:value-type="string" table:style-name="ce35">
            <text:p>Notes</text:p>
          </table:table-cell>
          <table:table-cell table:style-name="ce34"/>
          <table:table-cell table:number-columns-repeated="8" table:style-name="ce27"/>
          <table:table-cell table:style-name="ce29"/>
          <table:table-cell table:number-columns-repeated="3" table:style-name="ce47"/>
          <table:table-cell table:number-columns-repeated="8" table:style-name="ce1"/>
          <table:table-cell table:style-name="ce32"/>
          <table:table-cell table:number-columns-repeated="16361"/>
        </table:table-row>
        <table:table-row table:style-name="ro6">
          <table:table-cell office:value-type="string" table:style-name="ce12">
            <text:p>Note 1: data is provisional and represents 93.4% of all GP practices in England responding to the December 2023 child GP flu survey.The 2022 to 2023 data is based up until 31 December 2022 and represents 98.7% of all GP practices in England responding to the child GP flu survey.</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33">
            <text:p>Note 2: where a total for England is quoted (e.g. sum of patients registered) this is taken from the 96.2% GP practice sample for the main survey and 93.4% for the child GP flu survey and is therefore NOT an extrapolated figure for all of England.</text:p>
          </table:table-cell>
          <table:table-cell table:style-name="ce34"/>
          <table:table-cell table:number-columns-repeated="9" table:style-name="ce48"/>
          <table:table-cell table:number-columns-repeated="7" table:style-name="ce34"/>
          <table:table-cell table:number-columns-repeated="4" table:style-name="ce1"/>
          <table:table-cell table:style-name="ce32"/>
          <table:table-cell table:number-columns-repeated="16361"/>
        </table:table-row>
        <table:table-row table:style-name="ro6">
          <table:table-cell office:value-type="string" table:style-name="ce14">
            <text:p>Note 3: for definitions of clinical at-risk groups for those aged 6 months to under 65 years, see the annual flu letter published on GOV.UK at: https://www.gov.uk/government/publications/national-flu-immunisation-programme-plan</text:p>
          </table:table-cell>
          <table:table-cell table:number-columns-repeated="6" table:style-name="ce11"/>
          <table:table-cell table:number-columns-repeated="11" table:style-name="ce12"/>
          <table:table-cell table:number-columns-repeated="16366" table:style-name="ce1"/>
        </table:table-row>
        <table:table-row table:style-name="ro6">
          <table:table-cell office:value-type="string" table:style-name="ce33">
            <text:p><text:a xlink:href="https://www.gov.uk/government/publications/national-flu-immunisation-programme-plan/national-flu-immunisation-programme-2021-to-2022-letter">Note 4: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a></text:p>
          </table:table-cell>
          <table:table-cell table:style-name="ce34"/>
          <table:table-cell table:number-columns-repeated="9" table:style-name="ce48"/>
          <table:table-cell table:number-columns-repeated="6" table:style-name="ce34"/>
          <table:table-cell table:style-name="ce49"/>
          <table:table-cell table:number-columns-repeated="4" table:style-name="ce1"/>
          <table:table-cell table:style-name="ce32"/>
          <table:table-cell table:number-columns-repeated="16361"/>
        </table:table-row>
        <table:table-row table:style-name="ro6">
          <table:table-cell office:value-type="string" table:style-name="ce33">
            <text:p>All figures are derived from data as extracted from records on GP systems or as submitted by GP practices or sub-ICBs or ICBs.<text:s/></text:p>
          </table:table-cell>
          <table:table-cell table:style-name="ce34"/>
          <table:table-cell table:number-columns-repeated="8" table:style-name="ce27"/>
          <table:table-cell table:style-name="ce29"/>
          <table:table-cell table:number-columns-repeated="3" table:style-name="ce47"/>
          <table:table-cell table:number-columns-repeated="8" table:style-name="ce1"/>
          <table:table-cell table:style-name="ce32"/>
          <table:table-cell table:number-columns-repeated="16361"/>
        </table:table-row>
        <table:table-row table:style-name="ro6">
          <table:table-cell office:value-type="string" table:style-name="ce33">
            <text:p>Data Source: ImmForm website: registered patient GP practice data<text:s/></text:p>
          </table:table-cell>
          <table:table-cell table:style-name="ce34"/>
          <table:table-cell table:number-columns-repeated="8" table:style-name="ce27"/>
          <table:table-cell table:style-name="ce29"/>
          <table:table-cell table:number-columns-repeated="3" table:style-name="ce47"/>
          <table:table-cell table:number-columns-repeated="8" table:style-name="ce1"/>
          <table:table-cell table:style-name="ce32"/>
          <table:table-cell table:number-columns-repeated="16361"/>
        </table:table-row>
        <table:table-row table:style-name="ro6">
          <table:table-cell office:value-type="string" table:style-name="ce33">
            <text:p>Influenza Vaccine Uptake Monitoring Programme, UK Health Security Agency (UKHSA)</text:p>
          </table:table-cell>
          <table:table-cell table:style-name="ce36"/>
          <table:table-cell table:number-columns-repeated="8" table:style-name="ce27"/>
          <table:table-cell table:style-name="ce29"/>
          <table:table-cell table:number-columns-repeated="3" table:style-name="ce47"/>
          <table:table-cell table:number-columns-repeated="8" table:style-name="ce1"/>
          <table:table-cell table:style-name="ce32"/>
          <table:table-cell table:number-columns-repeated="16361"/>
        </table:table-row>
        <table:table-row table:style-name="ro13">
          <table:table-cell office:value-type="string" table:style-name="ce15">
            <text:p>Table 4: child GP flu survey</text:p>
          </table:table-cell>
          <table:table-cell table:style-name="ce50"/>
          <table:table-cell table:number-columns-repeated="8" table:style-name="ce51"/>
          <table:table-cell table:style-name="ce52"/>
          <table:table-cell table:number-columns-repeated="3" table:style-name="ce53"/>
          <table:table-cell table:number-columns-repeated="8" table:style-name="ce54"/>
          <table:table-cell table:style-name="ce12"/>
          <table:table-cell table:number-columns-repeated="16361" table:style-name="ce54"/>
        </table:table-row>
        <table:table-row table:style-name="ro14">
          <table:table-cell office:value-type="string" table:style-name="ce55">
            <text:p>Region</text:p>
          </table:table-cell>
          <table:table-cell office:value-type="string" table:style-name="ce56">
            <text:p>Local authority name</text:p>
          </table:table-cell>
          <table:table-cell office:value-type="string" table:style-name="ce57">
            <text:p>Response summary</text:p>
            <text:p>number of practices</text:p>
          </table:table-cell>
          <table:table-cell office:value-type="string" table:style-name="ce57">
            <text:p>Response summary</text:p>
            <text:p>number of forms completed</text:p>
          </table:table-cell>
          <table:table-cell office:value-type="string" table:style-name="ce58">
            <text:p>Response summary</text:p>
            <text:p>percentage of practices responding</text:p>
          </table:table-cell>
          <table:table-cell office:value-type="string" table:style-name="ce57">
            <text:p>All 2 year olds (combined)</text:p>
            <text:p>patients registered</text:p>
          </table:table-cell>
          <table:table-cell office:value-type="string" table:style-name="ce57">
            <text:p>All 2 year olds (combined)</text:p>
            <text:p>number vaccinated</text:p>
          </table:table-cell>
          <table:table-cell office:value-type="string" table:style-name="ce58">
            <text:p>All 2 year olds (combined)</text:p>
            <text:p>percentage vaccine uptake</text:p>
          </table:table-cell>
          <table:table-cell office:value-type="string" table:style-name="ce57">
            <text:p>All 3 year olds (combined)</text:p>
            <text:p>patients registered</text:p>
          </table:table-cell>
          <table:table-cell office:value-type="string" table:style-name="ce57">
            <text:p>All 3 year olds (combined)</text:p>
            <text:p>number vaccinated</text:p>
          </table:table-cell>
          <table:table-cell office:value-type="string" table:style-name="ce58">
            <text:p>All 3 year olds (combined)</text:p>
            <text:p>percentage vaccine uptake</text:p>
          </table:table-cell>
          <table:table-cell table:number-columns-repeated="16373" table:style-name="ce59"/>
        </table:table-row>
        <table:table-row table:style-name="ro6">
          <table:table-cell office:value-type="string" table:style-name="ce60">
            <text:p>North East</text:p>
          </table:table-cell>
          <table:table-cell office:value-type="string" table:style-name="ce43">
            <text:p>County Durham</text:p>
          </table:table-cell>
          <table:table-cell office:value-type="float" office:value="61" table:style-name="ce44">
            <text:p>61</text:p>
          </table:table-cell>
          <table:table-cell office:value-type="float" office:value="61" table:style-name="ce44">
            <text:p>61</text:p>
          </table:table-cell>
          <table:table-cell office:value-type="float" office:value="100" table:style-name="ce45">
            <text:p>100.0</text:p>
          </table:table-cell>
          <table:table-cell office:value-type="float" office:value="4898" table:style-name="ce44">
            <text:p>4,898</text:p>
          </table:table-cell>
          <table:table-cell office:value-type="float" office:value="2454" table:style-name="ce44">
            <text:p>2,454</text:p>
          </table:table-cell>
          <table:table-cell office:value-type="float" office:value="50.1" table:style-name="ce45">
            <text:p>50.1</text:p>
          </table:table-cell>
          <table:table-cell office:value-type="float" office:value="5004" table:style-name="ce44">
            <text:p>5,004</text:p>
          </table:table-cell>
          <table:table-cell office:value-type="float" office:value="2557" table:style-name="ce44">
            <text:p>2,557</text:p>
          </table:table-cell>
          <table:table-cell office:value-type="float" office:value="51.1" table:style-name="ce45">
            <text:p>51.1</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Darlington</text:p>
          </table:table-cell>
          <table:table-cell office:value-type="float" office:value="11" table:style-name="ce44">
            <text:p>11</text:p>
          </table:table-cell>
          <table:table-cell office:value-type="float" office:value="11" table:style-name="ce44">
            <text:p>11</text:p>
          </table:table-cell>
          <table:table-cell office:value-type="float" office:value="100" table:style-name="ce45">
            <text:p>100.0</text:p>
          </table:table-cell>
          <table:table-cell office:value-type="float" office:value="1060" table:style-name="ce44">
            <text:p>1,060</text:p>
          </table:table-cell>
          <table:table-cell office:value-type="float" office:value="524" table:style-name="ce44">
            <text:p>524</text:p>
          </table:table-cell>
          <table:table-cell office:value-type="float" office:value="49.4" table:style-name="ce45">
            <text:p>49.4</text:p>
          </table:table-cell>
          <table:table-cell office:value-type="float" office:value="1127" table:style-name="ce44">
            <text:p>1,127</text:p>
          </table:table-cell>
          <table:table-cell office:value-type="float" office:value="560" table:style-name="ce44">
            <text:p>560</text:p>
          </table:table-cell>
          <table:table-cell office:value-type="float" office:value="49.7" table:style-name="ce45">
            <text:p>49.7</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Gateshead</text:p>
          </table:table-cell>
          <table:table-cell office:value-type="float" office:value="28" table:style-name="ce44">
            <text:p>28</text:p>
          </table:table-cell>
          <table:table-cell office:value-type="float" office:value="25" table:style-name="ce44">
            <text:p>25</text:p>
          </table:table-cell>
          <table:table-cell office:value-type="float" office:value="89.3" table:style-name="ce45">
            <text:p>89.3</text:p>
          </table:table-cell>
          <table:table-cell office:value-type="float" office:value="2004" table:style-name="ce44">
            <text:p>2,004</text:p>
          </table:table-cell>
          <table:table-cell office:value-type="float" office:value="924" table:style-name="ce44">
            <text:p>924</text:p>
          </table:table-cell>
          <table:table-cell office:value-type="float" office:value="46.1" table:style-name="ce45">
            <text:p>46.1</text:p>
          </table:table-cell>
          <table:table-cell office:value-type="float" office:value="1986" table:style-name="ce44">
            <text:p>1,986</text:p>
          </table:table-cell>
          <table:table-cell office:value-type="float" office:value="927" table:style-name="ce44">
            <text:p>927</text:p>
          </table:table-cell>
          <table:table-cell office:value-type="float" office:value="46.7" table:style-name="ce45">
            <text:p>46.7</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Hartlepool</text:p>
          </table:table-cell>
          <table:table-cell office:value-type="float" office:value="11" table:style-name="ce44">
            <text:p>11</text:p>
          </table:table-cell>
          <table:table-cell office:value-type="float" office:value="11" table:style-name="ce44">
            <text:p>11</text:p>
          </table:table-cell>
          <table:table-cell office:value-type="float" office:value="100" table:style-name="ce45">
            <text:p>100.0</text:p>
          </table:table-cell>
          <table:table-cell office:value-type="float" office:value="948" table:style-name="ce44">
            <text:p>948</text:p>
          </table:table-cell>
          <table:table-cell office:value-type="float" office:value="324" table:style-name="ce44">
            <text:p>324</text:p>
          </table:table-cell>
          <table:table-cell office:value-type="float" office:value="34.200000000000003" table:style-name="ce45">
            <text:p>34.2</text:p>
          </table:table-cell>
          <table:table-cell office:value-type="float" office:value="990" table:style-name="ce44">
            <text:p>990</text:p>
          </table:table-cell>
          <table:table-cell office:value-type="float" office:value="395" table:style-name="ce44">
            <text:p>395</text:p>
          </table:table-cell>
          <table:table-cell office:value-type="float" office:value="39.9" table:style-name="ce45">
            <text:p>39.9</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Middlesbrough</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1903" table:style-name="ce44">
            <text:p>1,903</text:p>
          </table:table-cell>
          <table:table-cell office:value-type="float" office:value="632" table:style-name="ce44">
            <text:p>632</text:p>
          </table:table-cell>
          <table:table-cell office:value-type="float" office:value="33.200000000000003" table:style-name="ce45">
            <text:p>33.2</text:p>
          </table:table-cell>
          <table:table-cell office:value-type="float" office:value="1907" table:style-name="ce44">
            <text:p>1,907</text:p>
          </table:table-cell>
          <table:table-cell office:value-type="float" office:value="560" table:style-name="ce44">
            <text:p>560</text:p>
          </table:table-cell>
          <table:table-cell office:value-type="float" office:value="29.4" table:style-name="ce45">
            <text:p>29.4</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Newcastle Upon Tyne</text:p>
          </table:table-cell>
          <table:table-cell office:value-type="float" office:value="30" table:style-name="ce44">
            <text:p>30</text:p>
          </table:table-cell>
          <table:table-cell office:value-type="float" office:value="30" table:style-name="ce44">
            <text:p>30</text:p>
          </table:table-cell>
          <table:table-cell office:value-type="float" office:value="100" table:style-name="ce45">
            <text:p>100.0</text:p>
          </table:table-cell>
          <table:table-cell office:value-type="float" office:value="3112" table:style-name="ce44">
            <text:p>3,112</text:p>
          </table:table-cell>
          <table:table-cell office:value-type="float" office:value="1303" table:style-name="ce44">
            <text:p>1,303</text:p>
          </table:table-cell>
          <table:table-cell office:value-type="float" office:value="41.9" table:style-name="ce45">
            <text:p>41.9</text:p>
          </table:table-cell>
          <table:table-cell office:value-type="float" office:value="3186" table:style-name="ce44">
            <text:p>3,186</text:p>
          </table:table-cell>
          <table:table-cell office:value-type="float" office:value="1289" table:style-name="ce44">
            <text:p>1,289</text:p>
          </table:table-cell>
          <table:table-cell office:value-type="float" office:value="40.5" table:style-name="ce45">
            <text:p>40.5</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North Tyneside</text:p>
          </table:table-cell>
          <table:table-cell office:value-type="float" office:value="23" table:style-name="ce44">
            <text:p>23</text:p>
          </table:table-cell>
          <table:table-cell office:value-type="float" office:value="23" table:style-name="ce44">
            <text:p>23</text:p>
          </table:table-cell>
          <table:table-cell office:value-type="float" office:value="100" table:style-name="ce45">
            <text:p>100.0</text:p>
          </table:table-cell>
          <table:table-cell office:value-type="float" office:value="2047" table:style-name="ce44">
            <text:p>2,047</text:p>
          </table:table-cell>
          <table:table-cell office:value-type="float" office:value="1037" table:style-name="ce44">
            <text:p>1,037</text:p>
          </table:table-cell>
          <table:table-cell office:value-type="float" office:value="50.7" table:style-name="ce45">
            <text:p>50.7</text:p>
          </table:table-cell>
          <table:table-cell office:value-type="float" office:value="2075" table:style-name="ce44">
            <text:p>2,075</text:p>
          </table:table-cell>
          <table:table-cell office:value-type="float" office:value="991" table:style-name="ce44">
            <text:p>991</text:p>
          </table:table-cell>
          <table:table-cell office:value-type="float" office:value="47.8" table:style-name="ce45">
            <text:p>47.8</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Northumberland</text:p>
          </table:table-cell>
          <table:table-cell office:value-type="float" office:value="36" table:style-name="ce44">
            <text:p>36</text:p>
          </table:table-cell>
          <table:table-cell office:value-type="float" office:value="35" table:style-name="ce44">
            <text:p>35</text:p>
          </table:table-cell>
          <table:table-cell office:value-type="float" office:value="97.2" table:style-name="ce45">
            <text:p>97.2</text:p>
          </table:table-cell>
          <table:table-cell office:value-type="float" office:value="2792" table:style-name="ce44">
            <text:p>2,792</text:p>
          </table:table-cell>
          <table:table-cell office:value-type="float" office:value="1291" table:style-name="ce44">
            <text:p>1,291</text:p>
          </table:table-cell>
          <table:table-cell office:value-type="float" office:value="46.2" table:style-name="ce45">
            <text:p>46.2</text:p>
          </table:table-cell>
          <table:table-cell office:value-type="float" office:value="2800" table:style-name="ce44">
            <text:p>2,800</text:p>
          </table:table-cell>
          <table:table-cell office:value-type="float" office:value="1431" table:style-name="ce44">
            <text:p>1,431</text:p>
          </table:table-cell>
          <table:table-cell office:value-type="float" office:value="51.1" table:style-name="ce45">
            <text:p>51.1</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Redcar And Cleveland</text:p>
          </table:table-cell>
          <table:table-cell office:value-type="float" office:value="16" table:style-name="ce44">
            <text:p>16</text:p>
          </table:table-cell>
          <table:table-cell office:value-type="float" office:value="15" table:style-name="ce44">
            <text:p>15</text:p>
          </table:table-cell>
          <table:table-cell office:value-type="float" office:value="93.8" table:style-name="ce45">
            <text:p>93.8</text:p>
          </table:table-cell>
          <table:table-cell office:value-type="float" office:value="1228" table:style-name="ce44">
            <text:p>1,228</text:p>
          </table:table-cell>
          <table:table-cell office:value-type="float" office:value="529" table:style-name="ce44">
            <text:p>529</text:p>
          </table:table-cell>
          <table:table-cell office:value-type="float" office:value="43.1" table:style-name="ce45">
            <text:p>43.1</text:p>
          </table:table-cell>
          <table:table-cell office:value-type="float" office:value="1274" table:style-name="ce44">
            <text:p>1,274</text:p>
          </table:table-cell>
          <table:table-cell office:value-type="float" office:value="557" table:style-name="ce44">
            <text:p>557</text:p>
          </table:table-cell>
          <table:table-cell office:value-type="float" office:value="43.7" table:style-name="ce45">
            <text:p>43.7</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South Tyneside</text:p>
          </table:table-cell>
          <table:table-cell office:value-type="float" office:value="21" table:style-name="ce44">
            <text:p>21</text:p>
          </table:table-cell>
          <table:table-cell office:value-type="float" office:value="20" table:style-name="ce44">
            <text:p>20</text:p>
          </table:table-cell>
          <table:table-cell office:value-type="float" office:value="95.2" table:style-name="ce45">
            <text:p>95.2</text:p>
          </table:table-cell>
          <table:table-cell office:value-type="float" office:value="1516" table:style-name="ce44">
            <text:p>1,516</text:p>
          </table:table-cell>
          <table:table-cell office:value-type="float" office:value="646" table:style-name="ce44">
            <text:p>646</text:p>
          </table:table-cell>
          <table:table-cell office:value-type="float" office:value="42.6" table:style-name="ce45">
            <text:p>42.6</text:p>
          </table:table-cell>
          <table:table-cell office:value-type="float" office:value="1475" table:style-name="ce44">
            <text:p>1,475</text:p>
          </table:table-cell>
          <table:table-cell office:value-type="float" office:value="653" table:style-name="ce44">
            <text:p>653</text:p>
          </table:table-cell>
          <table:table-cell office:value-type="float" office:value="44.3" table:style-name="ce45">
            <text:p>44.3</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Stockton-On-Tees</text:p>
          </table:table-cell>
          <table:table-cell office:value-type="float" office:value="21" table:style-name="ce44">
            <text:p>21</text:p>
          </table:table-cell>
          <table:table-cell office:value-type="float" office:value="21" table:style-name="ce44">
            <text:p>21</text:p>
          </table:table-cell>
          <table:table-cell office:value-type="float" office:value="100" table:style-name="ce45">
            <text:p>100.0</text:p>
          </table:table-cell>
          <table:table-cell office:value-type="float" office:value="1974" table:style-name="ce44">
            <text:p>1,974</text:p>
          </table:table-cell>
          <table:table-cell office:value-type="float" office:value="883" table:style-name="ce44">
            <text:p>883</text:p>
          </table:table-cell>
          <table:table-cell office:value-type="float" office:value="44.7" table:style-name="ce45">
            <text:p>44.7</text:p>
          </table:table-cell>
          <table:table-cell office:value-type="float" office:value="2156" table:style-name="ce44">
            <text:p>2,156</text:p>
          </table:table-cell>
          <table:table-cell office:value-type="float" office:value="983" table:style-name="ce44">
            <text:p>983</text:p>
          </table:table-cell>
          <table:table-cell office:value-type="float" office:value="45.6" table:style-name="ce45">
            <text:p>45.6</text:p>
          </table:table-cell>
          <table:table-cell table:number-columns-repeated="16373" table:style-name="ce54"/>
        </table:table-row>
        <table:table-row table:style-name="ro6">
          <table:table-cell office:value-type="string" table:style-name="ce60">
            <text:p>North East</text:p>
          </table:table-cell>
          <table:table-cell office:value-type="string" table:style-name="ce43">
            <text:p>Sunderland</text:p>
          </table:table-cell>
          <table:table-cell office:value-type="float" office:value="38" table:style-name="ce44">
            <text:p>38</text:p>
          </table:table-cell>
          <table:table-cell office:value-type="float" office:value="36" table:style-name="ce44">
            <text:p>36</text:p>
          </table:table-cell>
          <table:table-cell office:value-type="float" office:value="94.7" table:style-name="ce45">
            <text:p>94.7</text:p>
          </table:table-cell>
          <table:table-cell office:value-type="float" office:value="2595" table:style-name="ce44">
            <text:p>2,595</text:p>
          </table:table-cell>
          <table:table-cell office:value-type="float" office:value="1044" table:style-name="ce44">
            <text:p>1,044</text:p>
          </table:table-cell>
          <table:table-cell office:value-type="float" office:value="40.200000000000003" table:style-name="ce45">
            <text:p>40.2</text:p>
          </table:table-cell>
          <table:table-cell office:value-type="float" office:value="2583" table:style-name="ce44">
            <text:p>2,583</text:p>
          </table:table-cell>
          <table:table-cell office:value-type="float" office:value="1053" table:style-name="ce44">
            <text:p>1,053</text:p>
          </table:table-cell>
          <table:table-cell office:value-type="float" office:value="40.799999999999997" table:style-name="ce45">
            <text:p>40.8</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Blackburn With Darwen</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2150" table:style-name="ce44">
            <text:p>2,150</text:p>
          </table:table-cell>
          <table:table-cell office:value-type="float" office:value="578" table:style-name="ce44">
            <text:p>578</text:p>
          </table:table-cell>
          <table:table-cell office:value-type="float" office:value="26.9" table:style-name="ce45">
            <text:p>26.9</text:p>
          </table:table-cell>
          <table:table-cell office:value-type="float" office:value="2124" table:style-name="ce44">
            <text:p>2,124</text:p>
          </table:table-cell>
          <table:table-cell office:value-type="float" office:value="647" table:style-name="ce44">
            <text:p>647</text:p>
          </table:table-cell>
          <table:table-cell office:value-type="float" office:value="30.5" table:style-name="ce45">
            <text:p>30.5</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Blackpool</text:p>
          </table:table-cell>
          <table:table-cell office:value-type="float" office:value="16" table:style-name="ce44">
            <text:p>16</text:p>
          </table:table-cell>
          <table:table-cell office:value-type="float" office:value="16" table:style-name="ce44">
            <text:p>16</text:p>
          </table:table-cell>
          <table:table-cell office:value-type="float" office:value="100" table:style-name="ce45">
            <text:p>100.0</text:p>
          </table:table-cell>
          <table:table-cell office:value-type="float" office:value="1660" table:style-name="ce44">
            <text:p>1,660</text:p>
          </table:table-cell>
          <table:table-cell office:value-type="float" office:value="483" table:style-name="ce44">
            <text:p>483</text:p>
          </table:table-cell>
          <table:table-cell office:value-type="float" office:value="29.1" table:style-name="ce45">
            <text:p>29.1</text:p>
          </table:table-cell>
          <table:table-cell office:value-type="float" office:value="1743" table:style-name="ce44">
            <text:p>1,743</text:p>
          </table:table-cell>
          <table:table-cell office:value-type="float" office:value="632" table:style-name="ce44">
            <text:p>632</text:p>
          </table:table-cell>
          <table:table-cell office:value-type="float" office:value="36.299999999999997" table:style-name="ce45">
            <text:p>36.3</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Bolton</text:p>
          </table:table-cell>
          <table:table-cell office:value-type="float" office:value="49" table:style-name="ce44">
            <text:p>49</text:p>
          </table:table-cell>
          <table:table-cell office:value-type="float" office:value="49" table:style-name="ce44">
            <text:p>49</text:p>
          </table:table-cell>
          <table:table-cell office:value-type="float" office:value="100" table:style-name="ce45">
            <text:p>100.0</text:p>
          </table:table-cell>
          <table:table-cell office:value-type="float" office:value="3647" table:style-name="ce44">
            <text:p>3,647</text:p>
          </table:table-cell>
          <table:table-cell office:value-type="float" office:value="1124" table:style-name="ce44">
            <text:p>1,124</text:p>
          </table:table-cell>
          <table:table-cell office:value-type="float" office:value="30.8" table:style-name="ce45">
            <text:p>30.8</text:p>
          </table:table-cell>
          <table:table-cell office:value-type="float" office:value="3985" table:style-name="ce44">
            <text:p>3,985</text:p>
          </table:table-cell>
          <table:table-cell office:value-type="float" office:value="1338" table:style-name="ce44">
            <text:p>1,338</text:p>
          </table:table-cell>
          <table:table-cell office:value-type="float" office:value="33.6" table:style-name="ce45">
            <text:p>33.6</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Bury</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2210" table:style-name="ce44">
            <text:p>2,210</text:p>
          </table:table-cell>
          <table:table-cell office:value-type="float" office:value="820" table:style-name="ce44">
            <text:p>820</text:p>
          </table:table-cell>
          <table:table-cell office:value-type="float" office:value="37.1" table:style-name="ce45">
            <text:p>37.1</text:p>
          </table:table-cell>
          <table:table-cell office:value-type="float" office:value="2313" table:style-name="ce44">
            <text:p>2,313</text:p>
          </table:table-cell>
          <table:table-cell office:value-type="float" office:value="851" table:style-name="ce44">
            <text:p>851</text:p>
          </table:table-cell>
          <table:table-cell office:value-type="float" office:value="36.799999999999997" table:style-name="ce45">
            <text:p>36.8</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Cheshire East</text:p>
          </table:table-cell>
          <table:table-cell office:value-type="float" office:value="35" table:style-name="ce44">
            <text:p>35</text:p>
          </table:table-cell>
          <table:table-cell office:value-type="float" office:value="30" table:style-name="ce44">
            <text:p>30</text:p>
          </table:table-cell>
          <table:table-cell office:value-type="float" office:value="85.7" table:style-name="ce45">
            <text:p>85.7</text:p>
          </table:table-cell>
          <table:table-cell office:value-type="float" office:value="3718" table:style-name="ce44">
            <text:p>3,718</text:p>
          </table:table-cell>
          <table:table-cell office:value-type="float" office:value="1929" table:style-name="ce44">
            <text:p>1,929</text:p>
          </table:table-cell>
          <table:table-cell office:value-type="float" office:value="51.9" table:style-name="ce45">
            <text:p>51.9</text:p>
          </table:table-cell>
          <table:table-cell office:value-type="float" office:value="3758" table:style-name="ce44">
            <text:p>3,758</text:p>
          </table:table-cell>
          <table:table-cell office:value-type="float" office:value="2059" table:style-name="ce44">
            <text:p>2,059</text:p>
          </table:table-cell>
          <table:table-cell office:value-type="float" office:value="54.8" table:style-name="ce45">
            <text:p>54.8</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Cheshire West And Chester</text:p>
          </table:table-cell>
          <table:table-cell office:value-type="float" office:value="41" table:style-name="ce44">
            <text:p>41</text:p>
          </table:table-cell>
          <table:table-cell office:value-type="float" office:value="39" table:style-name="ce44">
            <text:p>39</text:p>
          </table:table-cell>
          <table:table-cell office:value-type="float" office:value="95.1" table:style-name="ce45">
            <text:p>95.1</text:p>
          </table:table-cell>
          <table:table-cell office:value-type="float" office:value="3393" table:style-name="ce44">
            <text:p>3,393</text:p>
          </table:table-cell>
          <table:table-cell office:value-type="float" office:value="1658" table:style-name="ce44">
            <text:p>1,658</text:p>
          </table:table-cell>
          <table:table-cell office:value-type="float" office:value="48.9" table:style-name="ce45">
            <text:p>48.9</text:p>
          </table:table-cell>
          <table:table-cell office:value-type="float" office:value="3478" table:style-name="ce44">
            <text:p>3,478</text:p>
          </table:table-cell>
          <table:table-cell office:value-type="float" office:value="1891" table:style-name="ce44">
            <text:p>1,891</text:p>
          </table:table-cell>
          <table:table-cell office:value-type="float" office:value="54.4" table:style-name="ce45">
            <text:p>54.4</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Cumberland</text:p>
          </table:table-cell>
          <table:table-cell office:value-type="float" office:value="26" table:style-name="ce44">
            <text:p>26</text:p>
          </table:table-cell>
          <table:table-cell office:value-type="float" office:value="26" table:style-name="ce44">
            <text:p>26</text:p>
          </table:table-cell>
          <table:table-cell office:value-type="float" office:value="100" table:style-name="ce45">
            <text:p>100.0</text:p>
          </table:table-cell>
          <table:table-cell office:value-type="float" office:value="2570" table:style-name="ce44">
            <text:p>2,570</text:p>
          </table:table-cell>
          <table:table-cell office:value-type="float" office:value="1184" table:style-name="ce44">
            <text:p>1,184</text:p>
          </table:table-cell>
          <table:table-cell office:value-type="float" office:value="46.1" table:style-name="ce45">
            <text:p>46.1</text:p>
          </table:table-cell>
          <table:table-cell office:value-type="float" office:value="2597" table:style-name="ce44">
            <text:p>2,597</text:p>
          </table:table-cell>
          <table:table-cell office:value-type="float" office:value="1198" table:style-name="ce44">
            <text:p>1,198</text:p>
          </table:table-cell>
          <table:table-cell office:value-type="float" office:value="46.1" table:style-name="ce45">
            <text:p>46.1</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Westmorland and Furness</text:p>
          </table:table-cell>
          <table:table-cell office:value-type="float" office:value="34" table:style-name="ce44">
            <text:p>34</text:p>
          </table:table-cell>
          <table:table-cell office:value-type="float" office:value="34" table:style-name="ce44">
            <text:p>34</text:p>
          </table:table-cell>
          <table:table-cell office:value-type="float" office:value="100" table:style-name="ce45">
            <text:p>100.0</text:p>
          </table:table-cell>
          <table:table-cell office:value-type="float" office:value="1811" table:style-name="ce44">
            <text:p>1,811</text:p>
          </table:table-cell>
          <table:table-cell office:value-type="float" office:value="975" table:style-name="ce44">
            <text:p>975</text:p>
          </table:table-cell>
          <table:table-cell office:value-type="float" office:value="53.8" table:style-name="ce45">
            <text:p>53.8</text:p>
          </table:table-cell>
          <table:table-cell office:value-type="float" office:value="1828" table:style-name="ce44">
            <text:p>1,828</text:p>
          </table:table-cell>
          <table:table-cell office:value-type="float" office:value="934" table:style-name="ce44">
            <text:p>934</text:p>
          </table:table-cell>
          <table:table-cell office:value-type="float" office:value="51.1" table:style-name="ce45">
            <text:p>51.1</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Halton</text:p>
          </table:table-cell>
          <table:table-cell office:value-type="float" office:value="14" table:style-name="ce44">
            <text:p>14</text:p>
          </table:table-cell>
          <table:table-cell office:value-type="float" office:value="10" table:style-name="ce44">
            <text:p>10</text:p>
          </table:table-cell>
          <table:table-cell office:value-type="float" office:value="71.400000000000006" table:style-name="ce45">
            <text:p>71.4</text:p>
          </table:table-cell>
          <table:table-cell office:value-type="float" office:value="843" table:style-name="ce44">
            <text:p>843</text:p>
          </table:table-cell>
          <table:table-cell office:value-type="float" office:value="275" table:style-name="ce44">
            <text:p>275</text:p>
          </table:table-cell>
          <table:table-cell office:value-type="float" office:value="32.6" table:style-name="ce45">
            <text:p>32.6</text:p>
          </table:table-cell>
          <table:table-cell office:value-type="float" office:value="893" table:style-name="ce44">
            <text:p>893</text:p>
          </table:table-cell>
          <table:table-cell office:value-type="float" office:value="336" table:style-name="ce44">
            <text:p>336</text:p>
          </table:table-cell>
          <table:table-cell office:value-type="float" office:value="37.6" table:style-name="ce45">
            <text:p>37.6</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Knowsley</text:p>
          </table:table-cell>
          <table:table-cell office:value-type="float" office:value="24" table:style-name="ce44">
            <text:p>24</text:p>
          </table:table-cell>
          <table:table-cell office:value-type="float" office:value="19" table:style-name="ce44">
            <text:p>19</text:p>
          </table:table-cell>
          <table:table-cell office:value-type="float" office:value="79.2" table:style-name="ce45">
            <text:p>79.2</text:p>
          </table:table-cell>
          <table:table-cell office:value-type="float" office:value="1634" table:style-name="ce44">
            <text:p>1,634</text:p>
          </table:table-cell>
          <table:table-cell office:value-type="float" office:value="334" table:style-name="ce44">
            <text:p>334</text:p>
          </table:table-cell>
          <table:table-cell office:value-type="float" office:value="20.399999999999999" table:style-name="ce45">
            <text:p>20.4</text:p>
          </table:table-cell>
          <table:table-cell office:value-type="float" office:value="1529" table:style-name="ce44">
            <text:p>1,529</text:p>
          </table:table-cell>
          <table:table-cell office:value-type="float" office:value="446" table:style-name="ce44">
            <text:p>446</text:p>
          </table:table-cell>
          <table:table-cell office:value-type="float" office:value="29.2" table:style-name="ce45">
            <text:p>29.2</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Lancashire</text:p>
          </table:table-cell>
          <table:table-cell office:value-type="float" office:value="130" table:style-name="ce44">
            <text:p>130</text:p>
          </table:table-cell>
          <table:table-cell office:value-type="float" office:value="130" table:style-name="ce44">
            <text:p>130</text:p>
          </table:table-cell>
          <table:table-cell office:value-type="float" office:value="100" table:style-name="ce45">
            <text:p>100.0</text:p>
          </table:table-cell>
          <table:table-cell office:value-type="float" office:value="12232" table:style-name="ce44">
            <text:p>12,232</text:p>
          </table:table-cell>
          <table:table-cell office:value-type="float" office:value="4363" table:style-name="ce44">
            <text:p>4,363</text:p>
          </table:table-cell>
          <table:table-cell office:value-type="float" office:value="35.700000000000003" table:style-name="ce45">
            <text:p>35.7</text:p>
          </table:table-cell>
          <table:table-cell office:value-type="float" office:value="12669" table:style-name="ce44">
            <text:p>12,669</text:p>
          </table:table-cell>
          <table:table-cell office:value-type="float" office:value="4972" table:style-name="ce44">
            <text:p>4,972</text:p>
          </table:table-cell>
          <table:table-cell office:value-type="float" office:value="39.200000000000003" table:style-name="ce45">
            <text:p>39.2</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Liverpool</text:p>
          </table:table-cell>
          <table:table-cell office:value-type="float" office:value="87" table:style-name="ce44">
            <text:p>87</text:p>
          </table:table-cell>
          <table:table-cell office:value-type="float" office:value="75" table:style-name="ce44">
            <text:p>75</text:p>
          </table:table-cell>
          <table:table-cell office:value-type="float" office:value="86.2" table:style-name="ce45">
            <text:p>86.2</text:p>
          </table:table-cell>
          <table:table-cell office:value-type="float" office:value="4943" table:style-name="ce44">
            <text:p>4,943</text:p>
          </table:table-cell>
          <table:table-cell office:value-type="float" office:value="1382" table:style-name="ce44">
            <text:p>1,382</text:p>
          </table:table-cell>
          <table:table-cell office:value-type="float" office:value="28" table:style-name="ce45">
            <text:p>28.0</text:p>
          </table:table-cell>
          <table:table-cell office:value-type="float" office:value="4959" table:style-name="ce44">
            <text:p>4,959</text:p>
          </table:table-cell>
          <table:table-cell office:value-type="float" office:value="1680" table:style-name="ce44">
            <text:p>1,680</text:p>
          </table:table-cell>
          <table:table-cell office:value-type="float" office:value="33.9" table:style-name="ce45">
            <text:p>33.9</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Manchester</text:p>
          </table:table-cell>
          <table:table-cell office:value-type="float" office:value="83" table:style-name="ce44">
            <text:p>83</text:p>
          </table:table-cell>
          <table:table-cell office:value-type="float" office:value="83" table:style-name="ce44">
            <text:p>83</text:p>
          </table:table-cell>
          <table:table-cell office:value-type="float" office:value="100" table:style-name="ce45">
            <text:p>100.0</text:p>
          </table:table-cell>
          <table:table-cell office:value-type="float" office:value="7229" table:style-name="ce44">
            <text:p>7,229</text:p>
          </table:table-cell>
          <table:table-cell office:value-type="float" office:value="2369" table:style-name="ce44">
            <text:p>2,369</text:p>
          </table:table-cell>
          <table:table-cell office:value-type="float" office:value="32.799999999999997" table:style-name="ce45">
            <text:p>32.8</text:p>
          </table:table-cell>
          <table:table-cell office:value-type="float" office:value="7498" table:style-name="ce44">
            <text:p>7,498</text:p>
          </table:table-cell>
          <table:table-cell office:value-type="float" office:value="2539" table:style-name="ce44">
            <text:p>2,539</text:p>
          </table:table-cell>
          <table:table-cell office:value-type="float" office:value="33.9" table:style-name="ce45">
            <text:p>33.9</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Oldham</text:p>
          </table:table-cell>
          <table:table-cell office:value-type="float" office:value="33" table:style-name="ce44">
            <text:p>33</text:p>
          </table:table-cell>
          <table:table-cell office:value-type="float" office:value="33" table:style-name="ce44">
            <text:p>33</text:p>
          </table:table-cell>
          <table:table-cell office:value-type="float" office:value="100" table:style-name="ce45">
            <text:p>100.0</text:p>
          </table:table-cell>
          <table:table-cell office:value-type="float" office:value="3098" table:style-name="ce44">
            <text:p>3,098</text:p>
          </table:table-cell>
          <table:table-cell office:value-type="float" office:value="834" table:style-name="ce44">
            <text:p>834</text:p>
          </table:table-cell>
          <table:table-cell office:value-type="float" office:value="26.9" table:style-name="ce45">
            <text:p>26.9</text:p>
          </table:table-cell>
          <table:table-cell office:value-type="float" office:value="3123" table:style-name="ce44">
            <text:p>3,123</text:p>
          </table:table-cell>
          <table:table-cell office:value-type="float" office:value="928" table:style-name="ce44">
            <text:p>928</text:p>
          </table:table-cell>
          <table:table-cell office:value-type="float" office:value="29.7" table:style-name="ce45">
            <text:p>29.7</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Rochdale</text:p>
          </table:table-cell>
          <table:table-cell office:value-type="float" office:value="36" table:style-name="ce44">
            <text:p>36</text:p>
          </table:table-cell>
          <table:table-cell office:value-type="float" office:value="36" table:style-name="ce44">
            <text:p>36</text:p>
          </table:table-cell>
          <table:table-cell office:value-type="float" office:value="100" table:style-name="ce45">
            <text:p>100.0</text:p>
          </table:table-cell>
          <table:table-cell office:value-type="float" office:value="2875" table:style-name="ce44">
            <text:p>2,875</text:p>
          </table:table-cell>
          <table:table-cell office:value-type="float" office:value="1013" table:style-name="ce44">
            <text:p>1,013</text:p>
          </table:table-cell>
          <table:table-cell office:value-type="float" office:value="35.200000000000003" table:style-name="ce45">
            <text:p>35.2</text:p>
          </table:table-cell>
          <table:table-cell office:value-type="float" office:value="2942" table:style-name="ce44">
            <text:p>2,942</text:p>
          </table:table-cell>
          <table:table-cell office:value-type="float" office:value="1098" table:style-name="ce44">
            <text:p>1,098</text:p>
          </table:table-cell>
          <table:table-cell office:value-type="float" office:value="37.299999999999997" table:style-name="ce45">
            <text:p>37.3</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Salford</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3699" table:style-name="ce44">
            <text:p>3,699</text:p>
          </table:table-cell>
          <table:table-cell office:value-type="float" office:value="1088" table:style-name="ce44">
            <text:p>1,088</text:p>
          </table:table-cell>
          <table:table-cell office:value-type="float" office:value="29.4" table:style-name="ce45">
            <text:p>29.4</text:p>
          </table:table-cell>
          <table:table-cell office:value-type="float" office:value="3705" table:style-name="ce44">
            <text:p>3,705</text:p>
          </table:table-cell>
          <table:table-cell office:value-type="float" office:value="1077" table:style-name="ce44">
            <text:p>1,077</text:p>
          </table:table-cell>
          <table:table-cell office:value-type="float" office:value="29.1" table:style-name="ce45">
            <text:p>29.1</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Sefton</text:p>
          </table:table-cell>
          <table:table-cell office:value-type="float" office:value="44" table:style-name="ce44">
            <text:p>44</text:p>
          </table:table-cell>
          <table:table-cell office:value-type="float" office:value="39" table:style-name="ce44">
            <text:p>39</text:p>
          </table:table-cell>
          <table:table-cell office:value-type="float" office:value="88.6" table:style-name="ce45">
            <text:p>88.6</text:p>
          </table:table-cell>
          <table:table-cell office:value-type="float" office:value="2315" table:style-name="ce44">
            <text:p>2,315</text:p>
          </table:table-cell>
          <table:table-cell office:value-type="float" office:value="726" table:style-name="ce44">
            <text:p>726</text:p>
          </table:table-cell>
          <table:table-cell office:value-type="float" office:value="31.4" table:style-name="ce45">
            <text:p>31.4</text:p>
          </table:table-cell>
          <table:table-cell office:value-type="float" office:value="2356" table:style-name="ce44">
            <text:p>2,356</text:p>
          </table:table-cell>
          <table:table-cell office:value-type="float" office:value="897" table:style-name="ce44">
            <text:p>897</text:p>
          </table:table-cell>
          <table:table-cell office:value-type="float" office:value="38.1" table:style-name="ce45">
            <text:p>38.1</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St. Helens</text:p>
          </table:table-cell>
          <table:table-cell office:value-type="float" office:value="31" table:style-name="ce44">
            <text:p>31</text:p>
          </table:table-cell>
          <table:table-cell office:value-type="float" office:value="26" table:style-name="ce44">
            <text:p>26</text:p>
          </table:table-cell>
          <table:table-cell office:value-type="float" office:value="83.9" table:style-name="ce45">
            <text:p>83.9</text:p>
          </table:table-cell>
          <table:table-cell office:value-type="float" office:value="1622" table:style-name="ce44">
            <text:p>1,622</text:p>
          </table:table-cell>
          <table:table-cell office:value-type="float" office:value="536" table:style-name="ce44">
            <text:p>536</text:p>
          </table:table-cell>
          <table:table-cell office:value-type="float" office:value="33" table:style-name="ce45">
            <text:p>33.0</text:p>
          </table:table-cell>
          <table:table-cell office:value-type="float" office:value="1599" table:style-name="ce44">
            <text:p>1,599</text:p>
          </table:table-cell>
          <table:table-cell office:value-type="float" office:value="624" table:style-name="ce44">
            <text:p>624</text:p>
          </table:table-cell>
          <table:table-cell office:value-type="float" office:value="39" table:style-name="ce45">
            <text:p>39.0</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Stockport</text:p>
          </table:table-cell>
          <table:table-cell office:value-type="float" office:value="33" table:style-name="ce44">
            <text:p>33</text:p>
          </table:table-cell>
          <table:table-cell office:value-type="float" office:value="33" table:style-name="ce44">
            <text:p>33</text:p>
          </table:table-cell>
          <table:table-cell office:value-type="float" office:value="100" table:style-name="ce45">
            <text:p>100.0</text:p>
          </table:table-cell>
          <table:table-cell office:value-type="float" office:value="3378" table:style-name="ce44">
            <text:p>3,378</text:p>
          </table:table-cell>
          <table:table-cell office:value-type="float" office:value="1875" table:style-name="ce44">
            <text:p>1,875</text:p>
          </table:table-cell>
          <table:table-cell office:value-type="float" office:value="55.5" table:style-name="ce45">
            <text:p>55.5</text:p>
          </table:table-cell>
          <table:table-cell office:value-type="float" office:value="3520" table:style-name="ce44">
            <text:p>3,520</text:p>
          </table:table-cell>
          <table:table-cell office:value-type="float" office:value="2043" table:style-name="ce44">
            <text:p>2,043</text:p>
          </table:table-cell>
          <table:table-cell office:value-type="float" office:value="58" table:style-name="ce45">
            <text:p>58.0</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Tameside</text:p>
          </table:table-cell>
          <table:table-cell office:value-type="float" office:value="32" table:style-name="ce44">
            <text:p>32</text:p>
          </table:table-cell>
          <table:table-cell office:value-type="float" office:value="32" table:style-name="ce44">
            <text:p>32</text:p>
          </table:table-cell>
          <table:table-cell office:value-type="float" office:value="100" table:style-name="ce45">
            <text:p>100.0</text:p>
          </table:table-cell>
          <table:table-cell office:value-type="float" office:value="2510" table:style-name="ce44">
            <text:p>2,510</text:p>
          </table:table-cell>
          <table:table-cell office:value-type="float" office:value="781" table:style-name="ce44">
            <text:p>781</text:p>
          </table:table-cell>
          <table:table-cell office:value-type="float" office:value="31.1" table:style-name="ce45">
            <text:p>31.1</text:p>
          </table:table-cell>
          <table:table-cell office:value-type="float" office:value="2555" table:style-name="ce44">
            <text:p>2,555</text:p>
          </table:table-cell>
          <table:table-cell office:value-type="float" office:value="795" table:style-name="ce44">
            <text:p>795</text:p>
          </table:table-cell>
          <table:table-cell office:value-type="float" office:value="31.1" table:style-name="ce45">
            <text:p>31.1</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Trafford</text:p>
          </table:table-cell>
          <table:table-cell office:value-type="float" office:value="27" table:style-name="ce44">
            <text:p>27</text:p>
          </table:table-cell>
          <table:table-cell office:value-type="float" office:value="27" table:style-name="ce44">
            <text:p>27</text:p>
          </table:table-cell>
          <table:table-cell office:value-type="float" office:value="100" table:style-name="ce45">
            <text:p>100.0</text:p>
          </table:table-cell>
          <table:table-cell office:value-type="float" office:value="2497" table:style-name="ce44">
            <text:p>2,497</text:p>
          </table:table-cell>
          <table:table-cell office:value-type="float" office:value="1233" table:style-name="ce44">
            <text:p>1,233</text:p>
          </table:table-cell>
          <table:table-cell office:value-type="float" office:value="49.4" table:style-name="ce45">
            <text:p>49.4</text:p>
          </table:table-cell>
          <table:table-cell office:value-type="float" office:value="2468" table:style-name="ce44">
            <text:p>2,468</text:p>
          </table:table-cell>
          <table:table-cell office:value-type="float" office:value="1233" table:style-name="ce44">
            <text:p>1,233</text:p>
          </table:table-cell>
          <table:table-cell office:value-type="float" office:value="50" table:style-name="ce45">
            <text:p>50.0</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Warrington</text:p>
          </table:table-cell>
          <table:table-cell office:value-type="float" office:value="26" table:style-name="ce44">
            <text:p>26</text:p>
          </table:table-cell>
          <table:table-cell office:value-type="float" office:value="25" table:style-name="ce44">
            <text:p>25</text:p>
          </table:table-cell>
          <table:table-cell office:value-type="float" office:value="96.2" table:style-name="ce45">
            <text:p>96.2</text:p>
          </table:table-cell>
          <table:table-cell office:value-type="float" office:value="1887" table:style-name="ce44">
            <text:p>1,887</text:p>
          </table:table-cell>
          <table:table-cell office:value-type="float" office:value="803" table:style-name="ce44">
            <text:p>803</text:p>
          </table:table-cell>
          <table:table-cell office:value-type="float" office:value="42.6" table:style-name="ce45">
            <text:p>42.6</text:p>
          </table:table-cell>
          <table:table-cell office:value-type="float" office:value="2044" table:style-name="ce44">
            <text:p>2,044</text:p>
          </table:table-cell>
          <table:table-cell office:value-type="float" office:value="926" table:style-name="ce44">
            <text:p>926</text:p>
          </table:table-cell>
          <table:table-cell office:value-type="float" office:value="45.3" table:style-name="ce45">
            <text:p>45.3</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Wigan</text:p>
          </table:table-cell>
          <table:table-cell office:value-type="float" office:value="56" table:style-name="ce44">
            <text:p>56</text:p>
          </table:table-cell>
          <table:table-cell office:value-type="float" office:value="56" table:style-name="ce44">
            <text:p>56</text:p>
          </table:table-cell>
          <table:table-cell office:value-type="float" office:value="100" table:style-name="ce45">
            <text:p>100.0</text:p>
          </table:table-cell>
          <table:table-cell office:value-type="float" office:value="3612" table:style-name="ce44">
            <text:p>3,612</text:p>
          </table:table-cell>
          <table:table-cell office:value-type="float" office:value="1484" table:style-name="ce44">
            <text:p>1,484</text:p>
          </table:table-cell>
          <table:table-cell office:value-type="float" office:value="41.1" table:style-name="ce45">
            <text:p>41.1</text:p>
          </table:table-cell>
          <table:table-cell office:value-type="float" office:value="3477" table:style-name="ce44">
            <text:p>3,477</text:p>
          </table:table-cell>
          <table:table-cell office:value-type="float" office:value="1423" table:style-name="ce44">
            <text:p>1,423</text:p>
          </table:table-cell>
          <table:table-cell office:value-type="float" office:value="40.9" table:style-name="ce45">
            <text:p>40.9</text:p>
          </table:table-cell>
          <table:table-cell table:number-columns-repeated="16373" table:style-name="ce54"/>
        </table:table-row>
        <table:table-row table:style-name="ro6">
          <table:table-cell office:value-type="string" table:style-name="ce60">
            <text:p>North West</text:p>
          </table:table-cell>
          <table:table-cell office:value-type="string" table:style-name="ce43">
            <text:p>Wirral</text:p>
          </table:table-cell>
          <table:table-cell office:value-type="float" office:value="47" table:style-name="ce44">
            <text:p>47</text:p>
          </table:table-cell>
          <table:table-cell office:value-type="float" office:value="43" table:style-name="ce44">
            <text:p>43</text:p>
          </table:table-cell>
          <table:table-cell office:value-type="float" office:value="91.5" table:style-name="ce45">
            <text:p>91.5</text:p>
          </table:table-cell>
          <table:table-cell office:value-type="float" office:value="3018" table:style-name="ce44">
            <text:p>3,018</text:p>
          </table:table-cell>
          <table:table-cell office:value-type="float" office:value="1146" table:style-name="ce44">
            <text:p>1,146</text:p>
          </table:table-cell>
          <table:table-cell office:value-type="float" office:value="38" table:style-name="ce45">
            <text:p>38.0</text:p>
          </table:table-cell>
          <table:table-cell office:value-type="float" office:value="3159" table:style-name="ce44">
            <text:p>3,159</text:p>
          </table:table-cell>
          <table:table-cell office:value-type="float" office:value="1400" table:style-name="ce44">
            <text:p>1,400</text:p>
          </table:table-cell>
          <table:table-cell office:value-type="float" office:value="44.3" table:style-name="ce45">
            <text:p>44.3</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Barnsley</text:p>
          </table:table-cell>
          <table:table-cell office:value-type="float" office:value="31" table:style-name="ce44">
            <text:p>31</text:p>
          </table:table-cell>
          <table:table-cell office:value-type="float" office:value="31" table:style-name="ce44">
            <text:p>31</text:p>
          </table:table-cell>
          <table:table-cell office:value-type="float" office:value="100" table:style-name="ce45">
            <text:p>100.0</text:p>
          </table:table-cell>
          <table:table-cell office:value-type="float" office:value="2673" table:style-name="ce44">
            <text:p>2,673</text:p>
          </table:table-cell>
          <table:table-cell office:value-type="float" office:value="1121" table:style-name="ce44">
            <text:p>1,121</text:p>
          </table:table-cell>
          <table:table-cell office:value-type="float" office:value="41.9" table:style-name="ce45">
            <text:p>41.9</text:p>
          </table:table-cell>
          <table:table-cell office:value-type="float" office:value="2813" table:style-name="ce44">
            <text:p>2,813</text:p>
          </table:table-cell>
          <table:table-cell office:value-type="float" office:value="1292" table:style-name="ce44">
            <text:p>1,292</text:p>
          </table:table-cell>
          <table:table-cell office:value-type="float" office:value="45.9" table:style-name="ce45">
            <text:p>45.9</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Bradford</text:p>
          </table:table-cell>
          <table:table-cell office:value-type="float" office:value="66" table:style-name="ce44">
            <text:p>66</text:p>
          </table:table-cell>
          <table:table-cell office:value-type="float" office:value="57" table:style-name="ce44">
            <text:p>57</text:p>
          </table:table-cell>
          <table:table-cell office:value-type="float" office:value="86.4" table:style-name="ce45">
            <text:p>86.4</text:p>
          </table:table-cell>
          <table:table-cell office:value-type="float" office:value="7184" table:style-name="ce44">
            <text:p>7,184</text:p>
          </table:table-cell>
          <table:table-cell office:value-type="float" office:value="2041" table:style-name="ce44">
            <text:p>2,041</text:p>
          </table:table-cell>
          <table:table-cell office:value-type="float" office:value="28.4" table:style-name="ce45">
            <text:p>28.4</text:p>
          </table:table-cell>
          <table:table-cell office:value-type="float" office:value="7524" table:style-name="ce44">
            <text:p>7,524</text:p>
          </table:table-cell>
          <table:table-cell office:value-type="float" office:value="2125" table:style-name="ce44">
            <text:p>2,125</text:p>
          </table:table-cell>
          <table:table-cell office:value-type="float" office:value="28.2" table:style-name="ce45">
            <text:p>28.2</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Calderdale</text:p>
          </table:table-cell>
          <table:table-cell office:value-type="float" office:value="20" table:style-name="ce44">
            <text:p>20</text:p>
          </table:table-cell>
          <table:table-cell office:value-type="float" office:value="19" table:style-name="ce44">
            <text:p>19</text:p>
          </table:table-cell>
          <table:table-cell office:value-type="float" office:value="95" table:style-name="ce45">
            <text:p>95.0</text:p>
          </table:table-cell>
          <table:table-cell office:value-type="float" office:value="2081" table:style-name="ce44">
            <text:p>2,081</text:p>
          </table:table-cell>
          <table:table-cell office:value-type="float" office:value="804" table:style-name="ce44">
            <text:p>804</text:p>
          </table:table-cell>
          <table:table-cell office:value-type="float" office:value="38.6" table:style-name="ce45">
            <text:p>38.6</text:p>
          </table:table-cell>
          <table:table-cell office:value-type="float" office:value="2198" table:style-name="ce44">
            <text:p>2,198</text:p>
          </table:table-cell>
          <table:table-cell office:value-type="float" office:value="842" table:style-name="ce44">
            <text:p>842</text:p>
          </table:table-cell>
          <table:table-cell office:value-type="float" office:value="38.299999999999997" table:style-name="ce45">
            <text:p>38.3</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Doncaster</text:p>
          </table:table-cell>
          <table:table-cell office:value-type="float" office:value="38" table:style-name="ce44">
            <text:p>38</text:p>
          </table:table-cell>
          <table:table-cell office:value-type="float" office:value="38" table:style-name="ce44">
            <text:p>38</text:p>
          </table:table-cell>
          <table:table-cell office:value-type="float" office:value="100" table:style-name="ce45">
            <text:p>100.0</text:p>
          </table:table-cell>
          <table:table-cell office:value-type="float" office:value="3491" table:style-name="ce44">
            <text:p>3,491</text:p>
          </table:table-cell>
          <table:table-cell office:value-type="float" office:value="1286" table:style-name="ce44">
            <text:p>1,286</text:p>
          </table:table-cell>
          <table:table-cell office:value-type="float" office:value="36.799999999999997" table:style-name="ce45">
            <text:p>36.8</text:p>
          </table:table-cell>
          <table:table-cell office:value-type="float" office:value="3659" table:style-name="ce44">
            <text:p>3,659</text:p>
          </table:table-cell>
          <table:table-cell office:value-type="float" office:value="1258" table:style-name="ce44">
            <text:p>1,258</text:p>
          </table:table-cell>
          <table:table-cell office:value-type="float" office:value="34.4" table:style-name="ce45">
            <text:p>34.4</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East Riding Of Yorkshire</text:p>
          </table:table-cell>
          <table:table-cell office:value-type="float" office:value="24" table:style-name="ce44">
            <text:p>24</text:p>
          </table:table-cell>
          <table:table-cell office:value-type="float" office:value="24" table:style-name="ce44">
            <text:p>24</text:p>
          </table:table-cell>
          <table:table-cell office:value-type="float" office:value="100" table:style-name="ce45">
            <text:p>100.0</text:p>
          </table:table-cell>
          <table:table-cell office:value-type="float" office:value="2713" table:style-name="ce44">
            <text:p>2,713</text:p>
          </table:table-cell>
          <table:table-cell office:value-type="float" office:value="1525" table:style-name="ce44">
            <text:p>1,525</text:p>
          </table:table-cell>
          <table:table-cell office:value-type="float" office:value="56.2" table:style-name="ce45">
            <text:p>56.2</text:p>
          </table:table-cell>
          <table:table-cell office:value-type="float" office:value="2800" table:style-name="ce44">
            <text:p>2,800</text:p>
          </table:table-cell>
          <table:table-cell office:value-type="float" office:value="1488" table:style-name="ce44">
            <text:p>1,488</text:p>
          </table:table-cell>
          <table:table-cell office:value-type="float" office:value="53.1" table:style-name="ce45">
            <text:p>53.1</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Kingston Upon Hull, City Of</text:p>
          </table:table-cell>
          <table:table-cell office:value-type="float" office:value="29" table:style-name="ce44">
            <text:p>29</text:p>
          </table:table-cell>
          <table:table-cell office:value-type="float" office:value="28" table:style-name="ce44">
            <text:p>28</text:p>
          </table:table-cell>
          <table:table-cell office:value-type="float" office:value="96.6" table:style-name="ce45">
            <text:p>96.6</text:p>
          </table:table-cell>
          <table:table-cell office:value-type="float" office:value="3300" table:style-name="ce44">
            <text:p>3,300</text:p>
          </table:table-cell>
          <table:table-cell office:value-type="float" office:value="1207" table:style-name="ce44">
            <text:p>1,207</text:p>
          </table:table-cell>
          <table:table-cell office:value-type="float" office:value="36.6" table:style-name="ce45">
            <text:p>36.6</text:p>
          </table:table-cell>
          <table:table-cell office:value-type="float" office:value="3413" table:style-name="ce44">
            <text:p>3,413</text:p>
          </table:table-cell>
          <table:table-cell office:value-type="float" office:value="1283" table:style-name="ce44">
            <text:p>1,283</text:p>
          </table:table-cell>
          <table:table-cell office:value-type="float" office:value="37.6" table:style-name="ce45">
            <text:p>37.6</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Kirklees</text:p>
          </table:table-cell>
          <table:table-cell office:value-type="float" office:value="64" table:style-name="ce44">
            <text:p>64</text:p>
          </table:table-cell>
          <table:table-cell office:value-type="float" office:value="63" table:style-name="ce44">
            <text:p>63</text:p>
          </table:table-cell>
          <table:table-cell office:value-type="float" office:value="98.4" table:style-name="ce45">
            <text:p>98.4</text:p>
          </table:table-cell>
          <table:table-cell office:value-type="float" office:value="4674" table:style-name="ce44">
            <text:p>4,674</text:p>
          </table:table-cell>
          <table:table-cell office:value-type="float" office:value="1530" table:style-name="ce44">
            <text:p>1,530</text:p>
          </table:table-cell>
          <table:table-cell office:value-type="float" office:value="32.700000000000003" table:style-name="ce45">
            <text:p>32.7</text:p>
          </table:table-cell>
          <table:table-cell office:value-type="float" office:value="4837" table:style-name="ce44">
            <text:p>4,837</text:p>
          </table:table-cell>
          <table:table-cell office:value-type="float" office:value="1526" table:style-name="ce44">
            <text:p>1,526</text:p>
          </table:table-cell>
          <table:table-cell office:value-type="float" office:value="31.5" table:style-name="ce45">
            <text:p>31.5</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Leeds</text:p>
          </table:table-cell>
          <table:table-cell office:value-type="float" office:value="89" table:style-name="ce44">
            <text:p>89</text:p>
          </table:table-cell>
          <table:table-cell office:value-type="float" office:value="86" table:style-name="ce44">
            <text:p>86</text:p>
          </table:table-cell>
          <table:table-cell office:value-type="float" office:value="96.6" table:style-name="ce45">
            <text:p>96.6</text:p>
          </table:table-cell>
          <table:table-cell office:value-type="float" office:value="9040" table:style-name="ce44">
            <text:p>9,040</text:p>
          </table:table-cell>
          <table:table-cell office:value-type="float" office:value="3943" table:style-name="ce44">
            <text:p>3,943</text:p>
          </table:table-cell>
          <table:table-cell office:value-type="float" office:value="43.6" table:style-name="ce45">
            <text:p>43.6</text:p>
          </table:table-cell>
          <table:table-cell office:value-type="float" office:value="9434" table:style-name="ce44">
            <text:p>9,434</text:p>
          </table:table-cell>
          <table:table-cell office:value-type="float" office:value="4179" table:style-name="ce44">
            <text:p>4,179</text:p>
          </table:table-cell>
          <table:table-cell office:value-type="float" office:value="44.3" table:style-name="ce45">
            <text:p>44.3</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North East Lincolnshire</text:p>
          </table:table-cell>
          <table:table-cell office:value-type="float" office:value="22" table:style-name="ce44">
            <text:p>22</text:p>
          </table:table-cell>
          <table:table-cell office:value-type="float" office:value="19" table:style-name="ce44">
            <text:p>19</text:p>
          </table:table-cell>
          <table:table-cell office:value-type="float" office:value="86.4" table:style-name="ce45">
            <text:p>86.4</text:p>
          </table:table-cell>
          <table:table-cell office:value-type="float" office:value="1599" table:style-name="ce44">
            <text:p>1,599</text:p>
          </table:table-cell>
          <table:table-cell office:value-type="float" office:value="654" table:style-name="ce44">
            <text:p>654</text:p>
          </table:table-cell>
          <table:table-cell office:value-type="float" office:value="40.9" table:style-name="ce45">
            <text:p>40.9</text:p>
          </table:table-cell>
          <table:table-cell office:value-type="float" office:value="1726" table:style-name="ce44">
            <text:p>1,726</text:p>
          </table:table-cell>
          <table:table-cell office:value-type="float" office:value="739" table:style-name="ce44">
            <text:p>739</text:p>
          </table:table-cell>
          <table:table-cell office:value-type="float" office:value="42.8" table:style-name="ce45">
            <text:p>42.8</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North Lincolnshire</text:p>
          </table:table-cell>
          <table:table-cell office:value-type="float" office:value="20" table:style-name="ce44">
            <text:p>20</text:p>
          </table:table-cell>
          <table:table-cell office:value-type="float" office:value="19" table:style-name="ce44">
            <text:p>19</text:p>
          </table:table-cell>
          <table:table-cell office:value-type="float" office:value="95" table:style-name="ce45">
            <text:p>95.0</text:p>
          </table:table-cell>
          <table:table-cell office:value-type="float" office:value="1612" table:style-name="ce44">
            <text:p>1,612</text:p>
          </table:table-cell>
          <table:table-cell office:value-type="float" office:value="624" table:style-name="ce44">
            <text:p>624</text:p>
          </table:table-cell>
          <table:table-cell office:value-type="float" office:value="38.700000000000003" table:style-name="ce45">
            <text:p>38.7</text:p>
          </table:table-cell>
          <table:table-cell office:value-type="float" office:value="1671" table:style-name="ce44">
            <text:p>1,671</text:p>
          </table:table-cell>
          <table:table-cell office:value-type="float" office:value="645" table:style-name="ce44">
            <text:p>645</text:p>
          </table:table-cell>
          <table:table-cell office:value-type="float" office:value="38.6" table:style-name="ce45">
            <text:p>38.6</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North Yorkshire</text:p>
          </table:table-cell>
          <table:table-cell office:value-type="float" office:value="68" table:style-name="ce44">
            <text:p>68</text:p>
          </table:table-cell>
          <table:table-cell office:value-type="float" office:value="67" table:style-name="ce44">
            <text:p>67</text:p>
          </table:table-cell>
          <table:table-cell office:value-type="float" office:value="98.5" table:style-name="ce45">
            <text:p>98.5</text:p>
          </table:table-cell>
          <table:table-cell office:value-type="float" office:value="5014" table:style-name="ce44">
            <text:p>5,014</text:p>
          </table:table-cell>
          <table:table-cell office:value-type="float" office:value="2921" table:style-name="ce44">
            <text:p>2,921</text:p>
          </table:table-cell>
          <table:table-cell office:value-type="float" office:value="58.3" table:style-name="ce45">
            <text:p>58.3</text:p>
          </table:table-cell>
          <table:table-cell office:value-type="float" office:value="5159" table:style-name="ce44">
            <text:p>5,159</text:p>
          </table:table-cell>
          <table:table-cell office:value-type="float" office:value="2897" table:style-name="ce44">
            <text:p>2,897</text:p>
          </table:table-cell>
          <table:table-cell office:value-type="float" office:value="56.2" table:style-name="ce45">
            <text:p>56.2</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Rotherham</text:p>
          </table:table-cell>
          <table:table-cell office:value-type="float" office:value="28" table:style-name="ce44">
            <text:p>28</text:p>
          </table:table-cell>
          <table:table-cell office:value-type="float" office:value="28" table:style-name="ce44">
            <text:p>28</text:p>
          </table:table-cell>
          <table:table-cell office:value-type="float" office:value="100" table:style-name="ce45">
            <text:p>100.0</text:p>
          </table:table-cell>
          <table:table-cell office:value-type="float" office:value="2820" table:style-name="ce44">
            <text:p>2,820</text:p>
          </table:table-cell>
          <table:table-cell office:value-type="float" office:value="1133" table:style-name="ce44">
            <text:p>1,133</text:p>
          </table:table-cell>
          <table:table-cell office:value-type="float" office:value="40.200000000000003" table:style-name="ce45">
            <text:p>40.2</text:p>
          </table:table-cell>
          <table:table-cell office:value-type="float" office:value="2880" table:style-name="ce44">
            <text:p>2,880</text:p>
          </table:table-cell>
          <table:table-cell office:value-type="float" office:value="1197" table:style-name="ce44">
            <text:p>1,197</text:p>
          </table:table-cell>
          <table:table-cell office:value-type="float" office:value="41.6" table:style-name="ce45">
            <text:p>41.6</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Sheffield</text:p>
          </table:table-cell>
          <table:table-cell office:value-type="float" office:value="74" table:style-name="ce44">
            <text:p>74</text:p>
          </table:table-cell>
          <table:table-cell office:value-type="float" office:value="74" table:style-name="ce44">
            <text:p>74</text:p>
          </table:table-cell>
          <table:table-cell office:value-type="float" office:value="100" table:style-name="ce45">
            <text:p>100.0</text:p>
          </table:table-cell>
          <table:table-cell office:value-type="float" office:value="5925" table:style-name="ce44">
            <text:p>5,925</text:p>
          </table:table-cell>
          <table:table-cell office:value-type="float" office:value="2655" table:style-name="ce44">
            <text:p>2,655</text:p>
          </table:table-cell>
          <table:table-cell office:value-type="float" office:value="44.8" table:style-name="ce45">
            <text:p>44.8</text:p>
          </table:table-cell>
          <table:table-cell office:value-type="float" office:value="6277" table:style-name="ce44">
            <text:p>6,277</text:p>
          </table:table-cell>
          <table:table-cell office:value-type="float" office:value="2856" table:style-name="ce44">
            <text:p>2,856</text:p>
          </table:table-cell>
          <table:table-cell office:value-type="float" office:value="45.5" table:style-name="ce45">
            <text:p>45.5</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Wakefield</text:p>
          </table:table-cell>
          <table:table-cell office:value-type="float" office:value="35" table:style-name="ce44">
            <text:p>35</text:p>
          </table:table-cell>
          <table:table-cell office:value-type="float" office:value="34" table:style-name="ce44">
            <text:p>34</text:p>
          </table:table-cell>
          <table:table-cell office:value-type="float" office:value="97.1" table:style-name="ce45">
            <text:p>97.1</text:p>
          </table:table-cell>
          <table:table-cell office:value-type="float" office:value="4135" table:style-name="ce44">
            <text:p>4,135</text:p>
          </table:table-cell>
          <table:table-cell office:value-type="float" office:value="1706" table:style-name="ce44">
            <text:p>1,706</text:p>
          </table:table-cell>
          <table:table-cell office:value-type="float" office:value="41.3" table:style-name="ce45">
            <text:p>41.3</text:p>
          </table:table-cell>
          <table:table-cell office:value-type="float" office:value="4266" table:style-name="ce44">
            <text:p>4,266</text:p>
          </table:table-cell>
          <table:table-cell office:value-type="float" office:value="1775" table:style-name="ce44">
            <text:p>1,775</text:p>
          </table:table-cell>
          <table:table-cell office:value-type="float" office:value="41.6" table:style-name="ce45">
            <text:p>41.6</text:p>
          </table:table-cell>
          <table:table-cell table:number-columns-repeated="16373" table:style-name="ce54"/>
        </table:table-row>
        <table:table-row table:style-name="ro6">
          <table:table-cell office:value-type="string" table:style-name="ce60">
            <text:p>Yorkshire and the Humber</text:p>
          </table:table-cell>
          <table:table-cell office:value-type="string" table:style-name="ce43">
            <text:p>York</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1737" table:style-name="ce44">
            <text:p>1,737</text:p>
          </table:table-cell>
          <table:table-cell office:value-type="float" office:value="940" table:style-name="ce44">
            <text:p>940</text:p>
          </table:table-cell>
          <table:table-cell office:value-type="float" office:value="54.1" table:style-name="ce45">
            <text:p>54.1</text:p>
          </table:table-cell>
          <table:table-cell office:value-type="float" office:value="1808" table:style-name="ce44">
            <text:p>1,808</text:p>
          </table:table-cell>
          <table:table-cell office:value-type="float" office:value="977" table:style-name="ce44">
            <text:p>977</text:p>
          </table:table-cell>
          <table:table-cell office:value-type="float" office:value="54" table:style-name="ce45">
            <text:p>54.0</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Derby</text:p>
          </table:table-cell>
          <table:table-cell office:value-type="float" office:value="24" table:style-name="ce44">
            <text:p>24</text:p>
          </table:table-cell>
          <table:table-cell office:value-type="float" office:value="23" table:style-name="ce44">
            <text:p>23</text:p>
          </table:table-cell>
          <table:table-cell office:value-type="float" office:value="95.8" table:style-name="ce45">
            <text:p>95.8</text:p>
          </table:table-cell>
          <table:table-cell office:value-type="float" office:value="3217" table:style-name="ce44">
            <text:p>3,217</text:p>
          </table:table-cell>
          <table:table-cell office:value-type="float" office:value="1208" table:style-name="ce44">
            <text:p>1,208</text:p>
          </table:table-cell>
          <table:table-cell office:value-type="float" office:value="37.6" table:style-name="ce45">
            <text:p>37.6</text:p>
          </table:table-cell>
          <table:table-cell office:value-type="float" office:value="3110" table:style-name="ce44">
            <text:p>3,110</text:p>
          </table:table-cell>
          <table:table-cell office:value-type="float" office:value="1144" table:style-name="ce44">
            <text:p>1,144</text:p>
          </table:table-cell>
          <table:table-cell office:value-type="float" office:value="36.799999999999997" table:style-name="ce45">
            <text:p>36.8</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Derbyshire</text:p>
          </table:table-cell>
          <table:table-cell office:value-type="float" office:value="95" table:style-name="ce44">
            <text:p>95</text:p>
          </table:table-cell>
          <table:table-cell office:value-type="float" office:value="92" table:style-name="ce44">
            <text:p>92</text:p>
          </table:table-cell>
          <table:table-cell office:value-type="float" office:value="96.8" table:style-name="ce45">
            <text:p>96.8</text:p>
          </table:table-cell>
          <table:table-cell office:value-type="float" office:value="7630" table:style-name="ce44">
            <text:p>7,630</text:p>
          </table:table-cell>
          <table:table-cell office:value-type="float" office:value="3809" table:style-name="ce44">
            <text:p>3,809</text:p>
          </table:table-cell>
          <table:table-cell office:value-type="float" office:value="49.9" table:style-name="ce45">
            <text:p>49.9</text:p>
          </table:table-cell>
          <table:table-cell office:value-type="float" office:value="7645" table:style-name="ce44">
            <text:p>7,645</text:p>
          </table:table-cell>
          <table:table-cell office:value-type="float" office:value="3825" table:style-name="ce44">
            <text:p>3,825</text:p>
          </table:table-cell>
          <table:table-cell office:value-type="float" office:value="50" table:style-name="ce45">
            <text:p>50.0</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Leicester</text:p>
          </table:table-cell>
          <table:table-cell office:value-type="float" office:value="50" table:style-name="ce44">
            <text:p>50</text:p>
          </table:table-cell>
          <table:table-cell office:value-type="float" office:value="50" table:style-name="ce44">
            <text:p>50</text:p>
          </table:table-cell>
          <table:table-cell office:value-type="float" office:value="100" table:style-name="ce45">
            <text:p>100.0</text:p>
          </table:table-cell>
          <table:table-cell office:value-type="float" office:value="4596" table:style-name="ce44">
            <text:p>4,596</text:p>
          </table:table-cell>
          <table:table-cell office:value-type="float" office:value="1494" table:style-name="ce44">
            <text:p>1,494</text:p>
          </table:table-cell>
          <table:table-cell office:value-type="float" office:value="32.5" table:style-name="ce45">
            <text:p>32.5</text:p>
          </table:table-cell>
          <table:table-cell office:value-type="float" office:value="4863" table:style-name="ce44">
            <text:p>4,863</text:p>
          </table:table-cell>
          <table:table-cell office:value-type="float" office:value="1536" table:style-name="ce44">
            <text:p>1,536</text:p>
          </table:table-cell>
          <table:table-cell office:value-type="float" office:value="31.6" table:style-name="ce45">
            <text:p>31.6</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Leicestershire and Rutland</text:p>
          </table:table-cell>
          <table:table-cell office:value-type="float" office:value="78" table:style-name="ce44">
            <text:p>78</text:p>
          </table:table-cell>
          <table:table-cell office:value-type="float" office:value="77" table:style-name="ce44">
            <text:p>77</text:p>
          </table:table-cell>
          <table:table-cell office:value-type="float" office:value="98.71794871794873" table:style-name="ce45">
            <text:p>98.7</text:p>
          </table:table-cell>
          <table:table-cell office:value-type="float" office:value="7224" table:style-name="ce44">
            <text:p>7,224</text:p>
          </table:table-cell>
          <table:table-cell office:value-type="float" office:value="3554" table:style-name="ce44">
            <text:p>3,554</text:p>
          </table:table-cell>
          <table:table-cell office:value-type="float" office:value="49.197120708748614" table:style-name="ce45">
            <text:p>49.2</text:p>
          </table:table-cell>
          <table:table-cell office:value-type="float" office:value="7560" table:style-name="ce44">
            <text:p>7,560</text:p>
          </table:table-cell>
          <table:table-cell office:value-type="float" office:value="3729" table:style-name="ce44">
            <text:p>3,729</text:p>
          </table:table-cell>
          <table:table-cell office:value-type="float" office:value="49.32539682539683" table:style-name="ce45">
            <text:p>49.3</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Lincolnshire</text:p>
          </table:table-cell>
          <table:table-cell office:value-type="float" office:value="80" table:style-name="ce44">
            <text:p>80</text:p>
          </table:table-cell>
          <table:table-cell office:value-type="float" office:value="80" table:style-name="ce44">
            <text:p>80</text:p>
          </table:table-cell>
          <table:table-cell office:value-type="float" office:value="100" table:style-name="ce45">
            <text:p>100.0</text:p>
          </table:table-cell>
          <table:table-cell office:value-type="float" office:value="6933" table:style-name="ce44">
            <text:p>6,933</text:p>
          </table:table-cell>
          <table:table-cell office:value-type="float" office:value="3309" table:style-name="ce44">
            <text:p>3,309</text:p>
          </table:table-cell>
          <table:table-cell office:value-type="float" office:value="47.7" table:style-name="ce45">
            <text:p>47.7</text:p>
          </table:table-cell>
          <table:table-cell office:value-type="float" office:value="7136" table:style-name="ce44">
            <text:p>7,136</text:p>
          </table:table-cell>
          <table:table-cell office:value-type="float" office:value="3365" table:style-name="ce44">
            <text:p>3,365</text:p>
          </table:table-cell>
          <table:table-cell office:value-type="float" office:value="47.2" table:style-name="ce45">
            <text:p>47.2</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North Northamptonshire</text:p>
          </table:table-cell>
          <table:table-cell office:value-type="float" office:value="31" table:style-name="ce44">
            <text:p>31</text:p>
          </table:table-cell>
          <table:table-cell office:value-type="float" office:value="30" table:style-name="ce44">
            <text:p>30</text:p>
          </table:table-cell>
          <table:table-cell office:value-type="float" office:value="96.8" table:style-name="ce45">
            <text:p>96.8</text:p>
          </table:table-cell>
          <table:table-cell office:value-type="float" office:value="4038" table:style-name="ce44">
            <text:p>4,038</text:p>
          </table:table-cell>
          <table:table-cell office:value-type="float" office:value="1623" table:style-name="ce44">
            <text:p>1,623</text:p>
          </table:table-cell>
          <table:table-cell office:value-type="float" office:value="40.200000000000003" table:style-name="ce45">
            <text:p>40.2</text:p>
          </table:table-cell>
          <table:table-cell office:value-type="float" office:value="4244" table:style-name="ce44">
            <text:p>4,244</text:p>
          </table:table-cell>
          <table:table-cell office:value-type="float" office:value="1577" table:style-name="ce44">
            <text:p>1,577</text:p>
          </table:table-cell>
          <table:table-cell office:value-type="float" office:value="37.200000000000003" table:style-name="ce45">
            <text:p>37.2</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West Northamptonshire</text:p>
          </table:table-cell>
          <table:table-cell office:value-type="float" office:value="38" table:style-name="ce44">
            <text:p>38</text:p>
          </table:table-cell>
          <table:table-cell office:value-type="float" office:value="37" table:style-name="ce44">
            <text:p>37</text:p>
          </table:table-cell>
          <table:table-cell office:value-type="float" office:value="97.4" table:style-name="ce45">
            <text:p>97.4</text:p>
          </table:table-cell>
          <table:table-cell office:value-type="float" office:value="4495" table:style-name="ce44">
            <text:p>4,495</text:p>
          </table:table-cell>
          <table:table-cell office:value-type="float" office:value="1814" table:style-name="ce44">
            <text:p>1,814</text:p>
          </table:table-cell>
          <table:table-cell office:value-type="float" office:value="40.4" table:style-name="ce45">
            <text:p>40.4</text:p>
          </table:table-cell>
          <table:table-cell office:value-type="float" office:value="4632" table:style-name="ce44">
            <text:p>4,632</text:p>
          </table:table-cell>
          <table:table-cell office:value-type="float" office:value="1759" table:style-name="ce44">
            <text:p>1,759</text:p>
          </table:table-cell>
          <table:table-cell office:value-type="float" office:value="38" table:style-name="ce45">
            <text:p>38.0</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Nottingham</text:p>
          </table:table-cell>
          <table:table-cell office:value-type="float" office:value="43" table:style-name="ce44">
            <text:p>43</text:p>
          </table:table-cell>
          <table:table-cell office:value-type="float" office:value="43" table:style-name="ce44">
            <text:p>43</text:p>
          </table:table-cell>
          <table:table-cell office:value-type="float" office:value="100" table:style-name="ce45">
            <text:p>100.0</text:p>
          </table:table-cell>
          <table:table-cell office:value-type="float" office:value="3558" table:style-name="ce44">
            <text:p>3,558</text:p>
          </table:table-cell>
          <table:table-cell office:value-type="float" office:value="1169" table:style-name="ce44">
            <text:p>1,169</text:p>
          </table:table-cell>
          <table:table-cell office:value-type="float" office:value="32.9" table:style-name="ce45">
            <text:p>32.9</text:p>
          </table:table-cell>
          <table:table-cell office:value-type="float" office:value="3804" table:style-name="ce44">
            <text:p>3,804</text:p>
          </table:table-cell>
          <table:table-cell office:value-type="float" office:value="1234" table:style-name="ce44">
            <text:p>1,234</text:p>
          </table:table-cell>
          <table:table-cell office:value-type="float" office:value="32.4" table:style-name="ce45">
            <text:p>32.4</text:p>
          </table:table-cell>
          <table:table-cell table:number-columns-repeated="16373" table:style-name="ce54"/>
        </table:table-row>
        <table:table-row table:style-name="ro6">
          <table:table-cell office:value-type="string" table:style-name="ce60">
            <text:p>East Midlands</text:p>
          </table:table-cell>
          <table:table-cell office:value-type="string" table:style-name="ce43">
            <text:p>Nottinghamshire</text:p>
          </table:table-cell>
          <table:table-cell office:value-type="float" office:value="83" table:style-name="ce44">
            <text:p>83</text:p>
          </table:table-cell>
          <table:table-cell office:value-type="float" office:value="82" table:style-name="ce44">
            <text:p>82</text:p>
          </table:table-cell>
          <table:table-cell office:value-type="float" office:value="98.8" table:style-name="ce45">
            <text:p>98.8</text:p>
          </table:table-cell>
          <table:table-cell office:value-type="float" office:value="8191" table:style-name="ce44">
            <text:p>8,191</text:p>
          </table:table-cell>
          <table:table-cell office:value-type="float" office:value="3620" table:style-name="ce44">
            <text:p>3,620</text:p>
          </table:table-cell>
          <table:table-cell office:value-type="float" office:value="44.2" table:style-name="ce45">
            <text:p>44.2</text:p>
          </table:table-cell>
          <table:table-cell office:value-type="float" office:value="8472" table:style-name="ce44">
            <text:p>8,472</text:p>
          </table:table-cell>
          <table:table-cell office:value-type="float" office:value="3802" table:style-name="ce44">
            <text:p>3,802</text:p>
          </table:table-cell>
          <table:table-cell office:value-type="float" office:value="44.9" table:style-name="ce45">
            <text:p>44.9</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Birmingham</text:p>
          </table:table-cell>
          <table:table-cell office:value-type="float" office:value="163" table:style-name="ce44">
            <text:p>163</text:p>
          </table:table-cell>
          <table:table-cell office:value-type="float" office:value="123" table:style-name="ce44">
            <text:p>123</text:p>
          </table:table-cell>
          <table:table-cell office:value-type="float" office:value="75.5" table:style-name="ce45">
            <text:p>75.5</text:p>
          </table:table-cell>
          <table:table-cell office:value-type="float" office:value="11474" table:style-name="ce44">
            <text:p>11,474</text:p>
          </table:table-cell>
          <table:table-cell office:value-type="float" office:value="3158" table:style-name="ce44">
            <text:p>3,158</text:p>
          </table:table-cell>
          <table:table-cell office:value-type="float" office:value="27.5" table:style-name="ce45">
            <text:p>27.5</text:p>
          </table:table-cell>
          <table:table-cell office:value-type="float" office:value="12152" table:style-name="ce44">
            <text:p>12,152</text:p>
          </table:table-cell>
          <table:table-cell office:value-type="float" office:value="3427" table:style-name="ce44">
            <text:p>3,427</text:p>
          </table:table-cell>
          <table:table-cell office:value-type="float" office:value="28.2" table:style-name="ce45">
            <text:p>28.2</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Coventry</text:p>
          </table:table-cell>
          <table:table-cell office:value-type="float" office:value="50" table:style-name="ce44">
            <text:p>50</text:p>
          </table:table-cell>
          <table:table-cell office:value-type="float" office:value="49" table:style-name="ce44">
            <text:p>49</text:p>
          </table:table-cell>
          <table:table-cell office:value-type="float" office:value="98" table:style-name="ce45">
            <text:p>98.0</text:p>
          </table:table-cell>
          <table:table-cell office:value-type="float" office:value="4454" table:style-name="ce44">
            <text:p>4,454</text:p>
          </table:table-cell>
          <table:table-cell office:value-type="float" office:value="1621" table:style-name="ce44">
            <text:p>1,621</text:p>
          </table:table-cell>
          <table:table-cell office:value-type="float" office:value="36.4" table:style-name="ce45">
            <text:p>36.4</text:p>
          </table:table-cell>
          <table:table-cell office:value-type="float" office:value="4579" table:style-name="ce44">
            <text:p>4,579</text:p>
          </table:table-cell>
          <table:table-cell office:value-type="float" office:value="1769" table:style-name="ce44">
            <text:p>1,769</text:p>
          </table:table-cell>
          <table:table-cell office:value-type="float" office:value="38.6" table:style-name="ce45">
            <text:p>38.6</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Dudley</text:p>
          </table:table-cell>
          <table:table-cell office:value-type="float" office:value="43" table:style-name="ce44">
            <text:p>43</text:p>
          </table:table-cell>
          <table:table-cell office:value-type="float" office:value="31" table:style-name="ce44">
            <text:p>31</text:p>
          </table:table-cell>
          <table:table-cell office:value-type="float" office:value="72.099999999999994" table:style-name="ce45">
            <text:p>72.1</text:p>
          </table:table-cell>
          <table:table-cell office:value-type="float" office:value="2537" table:style-name="ce44">
            <text:p>2,537</text:p>
          </table:table-cell>
          <table:table-cell office:value-type="float" office:value="980" table:style-name="ce44">
            <text:p>980</text:p>
          </table:table-cell>
          <table:table-cell office:value-type="float" office:value="38.6" table:style-name="ce45">
            <text:p>38.6</text:p>
          </table:table-cell>
          <table:table-cell office:value-type="float" office:value="2569" table:style-name="ce44">
            <text:p>2,569</text:p>
          </table:table-cell>
          <table:table-cell office:value-type="float" office:value="1037" table:style-name="ce44">
            <text:p>1,037</text:p>
          </table:table-cell>
          <table:table-cell office:value-type="float" office:value="40.4" table:style-name="ce45">
            <text:p>40.4</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Herefordshire, County Of</text:p>
          </table:table-cell>
          <table:table-cell office:value-type="float" office:value="18" table:style-name="ce44">
            <text:p>18</text:p>
          </table:table-cell>
          <table:table-cell office:value-type="float" office:value="17" table:style-name="ce44">
            <text:p>17</text:p>
          </table:table-cell>
          <table:table-cell office:value-type="float" office:value="94.4" table:style-name="ce45">
            <text:p>94.4</text:p>
          </table:table-cell>
          <table:table-cell office:value-type="float" office:value="1553" table:style-name="ce44">
            <text:p>1,553</text:p>
          </table:table-cell>
          <table:table-cell office:value-type="float" office:value="823" table:style-name="ce44">
            <text:p>823</text:p>
          </table:table-cell>
          <table:table-cell office:value-type="float" office:value="53" table:style-name="ce45">
            <text:p>53.0</text:p>
          </table:table-cell>
          <table:table-cell office:value-type="float" office:value="1573" table:style-name="ce44">
            <text:p>1,573</text:p>
          </table:table-cell>
          <table:table-cell office:value-type="float" office:value="837" table:style-name="ce44">
            <text:p>837</text:p>
          </table:table-cell>
          <table:table-cell office:value-type="float" office:value="53.2" table:style-name="ce45">
            <text:p>53.2</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Sandwell</text:p>
          </table:table-cell>
          <table:table-cell office:value-type="float" office:value="49" table:style-name="ce44">
            <text:p>49</text:p>
          </table:table-cell>
          <table:table-cell office:value-type="float" office:value="45" table:style-name="ce44">
            <text:p>45</text:p>
          </table:table-cell>
          <table:table-cell office:value-type="float" office:value="91.8" table:style-name="ce45">
            <text:p>91.8</text:p>
          </table:table-cell>
          <table:table-cell office:value-type="float" office:value="4059" table:style-name="ce44">
            <text:p>4,059</text:p>
          </table:table-cell>
          <table:table-cell office:value-type="float" office:value="1225" table:style-name="ce44">
            <text:p>1,225</text:p>
          </table:table-cell>
          <table:table-cell office:value-type="float" office:value="30.2" table:style-name="ce45">
            <text:p>30.2</text:p>
          </table:table-cell>
          <table:table-cell office:value-type="float" office:value="4336" table:style-name="ce44">
            <text:p>4,336</text:p>
          </table:table-cell>
          <table:table-cell office:value-type="float" office:value="1268" table:style-name="ce44">
            <text:p>1,268</text:p>
          </table:table-cell>
          <table:table-cell office:value-type="float" office:value="29.2" table:style-name="ce45">
            <text:p>29.2</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Shropshire</text:p>
          </table:table-cell>
          <table:table-cell office:value-type="float" office:value="39" table:style-name="ce44">
            <text:p>39</text:p>
          </table:table-cell>
          <table:table-cell office:value-type="float" office:value="32" table:style-name="ce44">
            <text:p>32</text:p>
          </table:table-cell>
          <table:table-cell office:value-type="float" office:value="82.1" table:style-name="ce45">
            <text:p>82.1</text:p>
          </table:table-cell>
          <table:table-cell office:value-type="float" office:value="2343" table:style-name="ce44">
            <text:p>2,343</text:p>
          </table:table-cell>
          <table:table-cell office:value-type="float" office:value="1153" table:style-name="ce44">
            <text:p>1,153</text:p>
          </table:table-cell>
          <table:table-cell office:value-type="float" office:value="49.2" table:style-name="ce45">
            <text:p>49.2</text:p>
          </table:table-cell>
          <table:table-cell office:value-type="float" office:value="2307" table:style-name="ce44">
            <text:p>2,307</text:p>
          </table:table-cell>
          <table:table-cell office:value-type="float" office:value="1137" table:style-name="ce44">
            <text:p>1,137</text:p>
          </table:table-cell>
          <table:table-cell office:value-type="float" office:value="49.3" table:style-name="ce45">
            <text:p>49.3</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Solihull</text:p>
          </table:table-cell>
          <table:table-cell office:value-type="float" office:value="20" table:style-name="ce44">
            <text:p>20</text:p>
          </table:table-cell>
          <table:table-cell office:value-type="float" office:value="18" table:style-name="ce44">
            <text:p>18</text:p>
          </table:table-cell>
          <table:table-cell office:value-type="float" office:value="90" table:style-name="ce45">
            <text:p>90.0</text:p>
          </table:table-cell>
          <table:table-cell office:value-type="float" office:value="2280" table:style-name="ce44">
            <text:p>2,280</text:p>
          </table:table-cell>
          <table:table-cell office:value-type="float" office:value="973" table:style-name="ce44">
            <text:p>973</text:p>
          </table:table-cell>
          <table:table-cell office:value-type="float" office:value="42.7" table:style-name="ce45">
            <text:p>42.7</text:p>
          </table:table-cell>
          <table:table-cell office:value-type="float" office:value="2533" table:style-name="ce44">
            <text:p>2,533</text:p>
          </table:table-cell>
          <table:table-cell office:value-type="float" office:value="1116" table:style-name="ce44">
            <text:p>1,116</text:p>
          </table:table-cell>
          <table:table-cell office:value-type="float" office:value="44.1" table:style-name="ce45">
            <text:p>44.1</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Staffordshire</text:p>
          </table:table-cell>
          <table:table-cell office:value-type="float" office:value="105" table:style-name="ce44">
            <text:p>105</text:p>
          </table:table-cell>
          <table:table-cell office:value-type="float" office:value="98" table:style-name="ce44">
            <text:p>98</text:p>
          </table:table-cell>
          <table:table-cell office:value-type="float" office:value="93.3" table:style-name="ce45">
            <text:p>93.3</text:p>
          </table:table-cell>
          <table:table-cell office:value-type="float" office:value="8051" table:style-name="ce44">
            <text:p>8,051</text:p>
          </table:table-cell>
          <table:table-cell office:value-type="float" office:value="3601" table:style-name="ce44">
            <text:p>3,601</text:p>
          </table:table-cell>
          <table:table-cell office:value-type="float" office:value="44.7" table:style-name="ce45">
            <text:p>44.7</text:p>
          </table:table-cell>
          <table:table-cell office:value-type="float" office:value="8349" table:style-name="ce44">
            <text:p>8,349</text:p>
          </table:table-cell>
          <table:table-cell office:value-type="float" office:value="3854" table:style-name="ce44">
            <text:p>3,854</text:p>
          </table:table-cell>
          <table:table-cell office:value-type="float" office:value="46.2" table:style-name="ce45">
            <text:p>46.2</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Stoke-On-Trent</text:p>
          </table:table-cell>
          <table:table-cell office:value-type="float" office:value="35" table:style-name="ce44">
            <text:p>35</text:p>
          </table:table-cell>
          <table:table-cell office:value-type="float" office:value="34" table:style-name="ce44">
            <text:p>34</text:p>
          </table:table-cell>
          <table:table-cell office:value-type="float" office:value="97.1" table:style-name="ce45">
            <text:p>97.1</text:p>
          </table:table-cell>
          <table:table-cell office:value-type="float" office:value="3176" table:style-name="ce44">
            <text:p>3,176</text:p>
          </table:table-cell>
          <table:table-cell office:value-type="float" office:value="1117" table:style-name="ce44">
            <text:p>1,117</text:p>
          </table:table-cell>
          <table:table-cell office:value-type="float" office:value="35.200000000000003" table:style-name="ce45">
            <text:p>35.2</text:p>
          </table:table-cell>
          <table:table-cell office:value-type="float" office:value="3250" table:style-name="ce44">
            <text:p>3,250</text:p>
          </table:table-cell>
          <table:table-cell office:value-type="float" office:value="1166" table:style-name="ce44">
            <text:p>1,166</text:p>
          </table:table-cell>
          <table:table-cell office:value-type="float" office:value="35.9" table:style-name="ce45">
            <text:p>35.9</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Telford And Wrekin</text:p>
          </table:table-cell>
          <table:table-cell office:value-type="float" office:value="13" table:style-name="ce44">
            <text:p>13</text:p>
          </table:table-cell>
          <table:table-cell office:value-type="float" office:value="7" table:style-name="ce44">
            <text:p>7</text:p>
          </table:table-cell>
          <table:table-cell office:value-type="float" office:value="53.8" table:style-name="ce45">
            <text:p>53.8</text:p>
          </table:table-cell>
          <table:table-cell office:value-type="float" office:value="1571" table:style-name="ce44">
            <text:p>1,571</text:p>
          </table:table-cell>
          <table:table-cell office:value-type="float" office:value="517" table:style-name="ce44">
            <text:p>517</text:p>
          </table:table-cell>
          <table:table-cell office:value-type="float" office:value="32.9" table:style-name="ce45">
            <text:p>32.9</text:p>
          </table:table-cell>
          <table:table-cell office:value-type="float" office:value="1702" table:style-name="ce44">
            <text:p>1,702</text:p>
          </table:table-cell>
          <table:table-cell office:value-type="float" office:value="634" table:style-name="ce44">
            <text:p>634</text:p>
          </table:table-cell>
          <table:table-cell office:value-type="float" office:value="37.299999999999997" table:style-name="ce45">
            <text:p>37.3</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Walsall</text:p>
          </table:table-cell>
          <table:table-cell office:value-type="float" office:value="51" table:style-name="ce44">
            <text:p>51</text:p>
          </table:table-cell>
          <table:table-cell office:value-type="float" office:value="28" table:style-name="ce44">
            <text:p>28</text:p>
          </table:table-cell>
          <table:table-cell office:value-type="float" office:value="54.9" table:style-name="ce45">
            <text:p>54.9</text:p>
          </table:table-cell>
          <table:table-cell office:value-type="float" office:value="2097" table:style-name="ce44">
            <text:p>2,097</text:p>
          </table:table-cell>
          <table:table-cell office:value-type="float" office:value="682" table:style-name="ce44">
            <text:p>682</text:p>
          </table:table-cell>
          <table:table-cell office:value-type="float" office:value="32.5" table:style-name="ce45">
            <text:p>32.5</text:p>
          </table:table-cell>
          <table:table-cell office:value-type="float" office:value="2168" table:style-name="ce44">
            <text:p>2,168</text:p>
          </table:table-cell>
          <table:table-cell office:value-type="float" office:value="750" table:style-name="ce44">
            <text:p>750</text:p>
          </table:table-cell>
          <table:table-cell office:value-type="float" office:value="34.6" table:style-name="ce45">
            <text:p>34.6</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Warwickshire</text:p>
          </table:table-cell>
          <table:table-cell office:value-type="float" office:value="70" table:style-name="ce44">
            <text:p>70</text:p>
          </table:table-cell>
          <table:table-cell office:value-type="float" office:value="67" table:style-name="ce44">
            <text:p>67</text:p>
          </table:table-cell>
          <table:table-cell office:value-type="float" office:value="95.7" table:style-name="ce45">
            <text:p>95.7</text:p>
          </table:table-cell>
          <table:table-cell office:value-type="float" office:value="6084" table:style-name="ce44">
            <text:p>6,084</text:p>
          </table:table-cell>
          <table:table-cell office:value-type="float" office:value="2944" table:style-name="ce44">
            <text:p>2,944</text:p>
          </table:table-cell>
          <table:table-cell office:value-type="float" office:value="48.4" table:style-name="ce45">
            <text:p>48.4</text:p>
          </table:table-cell>
          <table:table-cell office:value-type="float" office:value="6293" table:style-name="ce44">
            <text:p>6,293</text:p>
          </table:table-cell>
          <table:table-cell office:value-type="float" office:value="3133" table:style-name="ce44">
            <text:p>3,133</text:p>
          </table:table-cell>
          <table:table-cell office:value-type="float" office:value="49.8" table:style-name="ce45">
            <text:p>49.8</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Wolverhampton</text:p>
          </table:table-cell>
          <table:table-cell office:value-type="float" office:value="37" table:style-name="ce44">
            <text:p>37</text:p>
          </table:table-cell>
          <table:table-cell office:value-type="float" office:value="27" table:style-name="ce44">
            <text:p>27</text:p>
          </table:table-cell>
          <table:table-cell office:value-type="float" office:value="73" table:style-name="ce45">
            <text:p>73.0</text:p>
          </table:table-cell>
          <table:table-cell office:value-type="float" office:value="2986" table:style-name="ce44">
            <text:p>2,986</text:p>
          </table:table-cell>
          <table:table-cell office:value-type="float" office:value="908" table:style-name="ce44">
            <text:p>908</text:p>
          </table:table-cell>
          <table:table-cell office:value-type="float" office:value="30.4" table:style-name="ce45">
            <text:p>30.4</text:p>
          </table:table-cell>
          <table:table-cell office:value-type="float" office:value="3107" table:style-name="ce44">
            <text:p>3,107</text:p>
          </table:table-cell>
          <table:table-cell office:value-type="float" office:value="985" table:style-name="ce44">
            <text:p>985</text:p>
          </table:table-cell>
          <table:table-cell office:value-type="float" office:value="31.7" table:style-name="ce45">
            <text:p>31.7</text:p>
          </table:table-cell>
          <table:table-cell table:number-columns-repeated="16373" table:style-name="ce54"/>
        </table:table-row>
        <table:table-row table:style-name="ro6">
          <table:table-cell office:value-type="string" table:style-name="ce60">
            <text:p>West Midlands</text:p>
          </table:table-cell>
          <table:table-cell office:value-type="string" table:style-name="ce43">
            <text:p>Worcestershire</text:p>
          </table:table-cell>
          <table:table-cell office:value-type="float" office:value="61" table:style-name="ce44">
            <text:p>61</text:p>
          </table:table-cell>
          <table:table-cell office:value-type="float" office:value="57" table:style-name="ce44">
            <text:p>57</text:p>
          </table:table-cell>
          <table:table-cell office:value-type="float" office:value="93.4" table:style-name="ce45">
            <text:p>93.4</text:p>
          </table:table-cell>
          <table:table-cell office:value-type="float" office:value="33796" table:style-name="ce44">
            <text:p>33,796</text:p>
          </table:table-cell>
          <table:table-cell office:value-type="float" office:value="2664" table:style-name="ce44">
            <text:p>2,664</text:p>
          </table:table-cell>
          <table:table-cell office:value-type="float" office:value="7.9" table:style-name="ce45">
            <text:p>7.9</text:p>
          </table:table-cell>
          <table:table-cell office:value-type="float" office:value="33812" table:style-name="ce44">
            <text:p>33,812</text:p>
          </table:table-cell>
          <table:table-cell office:value-type="float" office:value="2645" table:style-name="ce44">
            <text:p>2,645</text:p>
          </table:table-cell>
          <table:table-cell office:value-type="float" office:value="7.8" table:style-name="ce45">
            <text:p>7.8</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Bedford</text:p>
          </table:table-cell>
          <table:table-cell office:value-type="float" office:value="17" table:style-name="ce44">
            <text:p>17</text:p>
          </table:table-cell>
          <table:table-cell office:value-type="float" office:value="16" table:style-name="ce44">
            <text:p>16</text:p>
          </table:table-cell>
          <table:table-cell office:value-type="float" office:value="94.1" table:style-name="ce45">
            <text:p>94.1</text:p>
          </table:table-cell>
          <table:table-cell office:value-type="float" office:value="2237" table:style-name="ce44">
            <text:p>2,237</text:p>
          </table:table-cell>
          <table:table-cell office:value-type="float" office:value="1113" table:style-name="ce44">
            <text:p>1,113</text:p>
          </table:table-cell>
          <table:table-cell office:value-type="float" office:value="49.8" table:style-name="ce45">
            <text:p>49.8</text:p>
          </table:table-cell>
          <table:table-cell office:value-type="float" office:value="2186" table:style-name="ce44">
            <text:p>2,186</text:p>
          </table:table-cell>
          <table:table-cell office:value-type="float" office:value="1046" table:style-name="ce44">
            <text:p>1,046</text:p>
          </table:table-cell>
          <table:table-cell office:value-type="float" office:value="47.8" table:style-name="ce45">
            <text:p>47.8</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Cambridgeshire</text:p>
          </table:table-cell>
          <table:table-cell office:value-type="float" office:value="67" table:style-name="ce44">
            <text:p>67</text:p>
          </table:table-cell>
          <table:table-cell office:value-type="float" office:value="65" table:style-name="ce44">
            <text:p>65</text:p>
          </table:table-cell>
          <table:table-cell office:value-type="float" office:value="97" table:style-name="ce45">
            <text:p>97.0</text:p>
          </table:table-cell>
          <table:table-cell office:value-type="float" office:value="6946" table:style-name="ce44">
            <text:p>6,946</text:p>
          </table:table-cell>
          <table:table-cell office:value-type="float" office:value="3953" table:style-name="ce44">
            <text:p>3,953</text:p>
          </table:table-cell>
          <table:table-cell office:value-type="float" office:value="56.9" table:style-name="ce45">
            <text:p>56.9</text:p>
          </table:table-cell>
          <table:table-cell office:value-type="float" office:value="7138" table:style-name="ce44">
            <text:p>7,138</text:p>
          </table:table-cell>
          <table:table-cell office:value-type="float" office:value="3840" table:style-name="ce44">
            <text:p>3,840</text:p>
          </table:table-cell>
          <table:table-cell office:value-type="float" office:value="53.8" table:style-name="ce45">
            <text:p>53.8</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Central Bedfordshire</text:p>
          </table:table-cell>
          <table:table-cell office:value-type="float" office:value="24" table:style-name="ce44">
            <text:p>24</text:p>
          </table:table-cell>
          <table:table-cell office:value-type="float" office:value="23" table:style-name="ce44">
            <text:p>23</text:p>
          </table:table-cell>
          <table:table-cell office:value-type="float" office:value="95.8" table:style-name="ce45">
            <text:p>95.8</text:p>
          </table:table-cell>
          <table:table-cell office:value-type="float" office:value="3352" table:style-name="ce44">
            <text:p>3,352</text:p>
          </table:table-cell>
          <table:table-cell office:value-type="float" office:value="1684" table:style-name="ce44">
            <text:p>1,684</text:p>
          </table:table-cell>
          <table:table-cell office:value-type="float" office:value="50.2" table:style-name="ce45">
            <text:p>50.2</text:p>
          </table:table-cell>
          <table:table-cell office:value-type="float" office:value="3514" table:style-name="ce44">
            <text:p>3,514</text:p>
          </table:table-cell>
          <table:table-cell office:value-type="float" office:value="1764" table:style-name="ce44">
            <text:p>1,764</text:p>
          </table:table-cell>
          <table:table-cell office:value-type="float" office:value="50.2" table:style-name="ce45">
            <text:p>50.2</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Essex</text:p>
          </table:table-cell>
          <table:table-cell office:value-type="float" office:value="158" table:style-name="ce44">
            <text:p>158</text:p>
          </table:table-cell>
          <table:table-cell office:value-type="float" office:value="153" table:style-name="ce44">
            <text:p>153</text:p>
          </table:table-cell>
          <table:table-cell office:value-type="float" office:value="96.8" table:style-name="ce45">
            <text:p>96.8</text:p>
          </table:table-cell>
          <table:table-cell office:value-type="float" office:value="16193" table:style-name="ce44">
            <text:p>16,193</text:p>
          </table:table-cell>
          <table:table-cell office:value-type="float" office:value="7183" table:style-name="ce44">
            <text:p>7,183</text:p>
          </table:table-cell>
          <table:table-cell office:value-type="float" office:value="44.4" table:style-name="ce45">
            <text:p>44.4</text:p>
          </table:table-cell>
          <table:table-cell office:value-type="float" office:value="16606" table:style-name="ce44">
            <text:p>16,606</text:p>
          </table:table-cell>
          <table:table-cell office:value-type="float" office:value="6676" table:style-name="ce44">
            <text:p>6,676</text:p>
          </table:table-cell>
          <table:table-cell office:value-type="float" office:value="40.200000000000003" table:style-name="ce45">
            <text:p>40.2</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Hertfordshire</text:p>
          </table:table-cell>
          <table:table-cell office:value-type="float" office:value="104" table:style-name="ce44">
            <text:p>104</text:p>
          </table:table-cell>
          <table:table-cell office:value-type="float" office:value="83" table:style-name="ce44">
            <text:p>83</text:p>
          </table:table-cell>
          <table:table-cell office:value-type="float" office:value="79.8" table:style-name="ce45">
            <text:p>79.8</text:p>
          </table:table-cell>
          <table:table-cell office:value-type="float" office:value="11920" table:style-name="ce44">
            <text:p>11,920</text:p>
          </table:table-cell>
          <table:table-cell office:value-type="float" office:value="6094" table:style-name="ce44">
            <text:p>6,094</text:p>
          </table:table-cell>
          <table:table-cell office:value-type="float" office:value="51.1" table:style-name="ce45">
            <text:p>51.1</text:p>
          </table:table-cell>
          <table:table-cell office:value-type="float" office:value="12107" table:style-name="ce44">
            <text:p>12,107</text:p>
          </table:table-cell>
          <table:table-cell office:value-type="float" office:value="6129" table:style-name="ce44">
            <text:p>6,129</text:p>
          </table:table-cell>
          <table:table-cell office:value-type="float" office:value="50.6" table:style-name="ce45">
            <text:p>50.6</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Luton</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3699" table:style-name="ce44">
            <text:p>3,699</text:p>
          </table:table-cell>
          <table:table-cell office:value-type="float" office:value="1150" table:style-name="ce44">
            <text:p>1,150</text:p>
          </table:table-cell>
          <table:table-cell office:value-type="float" office:value="31.1" table:style-name="ce45">
            <text:p>31.1</text:p>
          </table:table-cell>
          <table:table-cell office:value-type="float" office:value="3680" table:style-name="ce44">
            <text:p>3,680</text:p>
          </table:table-cell>
          <table:table-cell office:value-type="float" office:value="1234" table:style-name="ce44">
            <text:p>1,234</text:p>
          </table:table-cell>
          <table:table-cell office:value-type="float" office:value="33.5" table:style-name="ce45">
            <text:p>33.5</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Norfolk</text:p>
          </table:table-cell>
          <table:table-cell office:value-type="float" office:value="93" table:style-name="ce44">
            <text:p>93</text:p>
          </table:table-cell>
          <table:table-cell office:value-type="float" office:value="90" table:style-name="ce44">
            <text:p>90</text:p>
          </table:table-cell>
          <table:table-cell office:value-type="float" office:value="96.8" table:style-name="ce45">
            <text:p>96.8</text:p>
          </table:table-cell>
          <table:table-cell office:value-type="float" office:value="7759" table:style-name="ce44">
            <text:p>7,759</text:p>
          </table:table-cell>
          <table:table-cell office:value-type="float" office:value="4208" table:style-name="ce44">
            <text:p>4,208</text:p>
          </table:table-cell>
          <table:table-cell office:value-type="float" office:value="54.2" table:style-name="ce45">
            <text:p>54.2</text:p>
          </table:table-cell>
          <table:table-cell office:value-type="float" office:value="7948" table:style-name="ce44">
            <text:p>7,948</text:p>
          </table:table-cell>
          <table:table-cell office:value-type="float" office:value="4006" table:style-name="ce44">
            <text:p>4,006</text:p>
          </table:table-cell>
          <table:table-cell office:value-type="float" office:value="50.4" table:style-name="ce45">
            <text:p>50.4</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Peterborough</text:p>
          </table:table-cell>
          <table:table-cell office:value-type="float" office:value="18" table:style-name="ce44">
            <text:p>18</text:p>
          </table:table-cell>
          <table:table-cell office:value-type="float" office:value="18" table:style-name="ce44">
            <text:p>18</text:p>
          </table:table-cell>
          <table:table-cell office:value-type="float" office:value="100" table:style-name="ce45">
            <text:p>100.0</text:p>
          </table:table-cell>
          <table:table-cell office:value-type="float" office:value="2765" table:style-name="ce44">
            <text:p>2,765</text:p>
          </table:table-cell>
          <table:table-cell office:value-type="float" office:value="879" table:style-name="ce44">
            <text:p>879</text:p>
          </table:table-cell>
          <table:table-cell office:value-type="float" office:value="31.8" table:style-name="ce45">
            <text:p>31.8</text:p>
          </table:table-cell>
          <table:table-cell office:value-type="float" office:value="2821" table:style-name="ce44">
            <text:p>2,821</text:p>
          </table:table-cell>
          <table:table-cell office:value-type="float" office:value="789" table:style-name="ce44">
            <text:p>789</text:p>
          </table:table-cell>
          <table:table-cell office:value-type="float" office:value="28" table:style-name="ce45">
            <text:p>28.0</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Southend-On-Sea</text:p>
          </table:table-cell>
          <table:table-cell office:value-type="float" office:value="24" table:style-name="ce44">
            <text:p>24</text:p>
          </table:table-cell>
          <table:table-cell office:value-type="float" office:value="23" table:style-name="ce44">
            <text:p>23</text:p>
          </table:table-cell>
          <table:table-cell office:value-type="float" office:value="95.8" table:style-name="ce45">
            <text:p>95.8</text:p>
          </table:table-cell>
          <table:table-cell office:value-type="float" office:value="1918" table:style-name="ce44">
            <text:p>1,918</text:p>
          </table:table-cell>
          <table:table-cell office:value-type="float" office:value="732" table:style-name="ce44">
            <text:p>732</text:p>
          </table:table-cell>
          <table:table-cell office:value-type="float" office:value="38.200000000000003" table:style-name="ce45">
            <text:p>38.2</text:p>
          </table:table-cell>
          <table:table-cell office:value-type="float" office:value="2031" table:style-name="ce44">
            <text:p>2,031</text:p>
          </table:table-cell>
          <table:table-cell office:value-type="float" office:value="705" table:style-name="ce44">
            <text:p>705</text:p>
          </table:table-cell>
          <table:table-cell office:value-type="float" office:value="34.700000000000003" table:style-name="ce45">
            <text:p>34.7</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Suffolk</text:p>
          </table:table-cell>
          <table:table-cell office:value-type="float" office:value="72" table:style-name="ce44">
            <text:p>72</text:p>
          </table:table-cell>
          <table:table-cell office:value-type="float" office:value="70" table:style-name="ce44">
            <text:p>70</text:p>
          </table:table-cell>
          <table:table-cell office:value-type="float" office:value="97.2" table:style-name="ce45">
            <text:p>97.2</text:p>
          </table:table-cell>
          <table:table-cell office:value-type="float" office:value="6963" table:style-name="ce44">
            <text:p>6,963</text:p>
          </table:table-cell>
          <table:table-cell office:value-type="float" office:value="3712" table:style-name="ce44">
            <text:p>3,712</text:p>
          </table:table-cell>
          <table:table-cell office:value-type="float" office:value="53.3" table:style-name="ce45">
            <text:p>53.3</text:p>
          </table:table-cell>
          <table:table-cell office:value-type="float" office:value="7234" table:style-name="ce44">
            <text:p>7,234</text:p>
          </table:table-cell>
          <table:table-cell office:value-type="float" office:value="3550" table:style-name="ce44">
            <text:p>3,550</text:p>
          </table:table-cell>
          <table:table-cell office:value-type="float" office:value="49.1" table:style-name="ce45">
            <text:p>49.1</text:p>
          </table:table-cell>
          <table:table-cell table:number-columns-repeated="16373" table:style-name="ce54"/>
        </table:table-row>
        <table:table-row table:style-name="ro6">
          <table:table-cell office:value-type="string" table:style-name="ce60">
            <text:p>East Of England</text:p>
          </table:table-cell>
          <table:table-cell office:value-type="string" table:style-name="ce43">
            <text:p>Thurrock</text:p>
          </table:table-cell>
          <table:table-cell office:value-type="float" office:value="27" table:style-name="ce44">
            <text:p>27</text:p>
          </table:table-cell>
          <table:table-cell office:value-type="float" office:value="26" table:style-name="ce44">
            <text:p>26</text:p>
          </table:table-cell>
          <table:table-cell office:value-type="float" office:value="96.3" table:style-name="ce45">
            <text:p>96.3</text:p>
          </table:table-cell>
          <table:table-cell office:value-type="float" office:value="2346" table:style-name="ce44">
            <text:p>2,346</text:p>
          </table:table-cell>
          <table:table-cell office:value-type="float" office:value="742" table:style-name="ce44">
            <text:p>742</text:p>
          </table:table-cell>
          <table:table-cell office:value-type="float" office:value="31.6" table:style-name="ce45">
            <text:p>31.6</text:p>
          </table:table-cell>
          <table:table-cell office:value-type="float" office:value="2461" table:style-name="ce44">
            <text:p>2,461</text:p>
          </table:table-cell>
          <table:table-cell office:value-type="float" office:value="714" table:style-name="ce44">
            <text:p>714</text:p>
          </table:table-cell>
          <table:table-cell office:value-type="float" office:value="29" table:style-name="ce45">
            <text:p>29.0</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Barking And Dagenham</text:p>
          </table:table-cell>
          <table:table-cell office:value-type="float" office:value="38" table:style-name="ce44">
            <text:p>38</text:p>
          </table:table-cell>
          <table:table-cell office:value-type="float" office:value="35" table:style-name="ce44">
            <text:p>35</text:p>
          </table:table-cell>
          <table:table-cell office:value-type="float" office:value="92.1" table:style-name="ce45">
            <text:p>92.1</text:p>
          </table:table-cell>
          <table:table-cell office:value-type="float" office:value="3226" table:style-name="ce44">
            <text:p>3,226</text:p>
          </table:table-cell>
          <table:table-cell office:value-type="float" office:value="1005" table:style-name="ce44">
            <text:p>1,005</text:p>
          </table:table-cell>
          <table:table-cell office:value-type="float" office:value="31.2" table:style-name="ce45">
            <text:p>31.2</text:p>
          </table:table-cell>
          <table:table-cell office:value-type="float" office:value="3530" table:style-name="ce44">
            <text:p>3,530</text:p>
          </table:table-cell>
          <table:table-cell office:value-type="float" office:value="1178" table:style-name="ce44">
            <text:p>1,178</text:p>
          </table:table-cell>
          <table:table-cell office:value-type="float" office:value="33.4" table:style-name="ce45">
            <text:p>33.4</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Barnet</text:p>
          </table:table-cell>
          <table:table-cell office:value-type="float" office:value="48" table:style-name="ce44">
            <text:p>48</text:p>
          </table:table-cell>
          <table:table-cell office:value-type="float" office:value="36" table:style-name="ce44">
            <text:p>36</text:p>
          </table:table-cell>
          <table:table-cell office:value-type="float" office:value="75" table:style-name="ce45">
            <text:p>75.0</text:p>
          </table:table-cell>
          <table:table-cell office:value-type="float" office:value="3571" table:style-name="ce44">
            <text:p>3,571</text:p>
          </table:table-cell>
          <table:table-cell office:value-type="float" office:value="1200" table:style-name="ce44">
            <text:p>1,200</text:p>
          </table:table-cell>
          <table:table-cell office:value-type="float" office:value="33.6" table:style-name="ce45">
            <text:p>33.6</text:p>
          </table:table-cell>
          <table:table-cell office:value-type="float" office:value="3732" table:style-name="ce44">
            <text:p>3,732</text:p>
          </table:table-cell>
          <table:table-cell office:value-type="float" office:value="1350" table:style-name="ce44">
            <text:p>1,350</text:p>
          </table:table-cell>
          <table:table-cell office:value-type="float" office:value="36.200000000000003" table:style-name="ce45">
            <text:p>36.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Bexley</text:p>
          </table:table-cell>
          <table:table-cell office:value-type="float" office:value="21" table:style-name="ce44">
            <text:p>21</text:p>
          </table:table-cell>
          <table:table-cell office:value-type="float" office:value="20" table:style-name="ce44">
            <text:p>20</text:p>
          </table:table-cell>
          <table:table-cell office:value-type="float" office:value="95.2" table:style-name="ce45">
            <text:p>95.2</text:p>
          </table:table-cell>
          <table:table-cell office:value-type="float" office:value="2676" table:style-name="ce44">
            <text:p>2,676</text:p>
          </table:table-cell>
          <table:table-cell office:value-type="float" office:value="939" table:style-name="ce44">
            <text:p>939</text:p>
          </table:table-cell>
          <table:table-cell office:value-type="float" office:value="35.1" table:style-name="ce45">
            <text:p>35.1</text:p>
          </table:table-cell>
          <table:table-cell office:value-type="float" office:value="2768" table:style-name="ce44">
            <text:p>2,768</text:p>
          </table:table-cell>
          <table:table-cell office:value-type="float" office:value="1002" table:style-name="ce44">
            <text:p>1,002</text:p>
          </table:table-cell>
          <table:table-cell office:value-type="float" office:value="36.200000000000003" table:style-name="ce45">
            <text:p>36.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Brent</text:p>
          </table:table-cell>
          <table:table-cell office:value-type="float" office:value="51" table:style-name="ce44">
            <text:p>51</text:p>
          </table:table-cell>
          <table:table-cell office:value-type="float" office:value="43" table:style-name="ce44">
            <text:p>43</text:p>
          </table:table-cell>
          <table:table-cell office:value-type="float" office:value="84.3" table:style-name="ce45">
            <text:p>84.3</text:p>
          </table:table-cell>
          <table:table-cell office:value-type="float" office:value="3651" table:style-name="ce44">
            <text:p>3,651</text:p>
          </table:table-cell>
          <table:table-cell office:value-type="float" office:value="1185" table:style-name="ce44">
            <text:p>1,185</text:p>
          </table:table-cell>
          <table:table-cell office:value-type="float" office:value="32.5" table:style-name="ce45">
            <text:p>32.5</text:p>
          </table:table-cell>
          <table:table-cell office:value-type="float" office:value="3857" table:style-name="ce44">
            <text:p>3,857</text:p>
          </table:table-cell>
          <table:table-cell office:value-type="float" office:value="1279" table:style-name="ce44">
            <text:p>1,279</text:p>
          </table:table-cell>
          <table:table-cell office:value-type="float" office:value="33.200000000000003" table:style-name="ce45">
            <text:p>33.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Bromley</text:p>
          </table:table-cell>
          <table:table-cell office:value-type="float" office:value="42" table:style-name="ce44">
            <text:p>42</text:p>
          </table:table-cell>
          <table:table-cell office:value-type="float" office:value="38" table:style-name="ce44">
            <text:p>38</text:p>
          </table:table-cell>
          <table:table-cell office:value-type="float" office:value="90.5" table:style-name="ce45">
            <text:p>90.5</text:p>
          </table:table-cell>
          <table:table-cell office:value-type="float" office:value="3493" table:style-name="ce44">
            <text:p>3,493</text:p>
          </table:table-cell>
          <table:table-cell office:value-type="float" office:value="1716" table:style-name="ce44">
            <text:p>1,716</text:p>
          </table:table-cell>
          <table:table-cell office:value-type="float" office:value="49.1" table:style-name="ce45">
            <text:p>49.1</text:p>
          </table:table-cell>
          <table:table-cell office:value-type="float" office:value="3644" table:style-name="ce44">
            <text:p>3,644</text:p>
          </table:table-cell>
          <table:table-cell office:value-type="float" office:value="1810" table:style-name="ce44">
            <text:p>1,810</text:p>
          </table:table-cell>
          <table:table-cell office:value-type="float" office:value="49.7" table:style-name="ce45">
            <text:p>49.7</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Camden</text:p>
          </table:table-cell>
          <table:table-cell office:value-type="float" office:value="32" table:style-name="ce44">
            <text:p>32</text:p>
          </table:table-cell>
          <table:table-cell office:value-type="float" office:value="31" table:style-name="ce44">
            <text:p>31</text:p>
          </table:table-cell>
          <table:table-cell office:value-type="float" office:value="96.9" table:style-name="ce45">
            <text:p>96.9</text:p>
          </table:table-cell>
          <table:table-cell office:value-type="float" office:value="2334" table:style-name="ce44">
            <text:p>2,334</text:p>
          </table:table-cell>
          <table:table-cell office:value-type="float" office:value="808" table:style-name="ce44">
            <text:p>808</text:p>
          </table:table-cell>
          <table:table-cell office:value-type="float" office:value="34.6" table:style-name="ce45">
            <text:p>34.6</text:p>
          </table:table-cell>
          <table:table-cell office:value-type="float" office:value="2141" table:style-name="ce44">
            <text:p>2,141</text:p>
          </table:table-cell>
          <table:table-cell office:value-type="float" office:value="783" table:style-name="ce44">
            <text:p>783</text:p>
          </table:table-cell>
          <table:table-cell office:value-type="float" office:value="36.6" table:style-name="ce45">
            <text:p>36.6</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City and Hackney</text:p>
          </table:table-cell>
          <table:table-cell office:value-type="float" office:value="40" table:style-name="ce44">
            <text:p>40</text:p>
          </table:table-cell>
          <table:table-cell office:value-type="float" office:value="38" table:style-name="ce44">
            <text:p>38</text:p>
          </table:table-cell>
          <table:table-cell office:value-type="float" office:value="95" table:style-name="ce45">
            <text:p>95.0</text:p>
          </table:table-cell>
          <table:table-cell office:value-type="float" office:value="3881" table:style-name="ce44">
            <text:p>3,881</text:p>
          </table:table-cell>
          <table:table-cell office:value-type="float" office:value="828" table:style-name="ce44">
            <text:p>828</text:p>
          </table:table-cell>
          <table:table-cell office:value-type="float" office:value="21.334707549600619" table:style-name="ce45">
            <text:p>21.3</text:p>
          </table:table-cell>
          <table:table-cell office:value-type="float" office:value="3653" table:style-name="ce44">
            <text:p>3,653</text:p>
          </table:table-cell>
          <table:table-cell office:value-type="float" office:value="759" table:style-name="ce44">
            <text:p>759</text:p>
          </table:table-cell>
          <table:table-cell office:value-type="float" office:value="20.777443197372023" table:style-name="ce45">
            <text:p>20.8</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Croydon</text:p>
          </table:table-cell>
          <table:table-cell office:value-type="float" office:value="48" table:style-name="ce44">
            <text:p>48</text:p>
          </table:table-cell>
          <table:table-cell office:value-type="float" office:value="37" table:style-name="ce44">
            <text:p>37</text:p>
          </table:table-cell>
          <table:table-cell office:value-type="float" office:value="77.099999999999994" table:style-name="ce45">
            <text:p>77.1</text:p>
          </table:table-cell>
          <table:table-cell office:value-type="float" office:value="3654" table:style-name="ce44">
            <text:p>3,654</text:p>
          </table:table-cell>
          <table:table-cell office:value-type="float" office:value="1232" table:style-name="ce44">
            <text:p>1,232</text:p>
          </table:table-cell>
          <table:table-cell office:value-type="float" office:value="33.700000000000003" table:style-name="ce45">
            <text:p>33.7</text:p>
          </table:table-cell>
          <table:table-cell office:value-type="float" office:value="3718" table:style-name="ce44">
            <text:p>3,718</text:p>
          </table:table-cell>
          <table:table-cell office:value-type="float" office:value="1304" table:style-name="ce44">
            <text:p>1,304</text:p>
          </table:table-cell>
          <table:table-cell office:value-type="float" office:value="35.1" table:style-name="ce45">
            <text:p>35.1</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Ealing</text:p>
          </table:table-cell>
          <table:table-cell office:value-type="float" office:value="70" table:style-name="ce44">
            <text:p>70</text:p>
          </table:table-cell>
          <table:table-cell office:value-type="float" office:value="69" table:style-name="ce44">
            <text:p>69</text:p>
          </table:table-cell>
          <table:table-cell office:value-type="float" office:value="98.6" table:style-name="ce45">
            <text:p>98.6</text:p>
          </table:table-cell>
          <table:table-cell office:value-type="float" office:value="4602" table:style-name="ce44">
            <text:p>4,602</text:p>
          </table:table-cell>
          <table:table-cell office:value-type="float" office:value="1981" table:style-name="ce44">
            <text:p>1,981</text:p>
          </table:table-cell>
          <table:table-cell office:value-type="float" office:value="43" table:style-name="ce45">
            <text:p>43.0</text:p>
          </table:table-cell>
          <table:table-cell office:value-type="float" office:value="4619" table:style-name="ce44">
            <text:p>4,619</text:p>
          </table:table-cell>
          <table:table-cell office:value-type="float" office:value="1775" table:style-name="ce44">
            <text:p>1,775</text:p>
          </table:table-cell>
          <table:table-cell office:value-type="float" office:value="38.4" table:style-name="ce45">
            <text:p>38.4</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Enfield</text:p>
          </table:table-cell>
          <table:table-cell office:value-type="float" office:value="30" table:style-name="ce44">
            <text:p>30</text:p>
          </table:table-cell>
          <table:table-cell office:value-type="float" office:value="27" table:style-name="ce44">
            <text:p>27</text:p>
          </table:table-cell>
          <table:table-cell office:value-type="float" office:value="90" table:style-name="ce45">
            <text:p>90.0</text:p>
          </table:table-cell>
          <table:table-cell office:value-type="float" office:value="2663" table:style-name="ce44">
            <text:p>2,663</text:p>
          </table:table-cell>
          <table:table-cell office:value-type="float" office:value="699" table:style-name="ce44">
            <text:p>699</text:p>
          </table:table-cell>
          <table:table-cell office:value-type="float" office:value="26.2" table:style-name="ce45">
            <text:p>26.2</text:p>
          </table:table-cell>
          <table:table-cell office:value-type="float" office:value="2885" table:style-name="ce44">
            <text:p>2,885</text:p>
          </table:table-cell>
          <table:table-cell office:value-type="float" office:value="817" table:style-name="ce44">
            <text:p>817</text:p>
          </table:table-cell>
          <table:table-cell office:value-type="float" office:value="28.3" table:style-name="ce45">
            <text:p>28.3</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Greenwich</text:p>
          </table:table-cell>
          <table:table-cell office:value-type="float" office:value="30" table:style-name="ce44">
            <text:p>30</text:p>
          </table:table-cell>
          <table:table-cell office:value-type="float" office:value="27" table:style-name="ce44">
            <text:p>27</text:p>
          </table:table-cell>
          <table:table-cell office:value-type="float" office:value="90" table:style-name="ce45">
            <text:p>90.0</text:p>
          </table:table-cell>
          <table:table-cell office:value-type="float" office:value="3168" table:style-name="ce44">
            <text:p>3,168</text:p>
          </table:table-cell>
          <table:table-cell office:value-type="float" office:value="1213" table:style-name="ce44">
            <text:p>1,213</text:p>
          </table:table-cell>
          <table:table-cell office:value-type="float" office:value="38.299999999999997" table:style-name="ce45">
            <text:p>38.3</text:p>
          </table:table-cell>
          <table:table-cell office:value-type="float" office:value="3332" table:style-name="ce44">
            <text:p>3,332</text:p>
          </table:table-cell>
          <table:table-cell office:value-type="float" office:value="1237" table:style-name="ce44">
            <text:p>1,237</text:p>
          </table:table-cell>
          <table:table-cell office:value-type="float" office:value="37.1" table:style-name="ce45">
            <text:p>37.1</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ammersmith And Fulham</text:p>
          </table:table-cell>
          <table:table-cell office:value-type="float" office:value="29" table:style-name="ce44">
            <text:p>29</text:p>
          </table:table-cell>
          <table:table-cell office:value-type="float" office:value="28" table:style-name="ce44">
            <text:p>28</text:p>
          </table:table-cell>
          <table:table-cell office:value-type="float" office:value="96.6" table:style-name="ce45">
            <text:p>96.6</text:p>
          </table:table-cell>
          <table:table-cell office:value-type="float" office:value="2191" table:style-name="ce44">
            <text:p>2,191</text:p>
          </table:table-cell>
          <table:table-cell office:value-type="float" office:value="728" table:style-name="ce44">
            <text:p>728</text:p>
          </table:table-cell>
          <table:table-cell office:value-type="float" office:value="33.200000000000003" table:style-name="ce45">
            <text:p>33.2</text:p>
          </table:table-cell>
          <table:table-cell office:value-type="float" office:value="2055" table:style-name="ce44">
            <text:p>2,055</text:p>
          </table:table-cell>
          <table:table-cell office:value-type="float" office:value="608" table:style-name="ce44">
            <text:p>608</text:p>
          </table:table-cell>
          <table:table-cell office:value-type="float" office:value="29.6" table:style-name="ce45">
            <text:p>29.6</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aringey</text:p>
          </table:table-cell>
          <table:table-cell office:value-type="float" office:value="33" table:style-name="ce44">
            <text:p>33</text:p>
          </table:table-cell>
          <table:table-cell office:value-type="float" office:value="32" table:style-name="ce44">
            <text:p>32</text:p>
          </table:table-cell>
          <table:table-cell office:value-type="float" office:value="97" table:style-name="ce45">
            <text:p>97.0</text:p>
          </table:table-cell>
          <table:table-cell office:value-type="float" office:value="3176" table:style-name="ce44">
            <text:p>3,176</text:p>
          </table:table-cell>
          <table:table-cell office:value-type="float" office:value="1067" table:style-name="ce44">
            <text:p>1,067</text:p>
          </table:table-cell>
          <table:table-cell office:value-type="float" office:value="33.6" table:style-name="ce45">
            <text:p>33.6</text:p>
          </table:table-cell>
          <table:table-cell office:value-type="float" office:value="3067" table:style-name="ce44">
            <text:p>3,067</text:p>
          </table:table-cell>
          <table:table-cell office:value-type="float" office:value="1009" table:style-name="ce44">
            <text:p>1,009</text:p>
          </table:table-cell>
          <table:table-cell office:value-type="float" office:value="32.9" table:style-name="ce45">
            <text:p>32.9</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arrow</text:p>
          </table:table-cell>
          <table:table-cell office:value-type="float" office:value="32" table:style-name="ce44">
            <text:p>32</text:p>
          </table:table-cell>
          <table:table-cell office:value-type="float" office:value="27" table:style-name="ce44">
            <text:p>27</text:p>
          </table:table-cell>
          <table:table-cell office:value-type="float" office:value="84.4" table:style-name="ce45">
            <text:p>84.4</text:p>
          </table:table-cell>
          <table:table-cell office:value-type="float" office:value="2643" table:style-name="ce44">
            <text:p>2,643</text:p>
          </table:table-cell>
          <table:table-cell office:value-type="float" office:value="900" table:style-name="ce44">
            <text:p>900</text:p>
          </table:table-cell>
          <table:table-cell office:value-type="float" office:value="34.1" table:style-name="ce45">
            <text:p>34.1</text:p>
          </table:table-cell>
          <table:table-cell office:value-type="float" office:value="2702" table:style-name="ce44">
            <text:p>2,702</text:p>
          </table:table-cell>
          <table:table-cell office:value-type="float" office:value="974" table:style-name="ce44">
            <text:p>974</text:p>
          </table:table-cell>
          <table:table-cell office:value-type="float" office:value="36" table:style-name="ce45">
            <text:p>36.0</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avering</text:p>
          </table:table-cell>
          <table:table-cell office:value-type="float" office:value="35" table:style-name="ce44">
            <text:p>35</text:p>
          </table:table-cell>
          <table:table-cell office:value-type="float" office:value="30" table:style-name="ce44">
            <text:p>30</text:p>
          </table:table-cell>
          <table:table-cell office:value-type="float" office:value="85.7" table:style-name="ce45">
            <text:p>85.7</text:p>
          </table:table-cell>
          <table:table-cell office:value-type="float" office:value="2748" table:style-name="ce44">
            <text:p>2,748</text:p>
          </table:table-cell>
          <table:table-cell office:value-type="float" office:value="889" table:style-name="ce44">
            <text:p>889</text:p>
          </table:table-cell>
          <table:table-cell office:value-type="float" office:value="32.4" table:style-name="ce45">
            <text:p>32.4</text:p>
          </table:table-cell>
          <table:table-cell office:value-type="float" office:value="2907" table:style-name="ce44">
            <text:p>2,907</text:p>
          </table:table-cell>
          <table:table-cell office:value-type="float" office:value="1003" table:style-name="ce44">
            <text:p>1,003</text:p>
          </table:table-cell>
          <table:table-cell office:value-type="float" office:value="34.5" table:style-name="ce45">
            <text:p>34.5</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illingdon</text:p>
          </table:table-cell>
          <table:table-cell office:value-type="float" office:value="44" table:style-name="ce44">
            <text:p>44</text:p>
          </table:table-cell>
          <table:table-cell office:value-type="float" office:value="38" table:style-name="ce44">
            <text:p>38</text:p>
          </table:table-cell>
          <table:table-cell office:value-type="float" office:value="86.4" table:style-name="ce45">
            <text:p>86.4</text:p>
          </table:table-cell>
          <table:table-cell office:value-type="float" office:value="3434" table:style-name="ce44">
            <text:p>3,434</text:p>
          </table:table-cell>
          <table:table-cell office:value-type="float" office:value="1354" table:style-name="ce44">
            <text:p>1,354</text:p>
          </table:table-cell>
          <table:table-cell office:value-type="float" office:value="39.4" table:style-name="ce45">
            <text:p>39.4</text:p>
          </table:table-cell>
          <table:table-cell office:value-type="float" office:value="3409" table:style-name="ce44">
            <text:p>3,409</text:p>
          </table:table-cell>
          <table:table-cell office:value-type="float" office:value="1279" table:style-name="ce44">
            <text:p>1,279</text:p>
          </table:table-cell>
          <table:table-cell office:value-type="float" office:value="37.5" table:style-name="ce45">
            <text:p>37.5</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Hounslow</text:p>
          </table:table-cell>
          <table:table-cell office:value-type="float" office:value="46" table:style-name="ce44">
            <text:p>46</text:p>
          </table:table-cell>
          <table:table-cell office:value-type="float" office:value="46" table:style-name="ce44">
            <text:p>46</text:p>
          </table:table-cell>
          <table:table-cell office:value-type="float" office:value="100" table:style-name="ce45">
            <text:p>100.0</text:p>
          </table:table-cell>
          <table:table-cell office:value-type="float" office:value="3733" table:style-name="ce44">
            <text:p>3,733</text:p>
          </table:table-cell>
          <table:table-cell office:value-type="float" office:value="1483" table:style-name="ce44">
            <text:p>1,483</text:p>
          </table:table-cell>
          <table:table-cell office:value-type="float" office:value="39.700000000000003" table:style-name="ce45">
            <text:p>39.7</text:p>
          </table:table-cell>
          <table:table-cell office:value-type="float" office:value="3752" table:style-name="ce44">
            <text:p>3,752</text:p>
          </table:table-cell>
          <table:table-cell office:value-type="float" office:value="1395" table:style-name="ce44">
            <text:p>1,395</text:p>
          </table:table-cell>
          <table:table-cell office:value-type="float" office:value="37.200000000000003" table:style-name="ce45">
            <text:p>37.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Islington</text:p>
          </table:table-cell>
          <table:table-cell office:value-type="float" office:value="31" table:style-name="ce44">
            <text:p>31</text:p>
          </table:table-cell>
          <table:table-cell office:value-type="float" office:value="28" table:style-name="ce44">
            <text:p>28</text:p>
          </table:table-cell>
          <table:table-cell office:value-type="float" office:value="90.3" table:style-name="ce45">
            <text:p>90.3</text:p>
          </table:table-cell>
          <table:table-cell office:value-type="float" office:value="1929" table:style-name="ce44">
            <text:p>1,929</text:p>
          </table:table-cell>
          <table:table-cell office:value-type="float" office:value="553" table:style-name="ce44">
            <text:p>553</text:p>
          </table:table-cell>
          <table:table-cell office:value-type="float" office:value="28.7" table:style-name="ce45">
            <text:p>28.7</text:p>
          </table:table-cell>
          <table:table-cell office:value-type="float" office:value="1769" table:style-name="ce44">
            <text:p>1,769</text:p>
          </table:table-cell>
          <table:table-cell office:value-type="float" office:value="487" table:style-name="ce44">
            <text:p>487</text:p>
          </table:table-cell>
          <table:table-cell office:value-type="float" office:value="27.5" table:style-name="ce45">
            <text:p>27.5</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Kensington And Chelsea</text:p>
          </table:table-cell>
          <table:table-cell office:value-type="float" office:value="32" table:style-name="ce44">
            <text:p>32</text:p>
          </table:table-cell>
          <table:table-cell office:value-type="float" office:value="32" table:style-name="ce44">
            <text:p>32</text:p>
          </table:table-cell>
          <table:table-cell office:value-type="float" office:value="100" table:style-name="ce45">
            <text:p>100.0</text:p>
          </table:table-cell>
          <table:table-cell office:value-type="float" office:value="1693" table:style-name="ce44">
            <text:p>1,693</text:p>
          </table:table-cell>
          <table:table-cell office:value-type="float" office:value="593" table:style-name="ce44">
            <text:p>593</text:p>
          </table:table-cell>
          <table:table-cell office:value-type="float" office:value="35" table:style-name="ce45">
            <text:p>35.0</text:p>
          </table:table-cell>
          <table:table-cell office:value-type="float" office:value="1596" table:style-name="ce44">
            <text:p>1,596</text:p>
          </table:table-cell>
          <table:table-cell office:value-type="float" office:value="484" table:style-name="ce44">
            <text:p>484</text:p>
          </table:table-cell>
          <table:table-cell office:value-type="float" office:value="30.3" table:style-name="ce45">
            <text:p>30.3</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Kingston Upon Thames</text:p>
          </table:table-cell>
          <table:table-cell office:value-type="float" office:value="19" table:style-name="ce44">
            <text:p>19</text:p>
          </table:table-cell>
          <table:table-cell office:value-type="float" office:value="17" table:style-name="ce44">
            <text:p>17</text:p>
          </table:table-cell>
          <table:table-cell office:value-type="float" office:value="89.5" table:style-name="ce45">
            <text:p>89.5</text:p>
          </table:table-cell>
          <table:table-cell office:value-type="float" office:value="1810" table:style-name="ce44">
            <text:p>1,810</text:p>
          </table:table-cell>
          <table:table-cell office:value-type="float" office:value="886" table:style-name="ce44">
            <text:p>886</text:p>
          </table:table-cell>
          <table:table-cell office:value-type="float" office:value="49" table:style-name="ce45">
            <text:p>49.0</text:p>
          </table:table-cell>
          <table:table-cell office:value-type="float" office:value="1829" table:style-name="ce44">
            <text:p>1,829</text:p>
          </table:table-cell>
          <table:table-cell office:value-type="float" office:value="926" table:style-name="ce44">
            <text:p>926</text:p>
          </table:table-cell>
          <table:table-cell office:value-type="float" office:value="50.6" table:style-name="ce45">
            <text:p>50.6</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Lambeth</text:p>
          </table:table-cell>
          <table:table-cell office:value-type="float" office:value="42" table:style-name="ce44">
            <text:p>42</text:p>
          </table:table-cell>
          <table:table-cell office:value-type="float" office:value="37" table:style-name="ce44">
            <text:p>37</text:p>
          </table:table-cell>
          <table:table-cell office:value-type="float" office:value="88.1" table:style-name="ce45">
            <text:p>88.1</text:p>
          </table:table-cell>
          <table:table-cell office:value-type="float" office:value="3146" table:style-name="ce44">
            <text:p>3,146</text:p>
          </table:table-cell>
          <table:table-cell office:value-type="float" office:value="1143" table:style-name="ce44">
            <text:p>1,143</text:p>
          </table:table-cell>
          <table:table-cell office:value-type="float" office:value="36.299999999999997" table:style-name="ce45">
            <text:p>36.3</text:p>
          </table:table-cell>
          <table:table-cell office:value-type="float" office:value="3133" table:style-name="ce44">
            <text:p>3,133</text:p>
          </table:table-cell>
          <table:table-cell office:value-type="float" office:value="1159" table:style-name="ce44">
            <text:p>1,159</text:p>
          </table:table-cell>
          <table:table-cell office:value-type="float" office:value="37" table:style-name="ce45">
            <text:p>37.0</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Lewisham</text:p>
          </table:table-cell>
          <table:table-cell office:value-type="float" office:value="31" table:style-name="ce44">
            <text:p>31</text:p>
          </table:table-cell>
          <table:table-cell office:value-type="float" office:value="24" table:style-name="ce44">
            <text:p>24</text:p>
          </table:table-cell>
          <table:table-cell office:value-type="float" office:value="77.400000000000006" table:style-name="ce45">
            <text:p>77.4</text:p>
          </table:table-cell>
          <table:table-cell office:value-type="float" office:value="3496" table:style-name="ce44">
            <text:p>3,496</text:p>
          </table:table-cell>
          <table:table-cell office:value-type="float" office:value="1270" table:style-name="ce44">
            <text:p>1,270</text:p>
          </table:table-cell>
          <table:table-cell office:value-type="float" office:value="36.299999999999997" table:style-name="ce45">
            <text:p>36.3</text:p>
          </table:table-cell>
          <table:table-cell office:value-type="float" office:value="3503" table:style-name="ce44">
            <text:p>3,503</text:p>
          </table:table-cell>
          <table:table-cell office:value-type="float" office:value="1284" table:style-name="ce44">
            <text:p>1,284</text:p>
          </table:table-cell>
          <table:table-cell office:value-type="float" office:value="36.700000000000003" table:style-name="ce45">
            <text:p>36.7</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Merton</text:p>
          </table:table-cell>
          <table:table-cell office:value-type="float" office:value="22" table:style-name="ce44">
            <text:p>22</text:p>
          </table:table-cell>
          <table:table-cell office:value-type="float" office:value="15" table:style-name="ce44">
            <text:p>15</text:p>
          </table:table-cell>
          <table:table-cell office:value-type="float" office:value="68.2" table:style-name="ce45">
            <text:p>68.2</text:p>
          </table:table-cell>
          <table:table-cell office:value-type="float" office:value="1531" table:style-name="ce44">
            <text:p>1,531</text:p>
          </table:table-cell>
          <table:table-cell office:value-type="float" office:value="583" table:style-name="ce44">
            <text:p>583</text:p>
          </table:table-cell>
          <table:table-cell office:value-type="float" office:value="38.1" table:style-name="ce45">
            <text:p>38.1</text:p>
          </table:table-cell>
          <table:table-cell office:value-type="float" office:value="1628" table:style-name="ce44">
            <text:p>1,628</text:p>
          </table:table-cell>
          <table:table-cell office:value-type="float" office:value="637" table:style-name="ce44">
            <text:p>637</text:p>
          </table:table-cell>
          <table:table-cell office:value-type="float" office:value="39.1" table:style-name="ce45">
            <text:p>39.1</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Newham</text:p>
          </table:table-cell>
          <table:table-cell office:value-type="float" office:value="44" table:style-name="ce44">
            <text:p>44</text:p>
          </table:table-cell>
          <table:table-cell office:value-type="float" office:value="38" table:style-name="ce44">
            <text:p>38</text:p>
          </table:table-cell>
          <table:table-cell office:value-type="float" office:value="86.4" table:style-name="ce45">
            <text:p>86.4</text:p>
          </table:table-cell>
          <table:table-cell office:value-type="float" office:value="4755" table:style-name="ce44">
            <text:p>4,755</text:p>
          </table:table-cell>
          <table:table-cell office:value-type="float" office:value="1571" table:style-name="ce44">
            <text:p>1,571</text:p>
          </table:table-cell>
          <table:table-cell office:value-type="float" office:value="33" table:style-name="ce45">
            <text:p>33.0</text:p>
          </table:table-cell>
          <table:table-cell office:value-type="float" office:value="4767" table:style-name="ce44">
            <text:p>4,767</text:p>
          </table:table-cell>
          <table:table-cell office:value-type="float" office:value="1720" table:style-name="ce44">
            <text:p>1,720</text:p>
          </table:table-cell>
          <table:table-cell office:value-type="float" office:value="36.1" table:style-name="ce45">
            <text:p>36.1</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Redbridge</text:p>
          </table:table-cell>
          <table:table-cell office:value-type="float" office:value="43" table:style-name="ce44">
            <text:p>43</text:p>
          </table:table-cell>
          <table:table-cell office:value-type="float" office:value="34" table:style-name="ce44">
            <text:p>34</text:p>
          </table:table-cell>
          <table:table-cell office:value-type="float" office:value="79.099999999999994" table:style-name="ce45">
            <text:p>79.1</text:p>
          </table:table-cell>
          <table:table-cell office:value-type="float" office:value="4004" table:style-name="ce44">
            <text:p>4,004</text:p>
          </table:table-cell>
          <table:table-cell office:value-type="float" office:value="1305" table:style-name="ce44">
            <text:p>1,305</text:p>
          </table:table-cell>
          <table:table-cell office:value-type="float" office:value="32.6" table:style-name="ce45">
            <text:p>32.6</text:p>
          </table:table-cell>
          <table:table-cell office:value-type="float" office:value="4028" table:style-name="ce44">
            <text:p>4,028</text:p>
          </table:table-cell>
          <table:table-cell office:value-type="float" office:value="1382" table:style-name="ce44">
            <text:p>1,382</text:p>
          </table:table-cell>
          <table:table-cell office:value-type="float" office:value="34.299999999999997" table:style-name="ce45">
            <text:p>34.3</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Richmond Upon Thames</text:p>
          </table:table-cell>
          <table:table-cell office:value-type="float" office:value="25" table:style-name="ce44">
            <text:p>25</text:p>
          </table:table-cell>
          <table:table-cell office:value-type="float" office:value="21" table:style-name="ce44">
            <text:p>21</text:p>
          </table:table-cell>
          <table:table-cell office:value-type="float" office:value="84" table:style-name="ce45">
            <text:p>84.0</text:p>
          </table:table-cell>
          <table:table-cell office:value-type="float" office:value="1676" table:style-name="ce44">
            <text:p>1,676</text:p>
          </table:table-cell>
          <table:table-cell office:value-type="float" office:value="834" table:style-name="ce44">
            <text:p>834</text:p>
          </table:table-cell>
          <table:table-cell office:value-type="float" office:value="49.8" table:style-name="ce45">
            <text:p>49.8</text:p>
          </table:table-cell>
          <table:table-cell office:value-type="float" office:value="1741" table:style-name="ce44">
            <text:p>1,741</text:p>
          </table:table-cell>
          <table:table-cell office:value-type="float" office:value="912" table:style-name="ce44">
            <text:p>912</text:p>
          </table:table-cell>
          <table:table-cell office:value-type="float" office:value="52.4" table:style-name="ce45">
            <text:p>52.4</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Southwark</text:p>
          </table:table-cell>
          <table:table-cell office:value-type="float" office:value="31" table:style-name="ce44">
            <text:p>31</text:p>
          </table:table-cell>
          <table:table-cell office:value-type="float" office:value="29" table:style-name="ce44">
            <text:p>29</text:p>
          </table:table-cell>
          <table:table-cell office:value-type="float" office:value="93.5" table:style-name="ce45">
            <text:p>93.5</text:p>
          </table:table-cell>
          <table:table-cell office:value-type="float" office:value="2668" table:style-name="ce44">
            <text:p>2,668</text:p>
          </table:table-cell>
          <table:table-cell office:value-type="float" office:value="995" table:style-name="ce44">
            <text:p>995</text:p>
          </table:table-cell>
          <table:table-cell office:value-type="float" office:value="37.299999999999997" table:style-name="ce45">
            <text:p>37.3</text:p>
          </table:table-cell>
          <table:table-cell office:value-type="float" office:value="2809" table:style-name="ce44">
            <text:p>2,809</text:p>
          </table:table-cell>
          <table:table-cell office:value-type="float" office:value="963" table:style-name="ce44">
            <text:p>963</text:p>
          </table:table-cell>
          <table:table-cell office:value-type="float" office:value="34.299999999999997" table:style-name="ce45">
            <text:p>34.3</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Sutton</text:p>
          </table:table-cell>
          <table:table-cell office:value-type="float" office:value="23" table:style-name="ce44">
            <text:p>23</text:p>
          </table:table-cell>
          <table:table-cell office:value-type="float" office:value="19" table:style-name="ce44">
            <text:p>19</text:p>
          </table:table-cell>
          <table:table-cell office:value-type="float" office:value="82.6" table:style-name="ce45">
            <text:p>82.6</text:p>
          </table:table-cell>
          <table:table-cell office:value-type="float" office:value="1751" table:style-name="ce44">
            <text:p>1,751</text:p>
          </table:table-cell>
          <table:table-cell office:value-type="float" office:value="812" table:style-name="ce44">
            <text:p>812</text:p>
          </table:table-cell>
          <table:table-cell office:value-type="float" office:value="46.4" table:style-name="ce45">
            <text:p>46.4</text:p>
          </table:table-cell>
          <table:table-cell office:value-type="float" office:value="1917" table:style-name="ce44">
            <text:p>1,917</text:p>
          </table:table-cell>
          <table:table-cell office:value-type="float" office:value="943" table:style-name="ce44">
            <text:p>943</text:p>
          </table:table-cell>
          <table:table-cell office:value-type="float" office:value="49.2" table:style-name="ce45">
            <text:p>49.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Tower Hamlets</text:p>
          </table:table-cell>
          <table:table-cell office:value-type="float" office:value="30" table:style-name="ce44">
            <text:p>30</text:p>
          </table:table-cell>
          <table:table-cell office:value-type="float" office:value="26" table:style-name="ce44">
            <text:p>26</text:p>
          </table:table-cell>
          <table:table-cell office:value-type="float" office:value="86.7" table:style-name="ce45">
            <text:p>86.7</text:p>
          </table:table-cell>
          <table:table-cell office:value-type="float" office:value="3455" table:style-name="ce44">
            <text:p>3,455</text:p>
          </table:table-cell>
          <table:table-cell office:value-type="float" office:value="834" table:style-name="ce44">
            <text:p>834</text:p>
          </table:table-cell>
          <table:table-cell office:value-type="float" office:value="24.1" table:style-name="ce45">
            <text:p>24.1</text:p>
          </table:table-cell>
          <table:table-cell office:value-type="float" office:value="3521" table:style-name="ce44">
            <text:p>3,521</text:p>
          </table:table-cell>
          <table:table-cell office:value-type="float" office:value="956" table:style-name="ce44">
            <text:p>956</text:p>
          </table:table-cell>
          <table:table-cell office:value-type="float" office:value="27.2" table:style-name="ce45">
            <text:p>27.2</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Waltham Forest</text:p>
          </table:table-cell>
          <table:table-cell office:value-type="float" office:value="39" table:style-name="ce44">
            <text:p>39</text:p>
          </table:table-cell>
          <table:table-cell office:value-type="float" office:value="35" table:style-name="ce44">
            <text:p>35</text:p>
          </table:table-cell>
          <table:table-cell office:value-type="float" office:value="89.7" table:style-name="ce45">
            <text:p>89.7</text:p>
          </table:table-cell>
          <table:table-cell office:value-type="float" office:value="3438" table:style-name="ce44">
            <text:p>3,438</text:p>
          </table:table-cell>
          <table:table-cell office:value-type="float" office:value="1155" table:style-name="ce44">
            <text:p>1,155</text:p>
          </table:table-cell>
          <table:table-cell office:value-type="float" office:value="33.6" table:style-name="ce45">
            <text:p>33.6</text:p>
          </table:table-cell>
          <table:table-cell office:value-type="float" office:value="3435" table:style-name="ce44">
            <text:p>3,435</text:p>
          </table:table-cell>
          <table:table-cell office:value-type="float" office:value="1191" table:style-name="ce44">
            <text:p>1,191</text:p>
          </table:table-cell>
          <table:table-cell office:value-type="float" office:value="34.700000000000003" table:style-name="ce45">
            <text:p>34.7</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Wandsworth</text:p>
          </table:table-cell>
          <table:table-cell office:value-type="float" office:value="37" table:style-name="ce44">
            <text:p>37</text:p>
          </table:table-cell>
          <table:table-cell office:value-type="float" office:value="30" table:style-name="ce44">
            <text:p>30</text:p>
          </table:table-cell>
          <table:table-cell office:value-type="float" office:value="81.099999999999994" table:style-name="ce45">
            <text:p>81.1</text:p>
          </table:table-cell>
          <table:table-cell office:value-type="float" office:value="3200" table:style-name="ce44">
            <text:p>3,200</text:p>
          </table:table-cell>
          <table:table-cell office:value-type="float" office:value="1442" table:style-name="ce44">
            <text:p>1,442</text:p>
          </table:table-cell>
          <table:table-cell office:value-type="float" office:value="45.1" table:style-name="ce45">
            <text:p>45.1</text:p>
          </table:table-cell>
          <table:table-cell office:value-type="float" office:value="3077" table:style-name="ce44">
            <text:p>3,077</text:p>
          </table:table-cell>
          <table:table-cell office:value-type="float" office:value="1408" table:style-name="ce44">
            <text:p>1,408</text:p>
          </table:table-cell>
          <table:table-cell office:value-type="float" office:value="45.8" table:style-name="ce45">
            <text:p>45.8</text:p>
          </table:table-cell>
          <table:table-cell table:number-columns-repeated="16373" table:style-name="ce54"/>
        </table:table-row>
        <table:table-row table:style-name="ro6">
          <table:table-cell office:value-type="string" table:style-name="ce60">
            <text:p>London</text:p>
          </table:table-cell>
          <table:table-cell office:value-type="string" table:style-name="ce43">
            <text:p>Westminster</text:p>
          </table:table-cell>
          <table:table-cell office:value-type="float" office:value="41" table:style-name="ce44">
            <text:p>41</text:p>
          </table:table-cell>
          <table:table-cell office:value-type="float" office:value="41" table:style-name="ce44">
            <text:p>41</text:p>
          </table:table-cell>
          <table:table-cell office:value-type="float" office:value="100" table:style-name="ce45">
            <text:p>100.0</text:p>
          </table:table-cell>
          <table:table-cell office:value-type="float" office:value="1860" table:style-name="ce44">
            <text:p>1,860</text:p>
          </table:table-cell>
          <table:table-cell office:value-type="float" office:value="575" table:style-name="ce44">
            <text:p>575</text:p>
          </table:table-cell>
          <table:table-cell office:value-type="float" office:value="30.9" table:style-name="ce45">
            <text:p>30.9</text:p>
          </table:table-cell>
          <table:table-cell office:value-type="float" office:value="1955" table:style-name="ce44">
            <text:p>1,955</text:p>
          </table:table-cell>
          <table:table-cell office:value-type="float" office:value="590" table:style-name="ce44">
            <text:p>590</text:p>
          </table:table-cell>
          <table:table-cell office:value-type="float" office:value="30.2" table:style-name="ce45">
            <text:p>30.2</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Bracknell Forest</text:p>
          </table:table-cell>
          <table:table-cell office:value-type="float" office:value="10" table:style-name="ce44">
            <text:p>10</text:p>
          </table:table-cell>
          <table:table-cell office:value-type="float" office:value="9" table:style-name="ce44">
            <text:p>9</text:p>
          </table:table-cell>
          <table:table-cell office:value-type="float" office:value="90" table:style-name="ce45">
            <text:p>90.0</text:p>
          </table:table-cell>
          <table:table-cell office:value-type="float" office:value="1441" table:style-name="ce44">
            <text:p>1,441</text:p>
          </table:table-cell>
          <table:table-cell office:value-type="float" office:value="717" table:style-name="ce44">
            <text:p>717</text:p>
          </table:table-cell>
          <table:table-cell office:value-type="float" office:value="49.8" table:style-name="ce45">
            <text:p>49.8</text:p>
          </table:table-cell>
          <table:table-cell office:value-type="float" office:value="1455" table:style-name="ce44">
            <text:p>1,455</text:p>
          </table:table-cell>
          <table:table-cell office:value-type="float" office:value="758" table:style-name="ce44">
            <text:p>758</text:p>
          </table:table-cell>
          <table:table-cell office:value-type="float" office:value="52.1" table:style-name="ce45">
            <text:p>52.1</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Brighton And Hove</text:p>
          </table:table-cell>
          <table:table-cell office:value-type="float" office:value="31" table:style-name="ce44">
            <text:p>31</text:p>
          </table:table-cell>
          <table:table-cell office:value-type="float" office:value="31" table:style-name="ce44">
            <text:p>31</text:p>
          </table:table-cell>
          <table:table-cell office:value-type="float" office:value="100" table:style-name="ce45">
            <text:p>100.0</text:p>
          </table:table-cell>
          <table:table-cell office:value-type="float" office:value="2254" table:style-name="ce44">
            <text:p>2,254</text:p>
          </table:table-cell>
          <table:table-cell office:value-type="float" office:value="1153" table:style-name="ce44">
            <text:p>1,153</text:p>
          </table:table-cell>
          <table:table-cell office:value-type="float" office:value="51.2" table:style-name="ce45">
            <text:p>51.2</text:p>
          </table:table-cell>
          <table:table-cell office:value-type="float" office:value="2377" table:style-name="ce44">
            <text:p>2,377</text:p>
          </table:table-cell>
          <table:table-cell office:value-type="float" office:value="1178" table:style-name="ce44">
            <text:p>1,178</text:p>
          </table:table-cell>
          <table:table-cell office:value-type="float" office:value="49.6" table:style-name="ce45">
            <text:p>49.6</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Buckinghamshire</text:p>
          </table:table-cell>
          <table:table-cell office:value-type="float" office:value="47" table:style-name="ce44">
            <text:p>47</text:p>
          </table:table-cell>
          <table:table-cell office:value-type="float" office:value="41" table:style-name="ce44">
            <text:p>41</text:p>
          </table:table-cell>
          <table:table-cell office:value-type="float" office:value="87.2" table:style-name="ce45">
            <text:p>87.2</text:p>
          </table:table-cell>
          <table:table-cell office:value-type="float" office:value="5842" table:style-name="ce44">
            <text:p>5,842</text:p>
          </table:table-cell>
          <table:table-cell office:value-type="float" office:value="2584" table:style-name="ce44">
            <text:p>2,584</text:p>
          </table:table-cell>
          <table:table-cell office:value-type="float" office:value="44.2" table:style-name="ce45">
            <text:p>44.2</text:p>
          </table:table-cell>
          <table:table-cell office:value-type="float" office:value="5911" table:style-name="ce44">
            <text:p>5,911</text:p>
          </table:table-cell>
          <table:table-cell office:value-type="float" office:value="2802" table:style-name="ce44">
            <text:p>2,802</text:p>
          </table:table-cell>
          <table:table-cell office:value-type="float" office:value="47.4" table:style-name="ce45">
            <text:p>47.4</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East Sussex</text:p>
          </table:table-cell>
          <table:table-cell office:value-type="float" office:value="52" table:style-name="ce44">
            <text:p>52</text:p>
          </table:table-cell>
          <table:table-cell office:value-type="float" office:value="50" table:style-name="ce44">
            <text:p>50</text:p>
          </table:table-cell>
          <table:table-cell office:value-type="float" office:value="96.2" table:style-name="ce45">
            <text:p>96.2</text:p>
          </table:table-cell>
          <table:table-cell office:value-type="float" office:value="4830" table:style-name="ce44">
            <text:p>4,830</text:p>
          </table:table-cell>
          <table:table-cell office:value-type="float" office:value="2280" table:style-name="ce44">
            <text:p>2,280</text:p>
          </table:table-cell>
          <table:table-cell office:value-type="float" office:value="47.2" table:style-name="ce45">
            <text:p>47.2</text:p>
          </table:table-cell>
          <table:table-cell office:value-type="float" office:value="5065" table:style-name="ce44">
            <text:p>5,065</text:p>
          </table:table-cell>
          <table:table-cell office:value-type="float" office:value="2335" table:style-name="ce44">
            <text:p>2,335</text:p>
          </table:table-cell>
          <table:table-cell office:value-type="float" office:value="46.1" table:style-name="ce45">
            <text:p>46.1</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Hampshire</text:p>
          </table:table-cell>
          <table:table-cell office:value-type="float" office:value="106" table:style-name="ce44">
            <text:p>106</text:p>
          </table:table-cell>
          <table:table-cell office:value-type="float" office:value="96" table:style-name="ce44">
            <text:p>96</text:p>
          </table:table-cell>
          <table:table-cell office:value-type="float" office:value="90.6" table:style-name="ce45">
            <text:p>90.6</text:p>
          </table:table-cell>
          <table:table-cell office:value-type="float" office:value="13143" table:style-name="ce44">
            <text:p>13,143</text:p>
          </table:table-cell>
          <table:table-cell office:value-type="float" office:value="7830" table:style-name="ce44">
            <text:p>7,830</text:p>
          </table:table-cell>
          <table:table-cell office:value-type="float" office:value="59.6" table:style-name="ce45">
            <text:p>59.6</text:p>
          </table:table-cell>
          <table:table-cell office:value-type="float" office:value="13464" table:style-name="ce44">
            <text:p>13,464</text:p>
          </table:table-cell>
          <table:table-cell office:value-type="float" office:value="7996" table:style-name="ce44">
            <text:p>7,996</text:p>
          </table:table-cell>
          <table:table-cell office:value-type="float" office:value="59.4" table:style-name="ce45">
            <text:p>59.4</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Isle Of Wight</text:p>
          </table:table-cell>
          <table:table-cell office:value-type="float" office:value="12" table:style-name="ce44">
            <text:p>12</text:p>
          </table:table-cell>
          <table:table-cell office:value-type="float" office:value="12" table:style-name="ce44">
            <text:p>12</text:p>
          </table:table-cell>
          <table:table-cell office:value-type="float" office:value="100" table:style-name="ce45">
            <text:p>100.0</text:p>
          </table:table-cell>
          <table:table-cell office:value-type="float" office:value="1083" table:style-name="ce44">
            <text:p>1,083</text:p>
          </table:table-cell>
          <table:table-cell office:value-type="float" office:value="465" table:style-name="ce44">
            <text:p>465</text:p>
          </table:table-cell>
          <table:table-cell office:value-type="float" office:value="42.9" table:style-name="ce45">
            <text:p>42.9</text:p>
          </table:table-cell>
          <table:table-cell office:value-type="float" office:value="1069" table:style-name="ce44">
            <text:p>1,069</text:p>
          </table:table-cell>
          <table:table-cell office:value-type="float" office:value="410" table:style-name="ce44">
            <text:p>410</text:p>
          </table:table-cell>
          <table:table-cell office:value-type="float" office:value="38.4" table:style-name="ce45">
            <text:p>38.4</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Kent</text:p>
          </table:table-cell>
          <table:table-cell office:value-type="float" office:value="153" table:style-name="ce44">
            <text:p>153</text:p>
          </table:table-cell>
          <table:table-cell office:value-type="float" office:value="142" table:style-name="ce44">
            <text:p>142</text:p>
          </table:table-cell>
          <table:table-cell office:value-type="float" office:value="92.8" table:style-name="ce45">
            <text:p>92.8</text:p>
          </table:table-cell>
          <table:table-cell office:value-type="float" office:value="16492" table:style-name="ce44">
            <text:p>16,492</text:p>
          </table:table-cell>
          <table:table-cell office:value-type="float" office:value="7811" table:style-name="ce44">
            <text:p>7,811</text:p>
          </table:table-cell>
          <table:table-cell office:value-type="float" office:value="47.4" table:style-name="ce45">
            <text:p>47.4</text:p>
          </table:table-cell>
          <table:table-cell office:value-type="float" office:value="16942" table:style-name="ce44">
            <text:p>16,942</text:p>
          </table:table-cell>
          <table:table-cell office:value-type="float" office:value="8422" table:style-name="ce44">
            <text:p>8,422</text:p>
          </table:table-cell>
          <table:table-cell office:value-type="float" office:value="49.7" table:style-name="ce45">
            <text:p>49.7</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Medway</text:p>
          </table:table-cell>
          <table:table-cell office:value-type="float" office:value="35" table:style-name="ce44">
            <text:p>35</text:p>
          </table:table-cell>
          <table:table-cell office:value-type="float" office:value="33" table:style-name="ce44">
            <text:p>33</text:p>
          </table:table-cell>
          <table:table-cell office:value-type="float" office:value="94.3" table:style-name="ce45">
            <text:p>94.3</text:p>
          </table:table-cell>
          <table:table-cell office:value-type="float" office:value="3456" table:style-name="ce44">
            <text:p>3,456</text:p>
          </table:table-cell>
          <table:table-cell office:value-type="float" office:value="1493" table:style-name="ce44">
            <text:p>1,493</text:p>
          </table:table-cell>
          <table:table-cell office:value-type="float" office:value="43.2" table:style-name="ce45">
            <text:p>43.2</text:p>
          </table:table-cell>
          <table:table-cell office:value-type="float" office:value="3743" table:style-name="ce44">
            <text:p>3,743</text:p>
          </table:table-cell>
          <table:table-cell office:value-type="float" office:value="1600" table:style-name="ce44">
            <text:p>1,600</text:p>
          </table:table-cell>
          <table:table-cell office:value-type="float" office:value="42.7" table:style-name="ce45">
            <text:p>42.7</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Milton Keynes</text:p>
          </table:table-cell>
          <table:table-cell office:value-type="float" office:value="26" table:style-name="ce44">
            <text:p>26</text:p>
          </table:table-cell>
          <table:table-cell office:value-type="float" office:value="26" table:style-name="ce44">
            <text:p>26</text:p>
          </table:table-cell>
          <table:table-cell office:value-type="float" office:value="100" table:style-name="ce45">
            <text:p>100.0</text:p>
          </table:table-cell>
          <table:table-cell office:value-type="float" office:value="3762" table:style-name="ce44">
            <text:p>3,762</text:p>
          </table:table-cell>
          <table:table-cell office:value-type="float" office:value="1668" table:style-name="ce44">
            <text:p>1,668</text:p>
          </table:table-cell>
          <table:table-cell office:value-type="float" office:value="44.3" table:style-name="ce45">
            <text:p>44.3</text:p>
          </table:table-cell>
          <table:table-cell office:value-type="float" office:value="3822" table:style-name="ce44">
            <text:p>3,822</text:p>
          </table:table-cell>
          <table:table-cell office:value-type="float" office:value="1742" table:style-name="ce44">
            <text:p>1,742</text:p>
          </table:table-cell>
          <table:table-cell office:value-type="float" office:value="45.6" table:style-name="ce45">
            <text:p>45.6</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Oxfordshire</text:p>
          </table:table-cell>
          <table:table-cell office:value-type="float" office:value="65" table:style-name="ce44">
            <text:p>65</text:p>
          </table:table-cell>
          <table:table-cell office:value-type="float" office:value="63" table:style-name="ce44">
            <text:p>63</text:p>
          </table:table-cell>
          <table:table-cell office:value-type="float" office:value="96.9" table:style-name="ce45">
            <text:p>96.9</text:p>
          </table:table-cell>
          <table:table-cell office:value-type="float" office:value="6947" table:style-name="ce44">
            <text:p>6,947</text:p>
          </table:table-cell>
          <table:table-cell office:value-type="float" office:value="3817" table:style-name="ce44">
            <text:p>3,817</text:p>
          </table:table-cell>
          <table:table-cell office:value-type="float" office:value="54.9" table:style-name="ce45">
            <text:p>54.9</text:p>
          </table:table-cell>
          <table:table-cell office:value-type="float" office:value="6969" table:style-name="ce44">
            <text:p>6,969</text:p>
          </table:table-cell>
          <table:table-cell office:value-type="float" office:value="3852" table:style-name="ce44">
            <text:p>3,852</text:p>
          </table:table-cell>
          <table:table-cell office:value-type="float" office:value="55.3" table:style-name="ce45">
            <text:p>55.3</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Portsmouth</text:p>
          </table:table-cell>
          <table:table-cell office:value-type="float" office:value="12" table:style-name="ce44">
            <text:p>12</text:p>
          </table:table-cell>
          <table:table-cell office:value-type="float" office:value="11" table:style-name="ce44">
            <text:p>11</text:p>
          </table:table-cell>
          <table:table-cell office:value-type="float" office:value="91.7" table:style-name="ce45">
            <text:p>91.7</text:p>
          </table:table-cell>
          <table:table-cell office:value-type="float" office:value="2320" table:style-name="ce44">
            <text:p>2,320</text:p>
          </table:table-cell>
          <table:table-cell office:value-type="float" office:value="1092" table:style-name="ce44">
            <text:p>1,092</text:p>
          </table:table-cell>
          <table:table-cell office:value-type="float" office:value="47.1" table:style-name="ce45">
            <text:p>47.1</text:p>
          </table:table-cell>
          <table:table-cell office:value-type="float" office:value="2450" table:style-name="ce44">
            <text:p>2,450</text:p>
          </table:table-cell>
          <table:table-cell office:value-type="float" office:value="1226" table:style-name="ce44">
            <text:p>1,226</text:p>
          </table:table-cell>
          <table:table-cell office:value-type="float" office:value="50" table:style-name="ce45">
            <text:p>50.0</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Reading</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2590" table:style-name="ce44">
            <text:p>2,590</text:p>
          </table:table-cell>
          <table:table-cell office:value-type="float" office:value="1174" table:style-name="ce44">
            <text:p>1,174</text:p>
          </table:table-cell>
          <table:table-cell office:value-type="float" office:value="45.3" table:style-name="ce45">
            <text:p>45.3</text:p>
          </table:table-cell>
          <table:table-cell office:value-type="float" office:value="2747" table:style-name="ce44">
            <text:p>2,747</text:p>
          </table:table-cell>
          <table:table-cell office:value-type="float" office:value="1317" table:style-name="ce44">
            <text:p>1,317</text:p>
          </table:table-cell>
          <table:table-cell office:value-type="float" office:value="47.9" table:style-name="ce45">
            <text:p>47.9</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Slough</text:p>
          </table:table-cell>
          <table:table-cell office:value-type="float" office:value="15" table:style-name="ce44">
            <text:p>15</text:p>
          </table:table-cell>
          <table:table-cell office:value-type="float" office:value="13" table:style-name="ce44">
            <text:p>13</text:p>
          </table:table-cell>
          <table:table-cell office:value-type="float" office:value="86.7" table:style-name="ce45">
            <text:p>86.7</text:p>
          </table:table-cell>
          <table:table-cell office:value-type="float" office:value="1874" table:style-name="ce44">
            <text:p>1,874</text:p>
          </table:table-cell>
          <table:table-cell office:value-type="float" office:value="686" table:style-name="ce44">
            <text:p>686</text:p>
          </table:table-cell>
          <table:table-cell office:value-type="float" office:value="36.6" table:style-name="ce45">
            <text:p>36.6</text:p>
          </table:table-cell>
          <table:table-cell office:value-type="float" office:value="1943" table:style-name="ce44">
            <text:p>1,943</text:p>
          </table:table-cell>
          <table:table-cell office:value-type="float" office:value="708" table:style-name="ce44">
            <text:p>708</text:p>
          </table:table-cell>
          <table:table-cell office:value-type="float" office:value="36.4" table:style-name="ce45">
            <text:p>36.4</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Southampton</text:p>
          </table:table-cell>
          <table:table-cell office:value-type="float" office:value="25" table:style-name="ce44">
            <text:p>25</text:p>
          </table:table-cell>
          <table:table-cell office:value-type="float" office:value="25" table:style-name="ce44">
            <text:p>25</text:p>
          </table:table-cell>
          <table:table-cell office:value-type="float" office:value="100" table:style-name="ce45">
            <text:p>100.0</text:p>
          </table:table-cell>
          <table:table-cell office:value-type="float" office:value="3083" table:style-name="ce44">
            <text:p>3,083</text:p>
          </table:table-cell>
          <table:table-cell office:value-type="float" office:value="1377" table:style-name="ce44">
            <text:p>1,377</text:p>
          </table:table-cell>
          <table:table-cell office:value-type="float" office:value="44.7" table:style-name="ce45">
            <text:p>44.7</text:p>
          </table:table-cell>
          <table:table-cell office:value-type="float" office:value="3148" table:style-name="ce44">
            <text:p>3,148</text:p>
          </table:table-cell>
          <table:table-cell office:value-type="float" office:value="1429" table:style-name="ce44">
            <text:p>1,429</text:p>
          </table:table-cell>
          <table:table-cell office:value-type="float" office:value="45.4" table:style-name="ce45">
            <text:p>45.4</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Surrey</text:p>
          </table:table-cell>
          <table:table-cell office:value-type="float" office:value="116" table:style-name="ce44">
            <text:p>116</text:p>
          </table:table-cell>
          <table:table-cell office:value-type="float" office:value="112" table:style-name="ce44">
            <text:p>112</text:p>
          </table:table-cell>
          <table:table-cell office:value-type="float" office:value="96.6" table:style-name="ce45">
            <text:p>96.6</text:p>
          </table:table-cell>
          <table:table-cell office:value-type="float" office:value="12933" table:style-name="ce44">
            <text:p>12,933</text:p>
          </table:table-cell>
          <table:table-cell office:value-type="float" office:value="7133" table:style-name="ce44">
            <text:p>7,133</text:p>
          </table:table-cell>
          <table:table-cell office:value-type="float" office:value="55.2" table:style-name="ce45">
            <text:p>55.2</text:p>
          </table:table-cell>
          <table:table-cell office:value-type="float" office:value="12983" table:style-name="ce44">
            <text:p>12,983</text:p>
          </table:table-cell>
          <table:table-cell office:value-type="float" office:value="7050" table:style-name="ce44">
            <text:p>7,050</text:p>
          </table:table-cell>
          <table:table-cell office:value-type="float" office:value="54.3" table:style-name="ce45">
            <text:p>54.3</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West Berkshire</text:p>
          </table:table-cell>
          <table:table-cell office:value-type="float" office:value="13" table:style-name="ce44">
            <text:p>13</text:p>
          </table:table-cell>
          <table:table-cell office:value-type="float" office:value="12" table:style-name="ce44">
            <text:p>12</text:p>
          </table:table-cell>
          <table:table-cell office:value-type="float" office:value="92.3" table:style-name="ce45">
            <text:p>92.3</text:p>
          </table:table-cell>
          <table:table-cell office:value-type="float" office:value="1338" table:style-name="ce44">
            <text:p>1,338</text:p>
          </table:table-cell>
          <table:table-cell office:value-type="float" office:value="847" table:style-name="ce44">
            <text:p>847</text:p>
          </table:table-cell>
          <table:table-cell office:value-type="float" office:value="63.3" table:style-name="ce45">
            <text:p>63.3</text:p>
          </table:table-cell>
          <table:table-cell office:value-type="float" office:value="1426" table:style-name="ce44">
            <text:p>1,426</text:p>
          </table:table-cell>
          <table:table-cell office:value-type="float" office:value="911" table:style-name="ce44">
            <text:p>911</text:p>
          </table:table-cell>
          <table:table-cell office:value-type="float" office:value="63.9" table:style-name="ce45">
            <text:p>63.9</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West Sussex</text:p>
          </table:table-cell>
          <table:table-cell office:value-type="float" office:value="75" table:style-name="ce44">
            <text:p>75</text:p>
          </table:table-cell>
          <table:table-cell office:value-type="float" office:value="75" table:style-name="ce44">
            <text:p>75</text:p>
          </table:table-cell>
          <table:table-cell office:value-type="float" office:value="100" table:style-name="ce45">
            <text:p>100.0</text:p>
          </table:table-cell>
          <table:table-cell office:value-type="float" office:value="8855" table:style-name="ce44">
            <text:p>8,855</text:p>
          </table:table-cell>
          <table:table-cell office:value-type="float" office:value="4761" table:style-name="ce44">
            <text:p>4,761</text:p>
          </table:table-cell>
          <table:table-cell office:value-type="float" office:value="53.8" table:style-name="ce45">
            <text:p>53.8</text:p>
          </table:table-cell>
          <table:table-cell office:value-type="float" office:value="9023" table:style-name="ce44">
            <text:p>9,023</text:p>
          </table:table-cell>
          <table:table-cell office:value-type="float" office:value="4718" table:style-name="ce44">
            <text:p>4,718</text:p>
          </table:table-cell>
          <table:table-cell office:value-type="float" office:value="52.3" table:style-name="ce45">
            <text:p>52.3</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Windsor And Maidenhead</text:p>
          </table:table-cell>
          <table:table-cell office:value-type="float" office:value="19" table:style-name="ce44">
            <text:p>19</text:p>
          </table:table-cell>
          <table:table-cell office:value-type="float" office:value="18" table:style-name="ce44">
            <text:p>18</text:p>
          </table:table-cell>
          <table:table-cell office:value-type="float" office:value="94.7" table:style-name="ce45">
            <text:p>94.7</text:p>
          </table:table-cell>
          <table:table-cell office:value-type="float" office:value="1551" table:style-name="ce44">
            <text:p>1,551</text:p>
          </table:table-cell>
          <table:table-cell office:value-type="float" office:value="842" table:style-name="ce44">
            <text:p>842</text:p>
          </table:table-cell>
          <table:table-cell office:value-type="float" office:value="54.3" table:style-name="ce45">
            <text:p>54.3</text:p>
          </table:table-cell>
          <table:table-cell office:value-type="float" office:value="1522" table:style-name="ce44">
            <text:p>1,522</text:p>
          </table:table-cell>
          <table:table-cell office:value-type="float" office:value="796" table:style-name="ce44">
            <text:p>796</text:p>
          </table:table-cell>
          <table:table-cell office:value-type="float" office:value="52.3" table:style-name="ce45">
            <text:p>52.3</text:p>
          </table:table-cell>
          <table:table-cell table:number-columns-repeated="16373" table:style-name="ce54"/>
        </table:table-row>
        <table:table-row table:style-name="ro6">
          <table:table-cell office:value-type="string" table:style-name="ce60">
            <text:p>South East</text:p>
          </table:table-cell>
          <table:table-cell office:value-type="string" table:style-name="ce43">
            <text:p>Wokingham</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1527" table:style-name="ce44">
            <text:p>1,527</text:p>
          </table:table-cell>
          <table:table-cell office:value-type="float" office:value="749" table:style-name="ce44">
            <text:p>749</text:p>
          </table:table-cell>
          <table:table-cell office:value-type="float" office:value="49.1" table:style-name="ce45">
            <text:p>49.1</text:p>
          </table:table-cell>
          <table:table-cell office:value-type="float" office:value="1568" table:style-name="ce44">
            <text:p>1,568</text:p>
          </table:table-cell>
          <table:table-cell office:value-type="float" office:value="818" table:style-name="ce44">
            <text:p>818</text:p>
          </table:table-cell>
          <table:table-cell office:value-type="float" office:value="52.2" table:style-name="ce45">
            <text:p>52.2</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Bath And North East Somerset</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1888" table:style-name="ce44">
            <text:p>1,888</text:p>
          </table:table-cell>
          <table:table-cell office:value-type="float" office:value="1078" table:style-name="ce44">
            <text:p>1,078</text:p>
          </table:table-cell>
          <table:table-cell office:value-type="float" office:value="57.1" table:style-name="ce45">
            <text:p>57.1</text:p>
          </table:table-cell>
          <table:table-cell office:value-type="float" office:value="1920" table:style-name="ce44">
            <text:p>1,920</text:p>
          </table:table-cell>
          <table:table-cell office:value-type="float" office:value="1127" table:style-name="ce44">
            <text:p>1,127</text:p>
          </table:table-cell>
          <table:table-cell office:value-type="float" office:value="58.7" table:style-name="ce45">
            <text:p>58.7</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Bournemouth, Poole And Christchurch</text:p>
          </table:table-cell>
          <table:table-cell office:value-type="float" office:value="33" table:style-name="ce44">
            <text:p>33</text:p>
          </table:table-cell>
          <table:table-cell office:value-type="float" office:value="32" table:style-name="ce44">
            <text:p>32</text:p>
          </table:table-cell>
          <table:table-cell office:value-type="float" office:value="97" table:style-name="ce45">
            <text:p>97.0</text:p>
          </table:table-cell>
          <table:table-cell office:value-type="float" office:value="4013" table:style-name="ce44">
            <text:p>4,013</text:p>
          </table:table-cell>
          <table:table-cell office:value-type="float" office:value="1710" table:style-name="ce44">
            <text:p>1,710</text:p>
          </table:table-cell>
          <table:table-cell office:value-type="float" office:value="42.6" table:style-name="ce45">
            <text:p>42.6</text:p>
          </table:table-cell>
          <table:table-cell office:value-type="float" office:value="3982" table:style-name="ce44">
            <text:p>3,982</text:p>
          </table:table-cell>
          <table:table-cell office:value-type="float" office:value="1738" table:style-name="ce44">
            <text:p>1,738</text:p>
          </table:table-cell>
          <table:table-cell office:value-type="float" office:value="43.6" table:style-name="ce45">
            <text:p>43.6</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Bristol, City Of</text:p>
          </table:table-cell>
          <table:table-cell office:value-type="float" office:value="39" table:style-name="ce44">
            <text:p>39</text:p>
          </table:table-cell>
          <table:table-cell office:value-type="float" office:value="38" table:style-name="ce44">
            <text:p>38</text:p>
          </table:table-cell>
          <table:table-cell office:value-type="float" office:value="97.4" table:style-name="ce45">
            <text:p>97.4</text:p>
          </table:table-cell>
          <table:table-cell office:value-type="float" office:value="5294" table:style-name="ce44">
            <text:p>5,294</text:p>
          </table:table-cell>
          <table:table-cell office:value-type="float" office:value="2517" table:style-name="ce44">
            <text:p>2,517</text:p>
          </table:table-cell>
          <table:table-cell office:value-type="float" office:value="47.5" table:style-name="ce45">
            <text:p>47.5</text:p>
          </table:table-cell>
          <table:table-cell office:value-type="float" office:value="5316" table:style-name="ce44">
            <text:p>5,316</text:p>
          </table:table-cell>
          <table:table-cell office:value-type="float" office:value="2523" table:style-name="ce44">
            <text:p>2,523</text:p>
          </table:table-cell>
          <table:table-cell office:value-type="float" office:value="47.5" table:style-name="ce45">
            <text:p>47.5</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Devon</text:p>
          </table:table-cell>
          <table:table-cell office:value-type="float" office:value="88" table:style-name="ce44">
            <text:p>88</text:p>
          </table:table-cell>
          <table:table-cell office:value-type="float" office:value="88" table:style-name="ce44">
            <text:p>88</text:p>
          </table:table-cell>
          <table:table-cell office:value-type="float" office:value="100" table:style-name="ce45">
            <text:p>100.0</text:p>
          </table:table-cell>
          <table:table-cell office:value-type="float" office:value="7125" table:style-name="ce44">
            <text:p>7,125</text:p>
          </table:table-cell>
          <table:table-cell office:value-type="float" office:value="4003" table:style-name="ce44">
            <text:p>4,003</text:p>
          </table:table-cell>
          <table:table-cell office:value-type="float" office:value="56.2" table:style-name="ce45">
            <text:p>56.2</text:p>
          </table:table-cell>
          <table:table-cell office:value-type="float" office:value="7291" table:style-name="ce44">
            <text:p>7,291</text:p>
          </table:table-cell>
          <table:table-cell office:value-type="float" office:value="4066" table:style-name="ce44">
            <text:p>4,066</text:p>
          </table:table-cell>
          <table:table-cell office:value-type="float" office:value="55.8" table:style-name="ce45">
            <text:p>55.8</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Dorset</text:p>
          </table:table-cell>
          <table:table-cell office:value-type="float" office:value="40" table:style-name="ce44">
            <text:p>40</text:p>
          </table:table-cell>
          <table:table-cell office:value-type="float" office:value="40" table:style-name="ce44">
            <text:p>40</text:p>
          </table:table-cell>
          <table:table-cell office:value-type="float" office:value="100" table:style-name="ce45">
            <text:p>100.0</text:p>
          </table:table-cell>
          <table:table-cell office:value-type="float" office:value="2747" table:style-name="ce44">
            <text:p>2,747</text:p>
          </table:table-cell>
          <table:table-cell office:value-type="float" office:value="1528" table:style-name="ce44">
            <text:p>1,528</text:p>
          </table:table-cell>
          <table:table-cell office:value-type="float" office:value="55.6" table:style-name="ce45">
            <text:p>55.6</text:p>
          </table:table-cell>
          <table:table-cell office:value-type="float" office:value="2740" table:style-name="ce44">
            <text:p>2,740</text:p>
          </table:table-cell>
          <table:table-cell office:value-type="float" office:value="1523" table:style-name="ce44">
            <text:p>1,523</text:p>
          </table:table-cell>
          <table:table-cell office:value-type="float" office:value="55.6" table:style-name="ce45">
            <text:p>55.6</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Gloucestershire</text:p>
          </table:table-cell>
          <table:table-cell office:value-type="float" office:value="69" table:style-name="ce44">
            <text:p>69</text:p>
          </table:table-cell>
          <table:table-cell office:value-type="float" office:value="67" table:style-name="ce44">
            <text:p>67</text:p>
          </table:table-cell>
          <table:table-cell office:value-type="float" office:value="97.1" table:style-name="ce45">
            <text:p>97.1</text:p>
          </table:table-cell>
          <table:table-cell office:value-type="float" office:value="6205" table:style-name="ce44">
            <text:p>6,205</text:p>
          </table:table-cell>
          <table:table-cell office:value-type="float" office:value="3187" table:style-name="ce44">
            <text:p>3,187</text:p>
          </table:table-cell>
          <table:table-cell office:value-type="float" office:value="51.4" table:style-name="ce45">
            <text:p>51.4</text:p>
          </table:table-cell>
          <table:table-cell office:value-type="float" office:value="6506" table:style-name="ce44">
            <text:p>6,506</text:p>
          </table:table-cell>
          <table:table-cell office:value-type="float" office:value="3380" table:style-name="ce44">
            <text:p>3,380</text:p>
          </table:table-cell>
          <table:table-cell office:value-type="float" office:value="52" table:style-name="ce45">
            <text:p>52.0</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Kernow (Cornwall and Isles of Scilly)</text:p>
          </table:table-cell>
          <table:table-cell office:value-type="float" office:value="55" table:style-name="ce44">
            <text:p>55</text:p>
          </table:table-cell>
          <table:table-cell office:value-type="float" office:value="55" table:style-name="ce44">
            <text:p>55</text:p>
          </table:table-cell>
          <table:table-cell office:value-type="float" office:value="100" table:style-name="ce45">
            <text:p>100.0</text:p>
          </table:table-cell>
          <table:table-cell office:value-type="float" office:value="4960" table:style-name="ce44">
            <text:p>4,960</text:p>
          </table:table-cell>
          <table:table-cell office:value-type="float" office:value="2267" table:style-name="ce44">
            <text:p>2,267</text:p>
          </table:table-cell>
          <table:table-cell office:value-type="float" office:value="45.70564516129032" table:style-name="ce45">
            <text:p>45.7</text:p>
          </table:table-cell>
          <table:table-cell office:value-type="float" office:value="5070" table:style-name="ce44">
            <text:p>5,070</text:p>
          </table:table-cell>
          <table:table-cell office:value-type="float" office:value="2239" table:style-name="ce44">
            <text:p>2,239</text:p>
          </table:table-cell>
          <table:table-cell office:value-type="float" office:value="44.161735700197241" table:style-name="ce45">
            <text:p>44.2</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North Somerset</text:p>
          </table:table-cell>
          <table:table-cell office:value-type="float" office:value="14" table:style-name="ce44">
            <text:p>14</text:p>
          </table:table-cell>
          <table:table-cell office:value-type="float" office:value="12" table:style-name="ce44">
            <text:p>12</text:p>
          </table:table-cell>
          <table:table-cell office:value-type="float" office:value="85.7" table:style-name="ce45">
            <text:p>85.7</text:p>
          </table:table-cell>
          <table:table-cell office:value-type="float" office:value="1977" table:style-name="ce44">
            <text:p>1,977</text:p>
          </table:table-cell>
          <table:table-cell office:value-type="float" office:value="1030" table:style-name="ce44">
            <text:p>1,030</text:p>
          </table:table-cell>
          <table:table-cell office:value-type="float" office:value="52.1" table:style-name="ce45">
            <text:p>52.1</text:p>
          </table:table-cell>
          <table:table-cell office:value-type="float" office:value="1988" table:style-name="ce44">
            <text:p>1,988</text:p>
          </table:table-cell>
          <table:table-cell office:value-type="float" office:value="973" table:style-name="ce44">
            <text:p>973</text:p>
          </table:table-cell>
          <table:table-cell office:value-type="float" office:value="48.9" table:style-name="ce45">
            <text:p>48.9</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Plymouth</text:p>
          </table:table-cell>
          <table:table-cell office:value-type="float" office:value="22" table:style-name="ce44">
            <text:p>22</text:p>
          </table:table-cell>
          <table:table-cell office:value-type="float" office:value="22" table:style-name="ce44">
            <text:p>22</text:p>
          </table:table-cell>
          <table:table-cell office:value-type="float" office:value="100" table:style-name="ce45">
            <text:p>100.0</text:p>
          </table:table-cell>
          <table:table-cell office:value-type="float" office:value="2376" table:style-name="ce44">
            <text:p>2,376</text:p>
          </table:table-cell>
          <table:table-cell office:value-type="float" office:value="1094" table:style-name="ce44">
            <text:p>1,094</text:p>
          </table:table-cell>
          <table:table-cell office:value-type="float" office:value="46" table:style-name="ce45">
            <text:p>46.0</text:p>
          </table:table-cell>
          <table:table-cell office:value-type="float" office:value="2389" table:style-name="ce44">
            <text:p>2,389</text:p>
          </table:table-cell>
          <table:table-cell office:value-type="float" office:value="1126" table:style-name="ce44">
            <text:p>1,126</text:p>
          </table:table-cell>
          <table:table-cell office:value-type="float" office:value="47.1" table:style-name="ce45">
            <text:p>47.1</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Somerset</text:p>
          </table:table-cell>
          <table:table-cell office:value-type="float" office:value="62" table:style-name="ce44">
            <text:p>62</text:p>
          </table:table-cell>
          <table:table-cell office:value-type="float" office:value="61" table:style-name="ce44">
            <text:p>61</text:p>
          </table:table-cell>
          <table:table-cell office:value-type="float" office:value="98.4" table:style-name="ce45">
            <text:p>98.4</text:p>
          </table:table-cell>
          <table:table-cell office:value-type="float" office:value="5268" table:style-name="ce44">
            <text:p>5,268</text:p>
          </table:table-cell>
          <table:table-cell office:value-type="float" office:value="2626" table:style-name="ce44">
            <text:p>2,626</text:p>
          </table:table-cell>
          <table:table-cell office:value-type="float" office:value="49.8" table:style-name="ce45">
            <text:p>49.8</text:p>
          </table:table-cell>
          <table:table-cell office:value-type="float" office:value="5444" table:style-name="ce44">
            <text:p>5,444</text:p>
          </table:table-cell>
          <table:table-cell office:value-type="float" office:value="2638" table:style-name="ce44">
            <text:p>2,638</text:p>
          </table:table-cell>
          <table:table-cell office:value-type="float" office:value="48.5" table:style-name="ce45">
            <text:p>48.5</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South Gloucestershire</text:p>
          </table:table-cell>
          <table:table-cell office:value-type="float" office:value="23" table:style-name="ce44">
            <text:p>23</text:p>
          </table:table-cell>
          <table:table-cell office:value-type="float" office:value="23" table:style-name="ce44">
            <text:p>23</text:p>
          </table:table-cell>
          <table:table-cell office:value-type="float" office:value="100" table:style-name="ce45">
            <text:p>100.0</text:p>
          </table:table-cell>
          <table:table-cell office:value-type="float" office:value="2954" table:style-name="ce44">
            <text:p>2,954</text:p>
          </table:table-cell>
          <table:table-cell office:value-type="float" office:value="1723" table:style-name="ce44">
            <text:p>1,723</text:p>
          </table:table-cell>
          <table:table-cell office:value-type="float" office:value="58.3" table:style-name="ce45">
            <text:p>58.3</text:p>
          </table:table-cell>
          <table:table-cell office:value-type="float" office:value="2920" table:style-name="ce44">
            <text:p>2,920</text:p>
          </table:table-cell>
          <table:table-cell office:value-type="float" office:value="1661" table:style-name="ce44">
            <text:p>1,661</text:p>
          </table:table-cell>
          <table:table-cell office:value-type="float" office:value="56.9" table:style-name="ce45">
            <text:p>56.9</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Swindon</text:p>
          </table:table-cell>
          <table:table-cell office:value-type="float" office:value="19" table:style-name="ce44">
            <text:p>19</text:p>
          </table:table-cell>
          <table:table-cell office:value-type="float" office:value="19" table:style-name="ce44">
            <text:p>19</text:p>
          </table:table-cell>
          <table:table-cell office:value-type="float" office:value="100" table:style-name="ce45">
            <text:p>100.0</text:p>
          </table:table-cell>
          <table:table-cell office:value-type="float" office:value="2769" table:style-name="ce44">
            <text:p>2,769</text:p>
          </table:table-cell>
          <table:table-cell office:value-type="float" office:value="1264" table:style-name="ce44">
            <text:p>1,264</text:p>
          </table:table-cell>
          <table:table-cell office:value-type="float" office:value="45.6" table:style-name="ce45">
            <text:p>45.6</text:p>
          </table:table-cell>
          <table:table-cell office:value-type="float" office:value="2781" table:style-name="ce44">
            <text:p>2,781</text:p>
          </table:table-cell>
          <table:table-cell office:value-type="float" office:value="1272" table:style-name="ce44">
            <text:p>1,272</text:p>
          </table:table-cell>
          <table:table-cell office:value-type="float" office:value="45.7" table:style-name="ce45">
            <text:p>45.7</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Torbay</text:p>
          </table:table-cell>
          <table:table-cell office:value-type="float" office:value="10" table:style-name="ce44">
            <text:p>10</text:p>
          </table:table-cell>
          <table:table-cell office:value-type="float" office:value="10" table:style-name="ce44">
            <text:p>10</text:p>
          </table:table-cell>
          <table:table-cell office:value-type="float" office:value="100" table:style-name="ce45">
            <text:p>100.0</text:p>
          </table:table-cell>
          <table:table-cell office:value-type="float" office:value="1139" table:style-name="ce44">
            <text:p>1,139</text:p>
          </table:table-cell>
          <table:table-cell office:value-type="float" office:value="457" table:style-name="ce44">
            <text:p>457</text:p>
          </table:table-cell>
          <table:table-cell office:value-type="float" office:value="40.1" table:style-name="ce45">
            <text:p>40.1</text:p>
          </table:table-cell>
          <table:table-cell office:value-type="float" office:value="1152" table:style-name="ce44">
            <text:p>1,152</text:p>
          </table:table-cell>
          <table:table-cell office:value-type="float" office:value="460" table:style-name="ce44">
            <text:p>460</text:p>
          </table:table-cell>
          <table:table-cell office:value-type="float" office:value="39.9" table:style-name="ce45">
            <text:p>39.9</text:p>
          </table:table-cell>
          <table:table-cell table:number-columns-repeated="16373" table:style-name="ce54"/>
        </table:table-row>
        <table:table-row table:style-name="ro6">
          <table:table-cell office:value-type="string" table:style-name="ce60">
            <text:p>South West</text:p>
          </table:table-cell>
          <table:table-cell office:value-type="string" table:style-name="ce43">
            <text:p>Wiltshire</text:p>
          </table:table-cell>
          <table:table-cell office:value-type="float" office:value="44" table:style-name="ce44">
            <text:p>44</text:p>
          </table:table-cell>
          <table:table-cell office:value-type="float" office:value="44" table:style-name="ce44">
            <text:p>44</text:p>
          </table:table-cell>
          <table:table-cell office:value-type="float" office:value="100" table:style-name="ce45">
            <text:p>100.0</text:p>
          </table:table-cell>
          <table:table-cell office:value-type="float" office:value="4564" table:style-name="ce44">
            <text:p>4,564</text:p>
          </table:table-cell>
          <table:table-cell office:value-type="float" office:value="2704" table:style-name="ce44">
            <text:p>2,704</text:p>
          </table:table-cell>
          <table:table-cell office:value-type="float" office:value="59.2" table:style-name="ce45">
            <text:p>59.2</text:p>
          </table:table-cell>
          <table:table-cell office:value-type="float" office:value="4767" table:style-name="ce44">
            <text:p>4,767</text:p>
          </table:table-cell>
          <table:table-cell office:value-type="float" office:value="2690" table:style-name="ce44">
            <text:p>2,690</text:p>
          </table:table-cell>
          <table:table-cell office:value-type="float" office:value="56.4" table:style-name="ce45">
            <text:p>56.4</text:p>
          </table:table-cell>
          <table:table-cell table:number-columns-repeated="16373" table:style-name="ce54"/>
        </table:table-row>
        <table:table-row table:style-name="ro6">
          <table:table-cell office:value-type="string" table:style-name="ce46">
            <text:p>England</text:p>
          </table:table-cell>
          <table:table-cell office:value-type="string" table:style-name="ce46">
            <text:p>Total</text:p>
          </table:table-cell>
          <table:table-cell office:value-type="float" office:value="6367" table:style-name="ce44">
            <text:p>6,367</text:p>
          </table:table-cell>
          <table:table-cell office:value-type="float" office:value="5948" table:style-name="ce44">
            <text:p>5,948</text:p>
          </table:table-cell>
          <table:table-cell office:value-type="float" office:value="93.4" table:style-name="ce45">
            <text:p>93.4</text:p>
          </table:table-cell>
          <table:table-cell office:value-type="float" office:value="608923" table:style-name="ce44">
            <text:p>608,923</text:p>
          </table:table-cell>
          <table:table-cell office:value-type="float" office:value="249535" table:style-name="ce44">
            <text:p>249,535</text:p>
          </table:table-cell>
          <table:table-cell office:value-type="float" office:value="41" table:style-name="ce45">
            <text:p>41.0</text:p>
          </table:table-cell>
          <table:table-cell office:value-type="float" office:value="623644" table:style-name="ce44">
            <text:p>623,644</text:p>
          </table:table-cell>
          <table:table-cell office:value-type="float" office:value="257272" table:style-name="ce44">
            <text:p>257,272</text:p>
          </table:table-cell>
          <table:table-cell office:value-type="float" office:value="41.3" table:style-name="ce45">
            <text:p>41.3</text:p>
          </table:table-cell>
          <table:table-cell table:number-columns-repeated="16373" table:style-name="ce54"/>
        </table:table-row>
        <table:table-row table:number-rows-repeated="20" table:style-name="ro6">
          <table:table-cell table:number-columns-repeated="2" table:style-name="ce54"/>
          <table:table-cell table:number-columns-repeated="9" table:style-name="ce51"/>
          <table:table-cell table:number-columns-repeated="16373" table:style-name="ce54"/>
        </table:table-row>
        <table:table-row table:number-rows-repeated="1048392" table:style-name="ro9">
          <table:table-cell table:number-columns-repeated="16384"/>
        </table:table-row>
      </table:table>
      <table:database-ranges>
        <table:database-range table:target-range-address="National.A17:National.G19" table:name="Table1"/>
        <table:database-range table:target-range-address="National.A21:National.G26" table:name="Table3"/>
        <table:database-range table:target-range-address="MainGP_LAs.A17:MainGP_LAs.N168" table:name="Table4"/>
        <table:database-range table:target-range-address="ChildGP_LAs.A13:ChildGP_LAs.K164" table:name="Table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
    <dc:creator/>
    <meta:creation-date>2024-01-23T11:18:23Z</meta:creation-date>
    <dc:date>2024-01-23T11:18:28Z</dc:date>
  </office:meta>
</office:document-meta>
</file>